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6pt" style:use-optimal-row-height="true"/>
    </style:style>
    <style:style style:name="ACOL-0" style:family="table-column">
      <style:table-column-properties style:column-width="48.75000000000009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2pt" fo:color="#000000" fo:font-family="Calibri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2pt" fo:color="#000000" fo:font-family="Courier"/>
    </style:style>
    <style:style style:name="ACOL-1" style:family="table-column">
      <style:table-column-properties style:column-width="30.750000000000092pt" style:use-optimal-column-width="true"/>
    </style:style>
    <style:style style:name="ACOL-2" style:family="table-column">
      <style:table-column-properties style:column-width="102.75000000000009pt" style:use-optimal-column-width="true"/>
    </style:style>
    <style:style style:name="ACOL-3" style:family="table-column">
      <style:table-column-properties style:column-width="68.2499999999999pt" style:use-optimal-column-width="true"/>
    </style:style>
    <style:style style:name="ACOL-4" style:family="table-column">
      <style:table-column-properties style:column-width="86.24999999999991pt" style:use-optimal-column-width="true"/>
    </style:style>
    <style:style style:name="ACOL-5" style:family="table-column">
      <style:table-column-properties style:column-width="53.25pt" style:use-optimal-column-width="true"/>
    </style:style>
    <style:style style:name="ACOL-6" style:family="table-column">
      <style:table-column-properties style:column-width="63.7499999999999pt" style:use-optimal-column-width="true"/>
    </style:style>
    <style:style style:name="ACOL-7" style:family="table-column">
      <style:table-column-properties style:column-width="144.7499999999999pt" style:use-optimal-column-width="true"/>
    </style:style>
    <style:style style:name="ACOL-8" style:family="table-column">
      <style:table-column-properties style:column-width="314.2500000000009pt" style:use-optimal-column-width="true"/>
    </style:style>
    <style:style style:name="ACOL-9" style:family="table-column">
      <style:table-column-properties style:column-width="160.49999999999991pt" style:use-optimal-column-width="true"/>
    </style:style>
    <style:style style:name="ACOL-10" style:family="table-column">
      <style:table-column-properties style:column-width="366.75pt" style:use-optimal-column-width="true"/>
    </style:style>
    <style:style style:name="ACOL-11" style:family="table-column"/>
    <style:style style:name="AROW-1" style:family="table-row"/>
    <style:style style:name="so-g-0" style:family="graphic">
      <style:graphic-properties style:print-content="true"/>
      <style:text-properties/>
    </style:style>
    <style:style style:name="so-g-1" style:family="graphic">
      <style:graphic-properties style:print-content="true"/>
      <style:text-properties/>
    </style:style>
    <style:style style:name="so-g-2" style:family="graphic">
      <style:graphic-properties style:print-content="true"/>
      <style:text-properties/>
    </style:style>
    <style:style style:name="so-g-3" style:family="graphic">
      <style:graphic-properties style:print-content="true"/>
      <style:text-properties/>
    </style:style>
    <style:style style:name="so-g-4" style:family="graphic">
      <style:graphic-properties style:print-content="true"/>
      <style:text-properties/>
    </style:style>
    <style:style style:name="so-g-5" style:family="graphic">
      <style:graphic-properties style:print-content="true"/>
      <style:text-properties/>
    </style:style>
    <style:style style:name="so-g-6" style:family="graphic">
      <style:graphic-properties style:print-content="true"/>
      <style:text-properties/>
    </style:style>
    <style:style style:name="so-g-7" style:family="graphic">
      <style:graphic-properties style:print-content="true"/>
      <style:text-properties/>
    </style:style>
    <style:style style:name="so-g-8" style:family="graphic">
      <style:graphic-properties style:print-content="true"/>
      <style:text-properties/>
    </style:style>
    <style:style style:name="so-g-9" style:family="graphic">
      <style:graphic-properties style:print-content="true"/>
      <style:text-properties/>
    </style:style>
    <style:style style:name="so-g-10" style:family="graphic">
      <style:graphic-properties style:print-content="true"/>
      <style:text-properties/>
    </style:style>
    <style:style style:name="so-g-11" style:family="graphic">
      <style:graphic-properties style:print-content="true"/>
      <style:text-properties/>
    </style:style>
    <style:style style:name="so-g-12" style:family="graphic">
      <style:graphic-properties style:print-content="true"/>
      <style:text-properties/>
    </style:style>
    <style:style style:name="so-g-13" style:family="graphic">
      <style:graphic-properties style:print-content="true"/>
      <style:text-properties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Collectors" table:style-name="ta-0" table:print="true">
        <office:forms form:automatic-focus="false" form:apply-design-mode="false">
          <form:form/>
        </office:forms>
        <table:table-column table:default-cell-style-name="ACE-0" table:style-name="ACOL-1"/>
        <table:table-column table:default-cell-style-name="ACE-0" table:style-name="ACOL-2"/>
        <table:table-column table:default-cell-style-name="ACE-0" table:style-name="ACOL-3"/>
        <table:table-column table:default-cell-style-name="ACE-0" table:style-name="ACOL-4" table:number-columns-repeated="2"/>
        <table:table-column table:default-cell-style-name="ACE-0" table:style-name="ACOL-0" table:number-columns-repeated="3"/>
        <table:table-column table:default-cell-style-name="ACE-0" table:style-name="ACOL-5"/>
        <table:table-column table:default-cell-style-name="ACE-0" table:style-name="ACOL-6"/>
        <table:table-column table:default-cell-style-name="ACE-0" table:style-name="ACOL-7"/>
        <table:table-column table:default-cell-style-name="ACE-0" table:style-name="ACOL-8"/>
        <table:table-column table:default-cell-style-name="ACE-0" table:style-name="ACOL-9"/>
        <table:table-column table:default-cell-style-name="ACE-1" table:style-name="ACOL-10"/>
        <table:table-column table:default-cell-style-name="ACE-0" table:style-name="ACOL-0" table:number-columns-repeated="16370"/>
        <table:table-row table:style-name="AROW-0">
          <table:table-cell table:number-columns-repeated="13" table:style-name="ACE-0"/>
          <table:table-cell table:style-name="ACE-1" table:formula="of:=&quot;| &quot;&amp;[$'Collectors'.$F$3]&amp;&quot; | &quot;&amp;[$'Collectors'.$D$3]&amp;REPT(&quot; &quot;;[.D2]-LEN([$'Collectors'.$D$3]))&amp;&quot; | &quot;&amp;[$'Collectors'.$B$3]&amp;REPT(&quot; &quot;;[.B2]-LEN([$'Collectors'.$B$3]))&amp;&quot; | &quot;&amp;[$'Collectors'.$C$3]&amp;REPT(&quot; &quot;;[.C2]-LEN([$'Collectors'.$C$3]))&amp;&quot; | &quot;&amp;[$'Collectors'.$I$3]&amp;REPT(&quot; &quot;;[.I2]-LEN([$'Collectors'.$I$3]))&amp;&quot; | &quot;&amp;[$'Collectors'.$H$3]&amp;REPT(&quot; &quot;;[.H2]-LEN([$'Collectors'.$H$3]))&amp;&quot; | &quot;&amp;[$'Collectors'.$J$3]&amp;REPT(&quot; &quot;;[.J2]-LEN([$'Collectors'.$J$3]))&amp;&quot; |&quot;" office:value-type="string" office:string-value="| Priority | Name                      | Level           | Type     | IP Support | Timeout | User   |">
            <text:p>| Priority | Name <text:s text:c="21"/>| Level <text:s text:c="10"/>| Type <text:s text:c="4"/>| IP Support | Timeout | User <text:s text:c="2"/>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table:formula="of:=LEN(&quot;network, domain&quot;)" office:value-type="float" office:value="15">
            <text:p>15</text:p>
          </table:table-cell>
          <table:table-cell table:style-name="ACE-0" office:value-type="float" office:value="8">
            <text:p>8</text:p>
          </table:table-cell>
          <table:table-cell table:style-name="ACE-0" office:value-type="float" office:value="25">
            <text:p>25</text:p>
          </table:table-cell>
          <table:table-cell table:style-name="ACE-0"/>
          <table:table-cell table:style-name="ACE-0" table:formula="of:=LEN([$'Collectors'.$F$3])" office:value-type="float" office:value="8">
            <text:p>8</text:p>
          </table:table-cell>
          <table:table-cell table:style-name="ACE-0"/>
          <table:table-cell table:style-name="ACE-0" table:formula="of:=LEN([$'Collectors'.$H$3])" office:value-type="float" office:value="7">
            <text:p>7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6">
            <text:p>6</text:p>
          </table:table-cell>
          <table:table-cell table:style-name="ACE-0"/>
          <table:table-cell table:style-name="ACE-0" office:value-type="float" office:value="100">
            <text:p>100</text:p>
          </table:table-cell>
          <table:table-cell table:style-name="ACE-0"/>
          <table:table-cell table:style-name="ACE-1" table:formula="of:=&quot;| &quot;&amp;REPT(&quot;-&quot;;[.F2])&amp;&quot;:| &quot;&amp;REPT(&quot;-&quot;;[.D2])&amp;&quot; |:&quot;&amp;REPT(&quot;-&quot;;[.B2])&amp;&quot;:|:&quot;&amp;REPT(&quot;-&quot;;[.C2])&amp;&quot;:| &quot;&amp;REPT(&quot;-&quot;;[.I2])&amp;&quot; | &quot;&amp;REPT(&quot;-&quot;;[.H2])&amp;&quot; | &quot;&amp;REPT(&quot;-&quot;;[.J2])&amp;&quot; |&quot;" office:value-type="string" office:string-value="| --------:| ------------------------- |:---------------:|:--------:| ---------- | ------- | ------ |">
            <text:p>| --------:| ------------------------- |:---------------:|:--------:| ---------- | ------- | ------ |</text:p>
          </table:table-cell>
          <table:table-cell table:number-columns-repeated="16370" table:style-name="ACE-0"/>
        </table:table-row>
        <table:table-row table:style-name="AROW-0">
          <table:table-cell table:style-name="ACE-0" office:value-type="string">
            <text:p>Ref.</text:p>
          </table:table-cell>
          <table:table-cell table:style-name="ACE-0" office:value-type="string">
            <text:p>Level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Name</text:p>
          </table:table-cell>
          <table:table-cell table:style-name="ACE-0" office:value-type="string">
            <text:p>Base Tool</text:p>
          </table:table-cell>
          <table:table-cell table:style-name="ACE-0" office:value-type="string">
            <text:p>Priority</text:p>
          </table:table-cell>
          <table:table-cell table:style-name="ACE-0" office:value-type="string">
            <text:p>Category</text:p>
          </table:table-cell>
          <table:table-cell table:style-name="ACE-0" office:value-type="string">
            <text:p>Timeout</text:p>
          </table:table-cell>
          <table:table-cell table:style-name="ACE-0" office:value-type="string">
            <text:p>IP Support</text:p>
          </table:table-cell>
          <table:table-cell table:style-name="ACE-0" office:value-type="string">
            <text:p>User</text:p>
          </table:table-cell>
          <table:table-cell table:style-name="ACE-0" office:value-type="string">
            <text:p>Src Tables</text:p>
          </table:table-cell>
          <table:table-cell table:style-name="ACE-0" office:value-type="string">
            <text:p>Dst Tables</text:p>
          </table:table-cell>
          <table:table-cell table:style-name="ACE-0" office:value-type="string">
            <text:p>Dependencies</text:p>
          </table:table-cell>
          <table:table-cell table:style-name="ACE-1" office:value-type="string">
            <text:p>0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ftpdotdotpwn</text:p>
          </table:table-cell>
          <table:table-cell table:style-name="ACE-0" office:value-type="string">
            <text:p>dotdotpwn</text:p>
          </table:table-cell>
          <table:table-cell table:style-name="ACE-0" office:value-type="float" office:value="-1">
            <text:p>−1</text:p>
          </table:table-cell>
          <table:table-cell table:style-name="ACE-0" office:value-type="string">
            <text:p>ftp</text:p>
          </table:table-cell>
          <table:table-cell table:style-name="ACE-0"/>
          <table:table-cell table:style-name="ACE-0" office:value-type="string">
            <text:p>IPv4, IPv6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credentials, host, service</text:p>
          </table:table-cell>
          <table:table-cell table:style-name="ACE-0" office:value-type="string">
            <text:p>path, source</text:p>
          </table:table-cell>
          <table:table-cell table:style-name="ACE-0" office:value-type="string">
            <text:p><text:s/>ftphydra <text:s text:c="4"/></text:p>
          </table:table-cell>
          <table:table-cell table:style-name="ACE-1" table:formula="of:=&quot;| &quot;&amp;IF([$'Collectors'.$F4]&lt;0;&quot;- &quot;;TEXT([$'Collectors'.$F4];&quot;#&quot;))&amp;REPT(&quot; &quot;;[.$F$2]-LEN(TEXT([$'Collectors'.$F4];&quot;#&quot;)))&amp;&quot; | &quot;&amp;[$'Collectors'.$D4]&amp;REPT(&quot; &quot;;[.$D$2]-LEN([$'Collectors'.$D4]))&amp;&quot; | &quot;&amp;[$'Collectors'.$B4]&amp;REPT(&quot; &quot;;[.$B$2]-LEN([$'Collectors'.$B4]))&amp;&quot; | &quot;&amp;IF([.C4]=1;&quot;Active&quot;;IF([.C4]=2;&quot;Passive&quot;;&quot;Active*&quot;))&amp;REPT(&quot; &quot;;[.$C$2]-LEN(IF([.C4]=1;&quot;Active&quot;;IF([.C4]=2;&quot;Passive&quot;;&quot;Active*&quot;))))&amp;&quot; | &quot;&amp;TEXT([$'Collectors'.$I4];&quot;#&quot;)&amp;REPT(&quot; &quot;;[.$I$2]-LEN(TEXT([$'Collectors'.$I4];&quot;#&quot;)))&amp;&quot; | &quot;&amp;TEXT(IF(ISBLANK([$'Collectors'.$H4]);&quot;-&quot;;[$'Collectors'.$H4]);&quot;#&quot;)&amp;REPT(&quot; &quot;;[.$H$2]-LEN(TEXT(IF(ISBLANK([$'Collectors'.$H4]);&quot;-&quot;;[$'Collectors'.$H4]);&quot;#&quot;)))&amp;&quot; | &quot;&amp;TEXT(IF(ISBLANK([$'Collectors'.$J4]);&quot;-&quot;;[$'Collectors'.$J4]);&quot;#&quot;)&amp;REPT(&quot; &quot;;[.$J$2]-LEN(TEXT(IF(ISBLANK([$'Collectors'.$J4]);&quot;-&quot;;[$'Collectors'.$J4]);&quot;#&quot;)))&amp;&quot; |&quot;" office:value-type="string" office:string-value="| -        | ftpdotdotpwn              | service         | Active   | IPv4, IPv6 | -       | nobody |">
            <text:p>| - <text:s text:c="7"/>| ftpdotdotpwn <text:s text:c="13"/>| service <text:s text:c="8"/>| Active <text:s text:c="2"/>| IPv4, IPv6 | - <text:s text:c="6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httpdotdotpwn</text:p>
          </table:table-cell>
          <table:table-cell table:style-name="ACE-0" office:value-type="string">
            <text:p>dotdotpwn</text:p>
          </table:table-cell>
          <table:table-cell table:style-name="ACE-0" office:value-type="float" office:value="-1">
            <text:p>−1</text:p>
          </table:table-cell>
          <table:table-cell table:style-name="ACE-0" office:value-type="string">
            <text:p>http</text:p>
          </table:table-cell>
          <table:table-cell table:style-name="ACE-0"/>
          <table:table-cell table:style-name="ACE-0" office:value-type="string">
            <text:p>IPv4, IPv6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credentials, host, service</text:p>
          </table:table-cell>
          <table:table-cell table:style-name="ACE-0" office:value-type="string">
            <text:p>path, source</text:p>
          </table:table-cell>
          <table:table-cell table:style-name="ACE-0" office:value-type="string">
            <text:p><text:s text:c="14"/></text:p>
          </table:table-cell>
          <table:table-cell table:style-name="ACE-1" table:formula="of:=&quot;| &quot;&amp;IF([$'Collectors'.$F5]&lt;0;&quot;- &quot;;TEXT([$'Collectors'.$F5];&quot;#&quot;))&amp;REPT(&quot; &quot;;[.$F$2]-LEN(TEXT([$'Collectors'.$F5];&quot;#&quot;)))&amp;&quot; | &quot;&amp;[$'Collectors'.$D5]&amp;REPT(&quot; &quot;;[.$D$2]-LEN([$'Collectors'.$D5]))&amp;&quot; | &quot;&amp;[$'Collectors'.$B5]&amp;REPT(&quot; &quot;;[.$B$2]-LEN([$'Collectors'.$B5]))&amp;&quot; | &quot;&amp;IF([.C5]=1;&quot;Active&quot;;IF([.C5]=2;&quot;Passive&quot;;&quot;Active*&quot;))&amp;REPT(&quot; &quot;;[.$C$2]-LEN(IF([.C5]=1;&quot;Active&quot;;IF([.C5]=2;&quot;Passive&quot;;&quot;Active*&quot;))))&amp;&quot; | &quot;&amp;TEXT([$'Collectors'.$I5];&quot;#&quot;)&amp;REPT(&quot; &quot;;[.$I$2]-LEN(TEXT([$'Collectors'.$I5];&quot;#&quot;)))&amp;&quot; | &quot;&amp;TEXT(IF(ISBLANK([$'Collectors'.$H5]);&quot;-&quot;;[$'Collectors'.$H5]);&quot;#&quot;)&amp;REPT(&quot; &quot;;[.$H$2]-LEN(TEXT(IF(ISBLANK([$'Collectors'.$H5]);&quot;-&quot;;[$'Collectors'.$H5]);&quot;#&quot;)))&amp;&quot; | &quot;&amp;TEXT(IF(ISBLANK([$'Collectors'.$J5]);&quot;-&quot;;[$'Collectors'.$J5]);&quot;#&quot;)&amp;REPT(&quot; &quot;;[.$J$2]-LEN(TEXT(IF(ISBLANK([$'Collectors'.$J5]);&quot;-&quot;;[$'Collectors'.$J5]);&quot;#&quot;)))&amp;&quot; |&quot;" office:value-type="string" office:string-value="| -        | httpdotdotpwn             | service         | Active   | IPv4, IPv6 | -       | nobody |">
            <text:p>| - <text:s text:c="7"/>| httpdotdotpwn <text:s text:c="12"/>| service <text:s text:c="8"/>| Active <text:s text:c="2"/>| IPv4, IPv6 | - <text:s text:c="6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tftpdotdotpwn</text:p>
          </table:table-cell>
          <table:table-cell table:style-name="ACE-0" office:value-type="string">
            <text:p>dotdotpwn</text:p>
          </table:table-cell>
          <table:table-cell table:style-name="ACE-0" office:value-type="float" office:value="-1">
            <text:p>−1</text:p>
          </table:table-cell>
          <table:table-cell table:style-name="ACE-0" office:value-type="string">
            <text:p>tftp</text:p>
          </table:table-cell>
          <table:table-cell table:style-name="ACE-0"/>
          <table:table-cell table:style-name="ACE-0" office:value-type="string">
            <text:p>IPv4, IPv6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host, service</text:p>
          </table:table-cell>
          <table:table-cell table:style-name="ACE-0" office:value-type="string">
            <text:p>path, source</text:p>
          </table:table-cell>
          <table:table-cell table:style-name="ACE-0"/>
          <table:table-cell table:style-name="ACE-1" table:formula="of:=&quot;| &quot;&amp;IF([$'Collectors'.$F6]&lt;0;&quot;- &quot;;TEXT([$'Collectors'.$F6];&quot;#&quot;))&amp;REPT(&quot; &quot;;[.$F$2]-LEN(TEXT([$'Collectors'.$F6];&quot;#&quot;)))&amp;&quot; | &quot;&amp;[$'Collectors'.$D6]&amp;REPT(&quot; &quot;;[.$D$2]-LEN([$'Collectors'.$D6]))&amp;&quot; | &quot;&amp;[$'Collectors'.$B6]&amp;REPT(&quot; &quot;;[.$B$2]-LEN([$'Collectors'.$B6]))&amp;&quot; | &quot;&amp;IF([.C6]=1;&quot;Active&quot;;IF([.C6]=2;&quot;Passive&quot;;&quot;Active*&quot;))&amp;REPT(&quot; &quot;;[.$C$2]-LEN(IF([.C6]=1;&quot;Active&quot;;IF([.C6]=2;&quot;Passive&quot;;&quot;Active*&quot;))))&amp;&quot; | &quot;&amp;TEXT([$'Collectors'.$I6];&quot;#&quot;)&amp;REPT(&quot; &quot;;[.$I$2]-LEN(TEXT([$'Collectors'.$I6];&quot;#&quot;)))&amp;&quot; | &quot;&amp;TEXT(IF(ISBLANK([$'Collectors'.$H6]);&quot;-&quot;;[$'Collectors'.$H6]);&quot;#&quot;)&amp;REPT(&quot; &quot;;[.$H$2]-LEN(TEXT(IF(ISBLANK([$'Collectors'.$H6]);&quot;-&quot;;[$'Collectors'.$H6]);&quot;#&quot;)))&amp;&quot; | &quot;&amp;TEXT(IF(ISBLANK([$'Collectors'.$J6]);&quot;-&quot;;[$'Collectors'.$J6]);&quot;#&quot;)&amp;REPT(&quot; &quot;;[.$J$2]-LEN(TEXT(IF(ISBLANK([$'Collectors'.$J6]);&quot;-&quot;;[$'Collectors'.$J6]);&quot;#&quot;)))&amp;&quot; |&quot;" office:value-type="string" office:string-value="| -        | tftpdotdotpwn             | service         | Active   | IPv4, IPv6 | -       | nobody |">
            <text:p>| - <text:s text:c="7"/>| tftpdotdotpwn <text:s text:c="12"/>| service <text:s text:c="8"/>| Active <text:s text:c="2"/>| IPv4, IPv6 | - <text:s text:c="6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httphydra</text:p>
          </table:table-cell>
          <table:table-cell table:style-name="ACE-0" office:value-type="string">
            <text:p>hydra</text:p>
          </table:table-cell>
          <table:table-cell table:style-name="ACE-0" office:value-type="float" office:value="-1">
            <text:p>−1</text:p>
          </table:table-cell>
          <table:table-cell table:style-name="ACE-0" office:value-type="string">
            <text:p>http</text:p>
          </table:table-cell>
          <table:table-cell table:style-name="ACE-0"/>
          <table:table-cell table:style-name="ACE-0" office:value-type="string">
            <text:p>IPv4, IPv6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path, host, service</text:p>
          </table:table-cell>
          <table:table-cell table:style-name="ACE-0" office:value-type="string">
            <text:p>credential</text:p>
          </table:table-cell>
          <table:table-cell table:style-name="ACE-0" office:value-type="string">
            <text:p>httpgobuster, nikto</text:p>
          </table:table-cell>
          <table:table-cell table:style-name="ACE-1" table:formula="of:=&quot;| &quot;&amp;IF([$'Collectors'.$F7]&lt;0;&quot;- &quot;;TEXT([$'Collectors'.$F7];&quot;#&quot;))&amp;REPT(&quot; &quot;;[.$F$2]-LEN(TEXT([$'Collectors'.$F7];&quot;#&quot;)))&amp;&quot; | &quot;&amp;[$'Collectors'.$D7]&amp;REPT(&quot; &quot;;[.$D$2]-LEN([$'Collectors'.$D7]))&amp;&quot; | &quot;&amp;[$'Collectors'.$B7]&amp;REPT(&quot; &quot;;[.$B$2]-LEN([$'Collectors'.$B7]))&amp;&quot; | &quot;&amp;IF([.C7]=1;&quot;Active&quot;;IF([.C7]=2;&quot;Passive&quot;;&quot;Active*&quot;))&amp;REPT(&quot; &quot;;[.$C$2]-LEN(IF([.C7]=1;&quot;Active&quot;;IF([.C7]=2;&quot;Passive&quot;;&quot;Active*&quot;))))&amp;&quot; | &quot;&amp;TEXT([$'Collectors'.$I7];&quot;#&quot;)&amp;REPT(&quot; &quot;;[.$I$2]-LEN(TEXT([$'Collectors'.$I7];&quot;#&quot;)))&amp;&quot; | &quot;&amp;TEXT(IF(ISBLANK([$'Collectors'.$H7]);&quot;-&quot;;[$'Collectors'.$H7]);&quot;#&quot;)&amp;REPT(&quot; &quot;;[.$H$2]-LEN(TEXT(IF(ISBLANK([$'Collectors'.$H7]);&quot;-&quot;;[$'Collectors'.$H7]);&quot;#&quot;)))&amp;&quot; | &quot;&amp;TEXT(IF(ISBLANK([$'Collectors'.$J7]);&quot;-&quot;;[$'Collectors'.$J7]);&quot;#&quot;)&amp;REPT(&quot; &quot;;[.$J$2]-LEN(TEXT(IF(ISBLANK([$'Collectors'.$J7]);&quot;-&quot;;[$'Collectors'.$J7]);&quot;#&quot;)))&amp;&quot; |&quot;" office:value-type="string" office:string-value="| -        | httphydra                 | service         | Active   | IPv4, IPv6 | -       | nobody |">
            <text:p>| - <text:s text:c="7"/>| httphydra <text:s text:c="16"/>| service <text:s text:c="8"/>| Active <text:s text:c="2"/>| IPv4, IPv6 | - <text:s text:c="6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rdphydra</text:p>
          </table:table-cell>
          <table:table-cell table:style-name="ACE-0" office:value-type="string">
            <text:p>hydra</text:p>
          </table:table-cell>
          <table:table-cell table:style-name="ACE-0" office:value-type="float" office:value="-1">
            <text:p>−1</text:p>
          </table:table-cell>
          <table:table-cell table:style-name="ACE-0" office:value-type="string">
            <text:p>rdp</text:p>
          </table:table-cell>
          <table:table-cell table:style-name="ACE-0"/>
          <table:table-cell table:style-name="ACE-0" office:value-type="string">
            <text:p>IPv4, IPv6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host, service</text:p>
          </table:table-cell>
          <table:table-cell table:style-name="ACE-0" office:value-type="string">
            <text:p>credential</text:p>
          </table:table-cell>
          <table:table-cell table:style-name="ACE-0"/>
          <table:table-cell table:style-name="ACE-1" table:formula="of:=&quot;| &quot;&amp;IF([$'Collectors'.$F8]&lt;0;&quot;- &quot;;TEXT([$'Collectors'.$F8];&quot;#&quot;))&amp;REPT(&quot; &quot;;[.$F$2]-LEN(TEXT([$'Collectors'.$F8];&quot;#&quot;)))&amp;&quot; | &quot;&amp;[$'Collectors'.$D8]&amp;REPT(&quot; &quot;;[.$D$2]-LEN([$'Collectors'.$D8]))&amp;&quot; | &quot;&amp;[$'Collectors'.$B8]&amp;REPT(&quot; &quot;;[.$B$2]-LEN([$'Collectors'.$B8]))&amp;&quot; | &quot;&amp;IF([.C8]=1;&quot;Active&quot;;IF([.C8]=2;&quot;Passive&quot;;&quot;Active*&quot;))&amp;REPT(&quot; &quot;;[.$C$2]-LEN(IF([.C8]=1;&quot;Active&quot;;IF([.C8]=2;&quot;Passive&quot;;&quot;Active*&quot;))))&amp;&quot; | &quot;&amp;TEXT([$'Collectors'.$I8];&quot;#&quot;)&amp;REPT(&quot; &quot;;[.$I$2]-LEN(TEXT([$'Collectors'.$I8];&quot;#&quot;)))&amp;&quot; | &quot;&amp;TEXT(IF(ISBLANK([$'Collectors'.$H8]);&quot;-&quot;;[$'Collectors'.$H8]);&quot;#&quot;)&amp;REPT(&quot; &quot;;[.$H$2]-LEN(TEXT(IF(ISBLANK([$'Collectors'.$H8]);&quot;-&quot;;[$'Collectors'.$H8]);&quot;#&quot;)))&amp;&quot; | &quot;&amp;TEXT(IF(ISBLANK([$'Collectors'.$J8]);&quot;-&quot;;[$'Collectors'.$J8]);&quot;#&quot;)&amp;REPT(&quot; &quot;;[.$J$2]-LEN(TEXT(IF(ISBLANK([$'Collectors'.$J8]);&quot;-&quot;;[$'Collectors'.$J8]);&quot;#&quot;)))&amp;&quot; |&quot;" office:value-type="string" office:string-value="| -        | rdphydra                  | service         | Active   | IPv4, IPv6 | -       | nobody |">
            <text:p>| - <text:s text:c="7"/>| rdphydra <text:s text:c="17"/>| service <text:s text:c="8"/>| Active <text:s text:c="2"/>| IPv4, IPv6 | - <text:s text:c="6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smbhydra</text:p>
          </table:table-cell>
          <table:table-cell table:style-name="ACE-0" office:value-type="string">
            <text:p>hydra</text:p>
          </table:table-cell>
          <table:table-cell table:style-name="ACE-0" office:value-type="float" office:value="-1">
            <text:p>−1</text:p>
          </table:table-cell>
          <table:table-cell table:style-name="ACE-0" office:value-type="string">
            <text:p>smb</text:p>
          </table:table-cell>
          <table:table-cell table:style-name="ACE-0"/>
          <table:table-cell table:style-name="ACE-0" office:value-type="string">
            <text:p>IPv4, IPv6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host, service</text:p>
          </table:table-cell>
          <table:table-cell table:style-name="ACE-0" office:value-type="string">
            <text:p>credential</text:p>
          </table:table-cell>
          <table:table-cell table:style-name="ACE-0" office:value-type="string">
            <text:p><text:s text:c="14"/></text:p>
          </table:table-cell>
          <table:table-cell table:style-name="ACE-1" table:formula="of:=&quot;| &quot;&amp;IF([$'Collectors'.$F9]&lt;0;&quot;- &quot;;TEXT([$'Collectors'.$F9];&quot;#&quot;))&amp;REPT(&quot; &quot;;[.$F$2]-LEN(TEXT([$'Collectors'.$F9];&quot;#&quot;)))&amp;&quot; | &quot;&amp;[$'Collectors'.$D9]&amp;REPT(&quot; &quot;;[.$D$2]-LEN([$'Collectors'.$D9]))&amp;&quot; | &quot;&amp;[$'Collectors'.$B9]&amp;REPT(&quot; &quot;;[.$B$2]-LEN([$'Collectors'.$B9]))&amp;&quot; | &quot;&amp;IF([.C9]=1;&quot;Active&quot;;IF([.C9]=2;&quot;Passive&quot;;&quot;Active*&quot;))&amp;REPT(&quot; &quot;;[.$C$2]-LEN(IF([.C9]=1;&quot;Active&quot;;IF([.C9]=2;&quot;Passive&quot;;&quot;Active*&quot;))))&amp;&quot; | &quot;&amp;TEXT([$'Collectors'.$I9];&quot;#&quot;)&amp;REPT(&quot; &quot;;[.$I$2]-LEN(TEXT([$'Collectors'.$I9];&quot;#&quot;)))&amp;&quot; | &quot;&amp;TEXT(IF(ISBLANK([$'Collectors'.$H9]);&quot;-&quot;;[$'Collectors'.$H9]);&quot;#&quot;)&amp;REPT(&quot; &quot;;[.$H$2]-LEN(TEXT(IF(ISBLANK([$'Collectors'.$H9]);&quot;-&quot;;[$'Collectors'.$H9]);&quot;#&quot;)))&amp;&quot; | &quot;&amp;TEXT(IF(ISBLANK([$'Collectors'.$J9]);&quot;-&quot;;[$'Collectors'.$J9]);&quot;#&quot;)&amp;REPT(&quot; &quot;;[.$J$2]-LEN(TEXT(IF(ISBLANK([$'Collectors'.$J9]);&quot;-&quot;;[$'Collectors'.$J9]);&quot;#&quot;)))&amp;&quot; |&quot;" office:value-type="string" office:string-value="| -        | smbhydra                  | service         | Active   | IPv4, IPv6 | -       | nobody |">
            <text:p>| - <text:s text:c="7"/>| smbhydra <text:s text:c="17"/>| service <text:s text:c="8"/>| Active <text:s text:c="2"/>| IPv4, IPv6 | - <text:s text:c="6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smbmedusa</text:p>
          </table:table-cell>
          <table:table-cell table:style-name="ACE-0" office:value-type="string">
            <text:p>medusa</text:p>
          </table:table-cell>
          <table:table-cell table:style-name="ACE-0" office:value-type="float" office:value="-1">
            <text:p>−1</text:p>
          </table:table-cell>
          <table:table-cell table:style-name="ACE-0" office:value-type="string">
            <text:p>smb</text:p>
          </table:table-cell>
          <table:table-cell table:style-name="ACE-0"/>
          <table:table-cell table:style-name="ACE-0" office:value-type="string">
            <text:p>IPv4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host, service</text:p>
          </table:table-cell>
          <table:table-cell table:style-name="ACE-0" office:value-type="string">
            <text:p>credential</text:p>
          </table:table-cell>
          <table:table-cell table:style-name="ACE-0"/>
          <table:table-cell table:style-name="ACE-1" table:formula="of:=&quot;| &quot;&amp;IF([$'Collectors'.$F10]&lt;0;&quot;- &quot;;TEXT([$'Collectors'.$F10];&quot;#&quot;))&amp;REPT(&quot; &quot;;[.$F$2]-LEN(TEXT([$'Collectors'.$F10];&quot;#&quot;)))&amp;&quot; | &quot;&amp;[$'Collectors'.$D10]&amp;REPT(&quot; &quot;;[.$D$2]-LEN([$'Collectors'.$D10]))&amp;&quot; | &quot;&amp;[$'Collectors'.$B10]&amp;REPT(&quot; &quot;;[.$B$2]-LEN([$'Collectors'.$B10]))&amp;&quot; | &quot;&amp;IF([.C10]=1;&quot;Active&quot;;IF([.C10]=2;&quot;Passive&quot;;&quot;Active*&quot;))&amp;REPT(&quot; &quot;;[.$C$2]-LEN(IF([.C10]=1;&quot;Active&quot;;IF([.C10]=2;&quot;Passive&quot;;&quot;Active*&quot;))))&amp;&quot; | &quot;&amp;TEXT([$'Collectors'.$I10];&quot;#&quot;)&amp;REPT(&quot; &quot;;[.$I$2]-LEN(TEXT([$'Collectors'.$I10];&quot;#&quot;)))&amp;&quot; | &quot;&amp;TEXT(IF(ISBLANK([$'Collectors'.$H10]);&quot;-&quot;;[$'Collectors'.$H10]);&quot;#&quot;)&amp;REPT(&quot; &quot;;[.$H$2]-LEN(TEXT(IF(ISBLANK([$'Collectors'.$H10]);&quot;-&quot;;[$'Collectors'.$H10]);&quot;#&quot;)))&amp;&quot; | &quot;&amp;TEXT(IF(ISBLANK([$'Collectors'.$J10]);&quot;-&quot;;[$'Collectors'.$J10]);&quot;#&quot;)&amp;REPT(&quot; &quot;;[.$J$2]-LEN(TEXT(IF(ISBLANK([$'Collectors'.$J10]);&quot;-&quot;;[$'Collectors'.$J10]);&quot;#&quot;)))&amp;&quot; |&quot;" office:value-type="string" office:string-value="| -        | smbmedusa                 | service         | Active   | IPv4       | -       | nobody |">
            <text:p>| - <text:s text:c="7"/>| smbmedusa <text:s text:c="16"/>| service <text:s text:c="8"/>| Active <text:s text:c="2"/>| IPv4 <text:s text:c="6"/>| - <text:s text:c="6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sshhydra</text:p>
          </table:table-cell>
          <table:table-cell table:style-name="ACE-0" office:value-type="string">
            <text:p>hydra</text:p>
          </table:table-cell>
          <table:table-cell table:style-name="ACE-0" office:value-type="float" office:value="-1">
            <text:p>−1</text:p>
          </table:table-cell>
          <table:table-cell table:style-name="ACE-0" office:value-type="string">
            <text:p>ssh</text:p>
          </table:table-cell>
          <table:table-cell table:style-name="ACE-0"/>
          <table:table-cell table:style-name="ACE-0" office:value-type="string">
            <text:p>IPv4, IPv6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host, service</text:p>
          </table:table-cell>
          <table:table-cell table:style-name="ACE-0" office:value-type="string">
            <text:p>credential</text:p>
          </table:table-cell>
          <table:table-cell table:style-name="ACE-0" office:value-type="string">
            <text:p><text:s text:c="14"/></text:p>
          </table:table-cell>
          <table:table-cell table:style-name="ACE-1" table:formula="of:=&quot;| &quot;&amp;IF([$'Collectors'.$F11]&lt;0;&quot;- &quot;;TEXT([$'Collectors'.$F11];&quot;#&quot;))&amp;REPT(&quot; &quot;;[.$F$2]-LEN(TEXT([$'Collectors'.$F11];&quot;#&quot;)))&amp;&quot; | &quot;&amp;[$'Collectors'.$D11]&amp;REPT(&quot; &quot;;[.$D$2]-LEN([$'Collectors'.$D11]))&amp;&quot; | &quot;&amp;[$'Collectors'.$B11]&amp;REPT(&quot; &quot;;[.$B$2]-LEN([$'Collectors'.$B11]))&amp;&quot; | &quot;&amp;IF([.C11]=1;&quot;Active&quot;;IF([.C11]=2;&quot;Passive&quot;;&quot;Active*&quot;))&amp;REPT(&quot; &quot;;[.$C$2]-LEN(IF([.C11]=1;&quot;Active&quot;;IF([.C11]=2;&quot;Passive&quot;;&quot;Active*&quot;))))&amp;&quot; | &quot;&amp;TEXT([$'Collectors'.$I11];&quot;#&quot;)&amp;REPT(&quot; &quot;;[.$I$2]-LEN(TEXT([$'Collectors'.$I11];&quot;#&quot;)))&amp;&quot; | &quot;&amp;TEXT(IF(ISBLANK([$'Collectors'.$H11]);&quot;-&quot;;[$'Collectors'.$H11]);&quot;#&quot;)&amp;REPT(&quot; &quot;;[.$H$2]-LEN(TEXT(IF(ISBLANK([$'Collectors'.$H11]);&quot;-&quot;;[$'Collectors'.$H11]);&quot;#&quot;)))&amp;&quot; | &quot;&amp;TEXT(IF(ISBLANK([$'Collectors'.$J11]);&quot;-&quot;;[$'Collectors'.$J11]);&quot;#&quot;)&amp;REPT(&quot; &quot;;[.$J$2]-LEN(TEXT(IF(ISBLANK([$'Collectors'.$J11]);&quot;-&quot;;[$'Collectors'.$J11]);&quot;#&quot;)))&amp;&quot; |&quot;" office:value-type="string" office:string-value="| -        | sshhydra                  | service         | Active   | IPv4, IPv6 | -       | nobody |">
            <text:p>| - <text:s text:c="7"/>| sshhydra <text:s text:c="17"/>| service <text:s text:c="8"/>| Active <text:s text:c="2"/>| IPv4, IPv6 | - <text:s text:c="6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domain</text:p>
          </table:table-cell>
          <table:table-cell table:style-name="ACE-0" office:value-type="float" office:value="3">
            <text:p>3</text:p>
          </table:table-cell>
          <table:table-cell table:style-name="ACE-0" office:value-type="string">
            <text:p>builtwith</text:p>
          </table:table-cell>
          <table:table-cell table:style-name="ACE-0" office:value-type="string">
            <text:p>kismanage</text:p>
          </table:table-cell>
          <table:table-cell table:style-name="ACE-0" office:value-type="float" office:value="125">
            <text:p>125</text:p>
          </table:table-cell>
          <table:table-cell table:style-name="ACE-0" office:value-type="string">
            <text:p>osint</text:p>
          </table:table-cell>
          <table:table-cell table:style-name="ACE-0"/>
          <table:table-cell table:style-name="ACE-0" office:value-type="string">
            <text:p>-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domain_name</text:p>
          </table:table-cell>
          <table:table-cell table:style-name="ACE-0" office:value-type="string">
            <text:p>host, source, domain_name, host_name</text:p>
          </table:table-cell>
          <table:table-cell table:style-name="ACE-0"/>
          <table:table-cell table:style-name="ACE-1" table:formula="of:=&quot;| &quot;&amp;IF([$'Collectors'.$F12]&lt;0;&quot;- &quot;;TEXT([$'Collectors'.$F12];&quot;#&quot;))&amp;REPT(&quot; &quot;;[.$F$2]-LEN(TEXT([$'Collectors'.$F12];&quot;#&quot;)))&amp;&quot; | &quot;&amp;[$'Collectors'.$D12]&amp;REPT(&quot; &quot;;[.$D$2]-LEN([$'Collectors'.$D12]))&amp;&quot; | &quot;&amp;[$'Collectors'.$B12]&amp;REPT(&quot; &quot;;[.$B$2]-LEN([$'Collectors'.$B12]))&amp;&quot; | &quot;&amp;IF([.C12]=1;&quot;Active&quot;;IF([.C12]=2;&quot;Passive&quot;;&quot;Active*&quot;))&amp;REPT(&quot; &quot;;[.$C$2]-LEN(IF([.C12]=1;&quot;Active&quot;;IF([.C12]=2;&quot;Passive&quot;;&quot;Active*&quot;))))&amp;&quot; | &quot;&amp;TEXT([$'Collectors'.$I12];&quot;#&quot;)&amp;REPT(&quot; &quot;;[.$I$2]-LEN(TEXT([$'Collectors'.$I12];&quot;#&quot;)))&amp;&quot; | &quot;&amp;TEXT(IF(ISBLANK([$'Collectors'.$H12]);&quot;-&quot;;[$'Collectors'.$H12]);&quot;#&quot;)&amp;REPT(&quot; &quot;;[.$H$2]-LEN(TEXT(IF(ISBLANK([$'Collectors'.$H12]);&quot;-&quot;;[$'Collectors'.$H12]);&quot;#&quot;)))&amp;&quot; | &quot;&amp;TEXT(IF(ISBLANK([$'Collectors'.$J12]);&quot;-&quot;;[$'Collectors'.$J12]);&quot;#&quot;)&amp;REPT(&quot; &quot;;[.$J$2]-LEN(TEXT(IF(ISBLANK([$'Collectors'.$J12]);&quot;-&quot;;[$'Collectors'.$J12]);&quot;#&quot;)))&amp;&quot; |&quot;" office:value-type="string" office:string-value="| 125      | builtwith                 | domain          | Active*  | -          | -       | nobody |">
            <text:p>| 125 <text:s text:c="5"/>| builtwith <text:s text:c="16"/>| domain <text:s text:c="9"/>| Active* <text:s/>| - <text:s text:c="9"/>| - <text:s text:c="6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domain</text:p>
          </table:table-cell>
          <table:table-cell table:style-name="ACE-0" office:value-type="float" office:value="3">
            <text:p>3</text:p>
          </table:table-cell>
          <table:table-cell table:style-name="ACE-0" office:value-type="string">
            <text:p>hostio</text:p>
          </table:table-cell>
          <table:table-cell table:style-name="ACE-0" office:value-type="string">
            <text:p>kismanage</text:p>
          </table:table-cell>
          <table:table-cell table:style-name="ACE-0" office:value-type="float" office:value="127">
            <text:p>127</text:p>
          </table:table-cell>
          <table:table-cell table:style-name="ACE-0" office:value-type="string">
            <text:p>osint</text:p>
          </table:table-cell>
          <table:table-cell table:style-name="ACE-0"/>
          <table:table-cell table:style-name="ACE-0" office:value-type="string">
            <text:p>-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domain_name</text:p>
          </table:table-cell>
          <table:table-cell table:style-name="ACE-0" office:value-type="string">
            <text:p>host, source, domain_name, host_name</text:p>
          </table:table-cell>
          <table:table-cell table:style-name="ACE-0"/>
          <table:table-cell table:style-name="ACE-1" table:formula="of:=&quot;| &quot;&amp;IF([$'Collectors'.$F13]&lt;0;&quot;- &quot;;TEXT([$'Collectors'.$F13];&quot;#&quot;))&amp;REPT(&quot; &quot;;[.$F$2]-LEN(TEXT([$'Collectors'.$F13];&quot;#&quot;)))&amp;&quot; | &quot;&amp;[$'Collectors'.$D13]&amp;REPT(&quot; &quot;;[.$D$2]-LEN([$'Collectors'.$D13]))&amp;&quot; | &quot;&amp;[$'Collectors'.$B13]&amp;REPT(&quot; &quot;;[.$B$2]-LEN([$'Collectors'.$B13]))&amp;&quot; | &quot;&amp;IF([.C13]=1;&quot;Active&quot;;IF([.C13]=2;&quot;Passive&quot;;&quot;Active*&quot;))&amp;REPT(&quot; &quot;;[.$C$2]-LEN(IF([.C13]=1;&quot;Active&quot;;IF([.C13]=2;&quot;Passive&quot;;&quot;Active*&quot;))))&amp;&quot; | &quot;&amp;TEXT([$'Collectors'.$I13];&quot;#&quot;)&amp;REPT(&quot; &quot;;[.$I$2]-LEN(TEXT([$'Collectors'.$I13];&quot;#&quot;)))&amp;&quot; | &quot;&amp;TEXT(IF(ISBLANK([$'Collectors'.$H13]);&quot;-&quot;;[$'Collectors'.$H13]);&quot;#&quot;)&amp;REPT(&quot; &quot;;[.$H$2]-LEN(TEXT(IF(ISBLANK([$'Collectors'.$H13]);&quot;-&quot;;[$'Collectors'.$H13]);&quot;#&quot;)))&amp;&quot; | &quot;&amp;TEXT(IF(ISBLANK([$'Collectors'.$J13]);&quot;-&quot;;[$'Collectors'.$J13]);&quot;#&quot;)&amp;REPT(&quot; &quot;;[.$J$2]-LEN(TEXT(IF(ISBLANK([$'Collectors'.$J13]);&quot;-&quot;;[$'Collectors'.$J13]);&quot;#&quot;)))&amp;&quot; |&quot;" office:value-type="string" office:string-value="| 127      | hostio                    | domain          | Active*  | -          | -       | nobody |">
            <text:p>| 127 <text:s text:c="5"/>| hostio <text:s text:c="19"/>| domain <text:s text:c="9"/>| Active* <text:s/>| - <text:s text:c="9"/>| - <text:s text:c="6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domain</text:p>
          </table:table-cell>
          <table:table-cell table:style-name="ACE-0" office:value-type="float" office:value="3">
            <text:p>3</text:p>
          </table:table-cell>
          <table:table-cell table:style-name="ACE-0" office:value-type="string">
            <text:p>censysdomain</text:p>
          </table:table-cell>
          <table:table-cell table:style-name="ACE-0" office:value-type="string">
            <text:p>kismanage</text:p>
          </table:table-cell>
          <table:table-cell table:style-name="ACE-0" office:value-type="float" office:value="130">
            <text:p>130</text:p>
          </table:table-cell>
          <table:table-cell table:style-name="ACE-0" office:value-type="string">
            <text:p>osint</text:p>
          </table:table-cell>
          <table:table-cell table:style-name="ACE-0"/>
          <table:table-cell table:style-name="ACE-0" office:value-type="string">
            <text:p>-</text:p>
          </table:table-cell>
          <table:table-cell table:style-name="ACE-0" office:value-type="string">
            <text:p>kali</text:p>
          </table:table-cell>
          <table:table-cell table:style-name="ACE-0" office:value-type="string">
            <text:p>domain_name</text:p>
          </table:table-cell>
          <table:table-cell table:style-name="ACE-0" office:value-type="string">
            <text:p>domain_name, host_name, source, company, email, file</text:p>
          </table:table-cell>
          <table:table-cell table:style-name="ACE-0"/>
          <table:table-cell table:style-name="ACE-1" table:formula="of:=&quot;| &quot;&amp;IF([$'Collectors'.$F14]&lt;0;&quot;- &quot;;TEXT([$'Collectors'.$F14];&quot;#&quot;))&amp;REPT(&quot; &quot;;[.$F$2]-LEN(TEXT([$'Collectors'.$F14];&quot;#&quot;)))&amp;&quot; | &quot;&amp;[$'Collectors'.$D14]&amp;REPT(&quot; &quot;;[.$D$2]-LEN([$'Collectors'.$D14]))&amp;&quot; | &quot;&amp;[$'Collectors'.$B14]&amp;REPT(&quot; &quot;;[.$B$2]-LEN([$'Collectors'.$B14]))&amp;&quot; | &quot;&amp;IF([.C14]=1;&quot;Active&quot;;IF([.C14]=2;&quot;Passive&quot;;&quot;Active*&quot;))&amp;REPT(&quot; &quot;;[.$C$2]-LEN(IF([.C14]=1;&quot;Active&quot;;IF([.C14]=2;&quot;Passive&quot;;&quot;Active*&quot;))))&amp;&quot; | &quot;&amp;TEXT([$'Collectors'.$I14];&quot;#&quot;)&amp;REPT(&quot; &quot;;[.$I$2]-LEN(TEXT([$'Collectors'.$I14];&quot;#&quot;)))&amp;&quot; | &quot;&amp;TEXT(IF(ISBLANK([$'Collectors'.$H14]);&quot;-&quot;;[$'Collectors'.$H14]);&quot;#&quot;)&amp;REPT(&quot; &quot;;[.$H$2]-LEN(TEXT(IF(ISBLANK([$'Collectors'.$H14]);&quot;-&quot;;[$'Collectors'.$H14]);&quot;#&quot;)))&amp;&quot; | &quot;&amp;TEXT(IF(ISBLANK([$'Collectors'.$J14]);&quot;-&quot;;[$'Collectors'.$J14]);&quot;#&quot;)&amp;REPT(&quot; &quot;;[.$J$2]-LEN(TEXT(IF(ISBLANK([$'Collectors'.$J14]);&quot;-&quot;;[$'Collectors'.$J14]);&quot;#&quot;)))&amp;&quot; |&quot;" office:value-type="string" office:string-value="| 130      | censysdomain              | domain          | Active*  | -          | -       | kali   |">
            <text:p>| 130 <text:s text:c="5"/>| censysdomain <text:s text:c="13"/>| domain <text:s text:c="9"/>| Active* <text:s/>| - <text:s text:c="9"/>| - <text:s text:c="6"/>| kali <text:s text:c="2"/>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domain</text:p>
          </table:table-cell>
          <table:table-cell table:style-name="ACE-0" office:value-type="float" office:value="3">
            <text:p>3</text:p>
          </table:table-cell>
          <table:table-cell table:style-name="ACE-0" office:value-type="string">
            <text:p>securitytrails</text:p>
          </table:table-cell>
          <table:table-cell table:style-name="ACE-0" office:value-type="string">
            <text:p>kismanage</text:p>
          </table:table-cell>
          <table:table-cell table:style-name="ACE-0" office:value-type="float" office:value="131">
            <text:p>131</text:p>
          </table:table-cell>
          <table:table-cell table:style-name="ACE-0" office:value-type="string">
            <text:p>osint</text:p>
          </table:table-cell>
          <table:table-cell table:style-name="ACE-0"/>
          <table:table-cell table:style-name="ACE-0" office:value-type="string">
            <text:p>-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domain_name</text:p>
          </table:table-cell>
          <table:table-cell table:style-name="ACE-0" office:value-type="string">
            <text:p>domain_name, host_name, source</text:p>
          </table:table-cell>
          <table:table-cell table:style-name="ACE-0"/>
          <table:table-cell table:style-name="ACE-1" table:formula="of:=&quot;| &quot;&amp;IF([$'Collectors'.$F15]&lt;0;&quot;- &quot;;TEXT([$'Collectors'.$F15];&quot;#&quot;))&amp;REPT(&quot; &quot;;[.$F$2]-LEN(TEXT([$'Collectors'.$F15];&quot;#&quot;)))&amp;&quot; | &quot;&amp;[$'Collectors'.$D15]&amp;REPT(&quot; &quot;;[.$D$2]-LEN([$'Collectors'.$D15]))&amp;&quot; | &quot;&amp;[$'Collectors'.$B15]&amp;REPT(&quot; &quot;;[.$B$2]-LEN([$'Collectors'.$B15]))&amp;&quot; | &quot;&amp;IF([.C15]=1;&quot;Active&quot;;IF([.C15]=2;&quot;Passive&quot;;&quot;Active*&quot;))&amp;REPT(&quot; &quot;;[.$C$2]-LEN(IF([.C15]=1;&quot;Active&quot;;IF([.C15]=2;&quot;Passive&quot;;&quot;Active*&quot;))))&amp;&quot; | &quot;&amp;TEXT([$'Collectors'.$I15];&quot;#&quot;)&amp;REPT(&quot; &quot;;[.$I$2]-LEN(TEXT([$'Collectors'.$I15];&quot;#&quot;)))&amp;&quot; | &quot;&amp;TEXT(IF(ISBLANK([$'Collectors'.$H15]);&quot;-&quot;;[$'Collectors'.$H15]);&quot;#&quot;)&amp;REPT(&quot; &quot;;[.$H$2]-LEN(TEXT(IF(ISBLANK([$'Collectors'.$H15]);&quot;-&quot;;[$'Collectors'.$H15]);&quot;#&quot;)))&amp;&quot; | &quot;&amp;TEXT(IF(ISBLANK([$'Collectors'.$J15]);&quot;-&quot;;[$'Collectors'.$J15]);&quot;#&quot;)&amp;REPT(&quot; &quot;;[.$J$2]-LEN(TEXT(IF(ISBLANK([$'Collectors'.$J15]);&quot;-&quot;;[$'Collectors'.$J15]);&quot;#&quot;)))&amp;&quot; |&quot;" office:value-type="string" office:string-value="| 131      | securitytrails            | domain          | Active*  | -          | -       | nobody |">
            <text:p>| 131 <text:s text:c="5"/>| securitytrails <text:s text:c="11"/>| domain <text:s text:c="9"/>| Active* <text:s/>| - <text:s text:c="9"/>| - <text:s text:c="6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domain</text:p>
          </table:table-cell>
          <table:table-cell table:style-name="ACE-0" office:value-type="float" office:value="3">
            <text:p>3</text:p>
          </table:table-cell>
          <table:table-cell table:style-name="ACE-0" office:value-type="string">
            <text:p>dnsdumpster</text:p>
          </table:table-cell>
          <table:table-cell table:style-name="ACE-0" office:value-type="string">
            <text:p>kismanage</text:p>
          </table:table-cell>
          <table:table-cell table:style-name="ACE-0" office:value-type="float" office:value="132">
            <text:p>132</text:p>
          </table:table-cell>
          <table:table-cell table:style-name="ACE-0" office:value-type="string">
            <text:p>osint</text:p>
          </table:table-cell>
          <table:table-cell table:style-name="ACE-0"/>
          <table:table-cell table:style-name="ACE-0" office:value-type="string">
            <text:p>-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domain_name</text:p>
          </table:table-cell>
          <table:table-cell table:style-name="ACE-0" office:value-type="string">
            <text:p>domain_name, host_name, source, host, host_host_name_mapping</text:p>
          </table:table-cell>
          <table:table-cell table:style-name="ACE-0"/>
          <table:table-cell table:style-name="ACE-1" table:formula="of:=&quot;| &quot;&amp;IF([$'Collectors'.$F16]&lt;0;&quot;- &quot;;TEXT([$'Collectors'.$F16];&quot;#&quot;))&amp;REPT(&quot; &quot;;[.$F$2]-LEN(TEXT([$'Collectors'.$F16];&quot;#&quot;)))&amp;&quot; | &quot;&amp;[$'Collectors'.$D16]&amp;REPT(&quot; &quot;;[.$D$2]-LEN([$'Collectors'.$D16]))&amp;&quot; | &quot;&amp;[$'Collectors'.$B16]&amp;REPT(&quot; &quot;;[.$B$2]-LEN([$'Collectors'.$B16]))&amp;&quot; | &quot;&amp;IF([.C16]=1;&quot;Active&quot;;IF([.C16]=2;&quot;Passive&quot;;&quot;Active*&quot;))&amp;REPT(&quot; &quot;;[.$C$2]-LEN(IF([.C16]=1;&quot;Active&quot;;IF([.C16]=2;&quot;Passive&quot;;&quot;Active*&quot;))))&amp;&quot; | &quot;&amp;TEXT([$'Collectors'.$I16];&quot;#&quot;)&amp;REPT(&quot; &quot;;[.$I$2]-LEN(TEXT([$'Collectors'.$I16];&quot;#&quot;)))&amp;&quot; | &quot;&amp;TEXT(IF(ISBLANK([$'Collectors'.$H16]);&quot;-&quot;;[$'Collectors'.$H16]);&quot;#&quot;)&amp;REPT(&quot; &quot;;[.$H$2]-LEN(TEXT(IF(ISBLANK([$'Collectors'.$H16]);&quot;-&quot;;[$'Collectors'.$H16]);&quot;#&quot;)))&amp;&quot; | &quot;&amp;TEXT(IF(ISBLANK([$'Collectors'.$J16]);&quot;-&quot;;[$'Collectors'.$J16]);&quot;#&quot;)&amp;REPT(&quot; &quot;;[.$J$2]-LEN(TEXT(IF(ISBLANK([$'Collectors'.$J16]);&quot;-&quot;;[$'Collectors'.$J16]);&quot;#&quot;)))&amp;&quot; |&quot;" office:value-type="string" office:string-value="| 132      | dnsdumpster               | domain          | Active*  | -          | -       | nobody |">
            <text:p>| 132 <text:s text:c="5"/>| dnsdumpster <text:s text:c="14"/>| domain <text:s text:c="9"/>| Active* <text:s/>| - <text:s text:c="9"/>| - <text:s text:c="6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domain</text:p>
          </table:table-cell>
          <table:table-cell table:style-name="ACE-0" office:value-type="float" office:value="3">
            <text:p>3</text:p>
          </table:table-cell>
          <table:table-cell table:style-name="ACE-0" office:value-type="string">
            <text:p>certspotter</text:p>
          </table:table-cell>
          <table:table-cell table:style-name="ACE-0" office:value-type="string">
            <text:p>kismanage</text:p>
          </table:table-cell>
          <table:table-cell table:style-name="ACE-0" office:value-type="float" office:value="133">
            <text:p>133</text:p>
          </table:table-cell>
          <table:table-cell table:style-name="ACE-0" office:value-type="string">
            <text:p>osint</text:p>
          </table:table-cell>
          <table:table-cell table:style-name="ACE-0"/>
          <table:table-cell table:style-name="ACE-0" office:value-type="string">
            <text:p>-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domain_name</text:p>
          </table:table-cell>
          <table:table-cell table:style-name="ACE-0" office:value-type="string">
            <text:p>﻿domain_name, host_name, source, company, email, file</text:p>
          </table:table-cell>
          <table:table-cell table:style-name="ACE-0"/>
          <table:table-cell table:style-name="ACE-1" table:formula="of:=&quot;| &quot;&amp;IF([$'Collectors'.$F17]&lt;0;&quot;- &quot;;TEXT([$'Collectors'.$F17];&quot;#&quot;))&amp;REPT(&quot; &quot;;[.$F$2]-LEN(TEXT([$'Collectors'.$F17];&quot;#&quot;)))&amp;&quot; | &quot;&amp;[$'Collectors'.$D17]&amp;REPT(&quot; &quot;;[.$D$2]-LEN([$'Collectors'.$D17]))&amp;&quot; | &quot;&amp;[$'Collectors'.$B17]&amp;REPT(&quot; &quot;;[.$B$2]-LEN([$'Collectors'.$B17]))&amp;&quot; | &quot;&amp;IF([.C17]=1;&quot;Active&quot;;IF([.C17]=2;&quot;Passive&quot;;&quot;Active*&quot;))&amp;REPT(&quot; &quot;;[.$C$2]-LEN(IF([.C17]=1;&quot;Active&quot;;IF([.C17]=2;&quot;Passive&quot;;&quot;Active*&quot;))))&amp;&quot; | &quot;&amp;TEXT([$'Collectors'.$I17];&quot;#&quot;)&amp;REPT(&quot; &quot;;[.$I$2]-LEN(TEXT([$'Collectors'.$I17];&quot;#&quot;)))&amp;&quot; | &quot;&amp;TEXT(IF(ISBLANK([$'Collectors'.$H17]);&quot;-&quot;;[$'Collectors'.$H17]);&quot;#&quot;)&amp;REPT(&quot; &quot;;[.$H$2]-LEN(TEXT(IF(ISBLANK([$'Collectors'.$H17]);&quot;-&quot;;[$'Collectors'.$H17]);&quot;#&quot;)))&amp;&quot; | &quot;&amp;TEXT(IF(ISBLANK([$'Collectors'.$J17]);&quot;-&quot;;[$'Collectors'.$J17]);&quot;#&quot;)&amp;REPT(&quot; &quot;;[.$J$2]-LEN(TEXT(IF(ISBLANK([$'Collectors'.$J17]);&quot;-&quot;;[$'Collectors'.$J17]);&quot;#&quot;)))&amp;&quot; |&quot;" office:value-type="string" office:string-value="| 133      | certspotter               | domain          | Active*  | -          | -       | nobody |">
            <text:p>| 133 <text:s text:c="5"/>| certspotter <text:s text:c="14"/>| domain <text:s text:c="9"/>| Active* <text:s/>| - <text:s text:c="9"/>| - <text:s text:c="6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domain</text:p>
          </table:table-cell>
          <table:table-cell table:style-name="ACE-0" office:value-type="float" office:value="3">
            <text:p>3</text:p>
          </table:table-cell>
          <table:table-cell table:style-name="ACE-0" office:value-type="string">
            <text:p>crtshdomain</text:p>
          </table:table-cell>
          <table:table-cell table:style-name="ACE-0" office:value-type="string">
            <text:p>kismanage</text:p>
          </table:table-cell>
          <table:table-cell table:style-name="ACE-0" office:value-type="float" office:value="134">
            <text:p>134</text:p>
          </table:table-cell>
          <table:table-cell table:style-name="ACE-0" office:value-type="string">
            <text:p>osint</text:p>
          </table:table-cell>
          <table:table-cell table:style-name="ACE-0"/>
          <table:table-cell table:style-name="ACE-0" office:value-type="string">
            <text:p>-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domain_name</text:p>
          </table:table-cell>
          <table:table-cell table:style-name="ACE-0" office:value-type="string">
            <text:p>﻿domain_name, host_name, source</text:p>
          </table:table-cell>
          <table:table-cell table:style-name="ACE-0"/>
          <table:table-cell table:style-name="ACE-1" table:formula="of:=&quot;| &quot;&amp;IF([$'Collectors'.$F18]&lt;0;&quot;- &quot;;TEXT([$'Collectors'.$F18];&quot;#&quot;))&amp;REPT(&quot; &quot;;[.$F$2]-LEN(TEXT([$'Collectors'.$F18];&quot;#&quot;)))&amp;&quot; | &quot;&amp;[$'Collectors'.$D18]&amp;REPT(&quot; &quot;;[.$D$2]-LEN([$'Collectors'.$D18]))&amp;&quot; | &quot;&amp;[$'Collectors'.$B18]&amp;REPT(&quot; &quot;;[.$B$2]-LEN([$'Collectors'.$B18]))&amp;&quot; | &quot;&amp;IF([.C18]=1;&quot;Active&quot;;IF([.C18]=2;&quot;Passive&quot;;&quot;Active*&quot;))&amp;REPT(&quot; &quot;;[.$C$2]-LEN(IF([.C18]=1;&quot;Active&quot;;IF([.C18]=2;&quot;Passive&quot;;&quot;Active*&quot;))))&amp;&quot; | &quot;&amp;TEXT([$'Collectors'.$I18];&quot;#&quot;)&amp;REPT(&quot; &quot;;[.$I$2]-LEN(TEXT([$'Collectors'.$I18];&quot;#&quot;)))&amp;&quot; | &quot;&amp;TEXT(IF(ISBLANK([$'Collectors'.$H18]);&quot;-&quot;;[$'Collectors'.$H18]);&quot;#&quot;)&amp;REPT(&quot; &quot;;[.$H$2]-LEN(TEXT(IF(ISBLANK([$'Collectors'.$H18]);&quot;-&quot;;[$'Collectors'.$H18]);&quot;#&quot;)))&amp;&quot; | &quot;&amp;TEXT(IF(ISBLANK([$'Collectors'.$J18]);&quot;-&quot;;[$'Collectors'.$J18]);&quot;#&quot;)&amp;REPT(&quot; &quot;;[.$J$2]-LEN(TEXT(IF(ISBLANK([$'Collectors'.$J18]);&quot;-&quot;;[$'Collectors'.$J18]);&quot;#&quot;)))&amp;&quot; |&quot;" office:value-type="string" office:string-value="| 134      | crtshdomain               | domain          | Active*  | -          | -       | nobody |">
            <text:p>| 134 <text:s text:c="5"/>| crtshdomain <text:s text:c="14"/>| domain <text:s text:c="9"/>| Active* <text:s/>| - <text:s text:c="9"/>| - <text:s text:c="6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domain</text:p>
          </table:table-cell>
          <table:table-cell table:style-name="ACE-0" office:value-type="float" office:value="3">
            <text:p>3</text:p>
          </table:table-cell>
          <table:table-cell table:style-name="ACE-0" office:value-type="string">
            <text:p>virustotal</text:p>
          </table:table-cell>
          <table:table-cell table:style-name="ACE-0" office:value-type="string">
            <text:p>kismanage</text:p>
          </table:table-cell>
          <table:table-cell table:style-name="ACE-0" office:value-type="float" office:value="135">
            <text:p>135</text:p>
          </table:table-cell>
          <table:table-cell table:style-name="ACE-0" office:value-type="string">
            <text:p>osint</text:p>
          </table:table-cell>
          <table:table-cell table:style-name="ACE-0"/>
          <table:table-cell table:style-name="ACE-0" office:value-type="string">
            <text:p>-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domain_name</text:p>
          </table:table-cell>
          <table:table-cell table:style-name="ACE-0" office:value-type="string">
            <text:p>﻿domain_name, host_name, source</text:p>
          </table:table-cell>
          <table:table-cell table:style-name="ACE-0"/>
          <table:table-cell table:style-name="ACE-1" table:formula="of:=&quot;| &quot;&amp;IF([$'Collectors'.$F19]&lt;0;&quot;- &quot;;TEXT([$'Collectors'.$F19];&quot;#&quot;))&amp;REPT(&quot; &quot;;[.$F$2]-LEN(TEXT([$'Collectors'.$F19];&quot;#&quot;)))&amp;&quot; | &quot;&amp;[$'Collectors'.$D19]&amp;REPT(&quot; &quot;;[.$D$2]-LEN([$'Collectors'.$D19]))&amp;&quot; | &quot;&amp;[$'Collectors'.$B19]&amp;REPT(&quot; &quot;;[.$B$2]-LEN([$'Collectors'.$B19]))&amp;&quot; | &quot;&amp;IF([.C19]=1;&quot;Active&quot;;IF([.C19]=2;&quot;Passive&quot;;&quot;Active*&quot;))&amp;REPT(&quot; &quot;;[.$C$2]-LEN(IF([.C19]=1;&quot;Active&quot;;IF([.C19]=2;&quot;Passive&quot;;&quot;Active*&quot;))))&amp;&quot; | &quot;&amp;TEXT([$'Collectors'.$I19];&quot;#&quot;)&amp;REPT(&quot; &quot;;[.$I$2]-LEN(TEXT([$'Collectors'.$I19];&quot;#&quot;)))&amp;&quot; | &quot;&amp;TEXT(IF(ISBLANK([$'Collectors'.$H19]);&quot;-&quot;;[$'Collectors'.$H19]);&quot;#&quot;)&amp;REPT(&quot; &quot;;[.$H$2]-LEN(TEXT(IF(ISBLANK([$'Collectors'.$H19]);&quot;-&quot;;[$'Collectors'.$H19]);&quot;#&quot;)))&amp;&quot; | &quot;&amp;TEXT(IF(ISBLANK([$'Collectors'.$J19]);&quot;-&quot;;[$'Collectors'.$J19]);&quot;#&quot;)&amp;REPT(&quot; &quot;;[.$J$2]-LEN(TEXT(IF(ISBLANK([$'Collectors'.$J19]);&quot;-&quot;;[$'Collectors'.$J19]);&quot;#&quot;)))&amp;&quot; |&quot;" office:value-type="string" office:string-value="| 135      | virustotal                | domain          | Active*  | -          | -       | nobody |">
            <text:p>| 135 <text:s text:c="5"/>| virustotal <text:s text:c="15"/>| domain <text:s text:c="9"/>| Active* <text:s/>| - <text:s text:c="9"/>| - <text:s text:c="6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domain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dnssublist3r</text:p>
          </table:table-cell>
          <table:table-cell table:style-name="ACE-0" office:value-type="string">
            <text:p>dnssublist3r</text:p>
          </table:table-cell>
          <table:table-cell table:style-name="ACE-0" office:value-type="float" office:value="140">
            <text:p>140</text:p>
          </table:table-cell>
          <table:table-cell table:style-name="ACE-0" office:value-type="string">
            <text:p>dns</text:p>
          </table:table-cell>
          <table:table-cell table:style-name="ACE-0"/>
          <table:table-cell table:style-name="ACE-0" office:value-type="string">
            <text:p>-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domain_name</text:p>
          </table:table-cell>
          <table:table-cell table:style-name="ACE-0" office:value-type="string">
            <text:p>domain_name, host_name, source</text:p>
          </table:table-cell>
          <table:table-cell table:style-name="ACE-0"/>
          <table:table-cell table:style-name="ACE-1" table:formula="of:=&quot;| &quot;&amp;IF([$'Collectors'.$F20]&lt;0;&quot;- &quot;;TEXT([$'Collectors'.$F20];&quot;#&quot;))&amp;REPT(&quot; &quot;;[.$F$2]-LEN(TEXT([$'Collectors'.$F20];&quot;#&quot;)))&amp;&quot; | &quot;&amp;[$'Collectors'.$D20]&amp;REPT(&quot; &quot;;[.$D$2]-LEN([$'Collectors'.$D20]))&amp;&quot; | &quot;&amp;[$'Collectors'.$B20]&amp;REPT(&quot; &quot;;[.$B$2]-LEN([$'Collectors'.$B20]))&amp;&quot; | &quot;&amp;IF([.C20]=1;&quot;Active&quot;;IF([.C20]=2;&quot;Passive&quot;;&quot;Active*&quot;))&amp;REPT(&quot; &quot;;[.$C$2]-LEN(IF([.C20]=1;&quot;Active&quot;;IF([.C20]=2;&quot;Passive&quot;;&quot;Active*&quot;))))&amp;&quot; | &quot;&amp;TEXT([$'Collectors'.$I20];&quot;#&quot;)&amp;REPT(&quot; &quot;;[.$I$2]-LEN(TEXT([$'Collectors'.$I20];&quot;#&quot;)))&amp;&quot; | &quot;&amp;TEXT(IF(ISBLANK([$'Collectors'.$H20]);&quot;-&quot;;[$'Collectors'.$H20]);&quot;#&quot;)&amp;REPT(&quot; &quot;;[.$H$2]-LEN(TEXT(IF(ISBLANK([$'Collectors'.$H20]);&quot;-&quot;;[$'Collectors'.$H20]);&quot;#&quot;)))&amp;&quot; | &quot;&amp;TEXT(IF(ISBLANK([$'Collectors'.$J20]);&quot;-&quot;;[$'Collectors'.$J20]);&quot;#&quot;)&amp;REPT(&quot; &quot;;[.$J$2]-LEN(TEXT(IF(ISBLANK([$'Collectors'.$J20]);&quot;-&quot;;[$'Collectors'.$J20]);&quot;#&quot;)))&amp;&quot; |&quot;" office:value-type="string" office:string-value="| 140      | dnssublist3r              | domain          | Active   | -          | -       | nobody |">
            <text:p>| 140 <text:s text:c="5"/>| dnssublist3r <text:s text:c="13"/>| domain <text:s text:c="9"/>| Active <text:s text:c="2"/>| - <text:s text:c="9"/>| - <text:s text:c="6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domain</text:p>
          </table:table-cell>
          <table:table-cell table:style-name="ACE-0" office:value-type="float" office:value="3">
            <text:p>3</text:p>
          </table:table-cell>
          <table:table-cell table:style-name="ACE-0" office:value-type="string">
            <text:p>dnsamasspassive</text:p>
          </table:table-cell>
          <table:table-cell table:style-name="ACE-0" office:value-type="string">
            <text:p>amass</text:p>
          </table:table-cell>
          <table:table-cell table:style-name="ACE-0" office:value-type="float" office:value="141">
            <text:p>141</text:p>
          </table:table-cell>
          <table:table-cell table:style-name="ACE-0" office:value-type="string">
            <text:p>dns</text:p>
          </table:table-cell>
          <table:table-cell table:style-name="ACE-0"/>
          <table:table-cell table:style-name="ACE-0" office:value-type="string">
            <text:p>-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domain_name</text:p>
          </table:table-cell>
          <table:table-cell table:style-name="ACE-0" office:value-type="string">
            <text:p>domain_name, host_name, source</text:p>
          </table:table-cell>
          <table:table-cell table:style-name="ACE-0"/>
          <table:table-cell table:style-name="ACE-1" table:formula="of:=&quot;| &quot;&amp;IF([$'Collectors'.$F21]&lt;0;&quot;- &quot;;TEXT([$'Collectors'.$F21];&quot;#&quot;))&amp;REPT(&quot; &quot;;[.$F$2]-LEN(TEXT([$'Collectors'.$F21];&quot;#&quot;)))&amp;&quot; | &quot;&amp;[$'Collectors'.$D21]&amp;REPT(&quot; &quot;;[.$D$2]-LEN([$'Collectors'.$D21]))&amp;&quot; | &quot;&amp;[$'Collectors'.$B21]&amp;REPT(&quot; &quot;;[.$B$2]-LEN([$'Collectors'.$B21]))&amp;&quot; | &quot;&amp;IF([.C21]=1;&quot;Active&quot;;IF([.C21]=2;&quot;Passive&quot;;&quot;Active*&quot;))&amp;REPT(&quot; &quot;;[.$C$2]-LEN(IF([.C21]=1;&quot;Active&quot;;IF([.C21]=2;&quot;Passive&quot;;&quot;Active*&quot;))))&amp;&quot; | &quot;&amp;TEXT([$'Collectors'.$I21];&quot;#&quot;)&amp;REPT(&quot; &quot;;[.$I$2]-LEN(TEXT([$'Collectors'.$I21];&quot;#&quot;)))&amp;&quot; | &quot;&amp;TEXT(IF(ISBLANK([$'Collectors'.$H21]);&quot;-&quot;;[$'Collectors'.$H21]);&quot;#&quot;)&amp;REPT(&quot; &quot;;[.$H$2]-LEN(TEXT(IF(ISBLANK([$'Collectors'.$H21]);&quot;-&quot;;[$'Collectors'.$H21]);&quot;#&quot;)))&amp;&quot; | &quot;&amp;TEXT(IF(ISBLANK([$'Collectors'.$J21]);&quot;-&quot;;[$'Collectors'.$J21]);&quot;#&quot;)&amp;REPT(&quot; &quot;;[.$J$2]-LEN(TEXT(IF(ISBLANK([$'Collectors'.$J21]);&quot;-&quot;;[$'Collectors'.$J21]);&quot;#&quot;)))&amp;&quot; |&quot;" office:value-type="string" office:string-value="| 141      | dnsamasspassive           | domain          | Active*  | -          | -       | nobody |">
            <text:p>| 141 <text:s text:c="5"/>| dnsamasspassive <text:s text:c="10"/>| domain <text:s text:c="9"/>| Active* <text:s/>| - <text:s text:c="9"/>| - <text:s text:c="6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domain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dnsamassactive</text:p>
          </table:table-cell>
          <table:table-cell table:style-name="ACE-0" office:value-type="string">
            <text:p>amass</text:p>
          </table:table-cell>
          <table:table-cell table:style-name="ACE-0" office:value-type="float" office:value="142">
            <text:p>142</text:p>
          </table:table-cell>
          <table:table-cell table:style-name="ACE-0" office:value-type="string">
            <text:p>dns</text:p>
          </table:table-cell>
          <table:table-cell table:style-name="ACE-0"/>
          <table:table-cell table:style-name="ACE-0" office:value-type="string">
            <text:p>-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domain_name</text:p>
          </table:table-cell>
          <table:table-cell table:style-name="ACE-0" office:value-type="string">
            <text:p>domain_name, host_name, source</text:p>
          </table:table-cell>
          <table:table-cell table:style-name="ACE-0"/>
          <table:table-cell table:style-name="ACE-1" table:formula="of:=&quot;| &quot;&amp;IF([$'Collectors'.$F22]&lt;0;&quot;- &quot;;TEXT([$'Collectors'.$F22];&quot;#&quot;))&amp;REPT(&quot; &quot;;[.$F$2]-LEN(TEXT([$'Collectors'.$F22];&quot;#&quot;)))&amp;&quot; | &quot;&amp;[$'Collectors'.$D22]&amp;REPT(&quot; &quot;;[.$D$2]-LEN([$'Collectors'.$D22]))&amp;&quot; | &quot;&amp;[$'Collectors'.$B22]&amp;REPT(&quot; &quot;;[.$B$2]-LEN([$'Collectors'.$B22]))&amp;&quot; | &quot;&amp;IF([.C22]=1;&quot;Active&quot;;IF([.C22]=2;&quot;Passive&quot;;&quot;Active*&quot;))&amp;REPT(&quot; &quot;;[.$C$2]-LEN(IF([.C22]=1;&quot;Active&quot;;IF([.C22]=2;&quot;Passive&quot;;&quot;Active*&quot;))))&amp;&quot; | &quot;&amp;TEXT([$'Collectors'.$I22];&quot;#&quot;)&amp;REPT(&quot; &quot;;[.$I$2]-LEN(TEXT([$'Collectors'.$I22];&quot;#&quot;)))&amp;&quot; | &quot;&amp;TEXT(IF(ISBLANK([$'Collectors'.$H22]);&quot;-&quot;;[$'Collectors'.$H22]);&quot;#&quot;)&amp;REPT(&quot; &quot;;[.$H$2]-LEN(TEXT(IF(ISBLANK([$'Collectors'.$H22]);&quot;-&quot;;[$'Collectors'.$H22]);&quot;#&quot;)))&amp;&quot; | &quot;&amp;TEXT(IF(ISBLANK([$'Collectors'.$J22]);&quot;-&quot;;[$'Collectors'.$J22]);&quot;#&quot;)&amp;REPT(&quot; &quot;;[.$J$2]-LEN(TEXT(IF(ISBLANK([$'Collectors'.$J22]);&quot;-&quot;;[$'Collectors'.$J22]);&quot;#&quot;)))&amp;&quot; |&quot;" office:value-type="string" office:string-value="| 142      | dnsamassactive            | domain          | Active   | -          | -       | nobody |">
            <text:p>| 142 <text:s text:c="5"/>| dnsamassactive <text:s text:c="11"/>| domain <text:s text:c="9"/>| Active <text:s text:c="2"/>| - <text:s text:c="9"/>| - <text:s text:c="6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domain</text:p>
          </table:table-cell>
          <table:table-cell table:style-name="ACE-0" office:value-type="float" office:value="3">
            <text:p>3</text:p>
          </table:table-cell>
          <table:table-cell table:style-name="ACE-0" office:value-type="string">
            <text:p>dnscrobatdomain</text:p>
          </table:table-cell>
          <table:table-cell table:style-name="ACE-0" office:value-type="string">
            <text:p>crobat</text:p>
          </table:table-cell>
          <table:table-cell table:style-name="ACE-0" office:value-type="float" office:value="143">
            <text:p>143</text:p>
          </table:table-cell>
          <table:table-cell table:style-name="ACE-0" office:value-type="string">
            <text:p>dns</text:p>
          </table:table-cell>
          <table:table-cell table:style-name="ACE-0"/>
          <table:table-cell table:style-name="ACE-0" office:value-type="string">
            <text:p>-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domain_name</text:p>
          </table:table-cell>
          <table:table-cell table:style-name="ACE-0" office:value-type="string">
            <text:p>domain_name, host_name, source</text:p>
          </table:table-cell>
          <table:table-cell table:style-name="ACE-0"/>
          <table:table-cell table:style-name="ACE-1" table:formula="of:=&quot;| &quot;&amp;IF([$'Collectors'.$F23]&lt;0;&quot;- &quot;;TEXT([$'Collectors'.$F23];&quot;#&quot;))&amp;REPT(&quot; &quot;;[.$F$2]-LEN(TEXT([$'Collectors'.$F23];&quot;#&quot;)))&amp;&quot; | &quot;&amp;[$'Collectors'.$D23]&amp;REPT(&quot; &quot;;[.$D$2]-LEN([$'Collectors'.$D23]))&amp;&quot; | &quot;&amp;[$'Collectors'.$B23]&amp;REPT(&quot; &quot;;[.$B$2]-LEN([$'Collectors'.$B23]))&amp;&quot; | &quot;&amp;IF([.C23]=1;&quot;Active&quot;;IF([.C23]=2;&quot;Passive&quot;;&quot;Active*&quot;))&amp;REPT(&quot; &quot;;[.$C$2]-LEN(IF([.C23]=1;&quot;Active&quot;;IF([.C23]=2;&quot;Passive&quot;;&quot;Active*&quot;))))&amp;&quot; | &quot;&amp;TEXT([$'Collectors'.$I23];&quot;#&quot;)&amp;REPT(&quot; &quot;;[.$I$2]-LEN(TEXT([$'Collectors'.$I23];&quot;#&quot;)))&amp;&quot; | &quot;&amp;TEXT(IF(ISBLANK([$'Collectors'.$H23]);&quot;-&quot;;[$'Collectors'.$H23]);&quot;#&quot;)&amp;REPT(&quot; &quot;;[.$H$2]-LEN(TEXT(IF(ISBLANK([$'Collectors'.$H23]);&quot;-&quot;;[$'Collectors'.$H23]);&quot;#&quot;)))&amp;&quot; | &quot;&amp;TEXT(IF(ISBLANK([$'Collectors'.$J23]);&quot;-&quot;;[$'Collectors'.$J23]);&quot;#&quot;)&amp;REPT(&quot; &quot;;[.$J$2]-LEN(TEXT(IF(ISBLANK([$'Collectors'.$J23]);&quot;-&quot;;[$'Collectors'.$J23]);&quot;#&quot;)))&amp;&quot; |&quot;" office:value-type="string" office:string-value="| 143      | dnscrobatdomain           | domain          | Active*  | -          | -       | nobody |">
            <text:p>| 143 <text:s text:c="5"/>| dnscrobatdomain <text:s text:c="10"/>| domain <text:s text:c="9"/>| Active* <text:s/>| - <text:s text:c="9"/>| - <text:s text:c="6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domain</text:p>
          </table:table-cell>
          <table:table-cell table:style-name="ACE-0" office:value-type="float" office:value="3">
            <text:p>3</text:p>
          </table:table-cell>
          <table:table-cell table:style-name="ACE-0" office:value-type="string">
            <text:p>dnscrobattld</text:p>
          </table:table-cell>
          <table:table-cell table:style-name="ACE-0" office:value-type="string">
            <text:p>crobat</text:p>
          </table:table-cell>
          <table:table-cell table:style-name="ACE-0" office:value-type="float" office:value="144">
            <text:p>144</text:p>
          </table:table-cell>
          <table:table-cell table:style-name="ACE-0" office:value-type="string">
            <text:p>dns</text:p>
          </table:table-cell>
          <table:table-cell table:style-name="ACE-0"/>
          <table:table-cell table:style-name="ACE-0" office:value-type="string">
            <text:p>-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domain_name</text:p>
          </table:table-cell>
          <table:table-cell table:style-name="ACE-0" office:value-type="string">
            <text:p>domain_name, source</text:p>
          </table:table-cell>
          <table:table-cell table:style-name="ACE-0"/>
          <table:table-cell table:style-name="ACE-1" table:formula="of:=&quot;| &quot;&amp;IF([$'Collectors'.$F24]&lt;0;&quot;- &quot;;TEXT([$'Collectors'.$F24];&quot;#&quot;))&amp;REPT(&quot; &quot;;[.$F$2]-LEN(TEXT([$'Collectors'.$F24];&quot;#&quot;)))&amp;&quot; | &quot;&amp;[$'Collectors'.$D24]&amp;REPT(&quot; &quot;;[.$D$2]-LEN([$'Collectors'.$D24]))&amp;&quot; | &quot;&amp;[$'Collectors'.$B24]&amp;REPT(&quot; &quot;;[.$B$2]-LEN([$'Collectors'.$B24]))&amp;&quot; | &quot;&amp;IF([.C24]=1;&quot;Active&quot;;IF([.C24]=2;&quot;Passive&quot;;&quot;Active*&quot;))&amp;REPT(&quot; &quot;;[.$C$2]-LEN(IF([.C24]=1;&quot;Active&quot;;IF([.C24]=2;&quot;Passive&quot;;&quot;Active*&quot;))))&amp;&quot; | &quot;&amp;TEXT([$'Collectors'.$I24];&quot;#&quot;)&amp;REPT(&quot; &quot;;[.$I$2]-LEN(TEXT([$'Collectors'.$I24];&quot;#&quot;)))&amp;&quot; | &quot;&amp;TEXT(IF(ISBLANK([$'Collectors'.$H24]);&quot;-&quot;;[$'Collectors'.$H24]);&quot;#&quot;)&amp;REPT(&quot; &quot;;[.$H$2]-LEN(TEXT(IF(ISBLANK([$'Collectors'.$H24]);&quot;-&quot;;[$'Collectors'.$H24]);&quot;#&quot;)))&amp;&quot; | &quot;&amp;TEXT(IF(ISBLANK([$'Collectors'.$J24]);&quot;-&quot;;[$'Collectors'.$J24]);&quot;#&quot;)&amp;REPT(&quot; &quot;;[.$J$2]-LEN(TEXT(IF(ISBLANK([$'Collectors'.$J24]);&quot;-&quot;;[$'Collectors'.$J24]);&quot;#&quot;)))&amp;&quot; |&quot;" office:value-type="string" office:string-value="| 144      | dnscrobattld              | domain          | Active*  | -          | -       | nobody |">
            <text:p>| 144 <text:s text:c="5"/>| dnscrobattld <text:s text:c="13"/>| domain <text:s text:c="9"/>| Active* <text:s/>| - <text:s text:c="9"/>| - <text:s text:c="6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domain</text:p>
          </table:table-cell>
          <table:table-cell table:style-name="ACE-0" office:value-type="float" office:value="2">
            <text:p>2</text:p>
          </table:table-cell>
          <table:table-cell table:style-name="ACE-0" office:value-type="string">
            <text:p>theharvester</text:p>
          </table:table-cell>
          <table:table-cell table:style-name="ACE-0" office:value-type="string">
            <text:p>theharvester</text:p>
          </table:table-cell>
          <table:table-cell table:style-name="ACE-0" office:value-type="float" office:value="150">
            <text:p>150</text:p>
          </table:table-cell>
          <table:table-cell table:style-name="ACE-0" office:value-type="string">
            <text:p>osint</text:p>
          </table:table-cell>
          <table:table-cell table:style-name="ACE-0"/>
          <table:table-cell table:style-name="ACE-0" office:value-type="string">
            <text:p>-</text:p>
          </table:table-cell>
          <table:table-cell table:style-name="ACE-0" office:value-type="string">
            <text:p>kali</text:p>
          </table:table-cell>
          <table:table-cell table:style-name="ACE-0" office:value-type="string">
            <text:p>domain_name</text:p>
          </table:table-cell>
          <table:table-cell table:style-name="ACE-0" office:value-type="string">
            <text:p>email, domain_name, host_name, source, host</text:p>
          </table:table-cell>
          <table:table-cell table:style-name="ACE-0"/>
          <table:table-cell table:style-name="ACE-1" table:formula="of:=&quot;| &quot;&amp;IF([$'Collectors'.$F25]&lt;0;&quot;- &quot;;TEXT([$'Collectors'.$F25];&quot;#&quot;))&amp;REPT(&quot; &quot;;[.$F$2]-LEN(TEXT([$'Collectors'.$F25];&quot;#&quot;)))&amp;&quot; | &quot;&amp;[$'Collectors'.$D25]&amp;REPT(&quot; &quot;;[.$D$2]-LEN([$'Collectors'.$D25]))&amp;&quot; | &quot;&amp;[$'Collectors'.$B25]&amp;REPT(&quot; &quot;;[.$B$2]-LEN([$'Collectors'.$B25]))&amp;&quot; | &quot;&amp;IF([.C25]=1;&quot;Active&quot;;IF([.C25]=2;&quot;Passive&quot;;&quot;Active*&quot;))&amp;REPT(&quot; &quot;;[.$C$2]-LEN(IF([.C25]=1;&quot;Active&quot;;IF([.C25]=2;&quot;Passive&quot;;&quot;Active*&quot;))))&amp;&quot; | &quot;&amp;TEXT([$'Collectors'.$I25];&quot;#&quot;)&amp;REPT(&quot; &quot;;[.$I$2]-LEN(TEXT([$'Collectors'.$I25];&quot;#&quot;)))&amp;&quot; | &quot;&amp;TEXT(IF(ISBLANK([$'Collectors'.$H25]);&quot;-&quot;;[$'Collectors'.$H25]);&quot;#&quot;)&amp;REPT(&quot; &quot;;[.$H$2]-LEN(TEXT(IF(ISBLANK([$'Collectors'.$H25]);&quot;-&quot;;[$'Collectors'.$H25]);&quot;#&quot;)))&amp;&quot; | &quot;&amp;TEXT(IF(ISBLANK([$'Collectors'.$J25]);&quot;-&quot;;[$'Collectors'.$J25]);&quot;#&quot;)&amp;REPT(&quot; &quot;;[.$J$2]-LEN(TEXT(IF(ISBLANK([$'Collectors'.$J25]);&quot;-&quot;;[$'Collectors'.$J25]);&quot;#&quot;)))&amp;&quot; |&quot;" office:value-type="string" office:string-value="| 150      | theharvester              | domain          | Passive  | -          | -       | kali   |">
            <text:p>| 150 <text:s text:c="5"/>| theharvester <text:s text:c="13"/>| domain <text:s text:c="9"/>| Passive <text:s/>| - <text:s text:c="9"/>| - <text:s text:c="6"/>| kali <text:s text:c="2"/>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domain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awsslurp</text:p>
          </table:table-cell>
          <table:table-cell table:style-name="ACE-0" office:value-type="string">
            <text:p>slurp</text:p>
          </table:table-cell>
          <table:table-cell table:style-name="ACE-0" office:value-type="float" office:value="155">
            <text:p>155</text:p>
          </table:table-cell>
          <table:table-cell table:style-name="ACE-0" office:value-type="string">
            <text:p>osint</text:p>
          </table:table-cell>
          <table:table-cell table:number-columns-repeated="2" table:style-name="ACE-0"/>
          <table:table-cell table:style-name="ACE-0" office:value-type="string">
            <text:p>nobody</text:p>
          </table:table-cell>
          <table:table-cell table:style-name="ACE-0" office:value-type="string">
            <text:p>domain_name</text:p>
          </table:table-cell>
          <table:table-cell table:style-name="ACE-0" office:value-type="string">
            <text:p>domain_name, host_name, additional_info</text:p>
          </table:table-cell>
          <table:table-cell table:style-name="ACE-0"/>
          <table:table-cell table:style-name="ACE-1" table:formula="of:=&quot;| &quot;&amp;IF([$'Collectors'.$F26]&lt;0;&quot;- &quot;;TEXT([$'Collectors'.$F26];&quot;#&quot;))&amp;REPT(&quot; &quot;;[.$F$2]-LEN(TEXT([$'Collectors'.$F26];&quot;#&quot;)))&amp;&quot; | &quot;&amp;[$'Collectors'.$D26]&amp;REPT(&quot; &quot;;[.$D$2]-LEN([$'Collectors'.$D26]))&amp;&quot; | &quot;&amp;[$'Collectors'.$B26]&amp;REPT(&quot; &quot;;[.$B$2]-LEN([$'Collectors'.$B26]))&amp;&quot; | &quot;&amp;IF([.C26]=1;&quot;Active&quot;;IF([.C26]=2;&quot;Passive&quot;;&quot;Active*&quot;))&amp;REPT(&quot; &quot;;[.$C$2]-LEN(IF([.C26]=1;&quot;Active&quot;;IF([.C26]=2;&quot;Passive&quot;;&quot;Active*&quot;))))&amp;&quot; | &quot;&amp;TEXT([$'Collectors'.$I26];&quot;#&quot;)&amp;REPT(&quot; &quot;;[.$I$2]-LEN(TEXT([$'Collectors'.$I26];&quot;#&quot;)))&amp;&quot; | &quot;&amp;TEXT(IF(ISBLANK([$'Collectors'.$H26]);&quot;-&quot;;[$'Collectors'.$H26]);&quot;#&quot;)&amp;REPT(&quot; &quot;;[.$H$2]-LEN(TEXT(IF(ISBLANK([$'Collectors'.$H26]);&quot;-&quot;;[$'Collectors'.$H26]);&quot;#&quot;)))&amp;&quot; | &quot;&amp;TEXT(IF(ISBLANK([$'Collectors'.$J26]);&quot;-&quot;;[$'Collectors'.$J26]);&quot;#&quot;)&amp;REPT(&quot; &quot;;[.$J$2]-LEN(TEXT(IF(ISBLANK([$'Collectors'.$J26]);&quot;-&quot;;[$'Collectors'.$J26]);&quot;#&quot;)))&amp;&quot; |&quot;" office:value-type="string" office:string-value="| 155      | awsslurp                  | domain          | Active   | 0          | -       | nobody |">
            <text:p>| 155 <text:s text:c="5"/>| awsslurp <text:s text:c="17"/>| domain <text:s text:c="9"/>| Active <text:s text:c="2"/>| 0 <text:s text:c="9"/>| - <text:s text:c="6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domain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dnsenum</text:p>
          </table:table-cell>
          <table:table-cell table:style-name="ACE-0" office:value-type="string">
            <text:p>dnsenum</text:p>
          </table:table-cell>
          <table:table-cell table:style-name="ACE-0" office:value-type="float" office:value="160">
            <text:p>160</text:p>
          </table:table-cell>
          <table:table-cell table:style-name="ACE-0" office:value-type="string">
            <text:p>dns</text:p>
          </table:table-cell>
          <table:table-cell table:style-name="ACE-0"/>
          <table:table-cell table:style-name="ACE-0" office:value-type="string">
            <text:p>-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host, host_name, domain_name</text:p>
          </table:table-cell>
          <table:table-cell table:style-name="ACE-0" office:value-type="string">
            <text:p>host, source, domain_name, host_name</text:p>
          </table:table-cell>
          <table:table-cell table:style-name="ACE-0"/>
          <table:table-cell table:style-name="ACE-1" table:formula="of:=&quot;| &quot;&amp;IF([$'Collectors'.$F27]&lt;0;&quot;- &quot;;TEXT([$'Collectors'.$F27];&quot;#&quot;))&amp;REPT(&quot; &quot;;[.$F$2]-LEN(TEXT([$'Collectors'.$F27];&quot;#&quot;)))&amp;&quot; | &quot;&amp;[$'Collectors'.$D27]&amp;REPT(&quot; &quot;;[.$D$2]-LEN([$'Collectors'.$D27]))&amp;&quot; | &quot;&amp;[$'Collectors'.$B27]&amp;REPT(&quot; &quot;;[.$B$2]-LEN([$'Collectors'.$B27]))&amp;&quot; | &quot;&amp;IF([.C27]=1;&quot;Active&quot;;IF([.C27]=2;&quot;Passive&quot;;&quot;Active*&quot;))&amp;REPT(&quot; &quot;;[.$C$2]-LEN(IF([.C27]=1;&quot;Active&quot;;IF([.C27]=2;&quot;Passive&quot;;&quot;Active*&quot;))))&amp;&quot; | &quot;&amp;TEXT([$'Collectors'.$I27];&quot;#&quot;)&amp;REPT(&quot; &quot;;[.$I$2]-LEN(TEXT([$'Collectors'.$I27];&quot;#&quot;)))&amp;&quot; | &quot;&amp;TEXT(IF(ISBLANK([$'Collectors'.$H27]);&quot;-&quot;;[$'Collectors'.$H27]);&quot;#&quot;)&amp;REPT(&quot; &quot;;[.$H$2]-LEN(TEXT(IF(ISBLANK([$'Collectors'.$H27]);&quot;-&quot;;[$'Collectors'.$H27]);&quot;#&quot;)))&amp;&quot; | &quot;&amp;TEXT(IF(ISBLANK([$'Collectors'.$J27]);&quot;-&quot;;[$'Collectors'.$J27]);&quot;#&quot;)&amp;REPT(&quot; &quot;;[.$J$2]-LEN(TEXT(IF(ISBLANK([$'Collectors'.$J27]);&quot;-&quot;;[$'Collectors'.$J27]);&quot;#&quot;)))&amp;&quot; |&quot;" office:value-type="string" office:string-value="| 160      | dnsenum                   | domain          | Active   | -          | -       | nobody |">
            <text:p>| 160 <text:s text:c="5"/>| dnsenum <text:s text:c="18"/>| domain <text:s text:c="9"/>| Active <text:s text:c="2"/>| - <text:s text:c="9"/>| - <text:s text:c="6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domain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dnsgobuster</text:p>
          </table:table-cell>
          <table:table-cell table:style-name="ACE-0" office:value-type="string">
            <text:p>gobuster</text:p>
          </table:table-cell>
          <table:table-cell table:style-name="ACE-0" office:value-type="float" office:value="170">
            <text:p>170</text:p>
          </table:table-cell>
          <table:table-cell table:style-name="ACE-0" office:value-type="string">
            <text:p>dns</text:p>
          </table:table-cell>
          <table:table-cell table:style-name="ACE-0"/>
          <table:table-cell table:style-name="ACE-0" office:value-type="string">
            <text:p>-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domain_name</text:p>
          </table:table-cell>
          <table:table-cell table:style-name="ACE-0" office:value-type="string">
            <text:p>host, source, domain_name, host_name</text:p>
          </table:table-cell>
          <table:table-cell table:style-name="ACE-0" office:value-type="string">
            <text:p><text:s/>dnsreverselookup, tlsnmap </text:p>
          </table:table-cell>
          <table:table-cell table:style-name="ACE-1" table:formula="of:=&quot;| &quot;&amp;IF([$'Collectors'.$F28]&lt;0;&quot;- &quot;;TEXT([$'Collectors'.$F28];&quot;#&quot;))&amp;REPT(&quot; &quot;;[.$F$2]-LEN(TEXT([$'Collectors'.$F28];&quot;#&quot;)))&amp;&quot; | &quot;&amp;[$'Collectors'.$D28]&amp;REPT(&quot; &quot;;[.$D$2]-LEN([$'Collectors'.$D28]))&amp;&quot; | &quot;&amp;[$'Collectors'.$B28]&amp;REPT(&quot; &quot;;[.$B$2]-LEN([$'Collectors'.$B28]))&amp;&quot; | &quot;&amp;IF([.C28]=1;&quot;Active&quot;;IF([.C28]=2;&quot;Passive&quot;;&quot;Active*&quot;))&amp;REPT(&quot; &quot;;[.$C$2]-LEN(IF([.C28]=1;&quot;Active&quot;;IF([.C28]=2;&quot;Passive&quot;;&quot;Active*&quot;))))&amp;&quot; | &quot;&amp;TEXT([$'Collectors'.$I28];&quot;#&quot;)&amp;REPT(&quot; &quot;;[.$I$2]-LEN(TEXT([$'Collectors'.$I28];&quot;#&quot;)))&amp;&quot; | &quot;&amp;TEXT(IF(ISBLANK([$'Collectors'.$H28]);&quot;-&quot;;[$'Collectors'.$H28]);&quot;#&quot;)&amp;REPT(&quot; &quot;;[.$H$2]-LEN(TEXT(IF(ISBLANK([$'Collectors'.$H28]);&quot;-&quot;;[$'Collectors'.$H28]);&quot;#&quot;)))&amp;&quot; | &quot;&amp;TEXT(IF(ISBLANK([$'Collectors'.$J28]);&quot;-&quot;;[$'Collectors'.$J28]);&quot;#&quot;)&amp;REPT(&quot; &quot;;[.$J$2]-LEN(TEXT(IF(ISBLANK([$'Collectors'.$J28]);&quot;-&quot;;[$'Collectors'.$J28]);&quot;#&quot;)))&amp;&quot; |&quot;" office:value-type="string" office:string-value="| 170      | dnsgobuster               | domain          | Active   | -          | -       | nobody |">
            <text:p>| 170 <text:s text:c="5"/>| dnsgobuster <text:s text:c="14"/>| domain <text:s text:c="9"/>| Active <text:s text:c="2"/>| - <text:s text:c="9"/>| - <text:s text:c="6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domain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dnsrecon</text:p>
          </table:table-cell>
          <table:table-cell table:style-name="ACE-0" office:value-type="string">
            <text:p>dnsrecon</text:p>
          </table:table-cell>
          <table:table-cell table:style-name="ACE-0" office:value-type="float" office:value="180">
            <text:p>180</text:p>
          </table:table-cell>
          <table:table-cell table:style-name="ACE-0" office:value-type="string">
            <text:p>dns</text:p>
          </table:table-cell>
          <table:table-cell table:style-name="ACE-0"/>
          <table:table-cell table:style-name="ACE-0" office:value-type="string">
            <text:p>-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domain_name</text:p>
          </table:table-cell>
          <table:table-cell table:style-name="ACE-0" office:value-type="string">
            <text:p>host, source, domain_name, host_name</text:p>
          </table:table-cell>
          <table:table-cell table:style-name="ACE-0" office:value-type="string">
            <text:p><text:s/>dnsreverselookup, tlsnmap, dnsgobuster </text:p>
          </table:table-cell>
          <table:table-cell table:style-name="ACE-1" table:formula="of:=&quot;| &quot;&amp;IF([$'Collectors'.$F29]&lt;0;&quot;- &quot;;TEXT([$'Collectors'.$F29];&quot;#&quot;))&amp;REPT(&quot; &quot;;[.$F$2]-LEN(TEXT([$'Collectors'.$F29];&quot;#&quot;)))&amp;&quot; | &quot;&amp;[$'Collectors'.$D29]&amp;REPT(&quot; &quot;;[.$D$2]-LEN([$'Collectors'.$D29]))&amp;&quot; | &quot;&amp;[$'Collectors'.$B29]&amp;REPT(&quot; &quot;;[.$B$2]-LEN([$'Collectors'.$B29]))&amp;&quot; | &quot;&amp;IF([.C29]=1;&quot;Active&quot;;IF([.C29]=2;&quot;Passive&quot;;&quot;Active*&quot;))&amp;REPT(&quot; &quot;;[.$C$2]-LEN(IF([.C29]=1;&quot;Active&quot;;IF([.C29]=2;&quot;Passive&quot;;&quot;Active*&quot;))))&amp;&quot; | &quot;&amp;TEXT([$'Collectors'.$I29];&quot;#&quot;)&amp;REPT(&quot; &quot;;[.$I$2]-LEN(TEXT([$'Collectors'.$I29];&quot;#&quot;)))&amp;&quot; | &quot;&amp;TEXT(IF(ISBLANK([$'Collectors'.$H29]);&quot;-&quot;;[$'Collectors'.$H29]);&quot;#&quot;)&amp;REPT(&quot; &quot;;[.$H$2]-LEN(TEXT(IF(ISBLANK([$'Collectors'.$H29]);&quot;-&quot;;[$'Collectors'.$H29]);&quot;#&quot;)))&amp;&quot; | &quot;&amp;TEXT(IF(ISBLANK([$'Collectors'.$J29]);&quot;-&quot;;[$'Collectors'.$J29]);&quot;#&quot;)&amp;REPT(&quot; &quot;;[.$J$2]-LEN(TEXT(IF(ISBLANK([$'Collectors'.$J29]);&quot;-&quot;;[$'Collectors'.$J29]);&quot;#&quot;)))&amp;&quot; |&quot;" office:value-type="string" office:string-value="| 180      | dnsrecon                  | domain          | Active   | -          | -       | nobody |">
            <text:p>| 180 <text:s text:c="5"/>| dnsrecon <text:s text:c="17"/>| domain <text:s text:c="9"/>| Active <text:s text:c="2"/>| - <text:s text:c="9"/>| - <text:s text:c="6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domain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whoisdomain</text:p>
          </table:table-cell>
          <table:table-cell table:style-name="ACE-0" office:value-type="string">
            <text:p>whois</text:p>
          </table:table-cell>
          <table:table-cell table:style-name="ACE-0" office:value-type="float" office:value="210">
            <text:p>210</text:p>
          </table:table-cell>
          <table:table-cell table:style-name="ACE-0" office:value-type="string">
            <text:p>osint</text:p>
          </table:table-cell>
          <table:table-cell table:style-name="ACE-0" office:value-type="float" office:value="10">
            <text:p>10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host_name, domain_name</text:p>
          </table:table-cell>
          <table:table-cell table:style-name="ACE-0" office:value-type="string">
            <text:p>company, source, host, domain_name, host_name, email</text:p>
          </table:table-cell>
          <table:table-cell table:style-name="ACE-0"/>
          <table:table-cell table:style-name="ACE-1" table:formula="of:=&quot;| &quot;&amp;IF([$'Collectors'.$F30]&lt;0;&quot;- &quot;;TEXT([$'Collectors'.$F30];&quot;#&quot;))&amp;REPT(&quot; &quot;;[.$F$2]-LEN(TEXT([$'Collectors'.$F30];&quot;#&quot;)))&amp;&quot; | &quot;&amp;[$'Collectors'.$D30]&amp;REPT(&quot; &quot;;[.$D$2]-LEN([$'Collectors'.$D30]))&amp;&quot; | &quot;&amp;[$'Collectors'.$B30]&amp;REPT(&quot; &quot;;[.$B$2]-LEN([$'Collectors'.$B30]))&amp;&quot; | &quot;&amp;IF([.C30]=1;&quot;Active&quot;;IF([.C30]=2;&quot;Passive&quot;;&quot;Active*&quot;))&amp;REPT(&quot; &quot;;[.$C$2]-LEN(IF([.C30]=1;&quot;Active&quot;;IF([.C30]=2;&quot;Passive&quot;;&quot;Active*&quot;))))&amp;&quot; | &quot;&amp;TEXT([$'Collectors'.$I30];&quot;#&quot;)&amp;REPT(&quot; &quot;;[.$I$2]-LEN(TEXT([$'Collectors'.$I30];&quot;#&quot;)))&amp;&quot; | &quot;&amp;TEXT(IF(ISBLANK([$'Collectors'.$H30]);&quot;-&quot;;[$'Collectors'.$H30]);&quot;#&quot;)&amp;REPT(&quot; &quot;;[.$H$2]-LEN(TEXT(IF(ISBLANK([$'Collectors'.$H30]);&quot;-&quot;;[$'Collectors'.$H30]);&quot;#&quot;)))&amp;&quot; | &quot;&amp;TEXT(IF(ISBLANK([$'Collectors'.$J30]);&quot;-&quot;;[$'Collectors'.$J30]);&quot;#&quot;)&amp;REPT(&quot; &quot;;[.$J$2]-LEN(TEXT(IF(ISBLANK([$'Collectors'.$J30]);&quot;-&quot;;[$'Collectors'.$J30]);&quot;#&quot;)))&amp;&quot; |&quot;" office:value-type="string" office:string-value="| 210      | whoisdomain               | domain          | Active   | -          | 10      | nobody |">
            <text:p>| 210 <text:s text:c="5"/>| whoisdomain <text:s text:c="14"/>| domain <text:s text:c="9"/>| Active <text:s text:c="2"/>| - <text:s text:c="9"/>| 10 <text:s text:c="5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domain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dnsspf</text:p>
          </table:table-cell>
          <table:table-cell table:style-name="ACE-0" office:value-type="string">
            <text:p>dig</text:p>
          </table:table-cell>
          <table:table-cell table:style-name="ACE-0" office:value-type="float" office:value="215">
            <text:p>215</text:p>
          </table:table-cell>
          <table:table-cell table:style-name="ACE-0" office:value-type="string">
            <text:p>dns</text:p>
          </table:table-cell>
          <table:table-cell table:style-name="ACE-0"/>
          <table:table-cell table:style-name="ACE-0" office:value-type="string">
            <text:p>-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domain_name</text:p>
          </table:table-cell>
          <table:table-cell table:style-name="ACE-0" office:value-type="string">
            <text:p>domain_name, host_name, source, host, network</text:p>
          </table:table-cell>
          <table:table-cell table:style-name="ACE-0"/>
          <table:table-cell table:style-name="ACE-1" table:formula="of:=&quot;| &quot;&amp;IF([$'Collectors'.$F31]&lt;0;&quot;- &quot;;TEXT([$'Collectors'.$F31];&quot;#&quot;))&amp;REPT(&quot; &quot;;[.$F$2]-LEN(TEXT([$'Collectors'.$F31];&quot;#&quot;)))&amp;&quot; | &quot;&amp;[$'Collectors'.$D31]&amp;REPT(&quot; &quot;;[.$D$2]-LEN([$'Collectors'.$D31]))&amp;&quot; | &quot;&amp;[$'Collectors'.$B31]&amp;REPT(&quot; &quot;;[.$B$2]-LEN([$'Collectors'.$B31]))&amp;&quot; | &quot;&amp;IF([.C31]=1;&quot;Active&quot;;IF([.C31]=2;&quot;Passive&quot;;&quot;Active*&quot;))&amp;REPT(&quot; &quot;;[.$C$2]-LEN(IF([.C31]=1;&quot;Active&quot;;IF([.C31]=2;&quot;Passive&quot;;&quot;Active*&quot;))))&amp;&quot; | &quot;&amp;TEXT([$'Collectors'.$I31];&quot;#&quot;)&amp;REPT(&quot; &quot;;[.$I$2]-LEN(TEXT([$'Collectors'.$I31];&quot;#&quot;)))&amp;&quot; | &quot;&amp;TEXT(IF(ISBLANK([$'Collectors'.$H31]);&quot;-&quot;;[$'Collectors'.$H31]);&quot;#&quot;)&amp;REPT(&quot; &quot;;[.$H$2]-LEN(TEXT(IF(ISBLANK([$'Collectors'.$H31]);&quot;-&quot;;[$'Collectors'.$H31]);&quot;#&quot;)))&amp;&quot; | &quot;&amp;TEXT(IF(ISBLANK([$'Collectors'.$J31]);&quot;-&quot;;[$'Collectors'.$J31]);&quot;#&quot;)&amp;REPT(&quot; &quot;;[.$J$2]-LEN(TEXT(IF(ISBLANK([$'Collectors'.$J31]);&quot;-&quot;;[$'Collectors'.$J31]);&quot;#&quot;)))&amp;&quot; |&quot;" office:value-type="string" office:string-value="| 215      | dnsspf                    | domain          | Active   | -          | -       | nobody |">
            <text:p>| 215 <text:s text:c="5"/>| dnsspf <text:s text:c="19"/>| domain <text:s text:c="9"/>| Active <text:s text:c="2"/>| - <text:s text:c="9"/>| - <text:s text:c="6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domain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dnsdmarc</text:p>
          </table:table-cell>
          <table:table-cell table:style-name="ACE-0" office:value-type="string">
            <text:p>dig</text:p>
          </table:table-cell>
          <table:table-cell table:style-name="ACE-0" office:value-type="float" office:value="220">
            <text:p>220</text:p>
          </table:table-cell>
          <table:table-cell table:style-name="ACE-0" office:value-type="string">
            <text:p>dns</text:p>
          </table:table-cell>
          <table:table-cell table:style-name="ACE-0"/>
          <table:table-cell table:style-name="ACE-0" office:value-type="string">
            <text:p>-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domain_name</text:p>
          </table:table-cell>
          <table:table-cell table:number-columns-repeated="2" table:style-name="ACE-0"/>
          <table:table-cell table:style-name="ACE-1" table:formula="of:=&quot;| &quot;&amp;IF([$'Collectors'.$F32]&lt;0;&quot;- &quot;;TEXT([$'Collectors'.$F32];&quot;#&quot;))&amp;REPT(&quot; &quot;;[.$F$2]-LEN(TEXT([$'Collectors'.$F32];&quot;#&quot;)))&amp;&quot; | &quot;&amp;[$'Collectors'.$D32]&amp;REPT(&quot; &quot;;[.$D$2]-LEN([$'Collectors'.$D32]))&amp;&quot; | &quot;&amp;[$'Collectors'.$B32]&amp;REPT(&quot; &quot;;[.$B$2]-LEN([$'Collectors'.$B32]))&amp;&quot; | &quot;&amp;IF([.C32]=1;&quot;Active&quot;;IF([.C32]=2;&quot;Passive&quot;;&quot;Active*&quot;))&amp;REPT(&quot; &quot;;[.$C$2]-LEN(IF([.C32]=1;&quot;Active&quot;;IF([.C32]=2;&quot;Passive&quot;;&quot;Active*&quot;))))&amp;&quot; | &quot;&amp;TEXT([$'Collectors'.$I32];&quot;#&quot;)&amp;REPT(&quot; &quot;;[.$I$2]-LEN(TEXT([$'Collectors'.$I32];&quot;#&quot;)))&amp;&quot; | &quot;&amp;TEXT(IF(ISBLANK([$'Collectors'.$H32]);&quot;-&quot;;[$'Collectors'.$H32]);&quot;#&quot;)&amp;REPT(&quot; &quot;;[.$H$2]-LEN(TEXT(IF(ISBLANK([$'Collectors'.$H32]);&quot;-&quot;;[$'Collectors'.$H32]);&quot;#&quot;)))&amp;&quot; | &quot;&amp;TEXT(IF(ISBLANK([$'Collectors'.$J32]);&quot;-&quot;;[$'Collectors'.$J32]);&quot;#&quot;)&amp;REPT(&quot; &quot;;[.$J$2]-LEN(TEXT(IF(ISBLANK([$'Collectors'.$J32]);&quot;-&quot;;[$'Collectors'.$J32]);&quot;#&quot;)))&amp;&quot; |&quot;" office:value-type="string" office:string-value="| 220      | dnsdmarc                  | domain          | Active   | -          | -       | nobody |">
            <text:p>| 220 <text:s text:c="5"/>| dnsdmarc <text:s text:c="17"/>| domain <text:s text:c="9"/>| Active <text:s text:c="2"/>| - <text:s text:c="9"/>| - <text:s text:c="6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domain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dnsdkim</text:p>
          </table:table-cell>
          <table:table-cell table:style-name="ACE-0" office:value-type="string">
            <text:p>dig</text:p>
          </table:table-cell>
          <table:table-cell table:style-name="ACE-0" office:value-type="float" office:value="235">
            <text:p>235</text:p>
          </table:table-cell>
          <table:table-cell table:style-name="ACE-0" office:value-type="string">
            <text:p>dns</text:p>
          </table:table-cell>
          <table:table-cell table:style-name="ACE-0"/>
          <table:table-cell table:style-name="ACE-0" office:value-type="string">
            <text:p>-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domain_name</text:p>
          </table:table-cell>
          <table:table-cell table:number-columns-repeated="2" table:style-name="ACE-0"/>
          <table:table-cell table:style-name="ACE-1" table:formula="of:=&quot;| &quot;&amp;IF([$'Collectors'.$F33]&lt;0;&quot;- &quot;;TEXT([$'Collectors'.$F33];&quot;#&quot;))&amp;REPT(&quot; &quot;;[.$F$2]-LEN(TEXT([$'Collectors'.$F33];&quot;#&quot;)))&amp;&quot; | &quot;&amp;[$'Collectors'.$D33]&amp;REPT(&quot; &quot;;[.$D$2]-LEN([$'Collectors'.$D33]))&amp;&quot; | &quot;&amp;[$'Collectors'.$B33]&amp;REPT(&quot; &quot;;[.$B$2]-LEN([$'Collectors'.$B33]))&amp;&quot; | &quot;&amp;IF([.C33]=1;&quot;Active&quot;;IF([.C33]=2;&quot;Passive&quot;;&quot;Active*&quot;))&amp;REPT(&quot; &quot;;[.$C$2]-LEN(IF([.C33]=1;&quot;Active&quot;;IF([.C33]=2;&quot;Passive&quot;;&quot;Active*&quot;))))&amp;&quot; | &quot;&amp;TEXT([$'Collectors'.$I33];&quot;#&quot;)&amp;REPT(&quot; &quot;;[.$I$2]-LEN(TEXT([$'Collectors'.$I33];&quot;#&quot;)))&amp;&quot; | &quot;&amp;TEXT(IF(ISBLANK([$'Collectors'.$H33]);&quot;-&quot;;[$'Collectors'.$H33]);&quot;#&quot;)&amp;REPT(&quot; &quot;;[.$H$2]-LEN(TEXT(IF(ISBLANK([$'Collectors'.$H33]);&quot;-&quot;;[$'Collectors'.$H33]);&quot;#&quot;)))&amp;&quot; | &quot;&amp;TEXT(IF(ISBLANK([$'Collectors'.$J33]);&quot;-&quot;;[$'Collectors'.$J33]);&quot;#&quot;)&amp;REPT(&quot; &quot;;[.$J$2]-LEN(TEXT(IF(ISBLANK([$'Collectors'.$J33]);&quot;-&quot;;[$'Collectors'.$J33]);&quot;#&quot;)))&amp;&quot; |&quot;" office:value-type="string" office:string-value="| 235      | dnsdkim                   | domain          | Active   | -          | -       | nobody |">
            <text:p>| 235 <text:s text:c="5"/>| dnsdkim <text:s text:c="18"/>| domain <text:s text:c="9"/>| Active <text:s text:c="2"/>| - <text:s text:c="9"/>| - <text:s text:c="6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domain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dnstakeover</text:p>
          </table:table-cell>
          <table:table-cell table:style-name="ACE-0" office:value-type="string">
            <text:p>dig</text:p>
          </table:table-cell>
          <table:table-cell table:style-name="ACE-0" office:value-type="float" office:value="240">
            <text:p>240</text:p>
          </table:table-cell>
          <table:table-cell table:style-name="ACE-0" office:value-type="string">
            <text:p>dns</text:p>
          </table:table-cell>
          <table:table-cell table:style-name="ACE-0"/>
          <table:table-cell table:style-name="ACE-0" office:value-type="string">
            <text:p>-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domain_name, host_name</text:p>
          </table:table-cell>
          <table:table-cell table:style-name="ACE-0" office:value-type="string">
            <text:p>domain_name, host_name, source, host_name_host_name_mapping</text:p>
          </table:table-cell>
          <table:table-cell table:style-name="ACE-0"/>
          <table:table-cell table:style-name="ACE-1" table:formula="of:=&quot;| &quot;&amp;IF([$'Collectors'.$F34]&lt;0;&quot;- &quot;;TEXT([$'Collectors'.$F34];&quot;#&quot;))&amp;REPT(&quot; &quot;;[.$F$2]-LEN(TEXT([$'Collectors'.$F34];&quot;#&quot;)))&amp;&quot; | &quot;&amp;[$'Collectors'.$D34]&amp;REPT(&quot; &quot;;[.$D$2]-LEN([$'Collectors'.$D34]))&amp;&quot; | &quot;&amp;[$'Collectors'.$B34]&amp;REPT(&quot; &quot;;[.$B$2]-LEN([$'Collectors'.$B34]))&amp;&quot; | &quot;&amp;IF([.C34]=1;&quot;Active&quot;;IF([.C34]=2;&quot;Passive&quot;;&quot;Active*&quot;))&amp;REPT(&quot; &quot;;[.$C$2]-LEN(IF([.C34]=1;&quot;Active&quot;;IF([.C34]=2;&quot;Passive&quot;;&quot;Active*&quot;))))&amp;&quot; | &quot;&amp;TEXT([$'Collectors'.$I34];&quot;#&quot;)&amp;REPT(&quot; &quot;;[.$I$2]-LEN(TEXT([$'Collectors'.$I34];&quot;#&quot;)))&amp;&quot; | &quot;&amp;TEXT(IF(ISBLANK([$'Collectors'.$H34]);&quot;-&quot;;[$'Collectors'.$H34]);&quot;#&quot;)&amp;REPT(&quot; &quot;;[.$H$2]-LEN(TEXT(IF(ISBLANK([$'Collectors'.$H34]);&quot;-&quot;;[$'Collectors'.$H34]);&quot;#&quot;)))&amp;&quot; | &quot;&amp;TEXT(IF(ISBLANK([$'Collectors'.$J34]);&quot;-&quot;;[$'Collectors'.$J34]);&quot;#&quot;)&amp;REPT(&quot; &quot;;[.$J$2]-LEN(TEXT(IF(ISBLANK([$'Collectors'.$J34]);&quot;-&quot;;[$'Collectors'.$J34]);&quot;#&quot;)))&amp;&quot; |&quot;" office:value-type="string" office:string-value="| 240      | dnstakeover               | domain          | Active   | -          | -       | nobody |">
            <text:p>| 240 <text:s text:c="5"/>| dnstakeover <text:s text:c="14"/>| domain <text:s text:c="9"/>| Active <text:s text:c="2"/>| - <text:s text:c="9"/>| - <text:s text:c="6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domain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dnshost</text:p>
          </table:table-cell>
          <table:table-cell table:style-name="ACE-0" office:value-type="string">
            <text:p>host</text:p>
          </table:table-cell>
          <table:table-cell table:style-name="ACE-0" office:value-type="float" office:value="310">
            <text:p>310</text:p>
          </table:table-cell>
          <table:table-cell table:style-name="ACE-0" office:value-type="string">
            <text:p>dns</text:p>
          </table:table-cell>
          <table:table-cell table:style-name="ACE-0"/>
          <table:table-cell table:style-name="ACE-0" office:value-type="string">
            <text:p>-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domain_name, host_name</text:p>
          </table:table-cell>
          <table:table-cell table:style-name="ACE-0" office:value-type="string">
            <text:p>host, source, host_host_name_mapping, domain_name, host_name</text:p>
          </table:table-cell>
          <table:table-cell table:style-name="ACE-0"/>
          <table:table-cell table:style-name="ACE-1" table:formula="of:=&quot;| &quot;&amp;IF([$'Collectors'.$F35]&lt;0;&quot;- &quot;;TEXT([$'Collectors'.$F35];&quot;#&quot;))&amp;REPT(&quot; &quot;;[.$F$2]-LEN(TEXT([$'Collectors'.$F35];&quot;#&quot;)))&amp;&quot; | &quot;&amp;[$'Collectors'.$D35]&amp;REPT(&quot; &quot;;[.$D$2]-LEN([$'Collectors'.$D35]))&amp;&quot; | &quot;&amp;[$'Collectors'.$B35]&amp;REPT(&quot; &quot;;[.$B$2]-LEN([$'Collectors'.$B35]))&amp;&quot; | &quot;&amp;IF([.C35]=1;&quot;Active&quot;;IF([.C35]=2;&quot;Passive&quot;;&quot;Active*&quot;))&amp;REPT(&quot; &quot;;[.$C$2]-LEN(IF([.C35]=1;&quot;Active&quot;;IF([.C35]=2;&quot;Passive&quot;;&quot;Active*&quot;))))&amp;&quot; | &quot;&amp;TEXT([$'Collectors'.$I35];&quot;#&quot;)&amp;REPT(&quot; &quot;;[.$I$2]-LEN(TEXT([$'Collectors'.$I35];&quot;#&quot;)))&amp;&quot; | &quot;&amp;TEXT(IF(ISBLANK([$'Collectors'.$H35]);&quot;-&quot;;[$'Collectors'.$H35]);&quot;#&quot;)&amp;REPT(&quot; &quot;;[.$H$2]-LEN(TEXT(IF(ISBLANK([$'Collectors'.$H35]);&quot;-&quot;;[$'Collectors'.$H35]);&quot;#&quot;)))&amp;&quot; | &quot;&amp;TEXT(IF(ISBLANK([$'Collectors'.$J35]);&quot;-&quot;;[$'Collectors'.$J35]);&quot;#&quot;)&amp;REPT(&quot; &quot;;[.$J$2]-LEN(TEXT(IF(ISBLANK([$'Collectors'.$J35]);&quot;-&quot;;[$'Collectors'.$J35]);&quot;#&quot;)))&amp;&quot; |&quot;" office:value-type="string" office:string-value="| 310      | dnshost                   | domain          | Active   | -          | -       | nobody |">
            <text:p>| 310 <text:s text:c="5"/>| dnshost <text:s text:c="18"/>| domain <text:s text:c="9"/>| Active <text:s text:c="2"/>| - <text:s text:c="9"/>| - <text:s text:c="6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domain</text:p>
          </table:table-cell>
          <table:table-cell table:style-name="ACE-0" office:value-type="float" office:value="2">
            <text:p>2</text:p>
          </table:table-cell>
          <table:table-cell table:style-name="ACE-0" office:value-type="string">
            <text:p>dnshostpublic</text:p>
          </table:table-cell>
          <table:table-cell table:style-name="ACE-0" office:value-type="string">
            <text:p>host</text:p>
          </table:table-cell>
          <table:table-cell table:style-name="ACE-0" office:value-type="float" office:value="312">
            <text:p>312</text:p>
          </table:table-cell>
          <table:table-cell table:style-name="ACE-0" office:value-type="string">
            <text:p>dns</text:p>
          </table:table-cell>
          <table:table-cell table:style-name="ACE-0"/>
          <table:table-cell table:style-name="ACE-0" office:value-type="string">
            <text:p>-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domain_name, host_name</text:p>
          </table:table-cell>
          <table:table-cell table:style-name="ACE-0" office:value-type="string">
            <text:p>host, source, host_host_name_mapping, domain_name, host_name</text:p>
          </table:table-cell>
          <table:table-cell table:style-name="ACE-0"/>
          <table:table-cell table:style-name="ACE-1" table:formula="of:=&quot;| &quot;&amp;IF([$'Collectors'.$F36]&lt;0;&quot;- &quot;;TEXT([$'Collectors'.$F36];&quot;#&quot;))&amp;REPT(&quot; &quot;;[.$F$2]-LEN(TEXT([$'Collectors'.$F36];&quot;#&quot;)))&amp;&quot; | &quot;&amp;[$'Collectors'.$D36]&amp;REPT(&quot; &quot;;[.$D$2]-LEN([$'Collectors'.$D36]))&amp;&quot; | &quot;&amp;[$'Collectors'.$B36]&amp;REPT(&quot; &quot;;[.$B$2]-LEN([$'Collectors'.$B36]))&amp;&quot; | &quot;&amp;IF([.C36]=1;&quot;Active&quot;;IF([.C36]=2;&quot;Passive&quot;;&quot;Active*&quot;))&amp;REPT(&quot; &quot;;[.$C$2]-LEN(IF([.C36]=1;&quot;Active&quot;;IF([.C36]=2;&quot;Passive&quot;;&quot;Active*&quot;))))&amp;&quot; | &quot;&amp;TEXT([$'Collectors'.$I36];&quot;#&quot;)&amp;REPT(&quot; &quot;;[.$I$2]-LEN(TEXT([$'Collectors'.$I36];&quot;#&quot;)))&amp;&quot; | &quot;&amp;TEXT(IF(ISBLANK([$'Collectors'.$H36]);&quot;-&quot;;[$'Collectors'.$H36]);&quot;#&quot;)&amp;REPT(&quot; &quot;;[.$H$2]-LEN(TEXT(IF(ISBLANK([$'Collectors'.$H36]);&quot;-&quot;;[$'Collectors'.$H36]);&quot;#&quot;)))&amp;&quot; | &quot;&amp;TEXT(IF(ISBLANK([$'Collectors'.$J36]);&quot;-&quot;;[$'Collectors'.$J36]);&quot;#&quot;)&amp;REPT(&quot; &quot;;[.$J$2]-LEN(TEXT(IF(ISBLANK([$'Collectors'.$J36]);&quot;-&quot;;[$'Collectors'.$J36]);&quot;#&quot;)))&amp;&quot; |&quot;" office:value-type="string" office:string-value="| 312      | dnshostpublic             | domain          | Passive  | -          | -       | nobody |">
            <text:p>| 312 <text:s text:c="5"/>| dnshostpublic <text:s text:c="12"/>| domain <text:s text:c="9"/>| Passive <text:s/>| - <text:s text:c="9"/>| - <text:s text:c="6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host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dnsreverselookup</text:p>
          </table:table-cell>
          <table:table-cell table:style-name="ACE-0" office:value-type="string">
            <text:p>host</text:p>
          </table:table-cell>
          <table:table-cell table:style-name="ACE-0" office:value-type="float" office:value="320">
            <text:p>320</text:p>
          </table:table-cell>
          <table:table-cell table:style-name="ACE-0" office:value-type="string">
            <text:p>dns</text:p>
          </table:table-cell>
          <table:table-cell table:style-name="ACE-0"/>
          <table:table-cell table:style-name="ACE-0" office:value-type="string">
            <text:p>IPv4, IPv6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host</text:p>
          </table:table-cell>
          <table:table-cell table:style-name="ACE-0" office:value-type="string">
            <text:p>domain_name, host_name, source, host_host_name_mapping</text:p>
          </table:table-cell>
          <table:table-cell table:style-name="ACE-0" office:value-type="string">
            <text:p><text:s text:c="14"/></text:p>
          </table:table-cell>
          <table:table-cell table:style-name="ACE-1" table:formula="of:=&quot;| &quot;&amp;IF([$'Collectors'.$F37]&lt;0;&quot;- &quot;;TEXT([$'Collectors'.$F37];&quot;#&quot;))&amp;REPT(&quot; &quot;;[.$F$2]-LEN(TEXT([$'Collectors'.$F37];&quot;#&quot;)))&amp;&quot; | &quot;&amp;[$'Collectors'.$D37]&amp;REPT(&quot; &quot;;[.$D$2]-LEN([$'Collectors'.$D37]))&amp;&quot; | &quot;&amp;[$'Collectors'.$B37]&amp;REPT(&quot; &quot;;[.$B$2]-LEN([$'Collectors'.$B37]))&amp;&quot; | &quot;&amp;IF([.C37]=1;&quot;Active&quot;;IF([.C37]=2;&quot;Passive&quot;;&quot;Active*&quot;))&amp;REPT(&quot; &quot;;[.$C$2]-LEN(IF([.C37]=1;&quot;Active&quot;;IF([.C37]=2;&quot;Passive&quot;;&quot;Active*&quot;))))&amp;&quot; | &quot;&amp;TEXT([$'Collectors'.$I37];&quot;#&quot;)&amp;REPT(&quot; &quot;;[.$I$2]-LEN(TEXT([$'Collectors'.$I37];&quot;#&quot;)))&amp;&quot; | &quot;&amp;TEXT(IF(ISBLANK([$'Collectors'.$H37]);&quot;-&quot;;[$'Collectors'.$H37]);&quot;#&quot;)&amp;REPT(&quot; &quot;;[.$H$2]-LEN(TEXT(IF(ISBLANK([$'Collectors'.$H37]);&quot;-&quot;;[$'Collectors'.$H37]);&quot;#&quot;)))&amp;&quot; | &quot;&amp;TEXT(IF(ISBLANK([$'Collectors'.$J37]);&quot;-&quot;;[$'Collectors'.$J37]);&quot;#&quot;)&amp;REPT(&quot; &quot;;[.$J$2]-LEN(TEXT(IF(ISBLANK([$'Collectors'.$J37]);&quot;-&quot;;[$'Collectors'.$J37]);&quot;#&quot;)))&amp;&quot; |&quot;" office:value-type="string" office:string-value="| 320      | dnsreverselookup          | host            | Active   | IPv4, IPv6 | -       | nobody |">
            <text:p>| 320 <text:s text:c="5"/>| dnsreverselookup <text:s text:c="9"/>| host <text:s text:c="11"/>| Active <text:s text:c="2"/>| IPv4, IPv6 | - <text:s text:c="6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host</text:p>
          </table:table-cell>
          <table:table-cell table:style-name="ACE-0" office:value-type="float" office:value="3">
            <text:p>3</text:p>
          </table:table-cell>
          <table:table-cell table:style-name="ACE-0" office:value-type="string">
            <text:p>dnscrobatreversehost</text:p>
          </table:table-cell>
          <table:table-cell table:style-name="ACE-0" office:value-type="string">
            <text:p>crobat</text:p>
          </table:table-cell>
          <table:table-cell table:style-name="ACE-0" office:value-type="float" office:value="360">
            <text:p>360</text:p>
          </table:table-cell>
          <table:table-cell table:style-name="ACE-0" office:value-type="string">
            <text:p>dns</text:p>
          </table:table-cell>
          <table:table-cell table:style-name="ACE-0"/>
          <table:table-cell table:style-name="ACE-0" office:value-type="string">
            <text:p>IPv4, IPv6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host</text:p>
          </table:table-cell>
          <table:table-cell table:style-name="ACE-0" office:value-type="string">
            <text:p>domain_name, host_name, source</text:p>
          </table:table-cell>
          <table:table-cell table:style-name="ACE-0"/>
          <table:table-cell table:style-name="ACE-1" table:formula="of:=&quot;| &quot;&amp;IF([$'Collectors'.$F38]&lt;0;&quot;- &quot;;TEXT([$'Collectors'.$F38];&quot;#&quot;))&amp;REPT(&quot; &quot;;[.$F$2]-LEN(TEXT([$'Collectors'.$F38];&quot;#&quot;)))&amp;&quot; | &quot;&amp;[$'Collectors'.$D38]&amp;REPT(&quot; &quot;;[.$D$2]-LEN([$'Collectors'.$D38]))&amp;&quot; | &quot;&amp;[$'Collectors'.$B38]&amp;REPT(&quot; &quot;;[.$B$2]-LEN([$'Collectors'.$B38]))&amp;&quot; | &quot;&amp;IF([.C38]=1;&quot;Active&quot;;IF([.C38]=2;&quot;Passive&quot;;&quot;Active*&quot;))&amp;REPT(&quot; &quot;;[.$C$2]-LEN(IF([.C38]=1;&quot;Active&quot;;IF([.C38]=2;&quot;Passive&quot;;&quot;Active*&quot;))))&amp;&quot; | &quot;&amp;TEXT([$'Collectors'.$I38];&quot;#&quot;)&amp;REPT(&quot; &quot;;[.$I$2]-LEN(TEXT([$'Collectors'.$I38];&quot;#&quot;)))&amp;&quot; | &quot;&amp;TEXT(IF(ISBLANK([$'Collectors'.$H38]);&quot;-&quot;;[$'Collectors'.$H38]);&quot;#&quot;)&amp;REPT(&quot; &quot;;[.$H$2]-LEN(TEXT(IF(ISBLANK([$'Collectors'.$H38]);&quot;-&quot;;[$'Collectors'.$H38]);&quot;#&quot;)))&amp;&quot; | &quot;&amp;TEXT(IF(ISBLANK([$'Collectors'.$J38]);&quot;-&quot;;[$'Collectors'.$J38]);&quot;#&quot;)&amp;REPT(&quot; &quot;;[.$J$2]-LEN(TEXT(IF(ISBLANK([$'Collectors'.$J38]);&quot;-&quot;;[$'Collectors'.$J38]);&quot;#&quot;)))&amp;&quot; |&quot;" office:value-type="string" office:string-value="| 360      | dnscrobatreversehost      | host            | Active*  | IPv4, IPv6 | -       | nobody |">
            <text:p>| 360 <text:s text:c="5"/>| dnscrobatreversehost <text:s text:c="5"/>| host <text:s text:c="11"/>| Active* <text:s/>| IPv4, IPv6 | - <text:s text:c="6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domain</text:p>
          </table:table-cell>
          <table:table-cell table:style-name="ACE-0" office:value-type="float" office:value="3">
            <text:p>3</text:p>
          </table:table-cell>
          <table:table-cell table:style-name="ACE-0" office:value-type="string">
            <text:p>hunter</text:p>
          </table:table-cell>
          <table:table-cell table:style-name="ACE-0" office:value-type="string">
            <text:p>kismanage</text:p>
          </table:table-cell>
          <table:table-cell table:style-name="ACE-0" office:value-type="float" office:value="410">
            <text:p>410</text:p>
          </table:table-cell>
          <table:table-cell table:style-name="ACE-0" office:value-type="string">
            <text:p>osint</text:p>
          </table:table-cell>
          <table:table-cell table:style-name="ACE-0"/>
          <table:table-cell table:style-name="ACE-0" office:value-type="string">
            <text:p>-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domain_name</text:p>
          </table:table-cell>
          <table:table-cell table:style-name="ACE-0" office:value-type="string">
            <text:p>email, domain_name, host_name, source</text:p>
          </table:table-cell>
          <table:table-cell table:style-name="ACE-0"/>
          <table:table-cell table:style-name="ACE-1" table:formula="of:=&quot;| &quot;&amp;IF([$'Collectors'.$F39]&lt;0;&quot;- &quot;;TEXT([$'Collectors'.$F39];&quot;#&quot;))&amp;REPT(&quot; &quot;;[.$F$2]-LEN(TEXT([$'Collectors'.$F39];&quot;#&quot;)))&amp;&quot; | &quot;&amp;[$'Collectors'.$D39]&amp;REPT(&quot; &quot;;[.$D$2]-LEN([$'Collectors'.$D39]))&amp;&quot; | &quot;&amp;[$'Collectors'.$B39]&amp;REPT(&quot; &quot;;[.$B$2]-LEN([$'Collectors'.$B39]))&amp;&quot; | &quot;&amp;IF([.C39]=1;&quot;Active&quot;;IF([.C39]=2;&quot;Passive&quot;;&quot;Active*&quot;))&amp;REPT(&quot; &quot;;[.$C$2]-LEN(IF([.C39]=1;&quot;Active&quot;;IF([.C39]=2;&quot;Passive&quot;;&quot;Active*&quot;))))&amp;&quot; | &quot;&amp;TEXT([$'Collectors'.$I39];&quot;#&quot;)&amp;REPT(&quot; &quot;;[.$I$2]-LEN(TEXT([$'Collectors'.$I39];&quot;#&quot;)))&amp;&quot; | &quot;&amp;TEXT(IF(ISBLANK([$'Collectors'.$H39]);&quot;-&quot;;[$'Collectors'.$H39]);&quot;#&quot;)&amp;REPT(&quot; &quot;;[.$H$2]-LEN(TEXT(IF(ISBLANK([$'Collectors'.$H39]);&quot;-&quot;;[$'Collectors'.$H39]);&quot;#&quot;)))&amp;&quot; | &quot;&amp;TEXT(IF(ISBLANK([$'Collectors'.$J39]);&quot;-&quot;;[$'Collectors'.$J39]);&quot;#&quot;)&amp;REPT(&quot; &quot;;[.$J$2]-LEN(TEXT(IF(ISBLANK([$'Collectors'.$J39]);&quot;-&quot;;[$'Collectors'.$J39]);&quot;#&quot;)))&amp;&quot; |&quot;" office:value-type="string" office:string-value="| 410      | hunter                    | domain          | Active*  | -          | -       | nobody |">
            <text:p>| 410 <text:s text:c="5"/>| hunter <text:s text:c="19"/>| domain <text:s text:c="9"/>| Active* <text:s/>| - <text:s text:c="9"/>| - <text:s text:c="6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email</text:p>
          </table:table-cell>
          <table:table-cell table:style-name="ACE-0" office:value-type="float" office:value="3">
            <text:p>3</text:p>
          </table:table-cell>
          <table:table-cell table:style-name="ACE-0" office:value-type="string">
            <text:p>haveibeenbreach</text:p>
          </table:table-cell>
          <table:table-cell table:style-name="ACE-0" office:value-type="string">
            <text:p>kismanage</text:p>
          </table:table-cell>
          <table:table-cell table:style-name="ACE-0" office:value-type="float" office:value="420">
            <text:p>420</text:p>
          </table:table-cell>
          <table:table-cell table:style-name="ACE-0" office:value-type="string">
            <text:p>osint</text:p>
          </table:table-cell>
          <table:table-cell table:style-name="ACE-0"/>
          <table:table-cell table:style-name="ACE-0" office:value-type="string">
            <text:p>-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email</text:p>
          </table:table-cell>
          <table:table-cell table:style-name="ACE-0" office:value-type="string">
            <text:p>additional_info, source</text:p>
          </table:table-cell>
          <table:table-cell table:style-name="ACE-0"/>
          <table:table-cell table:style-name="ACE-1" table:formula="of:=&quot;| &quot;&amp;IF([$'Collectors'.$F40]&lt;0;&quot;- &quot;;TEXT([$'Collectors'.$F40];&quot;#&quot;))&amp;REPT(&quot; &quot;;[.$F$2]-LEN(TEXT([$'Collectors'.$F40];&quot;#&quot;)))&amp;&quot; | &quot;&amp;[$'Collectors'.$D40]&amp;REPT(&quot; &quot;;[.$D$2]-LEN([$'Collectors'.$D40]))&amp;&quot; | &quot;&amp;[$'Collectors'.$B40]&amp;REPT(&quot; &quot;;[.$B$2]-LEN([$'Collectors'.$B40]))&amp;&quot; | &quot;&amp;IF([.C40]=1;&quot;Active&quot;;IF([.C40]=2;&quot;Passive&quot;;&quot;Active*&quot;))&amp;REPT(&quot; &quot;;[.$C$2]-LEN(IF([.C40]=1;&quot;Active&quot;;IF([.C40]=2;&quot;Passive&quot;;&quot;Active*&quot;))))&amp;&quot; | &quot;&amp;TEXT([$'Collectors'.$I40];&quot;#&quot;)&amp;REPT(&quot; &quot;;[.$I$2]-LEN(TEXT([$'Collectors'.$I40];&quot;#&quot;)))&amp;&quot; | &quot;&amp;TEXT(IF(ISBLANK([$'Collectors'.$H40]);&quot;-&quot;;[$'Collectors'.$H40]);&quot;#&quot;)&amp;REPT(&quot; &quot;;[.$H$2]-LEN(TEXT(IF(ISBLANK([$'Collectors'.$H40]);&quot;-&quot;;[$'Collectors'.$H40]);&quot;#&quot;)))&amp;&quot; | &quot;&amp;TEXT(IF(ISBLANK([$'Collectors'.$J40]);&quot;-&quot;;[$'Collectors'.$J40]);&quot;#&quot;)&amp;REPT(&quot; &quot;;[.$J$2]-LEN(TEXT(IF(ISBLANK([$'Collectors'.$J40]);&quot;-&quot;;[$'Collectors'.$J40]);&quot;#&quot;)))&amp;&quot; |&quot;" office:value-type="string" office:string-value="| 420      | haveibeenbreach           | email           | Active*  | -          | -       | nobody |">
            <text:p>| 420 <text:s text:c="5"/>| haveibeenbreach <text:s text:c="10"/>| email <text:s text:c="10"/>| Active* <text:s/>| - <text:s text:c="9"/>| - <text:s text:c="6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email</text:p>
          </table:table-cell>
          <table:table-cell table:style-name="ACE-0" office:value-type="float" office:value="3">
            <text:p>3</text:p>
          </table:table-cell>
          <table:table-cell table:style-name="ACE-0" office:value-type="string">
            <text:p>haveibeenpaste</text:p>
          </table:table-cell>
          <table:table-cell table:style-name="ACE-0" office:value-type="string">
            <text:p>kismanage</text:p>
          </table:table-cell>
          <table:table-cell table:style-name="ACE-0" office:value-type="float" office:value="430">
            <text:p>430</text:p>
          </table:table-cell>
          <table:table-cell table:style-name="ACE-0" office:value-type="string">
            <text:p>osint</text:p>
          </table:table-cell>
          <table:table-cell table:style-name="ACE-0"/>
          <table:table-cell table:style-name="ACE-0" office:value-type="string">
            <text:p>-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email</text:p>
          </table:table-cell>
          <table:table-cell table:style-name="ACE-0" office:value-type="string">
            <text:p>additional_info, source</text:p>
          </table:table-cell>
          <table:table-cell table:style-name="ACE-0"/>
          <table:table-cell table:style-name="ACE-1" table:formula="of:=&quot;| &quot;&amp;IF([$'Collectors'.$F41]&lt;0;&quot;- &quot;;TEXT([$'Collectors'.$F41];&quot;#&quot;))&amp;REPT(&quot; &quot;;[.$F$2]-LEN(TEXT([$'Collectors'.$F41];&quot;#&quot;)))&amp;&quot; | &quot;&amp;[$'Collectors'.$D41]&amp;REPT(&quot; &quot;;[.$D$2]-LEN([$'Collectors'.$D41]))&amp;&quot; | &quot;&amp;[$'Collectors'.$B41]&amp;REPT(&quot; &quot;;[.$B$2]-LEN([$'Collectors'.$B41]))&amp;&quot; | &quot;&amp;IF([.C41]=1;&quot;Active&quot;;IF([.C41]=2;&quot;Passive&quot;;&quot;Active*&quot;))&amp;REPT(&quot; &quot;;[.$C$2]-LEN(IF([.C41]=1;&quot;Active&quot;;IF([.C41]=2;&quot;Passive&quot;;&quot;Active*&quot;))))&amp;&quot; | &quot;&amp;TEXT([$'Collectors'.$I41];&quot;#&quot;)&amp;REPT(&quot; &quot;;[.$I$2]-LEN(TEXT([$'Collectors'.$I41];&quot;#&quot;)))&amp;&quot; | &quot;&amp;TEXT(IF(ISBLANK([$'Collectors'.$H41]);&quot;-&quot;;[$'Collectors'.$H41]);&quot;#&quot;)&amp;REPT(&quot; &quot;;[.$H$2]-LEN(TEXT(IF(ISBLANK([$'Collectors'.$H41]);&quot;-&quot;;[$'Collectors'.$H41]);&quot;#&quot;)))&amp;&quot; | &quot;&amp;TEXT(IF(ISBLANK([$'Collectors'.$J41]);&quot;-&quot;;[$'Collectors'.$J41]);&quot;#&quot;)&amp;REPT(&quot; &quot;;[.$J$2]-LEN(TEXT(IF(ISBLANK([$'Collectors'.$J41]);&quot;-&quot;;[$'Collectors'.$J41]);&quot;#&quot;)))&amp;&quot; |&quot;" office:value-type="string" office:string-value="| 430      | haveibeenpaste            | email           | Active*  | -          | -       | nobody |">
            <text:p>| 430 <text:s text:c="5"/>| haveibeenpaste <text:s text:c="11"/>| email <text:s text:c="10"/>| Active* <text:s/>| - <text:s text:c="9"/>| - <text:s text:c="6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host</text:p>
          </table:table-cell>
          <table:table-cell table:style-name="ACE-0" office:value-type="float" office:value="2">
            <text:p>2</text:p>
          </table:table-cell>
          <table:table-cell table:style-name="ACE-0" office:value-type="string">
            <text:p>whoishost</text:p>
          </table:table-cell>
          <table:table-cell table:style-name="ACE-0" office:value-type="string">
            <text:p>whois</text:p>
          </table:table-cell>
          <table:table-cell table:style-name="ACE-0" office:value-type="float" office:value="510">
            <text:p>510</text:p>
          </table:table-cell>
          <table:table-cell table:style-name="ACE-0" office:value-type="string">
            <text:p>osint</text:p>
          </table:table-cell>
          <table:table-cell table:style-name="ACE-0"/>
          <table:table-cell table:style-name="ACE-0" office:value-type="string">
            <text:p>IPv4, IPv6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host</text:p>
          </table:table-cell>
          <table:table-cell table:style-name="ACE-0" office:value-type="string">
            <text:p>email, domain_name, host_name, source, network, company</text:p>
          </table:table-cell>
          <table:table-cell table:style-name="ACE-0"/>
          <table:table-cell table:style-name="ACE-1" table:formula="of:=&quot;| &quot;&amp;IF([$'Collectors'.$F42]&lt;0;&quot;- &quot;;TEXT([$'Collectors'.$F42];&quot;#&quot;))&amp;REPT(&quot; &quot;;[.$F$2]-LEN(TEXT([$'Collectors'.$F42];&quot;#&quot;)))&amp;&quot; | &quot;&amp;[$'Collectors'.$D42]&amp;REPT(&quot; &quot;;[.$D$2]-LEN([$'Collectors'.$D42]))&amp;&quot; | &quot;&amp;[$'Collectors'.$B42]&amp;REPT(&quot; &quot;;[.$B$2]-LEN([$'Collectors'.$B42]))&amp;&quot; | &quot;&amp;IF([.C42]=1;&quot;Active&quot;;IF([.C42]=2;&quot;Passive&quot;;&quot;Active*&quot;))&amp;REPT(&quot; &quot;;[.$C$2]-LEN(IF([.C42]=1;&quot;Active&quot;;IF([.C42]=2;&quot;Passive&quot;;&quot;Active*&quot;))))&amp;&quot; | &quot;&amp;TEXT([$'Collectors'.$I42];&quot;#&quot;)&amp;REPT(&quot; &quot;;[.$I$2]-LEN(TEXT([$'Collectors'.$I42];&quot;#&quot;)))&amp;&quot; | &quot;&amp;TEXT(IF(ISBLANK([$'Collectors'.$H42]);&quot;-&quot;;[$'Collectors'.$H42]);&quot;#&quot;)&amp;REPT(&quot; &quot;;[.$H$2]-LEN(TEXT(IF(ISBLANK([$'Collectors'.$H42]);&quot;-&quot;;[$'Collectors'.$H42]);&quot;#&quot;)))&amp;&quot; | &quot;&amp;TEXT(IF(ISBLANK([$'Collectors'.$J42]);&quot;-&quot;;[$'Collectors'.$J42]);&quot;#&quot;)&amp;REPT(&quot; &quot;;[.$J$2]-LEN(TEXT(IF(ISBLANK([$'Collectors'.$J42]);&quot;-&quot;;[$'Collectors'.$J42]);&quot;#&quot;)))&amp;&quot; |&quot;" office:value-type="string" office:string-value="| 510      | whoishost                 | host            | Passive  | IPv4, IPv6 | -       | nobody |">
            <text:p>| 510 <text:s text:c="5"/>| whoishost <text:s text:c="16"/>| host <text:s text:c="11"/>| Passive <text:s/>| IPv4, IPv6 | - <text:s text:c="6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network</text:p>
          </table:table-cell>
          <table:table-cell table:style-name="ACE-0" office:value-type="float" office:value="2">
            <text:p>2</text:p>
          </table:table-cell>
          <table:table-cell table:style-name="ACE-0" office:value-type="string">
            <text:p>whoisnetwork</text:p>
          </table:table-cell>
          <table:table-cell table:style-name="ACE-0" office:value-type="string">
            <text:p>whois</text:p>
          </table:table-cell>
          <table:table-cell table:style-name="ACE-0" office:value-type="float" office:value="512">
            <text:p>512</text:p>
          </table:table-cell>
          <table:table-cell table:style-name="ACE-0" office:value-type="string">
            <text:p>osint</text:p>
          </table:table-cell>
          <table:table-cell table:style-name="ACE-0"/>
          <table:table-cell table:style-name="ACE-0" office:value-type="string">
            <text:p>IPv4, IPv6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network</text:p>
          </table:table-cell>
          <table:table-cell table:style-name="ACE-0" office:value-type="string">
            <text:p>email, domain_name, host_name, source, network, company</text:p>
          </table:table-cell>
          <table:table-cell table:style-name="ACE-0"/>
          <table:table-cell table:style-name="ACE-1" table:formula="of:=&quot;| &quot;&amp;IF([$'Collectors'.$F43]&lt;0;&quot;- &quot;;TEXT([$'Collectors'.$F43];&quot;#&quot;))&amp;REPT(&quot; &quot;;[.$F$2]-LEN(TEXT([$'Collectors'.$F43];&quot;#&quot;)))&amp;&quot; | &quot;&amp;[$'Collectors'.$D43]&amp;REPT(&quot; &quot;;[.$D$2]-LEN([$'Collectors'.$D43]))&amp;&quot; | &quot;&amp;[$'Collectors'.$B43]&amp;REPT(&quot; &quot;;[.$B$2]-LEN([$'Collectors'.$B43]))&amp;&quot; | &quot;&amp;IF([.C43]=1;&quot;Active&quot;;IF([.C43]=2;&quot;Passive&quot;;&quot;Active*&quot;))&amp;REPT(&quot; &quot;;[.$C$2]-LEN(IF([.C43]=1;&quot;Active&quot;;IF([.C43]=2;&quot;Passive&quot;;&quot;Active*&quot;))))&amp;&quot; | &quot;&amp;TEXT([$'Collectors'.$I43];&quot;#&quot;)&amp;REPT(&quot; &quot;;[.$I$2]-LEN(TEXT([$'Collectors'.$I43];&quot;#&quot;)))&amp;&quot; | &quot;&amp;TEXT(IF(ISBLANK([$'Collectors'.$H43]);&quot;-&quot;;[$'Collectors'.$H43]);&quot;#&quot;)&amp;REPT(&quot; &quot;;[.$H$2]-LEN(TEXT(IF(ISBLANK([$'Collectors'.$H43]);&quot;-&quot;;[$'Collectors'.$H43]);&quot;#&quot;)))&amp;&quot; | &quot;&amp;TEXT(IF(ISBLANK([$'Collectors'.$J43]);&quot;-&quot;;[$'Collectors'.$J43]);&quot;#&quot;)&amp;REPT(&quot; &quot;;[.$J$2]-LEN(TEXT(IF(ISBLANK([$'Collectors'.$J43]);&quot;-&quot;;[$'Collectors'.$J43]);&quot;#&quot;)))&amp;&quot; |&quot;" office:value-type="string" office:string-value="| 512      | whoisnetwork              | network         | Passive  | IPv4, IPv6 | -       | nobody |">
            <text:p>| 512 <text:s text:c="5"/>| whoisnetwork <text:s text:c="13"/>| network <text:s text:c="8"/>| Passive <text:s/>| IPv4, IPv6 | - <text:s text:c="6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company</text:p>
          </table:table-cell>
          <table:table-cell table:style-name="ACE-0" office:value-type="float" office:value="3">
            <text:p>3</text:p>
          </table:table-cell>
          <table:table-cell table:style-name="ACE-0" office:value-type="string">
            <text:p>reversewhois</text:p>
          </table:table-cell>
          <table:table-cell table:style-name="ACE-0" office:value-type="string">
            <text:p>kismanage</text:p>
          </table:table-cell>
          <table:table-cell table:style-name="ACE-0" office:value-type="float" office:value="515">
            <text:p>515</text:p>
          </table:table-cell>
          <table:table-cell table:style-name="ACE-0" office:value-type="string">
            <text:p>osint</text:p>
          </table:table-cell>
          <table:table-cell table:style-name="ACE-0"/>
          <table:table-cell table:style-name="ACE-0" office:value-type="string">
            <text:p>-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company</text:p>
          </table:table-cell>
          <table:table-cell table:style-name="ACE-0" office:value-type="string">
            <text:p>domain_name</text:p>
          </table:table-cell>
          <table:table-cell table:style-name="ACE-0"/>
          <table:table-cell table:style-name="ACE-1" table:formula="of:=&quot;| &quot;&amp;IF([$'Collectors'.$F44]&lt;0;&quot;- &quot;;TEXT([$'Collectors'.$F44];&quot;#&quot;))&amp;REPT(&quot; &quot;;[.$F$2]-LEN(TEXT([$'Collectors'.$F44];&quot;#&quot;)))&amp;&quot; | &quot;&amp;[$'Collectors'.$D44]&amp;REPT(&quot; &quot;;[.$D$2]-LEN([$'Collectors'.$D44]))&amp;&quot; | &quot;&amp;[$'Collectors'.$B44]&amp;REPT(&quot; &quot;;[.$B$2]-LEN([$'Collectors'.$B44]))&amp;&quot; | &quot;&amp;IF([.C44]=1;&quot;Active&quot;;IF([.C44]=2;&quot;Passive&quot;;&quot;Active*&quot;))&amp;REPT(&quot; &quot;;[.$C$2]-LEN(IF([.C44]=1;&quot;Active&quot;;IF([.C44]=2;&quot;Passive&quot;;&quot;Active*&quot;))))&amp;&quot; | &quot;&amp;TEXT([$'Collectors'.$I44];&quot;#&quot;)&amp;REPT(&quot; &quot;;[.$I$2]-LEN(TEXT([$'Collectors'.$I44];&quot;#&quot;)))&amp;&quot; | &quot;&amp;TEXT(IF(ISBLANK([$'Collectors'.$H44]);&quot;-&quot;;[$'Collectors'.$H44]);&quot;#&quot;)&amp;REPT(&quot; &quot;;[.$H$2]-LEN(TEXT(IF(ISBLANK([$'Collectors'.$H44]);&quot;-&quot;;[$'Collectors'.$H44]);&quot;#&quot;)))&amp;&quot; | &quot;&amp;TEXT(IF(ISBLANK([$'Collectors'.$J44]);&quot;-&quot;;[$'Collectors'.$J44]);&quot;#&quot;)&amp;REPT(&quot; &quot;;[.$J$2]-LEN(TEXT(IF(ISBLANK([$'Collectors'.$J44]);&quot;-&quot;;[$'Collectors'.$J44]);&quot;#&quot;)))&amp;&quot; |&quot;" office:value-type="string" office:string-value="| 515      | reversewhois              | company         | Active*  | -          | -       | nobody |">
            <text:p>| 515 <text:s text:c="5"/>| reversewhois <text:s text:c="13"/>| company <text:s text:c="8"/>| Active* <text:s/>| - <text:s text:c="9"/>| - <text:s text:c="6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host</text:p>
          </table:table-cell>
          <table:table-cell table:style-name="ACE-0" office:value-type="float" office:value="3">
            <text:p>3</text:p>
          </table:table-cell>
          <table:table-cell table:style-name="ACE-0" office:value-type="string">
            <text:p>shodanhost</text:p>
          </table:table-cell>
          <table:table-cell table:style-name="ACE-0" office:value-type="string">
            <text:p>kismanage</text:p>
          </table:table-cell>
          <table:table-cell table:style-name="ACE-0" office:value-type="float" office:value="520">
            <text:p>520</text:p>
          </table:table-cell>
          <table:table-cell table:style-name="ACE-0" office:value-type="string">
            <text:p>osint</text:p>
          </table:table-cell>
          <table:table-cell table:style-name="ACE-0"/>
          <table:table-cell table:style-name="ACE-0" office:value-type="string">
            <text:p>IPv4, IPv6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host_name</text:p>
          </table:table-cell>
          <table:table-cell table:style-name="ACE-0" office:value-type="string">
            <text:p>domain_name, host_name, source, host, file, company, service, credential, additional_info, path</text:p>
          </table:table-cell>
          <table:table-cell table:style-name="ACE-0"/>
          <table:table-cell table:style-name="ACE-1" table:formula="of:=&quot;| &quot;&amp;IF([$'Collectors'.$F45]&lt;0;&quot;- &quot;;TEXT([$'Collectors'.$F45];&quot;#&quot;))&amp;REPT(&quot; &quot;;[.$F$2]-LEN(TEXT([$'Collectors'.$F45];&quot;#&quot;)))&amp;&quot; | &quot;&amp;[$'Collectors'.$D45]&amp;REPT(&quot; &quot;;[.$D$2]-LEN([$'Collectors'.$D45]))&amp;&quot; | &quot;&amp;[$'Collectors'.$B45]&amp;REPT(&quot; &quot;;[.$B$2]-LEN([$'Collectors'.$B45]))&amp;&quot; | &quot;&amp;IF([.C45]=1;&quot;Active&quot;;IF([.C45]=2;&quot;Passive&quot;;&quot;Active*&quot;))&amp;REPT(&quot; &quot;;[.$C$2]-LEN(IF([.C45]=1;&quot;Active&quot;;IF([.C45]=2;&quot;Passive&quot;;&quot;Active*&quot;))))&amp;&quot; | &quot;&amp;TEXT([$'Collectors'.$I45];&quot;#&quot;)&amp;REPT(&quot; &quot;;[.$I$2]-LEN(TEXT([$'Collectors'.$I45];&quot;#&quot;)))&amp;&quot; | &quot;&amp;TEXT(IF(ISBLANK([$'Collectors'.$H45]);&quot;-&quot;;[$'Collectors'.$H45]);&quot;#&quot;)&amp;REPT(&quot; &quot;;[.$H$2]-LEN(TEXT(IF(ISBLANK([$'Collectors'.$H45]);&quot;-&quot;;[$'Collectors'.$H45]);&quot;#&quot;)))&amp;&quot; | &quot;&amp;TEXT(IF(ISBLANK([$'Collectors'.$J45]);&quot;-&quot;;[$'Collectors'.$J45]);&quot;#&quot;)&amp;REPT(&quot; &quot;;[.$J$2]-LEN(TEXT(IF(ISBLANK([$'Collectors'.$J45]);&quot;-&quot;;[$'Collectors'.$J45]);&quot;#&quot;)))&amp;&quot; |&quot;" office:value-type="string" office:string-value="| 520      | shodanhost                | host            | Active*  | IPv4, IPv6 | -       | nobody |">
            <text:p>| 520 <text:s text:c="5"/>| shodanhost <text:s text:c="15"/>| host <text:s text:c="11"/>| Active* <text:s/>| IPv4, IPv6 | - <text:s text:c="6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network</text:p>
          </table:table-cell>
          <table:table-cell table:style-name="ACE-0" office:value-type="float" office:value="3">
            <text:p>3</text:p>
          </table:table-cell>
          <table:table-cell table:style-name="ACE-0" office:value-type="string">
            <text:p>shodannetwork</text:p>
          </table:table-cell>
          <table:table-cell table:style-name="ACE-0" office:value-type="string">
            <text:p>kismanage</text:p>
          </table:table-cell>
          <table:table-cell table:style-name="ACE-0" office:value-type="float" office:value="521">
            <text:p>521</text:p>
          </table:table-cell>
          <table:table-cell table:style-name="ACE-0" office:value-type="string">
            <text:p>osint</text:p>
          </table:table-cell>
          <table:table-cell table:style-name="ACE-0"/>
          <table:table-cell table:style-name="ACE-0" office:value-type="string">
            <text:p>IPv4, IPv6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network</text:p>
          </table:table-cell>
          <table:table-cell table:style-name="ACE-0" office:value-type="string">
            <text:p>domain_name, host_name, source, host, file, company, service, credential, additional_info, path</text:p>
          </table:table-cell>
          <table:table-cell table:style-name="ACE-0"/>
          <table:table-cell table:style-name="ACE-1" table:formula="of:=&quot;| &quot;&amp;IF([$'Collectors'.$F46]&lt;0;&quot;- &quot;;TEXT([$'Collectors'.$F46];&quot;#&quot;))&amp;REPT(&quot; &quot;;[.$F$2]-LEN(TEXT([$'Collectors'.$F46];&quot;#&quot;)))&amp;&quot; | &quot;&amp;[$'Collectors'.$D46]&amp;REPT(&quot; &quot;;[.$D$2]-LEN([$'Collectors'.$D46]))&amp;&quot; | &quot;&amp;[$'Collectors'.$B46]&amp;REPT(&quot; &quot;;[.$B$2]-LEN([$'Collectors'.$B46]))&amp;&quot; | &quot;&amp;IF([.C46]=1;&quot;Active&quot;;IF([.C46]=2;&quot;Passive&quot;;&quot;Active*&quot;))&amp;REPT(&quot; &quot;;[.$C$2]-LEN(IF([.C46]=1;&quot;Active&quot;;IF([.C46]=2;&quot;Passive&quot;;&quot;Active*&quot;))))&amp;&quot; | &quot;&amp;TEXT([$'Collectors'.$I46];&quot;#&quot;)&amp;REPT(&quot; &quot;;[.$I$2]-LEN(TEXT([$'Collectors'.$I46];&quot;#&quot;)))&amp;&quot; | &quot;&amp;TEXT(IF(ISBLANK([$'Collectors'.$H46]);&quot;-&quot;;[$'Collectors'.$H46]);&quot;#&quot;)&amp;REPT(&quot; &quot;;[.$H$2]-LEN(TEXT(IF(ISBLANK([$'Collectors'.$H46]);&quot;-&quot;;[$'Collectors'.$H46]);&quot;#&quot;)))&amp;&quot; | &quot;&amp;TEXT(IF(ISBLANK([$'Collectors'.$J46]);&quot;-&quot;;[$'Collectors'.$J46]);&quot;#&quot;)&amp;REPT(&quot; &quot;;[.$J$2]-LEN(TEXT(IF(ISBLANK([$'Collectors'.$J46]);&quot;-&quot;;[$'Collectors'.$J46]);&quot;#&quot;)))&amp;&quot; |&quot;" office:value-type="string" office:string-value="| 521      | shodannetwork             | network         | Active*  | IPv4, IPv6 | -       | nobody |">
            <text:p>| 521 <text:s text:c="5"/>| shodannetwork <text:s text:c="12"/>| network <text:s text:c="8"/>| Active* <text:s/>| IPv4, IPv6 | - <text:s text:c="6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host</text:p>
          </table:table-cell>
          <table:table-cell table:style-name="ACE-0" office:value-type="float" office:value="3">
            <text:p>3</text:p>
          </table:table-cell>
          <table:table-cell table:style-name="ACE-0" office:value-type="string">
            <text:p>censyshost</text:p>
          </table:table-cell>
          <table:table-cell table:style-name="ACE-0" office:value-type="string">
            <text:p>kismanage</text:p>
          </table:table-cell>
          <table:table-cell table:style-name="ACE-0" office:value-type="float" office:value="530">
            <text:p>530</text:p>
          </table:table-cell>
          <table:table-cell table:style-name="ACE-0" office:value-type="string">
            <text:p>osint</text:p>
          </table:table-cell>
          <table:table-cell table:style-name="ACE-0"/>
          <table:table-cell table:style-name="ACE-0" office:value-type="string">
            <text:p>IPv4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host</text:p>
          </table:table-cell>
          <table:table-cell table:style-name="ACE-0" office:value-type="string">
            <text:p>service, source, additional_info, domain_name, host_name</text:p>
          </table:table-cell>
          <table:table-cell table:style-name="ACE-0"/>
          <table:table-cell table:style-name="ACE-1" table:formula="of:=&quot;| &quot;&amp;IF([$'Collectors'.$F47]&lt;0;&quot;- &quot;;TEXT([$'Collectors'.$F47];&quot;#&quot;))&amp;REPT(&quot; &quot;;[.$F$2]-LEN(TEXT([$'Collectors'.$F47];&quot;#&quot;)))&amp;&quot; | &quot;&amp;[$'Collectors'.$D47]&amp;REPT(&quot; &quot;;[.$D$2]-LEN([$'Collectors'.$D47]))&amp;&quot; | &quot;&amp;[$'Collectors'.$B47]&amp;REPT(&quot; &quot;;[.$B$2]-LEN([$'Collectors'.$B47]))&amp;&quot; | &quot;&amp;IF([.C47]=1;&quot;Active&quot;;IF([.C47]=2;&quot;Passive&quot;;&quot;Active*&quot;))&amp;REPT(&quot; &quot;;[.$C$2]-LEN(IF([.C47]=1;&quot;Active&quot;;IF([.C47]=2;&quot;Passive&quot;;&quot;Active*&quot;))))&amp;&quot; | &quot;&amp;TEXT([$'Collectors'.$I47];&quot;#&quot;)&amp;REPT(&quot; &quot;;[.$I$2]-LEN(TEXT([$'Collectors'.$I47];&quot;#&quot;)))&amp;&quot; | &quot;&amp;TEXT(IF(ISBLANK([$'Collectors'.$H47]);&quot;-&quot;;[$'Collectors'.$H47]);&quot;#&quot;)&amp;REPT(&quot; &quot;;[.$H$2]-LEN(TEXT(IF(ISBLANK([$'Collectors'.$H47]);&quot;-&quot;;[$'Collectors'.$H47]);&quot;#&quot;)))&amp;&quot; | &quot;&amp;TEXT(IF(ISBLANK([$'Collectors'.$J47]);&quot;-&quot;;[$'Collectors'.$J47]);&quot;#&quot;)&amp;REPT(&quot; &quot;;[.$J$2]-LEN(TEXT(IF(ISBLANK([$'Collectors'.$J47]);&quot;-&quot;;[$'Collectors'.$J47]);&quot;#&quot;)))&amp;&quot; |&quot;" office:value-type="string" office:string-value="| 530      | censyshost                | host            | Active*  | IPv4       | -       | nobody |">
            <text:p>| 530 <text:s text:c="5"/>| censyshost <text:s text:c="15"/>| host <text:s text:c="11"/>| Active* <text:s/>| IPv4 <text:s text:c="6"/>| - <text:s text:c="6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company</text:p>
          </table:table-cell>
          <table:table-cell table:style-name="ACE-0" office:value-type="float" office:value="3">
            <text:p>3</text:p>
          </table:table-cell>
          <table:table-cell table:style-name="ACE-0" office:value-type="string">
            <text:p>crtshcompany</text:p>
          </table:table-cell>
          <table:table-cell table:style-name="ACE-0" office:value-type="string">
            <text:p>kismanage</text:p>
          </table:table-cell>
          <table:table-cell table:style-name="ACE-0" office:value-type="float" office:value="540">
            <text:p>540</text:p>
          </table:table-cell>
          <table:table-cell table:style-name="ACE-0" office:value-type="string">
            <text:p>osint</text:p>
          </table:table-cell>
          <table:table-cell table:style-name="ACE-0"/>
          <table:table-cell table:style-name="ACE-0" office:value-type="string">
            <text:p>-</text:p>
          </table:table-cell>
          <table:table-cell table:style-name="ACE-0" office:value-type="string">
            <text:p>root</text:p>
          </table:table-cell>
          <table:table-cell table:style-name="ACE-0" office:value-type="string">
            <text:p>company</text:p>
          </table:table-cell>
          <table:table-cell table:style-name="ACE-0" office:value-type="string">
            <text:p>domain_name, host_name, source, company, email, file</text:p>
          </table:table-cell>
          <table:table-cell table:style-name="ACE-0"/>
          <table:table-cell table:style-name="ACE-1" table:formula="of:=&quot;| &quot;&amp;IF([$'Collectors'.$F48]&lt;0;&quot;- &quot;;TEXT([$'Collectors'.$F48];&quot;#&quot;))&amp;REPT(&quot; &quot;;[.$F$2]-LEN(TEXT([$'Collectors'.$F48];&quot;#&quot;)))&amp;&quot; | &quot;&amp;[$'Collectors'.$D48]&amp;REPT(&quot; &quot;;[.$D$2]-LEN([$'Collectors'.$D48]))&amp;&quot; | &quot;&amp;[$'Collectors'.$B48]&amp;REPT(&quot; &quot;;[.$B$2]-LEN([$'Collectors'.$B48]))&amp;&quot; | &quot;&amp;IF([.C48]=1;&quot;Active&quot;;IF([.C48]=2;&quot;Passive&quot;;&quot;Active*&quot;))&amp;REPT(&quot; &quot;;[.$C$2]-LEN(IF([.C48]=1;&quot;Active&quot;;IF([.C48]=2;&quot;Passive&quot;;&quot;Active*&quot;))))&amp;&quot; | &quot;&amp;TEXT([$'Collectors'.$I48];&quot;#&quot;)&amp;REPT(&quot; &quot;;[.$I$2]-LEN(TEXT([$'Collectors'.$I48];&quot;#&quot;)))&amp;&quot; | &quot;&amp;TEXT(IF(ISBLANK([$'Collectors'.$H48]);&quot;-&quot;;[$'Collectors'.$H48]);&quot;#&quot;)&amp;REPT(&quot; &quot;;[.$H$2]-LEN(TEXT(IF(ISBLANK([$'Collectors'.$H48]);&quot;-&quot;;[$'Collectors'.$H48]);&quot;#&quot;)))&amp;&quot; | &quot;&amp;TEXT(IF(ISBLANK([$'Collectors'.$J48]);&quot;-&quot;;[$'Collectors'.$J48]);&quot;#&quot;)&amp;REPT(&quot; &quot;;[.$J$2]-LEN(TEXT(IF(ISBLANK([$'Collectors'.$J48]);&quot;-&quot;;[$'Collectors'.$J48]);&quot;#&quot;)))&amp;&quot; |&quot;" office:value-type="string" office:string-value="| 540      | crtshcompany              | company         | Active*  | -          | -       | root   |">
            <text:p>| 540 <text:s text:c="5"/>| crtshcompany <text:s text:c="13"/>| company <text:s text:c="8"/>| Active* <text:s/>| - <text:s text:c="9"/>| - <text:s text:c="6"/>| root <text:s text:c="2"/>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network</text:p>
          </table:table-cell>
          <table:table-cell table:style-name="ACE-0" office:value-type="float" office:value="3">
            <text:p>3</text:p>
          </table:table-cell>
          <table:table-cell table:style-name="ACE-0" office:value-type="string">
            <text:p>dnscrobatreversenetwork</text:p>
          </table:table-cell>
          <table:table-cell table:style-name="ACE-0" office:value-type="string">
            <text:p>crobat</text:p>
          </table:table-cell>
          <table:table-cell table:style-name="ACE-0" office:value-type="float" office:value="550">
            <text:p>550</text:p>
          </table:table-cell>
          <table:table-cell table:style-name="ACE-0" office:value-type="string">
            <text:p>dns</text:p>
          </table:table-cell>
          <table:table-cell table:style-name="ACE-0"/>
          <table:table-cell table:style-name="ACE-0" office:value-type="string">
            <text:p>IPv4, IPv6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network</text:p>
          </table:table-cell>
          <table:table-cell table:style-name="ACE-0" office:value-type="string">
            <text:p>domain_name, host_name, source</text:p>
          </table:table-cell>
          <table:table-cell table:style-name="ACE-0"/>
          <table:table-cell table:style-name="ACE-1" table:formula="of:=&quot;| &quot;&amp;IF([$'Collectors'.$F49]&lt;0;&quot;- &quot;;TEXT([$'Collectors'.$F49];&quot;#&quot;))&amp;REPT(&quot; &quot;;[.$F$2]-LEN(TEXT([$'Collectors'.$F49];&quot;#&quot;)))&amp;&quot; | &quot;&amp;[$'Collectors'.$D49]&amp;REPT(&quot; &quot;;[.$D$2]-LEN([$'Collectors'.$D49]))&amp;&quot; | &quot;&amp;[$'Collectors'.$B49]&amp;REPT(&quot; &quot;;[.$B$2]-LEN([$'Collectors'.$B49]))&amp;&quot; | &quot;&amp;IF([.C49]=1;&quot;Active&quot;;IF([.C49]=2;&quot;Passive&quot;;&quot;Active*&quot;))&amp;REPT(&quot; &quot;;[.$C$2]-LEN(IF([.C49]=1;&quot;Active&quot;;IF([.C49]=2;&quot;Passive&quot;;&quot;Active*&quot;))))&amp;&quot; | &quot;&amp;TEXT([$'Collectors'.$I49];&quot;#&quot;)&amp;REPT(&quot; &quot;;[.$I$2]-LEN(TEXT([$'Collectors'.$I49];&quot;#&quot;)))&amp;&quot; | &quot;&amp;TEXT(IF(ISBLANK([$'Collectors'.$H49]);&quot;-&quot;;[$'Collectors'.$H49]);&quot;#&quot;)&amp;REPT(&quot; &quot;;[.$H$2]-LEN(TEXT(IF(ISBLANK([$'Collectors'.$H49]);&quot;-&quot;;[$'Collectors'.$H49]);&quot;#&quot;)))&amp;&quot; | &quot;&amp;TEXT(IF(ISBLANK([$'Collectors'.$J49]);&quot;-&quot;;[$'Collectors'.$J49]);&quot;#&quot;)&amp;REPT(&quot; &quot;;[.$J$2]-LEN(TEXT(IF(ISBLANK([$'Collectors'.$J49]);&quot;-&quot;;[$'Collectors'.$J49]);&quot;#&quot;)))&amp;&quot; |&quot;" office:value-type="string" office:string-value="| 550      | dnscrobatreversenetwork   | network         | Active*  | IPv4, IPv6 | -       | nobody |">
            <text:p>| 550 <text:s text:c="5"/>| dnscrobatreversenetwork <text:s text:c="2"/>| network <text:s text:c="8"/>| Active* <text:s/>| IPv4, IPv6 | - <text:s text:c="6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network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tcpnmapnetwork</text:p>
          </table:table-cell>
          <table:table-cell table:style-name="ACE-0" office:value-type="string">
            <text:p>nmap</text:p>
          </table:table-cell>
          <table:table-cell table:style-name="ACE-0" office:value-type="float" office:value="1100">
            <text:p>1100</text:p>
          </table:table-cell>
          <table:table-cell table:style-name="ACE-0" office:value-type="string">
            <text:p>scan</text:p>
          </table:table-cell>
          <table:table-cell table:style-name="ACE-0"/>
          <table:table-cell table:style-name="ACE-0" office:value-type="string">
            <text:p>IPv4, IPv6</text:p>
          </table:table-cell>
          <table:table-cell table:style-name="ACE-0" office:value-type="string">
            <text:p>root</text:p>
          </table:table-cell>
          <table:table-cell table:style-name="ACE-0" office:value-type="string">
            <text:p>ipv4_network</text:p>
          </table:table-cell>
          <table:table-cell table:style-name="ACE-0" office:value-type="string">
            <text:p>host, source, service, domain_name, host_name, additional_info, path, service_method, file</text:p>
          </table:table-cell>
          <table:table-cell table:style-name="ACE-0"/>
          <table:table-cell table:style-name="ACE-1" table:formula="of:=&quot;| &quot;&amp;IF([$'Collectors'.$F50]&lt;0;&quot;- &quot;;TEXT([$'Collectors'.$F50];&quot;#&quot;))&amp;REPT(&quot; &quot;;[.$F$2]-LEN(TEXT([$'Collectors'.$F50];&quot;#&quot;)))&amp;&quot; | &quot;&amp;[$'Collectors'.$D50]&amp;REPT(&quot; &quot;;[.$D$2]-LEN([$'Collectors'.$D50]))&amp;&quot; | &quot;&amp;[$'Collectors'.$B50]&amp;REPT(&quot; &quot;;[.$B$2]-LEN([$'Collectors'.$B50]))&amp;&quot; | &quot;&amp;IF([.C50]=1;&quot;Active&quot;;IF([.C50]=2;&quot;Passive&quot;;&quot;Active*&quot;))&amp;REPT(&quot; &quot;;[.$C$2]-LEN(IF([.C50]=1;&quot;Active&quot;;IF([.C50]=2;&quot;Passive&quot;;&quot;Active*&quot;))))&amp;&quot; | &quot;&amp;TEXT([$'Collectors'.$I50];&quot;#&quot;)&amp;REPT(&quot; &quot;;[.$I$2]-LEN(TEXT([$'Collectors'.$I50];&quot;#&quot;)))&amp;&quot; | &quot;&amp;TEXT(IF(ISBLANK([$'Collectors'.$H50]);&quot;-&quot;;[$'Collectors'.$H50]);&quot;#&quot;)&amp;REPT(&quot; &quot;;[.$H$2]-LEN(TEXT(IF(ISBLANK([$'Collectors'.$H50]);&quot;-&quot;;[$'Collectors'.$H50]);&quot;#&quot;)))&amp;&quot; | &quot;&amp;TEXT(IF(ISBLANK([$'Collectors'.$J50]);&quot;-&quot;;[$'Collectors'.$J50]);&quot;#&quot;)&amp;REPT(&quot; &quot;;[.$J$2]-LEN(TEXT(IF(ISBLANK([$'Collectors'.$J50]);&quot;-&quot;;[$'Collectors'.$J50]);&quot;#&quot;)))&amp;&quot; |&quot;" office:value-type="string" office:string-value="| 1100     | tcpnmapnetwork            | network         | Active   | IPv4, IPv6 | -       | root   |">
            <text:p>| 1100 <text:s text:c="4"/>| tcpnmapnetwork <text:s text:c="11"/>| network <text:s text:c="8"/>| Active <text:s text:c="2"/>| IPv4, IPv6 | - <text:s text:c="6"/>| root <text:s text:c="2"/>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domain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tcpnmapdomain</text:p>
          </table:table-cell>
          <table:table-cell table:style-name="ACE-0" office:value-type="string">
            <text:p>nmap</text:p>
          </table:table-cell>
          <table:table-cell table:style-name="ACE-0" office:value-type="float" office:value="1150">
            <text:p>1150</text:p>
          </table:table-cell>
          <table:table-cell table:style-name="ACE-0" office:value-type="string">
            <text:p>scan</text:p>
          </table:table-cell>
          <table:table-cell table:style-name="ACE-0"/>
          <table:table-cell table:style-name="ACE-0" office:value-type="string">
            <text:p>IPv4, IPv6</text:p>
          </table:table-cell>
          <table:table-cell table:style-name="ACE-0" office:value-type="string">
            <text:p>root</text:p>
          </table:table-cell>
          <table:table-cell table:style-name="ACE-0" office:value-type="string">
            <text:p>domain_name, host_name</text:p>
          </table:table-cell>
          <table:table-cell table:style-name="ACE-0" office:value-type="string">
            <text:p>host, source, service, domain_name, host_name, additional_info, path, service_method, file</text:p>
          </table:table-cell>
          <table:table-cell table:style-name="ACE-0"/>
          <table:table-cell table:style-name="ACE-1" table:formula="of:=&quot;| &quot;&amp;IF([$'Collectors'.$F51]&lt;0;&quot;- &quot;;TEXT([$'Collectors'.$F51];&quot;#&quot;))&amp;REPT(&quot; &quot;;[.$F$2]-LEN(TEXT([$'Collectors'.$F51];&quot;#&quot;)))&amp;&quot; | &quot;&amp;[$'Collectors'.$D51]&amp;REPT(&quot; &quot;;[.$D$2]-LEN([$'Collectors'.$D51]))&amp;&quot; | &quot;&amp;[$'Collectors'.$B51]&amp;REPT(&quot; &quot;;[.$B$2]-LEN([$'Collectors'.$B51]))&amp;&quot; | &quot;&amp;IF([.C51]=1;&quot;Active&quot;;IF([.C51]=2;&quot;Passive&quot;;&quot;Active*&quot;))&amp;REPT(&quot; &quot;;[.$C$2]-LEN(IF([.C51]=1;&quot;Active&quot;;IF([.C51]=2;&quot;Passive&quot;;&quot;Active*&quot;))))&amp;&quot; | &quot;&amp;TEXT([$'Collectors'.$I51];&quot;#&quot;)&amp;REPT(&quot; &quot;;[.$I$2]-LEN(TEXT([$'Collectors'.$I51];&quot;#&quot;)))&amp;&quot; | &quot;&amp;TEXT(IF(ISBLANK([$'Collectors'.$H51]);&quot;-&quot;;[$'Collectors'.$H51]);&quot;#&quot;)&amp;REPT(&quot; &quot;;[.$H$2]-LEN(TEXT(IF(ISBLANK([$'Collectors'.$H51]);&quot;-&quot;;[$'Collectors'.$H51]);&quot;#&quot;)))&amp;&quot; | &quot;&amp;TEXT(IF(ISBLANK([$'Collectors'.$J51]);&quot;-&quot;;[$'Collectors'.$J51]);&quot;#&quot;)&amp;REPT(&quot; &quot;;[.$J$2]-LEN(TEXT(IF(ISBLANK([$'Collectors'.$J51]);&quot;-&quot;;[$'Collectors'.$J51]);&quot;#&quot;)))&amp;&quot; |&quot;" office:value-type="string" office:string-value="| 1150     | tcpnmapdomain             | domain          | Active   | IPv4, IPv6 | -       | root   |">
            <text:p>| 1150 <text:s text:c="4"/>| tcpnmapdomain <text:s text:c="12"/>| domain <text:s text:c="9"/>| Active <text:s text:c="2"/>| IPv4, IPv6 | - <text:s text:c="6"/>| root <text:s text:c="2"/>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network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udpnmapnetwork</text:p>
          </table:table-cell>
          <table:table-cell table:style-name="ACE-0" office:value-type="string">
            <text:p>nmap</text:p>
          </table:table-cell>
          <table:table-cell table:style-name="ACE-0" office:value-type="float" office:value="1200">
            <text:p>1200</text:p>
          </table:table-cell>
          <table:table-cell table:style-name="ACE-0" office:value-type="string">
            <text:p>scan</text:p>
          </table:table-cell>
          <table:table-cell table:style-name="ACE-0"/>
          <table:table-cell table:style-name="ACE-0" office:value-type="string">
            <text:p>IPv4, IPv6</text:p>
          </table:table-cell>
          <table:table-cell table:style-name="ACE-0" office:value-type="string">
            <text:p>root</text:p>
          </table:table-cell>
          <table:table-cell table:style-name="ACE-0" office:value-type="string">
            <text:p>ipv4_network</text:p>
          </table:table-cell>
          <table:table-cell table:style-name="ACE-0" office:value-type="string">
            <text:p>host, source, service, domain_name, host_name, additional_info, path, service_method, file</text:p>
          </table:table-cell>
          <table:table-cell table:style-name="ACE-0"/>
          <table:table-cell table:style-name="ACE-1" table:formula="of:=&quot;| &quot;&amp;IF([$'Collectors'.$F52]&lt;0;&quot;- &quot;;TEXT([$'Collectors'.$F52];&quot;#&quot;))&amp;REPT(&quot; &quot;;[.$F$2]-LEN(TEXT([$'Collectors'.$F52];&quot;#&quot;)))&amp;&quot; | &quot;&amp;[$'Collectors'.$D52]&amp;REPT(&quot; &quot;;[.$D$2]-LEN([$'Collectors'.$D52]))&amp;&quot; | &quot;&amp;[$'Collectors'.$B52]&amp;REPT(&quot; &quot;;[.$B$2]-LEN([$'Collectors'.$B52]))&amp;&quot; | &quot;&amp;IF([.C52]=1;&quot;Active&quot;;IF([.C52]=2;&quot;Passive&quot;;&quot;Active*&quot;))&amp;REPT(&quot; &quot;;[.$C$2]-LEN(IF([.C52]=1;&quot;Active&quot;;IF([.C52]=2;&quot;Passive&quot;;&quot;Active*&quot;))))&amp;&quot; | &quot;&amp;TEXT([$'Collectors'.$I52];&quot;#&quot;)&amp;REPT(&quot; &quot;;[.$I$2]-LEN(TEXT([$'Collectors'.$I52];&quot;#&quot;)))&amp;&quot; | &quot;&amp;TEXT(IF(ISBLANK([$'Collectors'.$H52]);&quot;-&quot;;[$'Collectors'.$H52]);&quot;#&quot;)&amp;REPT(&quot; &quot;;[.$H$2]-LEN(TEXT(IF(ISBLANK([$'Collectors'.$H52]);&quot;-&quot;;[$'Collectors'.$H52]);&quot;#&quot;)))&amp;&quot; | &quot;&amp;TEXT(IF(ISBLANK([$'Collectors'.$J52]);&quot;-&quot;;[$'Collectors'.$J52]);&quot;#&quot;)&amp;REPT(&quot; &quot;;[.$J$2]-LEN(TEXT(IF(ISBLANK([$'Collectors'.$J52]);&quot;-&quot;;[$'Collectors'.$J52]);&quot;#&quot;)))&amp;&quot; |&quot;" office:value-type="string" office:string-value="| 1200     | udpnmapnetwork            | network         | Active   | IPv4, IPv6 | -       | root   |">
            <text:p>| 1200 <text:s text:c="4"/>| udpnmapnetwork <text:s text:c="11"/>| network <text:s text:c="8"/>| Active <text:s text:c="2"/>| IPv4, IPv6 | - <text:s text:c="6"/>| root <text:s text:c="2"/>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domain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udpnmapdomain</text:p>
          </table:table-cell>
          <table:table-cell table:style-name="ACE-0" office:value-type="string">
            <text:p>nmap</text:p>
          </table:table-cell>
          <table:table-cell table:style-name="ACE-0" office:value-type="float" office:value="1250">
            <text:p>1250</text:p>
          </table:table-cell>
          <table:table-cell table:style-name="ACE-0" office:value-type="string">
            <text:p>scan</text:p>
          </table:table-cell>
          <table:table-cell table:style-name="ACE-0"/>
          <table:table-cell table:style-name="ACE-0" office:value-type="string">
            <text:p>IPv4, IPv6</text:p>
          </table:table-cell>
          <table:table-cell table:style-name="ACE-0" office:value-type="string">
            <text:p>root</text:p>
          </table:table-cell>
          <table:table-cell table:style-name="ACE-0" office:value-type="string">
            <text:p>domain_name, host_name</text:p>
          </table:table-cell>
          <table:table-cell table:style-name="ACE-0" office:value-type="string">
            <text:p>host, source, service, domain_name, host_name, additional_info, path, service_method, file</text:p>
          </table:table-cell>
          <table:table-cell table:style-name="ACE-0"/>
          <table:table-cell table:style-name="ACE-1" table:formula="of:=&quot;| &quot;&amp;IF([$'Collectors'.$F53]&lt;0;&quot;- &quot;;TEXT([$'Collectors'.$F53];&quot;#&quot;))&amp;REPT(&quot; &quot;;[.$F$2]-LEN(TEXT([$'Collectors'.$F53];&quot;#&quot;)))&amp;&quot; | &quot;&amp;[$'Collectors'.$D53]&amp;REPT(&quot; &quot;;[.$D$2]-LEN([$'Collectors'.$D53]))&amp;&quot; | &quot;&amp;[$'Collectors'.$B53]&amp;REPT(&quot; &quot;;[.$B$2]-LEN([$'Collectors'.$B53]))&amp;&quot; | &quot;&amp;IF([.C53]=1;&quot;Active&quot;;IF([.C53]=2;&quot;Passive&quot;;&quot;Active*&quot;))&amp;REPT(&quot; &quot;;[.$C$2]-LEN(IF([.C53]=1;&quot;Active&quot;;IF([.C53]=2;&quot;Passive&quot;;&quot;Active*&quot;))))&amp;&quot; | &quot;&amp;TEXT([$'Collectors'.$I53];&quot;#&quot;)&amp;REPT(&quot; &quot;;[.$I$2]-LEN(TEXT([$'Collectors'.$I53];&quot;#&quot;)))&amp;&quot; | &quot;&amp;TEXT(IF(ISBLANK([$'Collectors'.$H53]);&quot;-&quot;;[$'Collectors'.$H53]);&quot;#&quot;)&amp;REPT(&quot; &quot;;[.$H$2]-LEN(TEXT(IF(ISBLANK([$'Collectors'.$H53]);&quot;-&quot;;[$'Collectors'.$H53]);&quot;#&quot;)))&amp;&quot; | &quot;&amp;TEXT(IF(ISBLANK([$'Collectors'.$J53]);&quot;-&quot;;[$'Collectors'.$J53]);&quot;#&quot;)&amp;REPT(&quot; &quot;;[.$J$2]-LEN(TEXT(IF(ISBLANK([$'Collectors'.$J53]);&quot;-&quot;;[$'Collectors'.$J53]);&quot;#&quot;)))&amp;&quot; |&quot;" office:value-type="string" office:string-value="| 1250     | udpnmapdomain             | domain          | Active   | IPv4, IPv6 | -       | root   |">
            <text:p>| 1250 <text:s text:c="4"/>| udpnmapdomain <text:s text:c="12"/>| domain <text:s text:c="9"/>| Active <text:s text:c="2"/>| IPv4, IPv6 | - <text:s text:c="6"/>| root <text:s text:c="2"/>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network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icmpnmapnetwork</text:p>
          </table:table-cell>
          <table:table-cell table:style-name="ACE-0" office:value-type="string">
            <text:p>nmap</text:p>
          </table:table-cell>
          <table:table-cell table:style-name="ACE-0" office:value-type="float" office:value="1270">
            <text:p>1270</text:p>
          </table:table-cell>
          <table:table-cell table:style-name="ACE-0" office:value-type="string">
            <text:p>scan</text:p>
          </table:table-cell>
          <table:table-cell table:style-name="ACE-0"/>
          <table:table-cell table:style-name="ACE-0" office:value-type="string">
            <text:p>IPv4, IPv6</text:p>
          </table:table-cell>
          <table:table-cell table:style-name="ACE-0" office:value-type="string">
            <text:p>root</text:p>
          </table:table-cell>
          <table:table-cell table:style-name="ACE-0" office:value-type="string">
            <text:p>ipv4_network</text:p>
          </table:table-cell>
          <table:table-cell table:number-columns-repeated="2" table:style-name="ACE-0"/>
          <table:table-cell table:style-name="ACE-1" table:formula="of:=&quot;| &quot;&amp;IF([$'Collectors'.$F54]&lt;0;&quot;- &quot;;TEXT([$'Collectors'.$F54];&quot;#&quot;))&amp;REPT(&quot; &quot;;[.$F$2]-LEN(TEXT([$'Collectors'.$F54];&quot;#&quot;)))&amp;&quot; | &quot;&amp;[$'Collectors'.$D54]&amp;REPT(&quot; &quot;;[.$D$2]-LEN([$'Collectors'.$D54]))&amp;&quot; | &quot;&amp;[$'Collectors'.$B54]&amp;REPT(&quot; &quot;;[.$B$2]-LEN([$'Collectors'.$B54]))&amp;&quot; | &quot;&amp;IF([.C54]=1;&quot;Active&quot;;IF([.C54]=2;&quot;Passive&quot;;&quot;Active*&quot;))&amp;REPT(&quot; &quot;;[.$C$2]-LEN(IF([.C54]=1;&quot;Active&quot;;IF([.C54]=2;&quot;Passive&quot;;&quot;Active*&quot;))))&amp;&quot; | &quot;&amp;TEXT([$'Collectors'.$I54];&quot;#&quot;)&amp;REPT(&quot; &quot;;[.$I$2]-LEN(TEXT([$'Collectors'.$I54];&quot;#&quot;)))&amp;&quot; | &quot;&amp;TEXT(IF(ISBLANK([$'Collectors'.$H54]);&quot;-&quot;;[$'Collectors'.$H54]);&quot;#&quot;)&amp;REPT(&quot; &quot;;[.$H$2]-LEN(TEXT(IF(ISBLANK([$'Collectors'.$H54]);&quot;-&quot;;[$'Collectors'.$H54]);&quot;#&quot;)))&amp;&quot; | &quot;&amp;TEXT(IF(ISBLANK([$'Collectors'.$J54]);&quot;-&quot;;[$'Collectors'.$J54]);&quot;#&quot;)&amp;REPT(&quot; &quot;;[.$J$2]-LEN(TEXT(IF(ISBLANK([$'Collectors'.$J54]);&quot;-&quot;;[$'Collectors'.$J54]);&quot;#&quot;)))&amp;&quot; |&quot;" office:value-type="string" office:string-value="| 1270     | icmpnmapnetwork           | network         | Active   | IPv4, IPv6 | -       | root   |">
            <text:p>| 1270 <text:s text:c="4"/>| icmpnmapnetwork <text:s text:c="10"/>| network <text:s text:c="8"/>| Active <text:s text:c="2"/>| IPv4, IPv6 | - <text:s text:c="6"/>| root <text:s text:c="2"/>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network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tcpmasscannetwork</text:p>
          </table:table-cell>
          <table:table-cell table:style-name="ACE-0" office:value-type="string">
            <text:p>masscan</text:p>
          </table:table-cell>
          <table:table-cell table:style-name="ACE-0" office:value-type="float" office:value="1300">
            <text:p>1300</text:p>
          </table:table-cell>
          <table:table-cell table:style-name="ACE-0" office:value-type="string">
            <text:p>scan</text:p>
          </table:table-cell>
          <table:table-cell table:style-name="ACE-0"/>
          <table:table-cell table:style-name="ACE-0" office:value-type="string">
            <text:p>IPv4</text:p>
          </table:table-cell>
          <table:table-cell table:style-name="ACE-0" office:value-type="string">
            <text:p>root</text:p>
          </table:table-cell>
          <table:table-cell table:style-name="ACE-0" office:value-type="string">
            <text:p>ipv4_network</text:p>
          </table:table-cell>
          <table:table-cell table:style-name="ACE-0" office:value-type="string">
            <text:p>host, source, service</text:p>
          </table:table-cell>
          <table:table-cell table:style-name="ACE-0"/>
          <table:table-cell table:style-name="ACE-1" table:formula="of:=&quot;| &quot;&amp;IF([$'Collectors'.$F55]&lt;0;&quot;- &quot;;TEXT([$'Collectors'.$F55];&quot;#&quot;))&amp;REPT(&quot; &quot;;[.$F$2]-LEN(TEXT([$'Collectors'.$F55];&quot;#&quot;)))&amp;&quot; | &quot;&amp;[$'Collectors'.$D55]&amp;REPT(&quot; &quot;;[.$D$2]-LEN([$'Collectors'.$D55]))&amp;&quot; | &quot;&amp;[$'Collectors'.$B55]&amp;REPT(&quot; &quot;;[.$B$2]-LEN([$'Collectors'.$B55]))&amp;&quot; | &quot;&amp;IF([.C55]=1;&quot;Active&quot;;IF([.C55]=2;&quot;Passive&quot;;&quot;Active*&quot;))&amp;REPT(&quot; &quot;;[.$C$2]-LEN(IF([.C55]=1;&quot;Active&quot;;IF([.C55]=2;&quot;Passive&quot;;&quot;Active*&quot;))))&amp;&quot; | &quot;&amp;TEXT([$'Collectors'.$I55];&quot;#&quot;)&amp;REPT(&quot; &quot;;[.$I$2]-LEN(TEXT([$'Collectors'.$I55];&quot;#&quot;)))&amp;&quot; | &quot;&amp;TEXT(IF(ISBLANK([$'Collectors'.$H55]);&quot;-&quot;;[$'Collectors'.$H55]);&quot;#&quot;)&amp;REPT(&quot; &quot;;[.$H$2]-LEN(TEXT(IF(ISBLANK([$'Collectors'.$H55]);&quot;-&quot;;[$'Collectors'.$H55]);&quot;#&quot;)))&amp;&quot; | &quot;&amp;TEXT(IF(ISBLANK([$'Collectors'.$J55]);&quot;-&quot;;[$'Collectors'.$J55]);&quot;#&quot;)&amp;REPT(&quot; &quot;;[.$J$2]-LEN(TEXT(IF(ISBLANK([$'Collectors'.$J55]);&quot;-&quot;;[$'Collectors'.$J55]);&quot;#&quot;)))&amp;&quot; |&quot;" office:value-type="string" office:string-value="| 1300     | tcpmasscannetwork         | network         | Active   | IPv4       | -       | root   |">
            <text:p>| 1300 <text:s text:c="4"/>| tcpmasscannetwork <text:s text:c="8"/>| network <text:s text:c="8"/>| Active <text:s text:c="2"/>| IPv4 <text:s text:c="6"/>| - <text:s text:c="6"/>| root <text:s text:c="2"/>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domain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dnsaxfrdomain</text:p>
          </table:table-cell>
          <table:table-cell table:style-name="ACE-0" office:value-type="string">
            <text:p>host</text:p>
          </table:table-cell>
          <table:table-cell table:style-name="ACE-0" office:value-type="float" office:value="1305">
            <text:p>1305</text:p>
          </table:table-cell>
          <table:table-cell table:style-name="ACE-0" office:value-type="string">
            <text:p>dns</text:p>
          </table:table-cell>
          <table:table-cell table:style-name="ACE-0"/>
          <table:table-cell table:style-name="ACE-0" office:value-type="string">
            <text:p>-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domain_name</text:p>
          </table:table-cell>
          <table:table-cell table:style-name="ACE-0" office:value-type="string">
            <text:p>host, domain_name, host_name, host_host_name_mapping, host_name_host_name_mapping</text:p>
          </table:table-cell>
          <table:table-cell table:style-name="ACE-0"/>
          <table:table-cell table:style-name="ACE-1" table:formula="of:=&quot;| &quot;&amp;IF([$'Collectors'.$F56]&lt;0;&quot;- &quot;;TEXT([$'Collectors'.$F56];&quot;#&quot;))&amp;REPT(&quot; &quot;;[.$F$2]-LEN(TEXT([$'Collectors'.$F56];&quot;#&quot;)))&amp;&quot; | &quot;&amp;[$'Collectors'.$D56]&amp;REPT(&quot; &quot;;[.$D$2]-LEN([$'Collectors'.$D56]))&amp;&quot; | &quot;&amp;[$'Collectors'.$B56]&amp;REPT(&quot; &quot;;[.$B$2]-LEN([$'Collectors'.$B56]))&amp;&quot; | &quot;&amp;IF([.C56]=1;&quot;Active&quot;;IF([.C56]=2;&quot;Passive&quot;;&quot;Active*&quot;))&amp;REPT(&quot; &quot;;[.$C$2]-LEN(IF([.C56]=1;&quot;Active&quot;;IF([.C56]=2;&quot;Passive&quot;;&quot;Active*&quot;))))&amp;&quot; | &quot;&amp;TEXT([$'Collectors'.$I56];&quot;#&quot;)&amp;REPT(&quot; &quot;;[.$I$2]-LEN(TEXT([$'Collectors'.$I56];&quot;#&quot;)))&amp;&quot; | &quot;&amp;TEXT(IF(ISBLANK([$'Collectors'.$H56]);&quot;-&quot;;[$'Collectors'.$H56]);&quot;#&quot;)&amp;REPT(&quot; &quot;;[.$H$2]-LEN(TEXT(IF(ISBLANK([$'Collectors'.$H56]);&quot;-&quot;;[$'Collectors'.$H56]);&quot;#&quot;)))&amp;&quot; | &quot;&amp;TEXT(IF(ISBLANK([$'Collectors'.$J56]);&quot;-&quot;;[$'Collectors'.$J56]);&quot;#&quot;)&amp;REPT(&quot; &quot;;[.$J$2]-LEN(TEXT(IF(ISBLANK([$'Collectors'.$J56]);&quot;-&quot;;[$'Collectors'.$J56]);&quot;#&quot;)))&amp;&quot; |&quot;" office:value-type="string" office:string-value="| 1305     | dnsaxfrdomain             | domain          | Active   | -          | -       | nobody |">
            <text:p>| 1305 <text:s text:c="4"/>| dnsaxfrdomain <text:s text:c="12"/>| domain <text:s text:c="9"/>| Active <text:s text:c="2"/>| - <text:s text:c="9"/>| - <text:s text:c="6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</text:p>
          </table:table-cell>
          <table:table-cell table:style-name="ACE-0"/>
          <table:table-cell table:style-name="ACE-0" office:value-type="string">
            <text:p>dnsaxfrservice</text:p>
          </table:table-cell>
          <table:table-cell table:style-name="ACE-0" office:value-type="string">
            <text:p>host</text:p>
          </table:table-cell>
          <table:table-cell table:style-name="ACE-0" office:value-type="float" office:value="1306">
            <text:p>1306</text:p>
          </table:table-cell>
          <table:table-cell table:style-name="ACE-0" office:value-type="string">
            <text:p>dns</text:p>
          </table:table-cell>
          <table:table-cell table:style-name="ACE-0"/>
          <table:table-cell table:style-name="ACE-0" office:value-type="string">
            <text:p>Ipv4, Ipv6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host, service</text:p>
          </table:table-cell>
          <table:table-cell table:style-name="ACE-0" office:value-type="string">
            <text:p>host, domain_name, host_name, host_host_name_mapping, host_name_host_name_mapping</text:p>
          </table:table-cell>
          <table:table-cell table:style-name="ACE-0"/>
          <table:table-cell table:style-name="ACE-1" table:formula="of:=&quot;| &quot;&amp;IF([$'Collectors'.$F57]&lt;0;&quot;- &quot;;TEXT([$'Collectors'.$F57];&quot;#&quot;))&amp;REPT(&quot; &quot;;[.$F$2]-LEN(TEXT([$'Collectors'.$F57];&quot;#&quot;)))&amp;&quot; | &quot;&amp;[$'Collectors'.$D57]&amp;REPT(&quot; &quot;;[.$D$2]-LEN([$'Collectors'.$D57]))&amp;&quot; | &quot;&amp;[$'Collectors'.$B57]&amp;REPT(&quot; &quot;;[.$B$2]-LEN([$'Collectors'.$B57]))&amp;&quot; | &quot;&amp;IF([.C57]=1;&quot;Active&quot;;IF([.C57]=2;&quot;Passive&quot;;&quot;Active*&quot;))&amp;REPT(&quot; &quot;;[.$C$2]-LEN(IF([.C57]=1;&quot;Active&quot;;IF([.C57]=2;&quot;Passive&quot;;&quot;Active*&quot;))))&amp;&quot; | &quot;&amp;TEXT([$'Collectors'.$I57];&quot;#&quot;)&amp;REPT(&quot; &quot;;[.$I$2]-LEN(TEXT([$'Collectors'.$I57];&quot;#&quot;)))&amp;&quot; | &quot;&amp;TEXT(IF(ISBLANK([$'Collectors'.$H57]);&quot;-&quot;;[$'Collectors'.$H57]);&quot;#&quot;)&amp;REPT(&quot; &quot;;[.$H$2]-LEN(TEXT(IF(ISBLANK([$'Collectors'.$H57]);&quot;-&quot;;[$'Collectors'.$H57]);&quot;#&quot;)))&amp;&quot; | &quot;&amp;TEXT(IF(ISBLANK([$'Collectors'.$J57]);&quot;-&quot;;[$'Collectors'.$J57]);&quot;#&quot;)&amp;REPT(&quot; &quot;;[.$J$2]-LEN(TEXT(IF(ISBLANK([$'Collectors'.$J57]);&quot;-&quot;;[$'Collectors'.$J57]);&quot;#&quot;)))&amp;&quot; |&quot;" office:value-type="string" office:string-value="| 1306     | dnsaxfrservice            | service         | Active*  | Ipv4, Ipv6 | -       | nobody |">
            <text:p>| 1306 <text:s text:c="4"/>| dnsaxfrservice <text:s text:c="11"/>| service <text:s text:c="8"/>| Active* <text:s/>| Ipv4, Ipv6 | - <text:s text:c="6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vhostgobuster</text:p>
          </table:table-cell>
          <table:table-cell table:style-name="ACE-0" office:value-type="string">
            <text:p>gobuster</text:p>
          </table:table-cell>
          <table:table-cell table:style-name="ACE-0" office:value-type="float" office:value="1320">
            <text:p>1320</text:p>
          </table:table-cell>
          <table:table-cell table:style-name="ACE-0" office:value-type="string">
            <text:p>http</text:p>
          </table:table-cell>
          <table:table-cell table:style-name="ACE-0"/>
          <table:table-cell table:style-name="ACE-0" office:value-type="string">
            <text:p>IPv4, IPv6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host, service</text:p>
          </table:table-cell>
          <table:table-cell table:style-name="ACE-0" office:value-type="string">
            <text:p>domain_name, host_name, source, host_host_name_mapping</text:p>
          </table:table-cell>
          <table:table-cell table:style-name="ACE-0"/>
          <table:table-cell table:style-name="ACE-1" table:formula="of:=&quot;| &quot;&amp;IF([$'Collectors'.$F58]&lt;0;&quot;- &quot;;TEXT([$'Collectors'.$F58];&quot;#&quot;))&amp;REPT(&quot; &quot;;[.$F$2]-LEN(TEXT([$'Collectors'.$F58];&quot;#&quot;)))&amp;&quot; | &quot;&amp;[$'Collectors'.$D58]&amp;REPT(&quot; &quot;;[.$D$2]-LEN([$'Collectors'.$D58]))&amp;&quot; | &quot;&amp;[$'Collectors'.$B58]&amp;REPT(&quot; &quot;;[.$B$2]-LEN([$'Collectors'.$B58]))&amp;&quot; | &quot;&amp;IF([.C58]=1;&quot;Active&quot;;IF([.C58]=2;&quot;Passive&quot;;&quot;Active*&quot;))&amp;REPT(&quot; &quot;;[.$C$2]-LEN(IF([.C58]=1;&quot;Active&quot;;IF([.C58]=2;&quot;Passive&quot;;&quot;Active*&quot;))))&amp;&quot; | &quot;&amp;TEXT([$'Collectors'.$I58];&quot;#&quot;)&amp;REPT(&quot; &quot;;[.$I$2]-LEN(TEXT([$'Collectors'.$I58];&quot;#&quot;)))&amp;&quot; | &quot;&amp;TEXT(IF(ISBLANK([$'Collectors'.$H58]);&quot;-&quot;;[$'Collectors'.$H58]);&quot;#&quot;)&amp;REPT(&quot; &quot;;[.$H$2]-LEN(TEXT(IF(ISBLANK([$'Collectors'.$H58]);&quot;-&quot;;[$'Collectors'.$H58]);&quot;#&quot;)))&amp;&quot; | &quot;&amp;TEXT(IF(ISBLANK([$'Collectors'.$J58]);&quot;-&quot;;[$'Collectors'.$J58]);&quot;#&quot;)&amp;REPT(&quot; &quot;;[.$J$2]-LEN(TEXT(IF(ISBLANK([$'Collectors'.$J58]);&quot;-&quot;;[$'Collectors'.$J58]);&quot;#&quot;)))&amp;&quot; |&quot;" office:value-type="string" office:string-value="| 1320     | vhostgobuster             | service         | Active   | IPv4, IPv6 | -       | nobody |">
            <text:p>| 1320 <text:s text:c="4"/>| vhostgobuster <text:s text:c="12"/>| service <text:s text:c="8"/>| Active <text:s text:c="2"/>| IPv4, IPv6 | - <text:s text:c="6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anyservicenmap</text:p>
          </table:table-cell>
          <table:table-cell table:style-name="ACE-0" office:value-type="string">
            <text:p>nmap</text:p>
          </table:table-cell>
          <table:table-cell table:style-name="ACE-0" office:value-type="float" office:value="1350">
            <text:p>1350</text:p>
          </table:table-cell>
          <table:table-cell table:style-name="ACE-0" office:value-type="string">
            <text:p>scan</text:p>
          </table:table-cell>
          <table:table-cell table:style-name="ACE-0"/>
          <table:table-cell table:style-name="ACE-0" office:value-type="string">
            <text:p>IPv4, IPv6</text:p>
          </table:table-cell>
          <table:table-cell table:style-name="ACE-0" office:value-type="string">
            <text:p>root</text:p>
          </table:table-cell>
          <table:table-cell table:style-name="ACE-0" office:value-type="string">
            <text:p>host, service</text:p>
          </table:table-cell>
          <table:table-cell table:style-name="ACE-0" office:value-type="string">
            <text:p>service</text:p>
          </table:table-cell>
          <table:table-cell table:style-name="ACE-0"/>
          <table:table-cell table:style-name="ACE-1" table:formula="of:=&quot;| &quot;&amp;IF([$'Collectors'.$F59]&lt;0;&quot;- &quot;;TEXT([$'Collectors'.$F59];&quot;#&quot;))&amp;REPT(&quot; &quot;;[.$F$2]-LEN(TEXT([$'Collectors'.$F59];&quot;#&quot;)))&amp;&quot; | &quot;&amp;[$'Collectors'.$D59]&amp;REPT(&quot; &quot;;[.$D$2]-LEN([$'Collectors'.$D59]))&amp;&quot; | &quot;&amp;[$'Collectors'.$B59]&amp;REPT(&quot; &quot;;[.$B$2]-LEN([$'Collectors'.$B59]))&amp;&quot; | &quot;&amp;IF([.C59]=1;&quot;Active&quot;;IF([.C59]=2;&quot;Passive&quot;;&quot;Active*&quot;))&amp;REPT(&quot; &quot;;[.$C$2]-LEN(IF([.C59]=1;&quot;Active&quot;;IF([.C59]=2;&quot;Passive&quot;;&quot;Active*&quot;))))&amp;&quot; | &quot;&amp;TEXT([$'Collectors'.$I59];&quot;#&quot;)&amp;REPT(&quot; &quot;;[.$I$2]-LEN(TEXT([$'Collectors'.$I59];&quot;#&quot;)))&amp;&quot; | &quot;&amp;TEXT(IF(ISBLANK([$'Collectors'.$H59]);&quot;-&quot;;[$'Collectors'.$H59]);&quot;#&quot;)&amp;REPT(&quot; &quot;;[.$H$2]-LEN(TEXT(IF(ISBLANK([$'Collectors'.$H59]);&quot;-&quot;;[$'Collectors'.$H59]);&quot;#&quot;)))&amp;&quot; | &quot;&amp;TEXT(IF(ISBLANK([$'Collectors'.$J59]);&quot;-&quot;;[$'Collectors'.$J59]);&quot;#&quot;)&amp;REPT(&quot; &quot;;[.$J$2]-LEN(TEXT(IF(ISBLANK([$'Collectors'.$J59]);&quot;-&quot;;[$'Collectors'.$J59]);&quot;#&quot;)))&amp;&quot; |&quot;" office:value-type="string" office:string-value="| 1350     | anyservicenmap            | service         | Active   | IPv4, IPv6 | -       | root   |">
            <text:p>| 1350 <text:s text:c="4"/>| anyservicenmap <text:s text:c="11"/>| service <text:s text:c="8"/>| Active <text:s text:c="2"/>| IPv4, IPv6 | - <text:s text:c="6"/>| root <text:s text:c="2"/>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host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tcptraceroute</text:p>
          </table:table-cell>
          <table:table-cell table:style-name="ACE-0" office:value-type="string">
            <text:p>traceroute</text:p>
          </table:table-cell>
          <table:table-cell table:style-name="ACE-0" office:value-type="float" office:value="1820">
            <text:p>1820</text:p>
          </table:table-cell>
          <table:table-cell table:number-columns-repeated="2" table:style-name="ACE-0"/>
          <table:table-cell table:style-name="ACE-0" office:value-type="string">
            <text:p>IPv4, IPv6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host</text:p>
          </table:table-cell>
          <table:table-cell table:style-name="ACE-0" office:value-type="string">
            <text:p>host, source, domain_name, host_name</text:p>
          </table:table-cell>
          <table:table-cell table:style-name="ACE-0"/>
          <table:table-cell table:style-name="ACE-1" table:formula="of:=&quot;| &quot;&amp;IF([$'Collectors'.$F60]&lt;0;&quot;- &quot;;TEXT([$'Collectors'.$F60];&quot;#&quot;))&amp;REPT(&quot; &quot;;[.$F$2]-LEN(TEXT([$'Collectors'.$F60];&quot;#&quot;)))&amp;&quot; | &quot;&amp;[$'Collectors'.$D60]&amp;REPT(&quot; &quot;;[.$D$2]-LEN([$'Collectors'.$D60]))&amp;&quot; | &quot;&amp;[$'Collectors'.$B60]&amp;REPT(&quot; &quot;;[.$B$2]-LEN([$'Collectors'.$B60]))&amp;&quot; | &quot;&amp;IF([.C60]=1;&quot;Active&quot;;IF([.C60]=2;&quot;Passive&quot;;&quot;Active*&quot;))&amp;REPT(&quot; &quot;;[.$C$2]-LEN(IF([.C60]=1;&quot;Active&quot;;IF([.C60]=2;&quot;Passive&quot;;&quot;Active*&quot;))))&amp;&quot; | &quot;&amp;TEXT([$'Collectors'.$I60];&quot;#&quot;)&amp;REPT(&quot; &quot;;[.$I$2]-LEN(TEXT([$'Collectors'.$I60];&quot;#&quot;)))&amp;&quot; | &quot;&amp;TEXT(IF(ISBLANK([$'Collectors'.$H60]);&quot;-&quot;;[$'Collectors'.$H60]);&quot;#&quot;)&amp;REPT(&quot; &quot;;[.$H$2]-LEN(TEXT(IF(ISBLANK([$'Collectors'.$H60]);&quot;-&quot;;[$'Collectors'.$H60]);&quot;#&quot;)))&amp;&quot; | &quot;&amp;TEXT(IF(ISBLANK([$'Collectors'.$J60]);&quot;-&quot;;[$'Collectors'.$J60]);&quot;#&quot;)&amp;REPT(&quot; &quot;;[.$J$2]-LEN(TEXT(IF(ISBLANK([$'Collectors'.$J60]);&quot;-&quot;;[$'Collectors'.$J60]);&quot;#&quot;)))&amp;&quot; |&quot;" office:value-type="string" office:string-value="| 1820     | tcptraceroute             | host            | Active   | IPv4, IPv6 | -       | nobody |">
            <text:p>| 1820 <text:s text:c="4"/>| tcptraceroute <text:s text:c="12"/>| host <text:s text:c="11"/>| Active <text:s text:c="2"/>| IPv4, IPv6 | - <text:s text:c="6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, vhost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httpmsfrobotstxt</text:p>
          </table:table-cell>
          <table:table-cell table:style-name="ACE-0" office:value-type="string">
            <text:p>msfconsole</text:p>
          </table:table-cell>
          <table:table-cell table:style-name="ACE-0" office:value-type="float" office:value="1900">
            <text:p>1900</text:p>
          </table:table-cell>
          <table:table-cell table:style-name="ACE-0" office:value-type="string">
            <text:p>http</text:p>
          </table:table-cell>
          <table:table-cell table:style-name="ACE-0"/>
          <table:table-cell table:style-name="ACE-0" office:value-type="string">
            <text:p>IPv4, IPv6</text:p>
          </table:table-cell>
          <table:table-cell table:style-name="ACE-0" office:value-type="string">
            <text:p>root</text:p>
          </table:table-cell>
          <table:table-cell table:style-name="ACE-0" office:value-type="string">
            <text:p>host, service</text:p>
          </table:table-cell>
          <table:table-cell table:style-name="ACE-0" office:value-type="string">
            <text:p>path, source</text:p>
          </table:table-cell>
          <table:table-cell table:style-name="ACE-0"/>
          <table:table-cell table:style-name="ACE-1" table:formula="of:=&quot;| &quot;&amp;IF([$'Collectors'.$F61]&lt;0;&quot;- &quot;;TEXT([$'Collectors'.$F61];&quot;#&quot;))&amp;REPT(&quot; &quot;;[.$F$2]-LEN(TEXT([$'Collectors'.$F61];&quot;#&quot;)))&amp;&quot; | &quot;&amp;[$'Collectors'.$D61]&amp;REPT(&quot; &quot;;[.$D$2]-LEN([$'Collectors'.$D61]))&amp;&quot; | &quot;&amp;[$'Collectors'.$B61]&amp;REPT(&quot; &quot;;[.$B$2]-LEN([$'Collectors'.$B61]))&amp;&quot; | &quot;&amp;IF([.C61]=1;&quot;Active&quot;;IF([.C61]=2;&quot;Passive&quot;;&quot;Active*&quot;))&amp;REPT(&quot; &quot;;[.$C$2]-LEN(IF([.C61]=1;&quot;Active&quot;;IF([.C61]=2;&quot;Passive&quot;;&quot;Active*&quot;))))&amp;&quot; | &quot;&amp;TEXT([$'Collectors'.$I61];&quot;#&quot;)&amp;REPT(&quot; &quot;;[.$I$2]-LEN(TEXT([$'Collectors'.$I61];&quot;#&quot;)))&amp;&quot; | &quot;&amp;TEXT(IF(ISBLANK([$'Collectors'.$H61]);&quot;-&quot;;[$'Collectors'.$H61]);&quot;#&quot;)&amp;REPT(&quot; &quot;;[.$H$2]-LEN(TEXT(IF(ISBLANK([$'Collectors'.$H61]);&quot;-&quot;;[$'Collectors'.$H61]);&quot;#&quot;)))&amp;&quot; | &quot;&amp;TEXT(IF(ISBLANK([$'Collectors'.$J61]);&quot;-&quot;;[$'Collectors'.$J61]);&quot;#&quot;)&amp;REPT(&quot; &quot;;[.$J$2]-LEN(TEXT(IF(ISBLANK([$'Collectors'.$J61]);&quot;-&quot;;[$'Collectors'.$J61]);&quot;#&quot;)))&amp;&quot; |&quot;" office:value-type="string" office:string-value="| 1900     | httpmsfrobotstxt          | service, vhost  | Active   | IPv4, IPv6 | -       | root   |">
            <text:p>| 1900 <text:s text:c="4"/>| httpmsfrobotstxt <text:s text:c="9"/>| service, vhost <text:s/>| Active <text:s text:c="2"/>| IPv4, IPv6 | - <text:s text:c="6"/>| root <text:s text:c="2"/>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dnsnmap</text:p>
          </table:table-cell>
          <table:table-cell table:style-name="ACE-0" office:value-type="string">
            <text:p>nmap</text:p>
          </table:table-cell>
          <table:table-cell table:style-name="ACE-0" office:value-type="float" office:value="2000">
            <text:p>2000</text:p>
          </table:table-cell>
          <table:table-cell table:style-name="ACE-0" office:value-type="string">
            <text:p>dns</text:p>
          </table:table-cell>
          <table:table-cell table:style-name="ACE-0"/>
          <table:table-cell table:style-name="ACE-0" office:value-type="string">
            <text:p>IPv4, IPv6</text:p>
          </table:table-cell>
          <table:table-cell table:style-name="ACE-0" office:value-type="string">
            <text:p>root</text:p>
          </table:table-cell>
          <table:table-cell table:style-name="ACE-0" office:value-type="string">
            <text:p>host, service</text:p>
          </table:table-cell>
          <table:table-cell table:number-columns-repeated="2" table:style-name="ACE-0"/>
          <table:table-cell table:style-name="ACE-1" table:formula="of:=&quot;| &quot;&amp;IF([$'Collectors'.$F62]&lt;0;&quot;- &quot;;TEXT([$'Collectors'.$F62];&quot;#&quot;))&amp;REPT(&quot; &quot;;[.$F$2]-LEN(TEXT([$'Collectors'.$F62];&quot;#&quot;)))&amp;&quot; | &quot;&amp;[$'Collectors'.$D62]&amp;REPT(&quot; &quot;;[.$D$2]-LEN([$'Collectors'.$D62]))&amp;&quot; | &quot;&amp;[$'Collectors'.$B62]&amp;REPT(&quot; &quot;;[.$B$2]-LEN([$'Collectors'.$B62]))&amp;&quot; | &quot;&amp;IF([.C62]=1;&quot;Active&quot;;IF([.C62]=2;&quot;Passive&quot;;&quot;Active*&quot;))&amp;REPT(&quot; &quot;;[.$C$2]-LEN(IF([.C62]=1;&quot;Active&quot;;IF([.C62]=2;&quot;Passive&quot;;&quot;Active*&quot;))))&amp;&quot; | &quot;&amp;TEXT([$'Collectors'.$I62];&quot;#&quot;)&amp;REPT(&quot; &quot;;[.$I$2]-LEN(TEXT([$'Collectors'.$I62];&quot;#&quot;)))&amp;&quot; | &quot;&amp;TEXT(IF(ISBLANK([$'Collectors'.$H62]);&quot;-&quot;;[$'Collectors'.$H62]);&quot;#&quot;)&amp;REPT(&quot; &quot;;[.$H$2]-LEN(TEXT(IF(ISBLANK([$'Collectors'.$H62]);&quot;-&quot;;[$'Collectors'.$H62]);&quot;#&quot;)))&amp;&quot; | &quot;&amp;TEXT(IF(ISBLANK([$'Collectors'.$J62]);&quot;-&quot;;[$'Collectors'.$J62]);&quot;#&quot;)&amp;REPT(&quot; &quot;;[.$J$2]-LEN(TEXT(IF(ISBLANK([$'Collectors'.$J62]);&quot;-&quot;;[$'Collectors'.$J62]);&quot;#&quot;)))&amp;&quot; |&quot;" office:value-type="string" office:string-value="| 2000     | dnsnmap                   | service         | Active   | IPv4, IPv6 | -       | root   |">
            <text:p>| 2000 <text:s text:c="4"/>| dnsnmap <text:s text:c="18"/>| service <text:s text:c="8"/>| Active <text:s text:c="2"/>| IPv4, IPv6 | - <text:s text:c="6"/>| root <text:s text:c="2"/>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telnetnmap</text:p>
          </table:table-cell>
          <table:table-cell table:style-name="ACE-0" office:value-type="string">
            <text:p>nmap</text:p>
          </table:table-cell>
          <table:table-cell table:style-name="ACE-0" office:value-type="float" office:value="2020">
            <text:p>2020</text:p>
          </table:table-cell>
          <table:table-cell table:style-name="ACE-0" office:value-type="string">
            <text:p>telnet</text:p>
          </table:table-cell>
          <table:table-cell table:style-name="ACE-0"/>
          <table:table-cell table:style-name="ACE-0" office:value-type="string">
            <text:p>IPv4, IPv6</text:p>
          </table:table-cell>
          <table:table-cell table:style-name="ACE-0" office:value-type="string">
            <text:p>root</text:p>
          </table:table-cell>
          <table:table-cell table:style-name="ACE-0" office:value-type="string">
            <text:p>host, service</text:p>
          </table:table-cell>
          <table:table-cell table:number-columns-repeated="2" table:style-name="ACE-0"/>
          <table:table-cell table:style-name="ACE-1" table:formula="of:=&quot;| &quot;&amp;IF([$'Collectors'.$F63]&lt;0;&quot;- &quot;;TEXT([$'Collectors'.$F63];&quot;#&quot;))&amp;REPT(&quot; &quot;;[.$F$2]-LEN(TEXT([$'Collectors'.$F63];&quot;#&quot;)))&amp;&quot; | &quot;&amp;[$'Collectors'.$D63]&amp;REPT(&quot; &quot;;[.$D$2]-LEN([$'Collectors'.$D63]))&amp;&quot; | &quot;&amp;[$'Collectors'.$B63]&amp;REPT(&quot; &quot;;[.$B$2]-LEN([$'Collectors'.$B63]))&amp;&quot; | &quot;&amp;IF([.C63]=1;&quot;Active&quot;;IF([.C63]=2;&quot;Passive&quot;;&quot;Active*&quot;))&amp;REPT(&quot; &quot;;[.$C$2]-LEN(IF([.C63]=1;&quot;Active&quot;;IF([.C63]=2;&quot;Passive&quot;;&quot;Active*&quot;))))&amp;&quot; | &quot;&amp;TEXT([$'Collectors'.$I63];&quot;#&quot;)&amp;REPT(&quot; &quot;;[.$I$2]-LEN(TEXT([$'Collectors'.$I63];&quot;#&quot;)))&amp;&quot; | &quot;&amp;TEXT(IF(ISBLANK([$'Collectors'.$H63]);&quot;-&quot;;[$'Collectors'.$H63]);&quot;#&quot;)&amp;REPT(&quot; &quot;;[.$H$2]-LEN(TEXT(IF(ISBLANK([$'Collectors'.$H63]);&quot;-&quot;;[$'Collectors'.$H63]);&quot;#&quot;)))&amp;&quot; | &quot;&amp;TEXT(IF(ISBLANK([$'Collectors'.$J63]);&quot;-&quot;;[$'Collectors'.$J63]);&quot;#&quot;)&amp;REPT(&quot; &quot;;[.$J$2]-LEN(TEXT(IF(ISBLANK([$'Collectors'.$J63]);&quot;-&quot;;[$'Collectors'.$J63]);&quot;#&quot;)))&amp;&quot; |&quot;" office:value-type="string" office:string-value="| 2020     | telnetnmap                | service         | Active   | IPv4, IPv6 | -       | root   |">
            <text:p>| 2020 <text:s text:c="4"/>| telnetnmap <text:s text:c="15"/>| service <text:s text:c="8"/>| Active <text:s text:c="2"/>| IPv4, IPv6 | - <text:s text:c="6"/>| root <text:s text:c="2"/>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vncnmap</text:p>
          </table:table-cell>
          <table:table-cell table:style-name="ACE-0" office:value-type="string">
            <text:p>nmap</text:p>
          </table:table-cell>
          <table:table-cell table:style-name="ACE-0" office:value-type="float" office:value="2040">
            <text:p>2040</text:p>
          </table:table-cell>
          <table:table-cell table:style-name="ACE-0" office:value-type="string">
            <text:p>vnc</text:p>
          </table:table-cell>
          <table:table-cell table:style-name="ACE-0"/>
          <table:table-cell table:style-name="ACE-0" office:value-type="string">
            <text:p>IPv4, IPv6</text:p>
          </table:table-cell>
          <table:table-cell table:style-name="ACE-0" office:value-type="string">
            <text:p>root</text:p>
          </table:table-cell>
          <table:table-cell table:style-name="ACE-0" office:value-type="string">
            <text:p>host, service</text:p>
          </table:table-cell>
          <table:table-cell table:number-columns-repeated="2" table:style-name="ACE-0"/>
          <table:table-cell table:style-name="ACE-1" table:formula="of:=&quot;| &quot;&amp;IF([$'Collectors'.$F64]&lt;0;&quot;- &quot;;TEXT([$'Collectors'.$F64];&quot;#&quot;))&amp;REPT(&quot; &quot;;[.$F$2]-LEN(TEXT([$'Collectors'.$F64];&quot;#&quot;)))&amp;&quot; | &quot;&amp;[$'Collectors'.$D64]&amp;REPT(&quot; &quot;;[.$D$2]-LEN([$'Collectors'.$D64]))&amp;&quot; | &quot;&amp;[$'Collectors'.$B64]&amp;REPT(&quot; &quot;;[.$B$2]-LEN([$'Collectors'.$B64]))&amp;&quot; | &quot;&amp;IF([.C64]=1;&quot;Active&quot;;IF([.C64]=2;&quot;Passive&quot;;&quot;Active*&quot;))&amp;REPT(&quot; &quot;;[.$C$2]-LEN(IF([.C64]=1;&quot;Active&quot;;IF([.C64]=2;&quot;Passive&quot;;&quot;Active*&quot;))))&amp;&quot; | &quot;&amp;TEXT([$'Collectors'.$I64];&quot;#&quot;)&amp;REPT(&quot; &quot;;[.$I$2]-LEN(TEXT([$'Collectors'.$I64];&quot;#&quot;)))&amp;&quot; | &quot;&amp;TEXT(IF(ISBLANK([$'Collectors'.$H64]);&quot;-&quot;;[$'Collectors'.$H64]);&quot;#&quot;)&amp;REPT(&quot; &quot;;[.$H$2]-LEN(TEXT(IF(ISBLANK([$'Collectors'.$H64]);&quot;-&quot;;[$'Collectors'.$H64]);&quot;#&quot;)))&amp;&quot; | &quot;&amp;TEXT(IF(ISBLANK([$'Collectors'.$J64]);&quot;-&quot;;[$'Collectors'.$J64]);&quot;#&quot;)&amp;REPT(&quot; &quot;;[.$J$2]-LEN(TEXT(IF(ISBLANK([$'Collectors'.$J64]);&quot;-&quot;;[$'Collectors'.$J64]);&quot;#&quot;)))&amp;&quot; |&quot;" office:value-type="string" office:string-value="| 2040     | vncnmap                   | service         | Active   | IPv4, IPv6 | -       | root   |">
            <text:p>| 2040 <text:s text:c="4"/>| vncnmap <text:s text:c="18"/>| service <text:s text:c="8"/>| Active <text:s text:c="2"/>| IPv4, IPv6 | - <text:s text:c="6"/>| root <text:s text:c="2"/>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mssqlnmap</text:p>
          </table:table-cell>
          <table:table-cell table:style-name="ACE-0" office:value-type="string">
            <text:p>nmap</text:p>
          </table:table-cell>
          <table:table-cell table:style-name="ACE-0" office:value-type="float" office:value="2100">
            <text:p>2100</text:p>
          </table:table-cell>
          <table:table-cell table:style-name="ACE-0" office:value-type="string">
            <text:p>mssql</text:p>
          </table:table-cell>
          <table:table-cell table:style-name="ACE-0"/>
          <table:table-cell table:style-name="ACE-0" office:value-type="string">
            <text:p>IPv4, IPv6</text:p>
          </table:table-cell>
          <table:table-cell table:style-name="ACE-0" office:value-type="string">
            <text:p>root</text:p>
          </table:table-cell>
          <table:table-cell table:style-name="ACE-0" office:value-type="string">
            <text:p>host, service</text:p>
          </table:table-cell>
          <table:table-cell table:style-name="ACE-0" office:value-type="string">
            <text:p>service, source</text:p>
          </table:table-cell>
          <table:table-cell table:style-name="ACE-0"/>
          <table:table-cell table:style-name="ACE-1" table:formula="of:=&quot;| &quot;&amp;IF([$'Collectors'.$F65]&lt;0;&quot;- &quot;;TEXT([$'Collectors'.$F65];&quot;#&quot;))&amp;REPT(&quot; &quot;;[.$F$2]-LEN(TEXT([$'Collectors'.$F65];&quot;#&quot;)))&amp;&quot; | &quot;&amp;[$'Collectors'.$D65]&amp;REPT(&quot; &quot;;[.$D$2]-LEN([$'Collectors'.$D65]))&amp;&quot; | &quot;&amp;[$'Collectors'.$B65]&amp;REPT(&quot; &quot;;[.$B$2]-LEN([$'Collectors'.$B65]))&amp;&quot; | &quot;&amp;IF([.C65]=1;&quot;Active&quot;;IF([.C65]=2;&quot;Passive&quot;;&quot;Active*&quot;))&amp;REPT(&quot; &quot;;[.$C$2]-LEN(IF([.C65]=1;&quot;Active&quot;;IF([.C65]=2;&quot;Passive&quot;;&quot;Active*&quot;))))&amp;&quot; | &quot;&amp;TEXT([$'Collectors'.$I65];&quot;#&quot;)&amp;REPT(&quot; &quot;;[.$I$2]-LEN(TEXT([$'Collectors'.$I65];&quot;#&quot;)))&amp;&quot; | &quot;&amp;TEXT(IF(ISBLANK([$'Collectors'.$H65]);&quot;-&quot;;[$'Collectors'.$H65]);&quot;#&quot;)&amp;REPT(&quot; &quot;;[.$H$2]-LEN(TEXT(IF(ISBLANK([$'Collectors'.$H65]);&quot;-&quot;;[$'Collectors'.$H65]);&quot;#&quot;)))&amp;&quot; | &quot;&amp;TEXT(IF(ISBLANK([$'Collectors'.$J65]);&quot;-&quot;;[$'Collectors'.$J65]);&quot;#&quot;)&amp;REPT(&quot; &quot;;[.$J$2]-LEN(TEXT(IF(ISBLANK([$'Collectors'.$J65]);&quot;-&quot;;[$'Collectors'.$J65]);&quot;#&quot;)))&amp;&quot; |&quot;" office:value-type="string" office:string-value="| 2100     | mssqlnmap                 | service         | Active   | IPv4, IPv6 | -       | root   |">
            <text:p>| 2100 <text:s text:c="4"/>| mssqlnmap <text:s text:c="16"/>| service <text:s text:c="8"/>| Active <text:s text:c="2"/>| IPv4, IPv6 | - <text:s text:c="6"/>| root <text:s text:c="2"/>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mysqlnmap</text:p>
          </table:table-cell>
          <table:table-cell table:style-name="ACE-0" office:value-type="string">
            <text:p>nmap</text:p>
          </table:table-cell>
          <table:table-cell table:style-name="ACE-0" office:value-type="float" office:value="2150">
            <text:p>2150</text:p>
          </table:table-cell>
          <table:table-cell table:style-name="ACE-0" office:value-type="string">
            <text:p>mysql</text:p>
          </table:table-cell>
          <table:table-cell table:style-name="ACE-0"/>
          <table:table-cell table:style-name="ACE-0" office:value-type="string">
            <text:p>IPv4, IPv6</text:p>
          </table:table-cell>
          <table:table-cell table:style-name="ACE-0" office:value-type="string">
            <text:p>root</text:p>
          </table:table-cell>
          <table:table-cell table:style-name="ACE-0" office:value-type="string">
            <text:p>host, service</text:p>
          </table:table-cell>
          <table:table-cell table:number-columns-repeated="2" table:style-name="ACE-0"/>
          <table:table-cell table:style-name="ACE-1" table:formula="of:=&quot;| &quot;&amp;IF([$'Collectors'.$F66]&lt;0;&quot;- &quot;;TEXT([$'Collectors'.$F66];&quot;#&quot;))&amp;REPT(&quot; &quot;;[.$F$2]-LEN(TEXT([$'Collectors'.$F66];&quot;#&quot;)))&amp;&quot; | &quot;&amp;[$'Collectors'.$D66]&amp;REPT(&quot; &quot;;[.$D$2]-LEN([$'Collectors'.$D66]))&amp;&quot; | &quot;&amp;[$'Collectors'.$B66]&amp;REPT(&quot; &quot;;[.$B$2]-LEN([$'Collectors'.$B66]))&amp;&quot; | &quot;&amp;IF([.C66]=1;&quot;Active&quot;;IF([.C66]=2;&quot;Passive&quot;;&quot;Active*&quot;))&amp;REPT(&quot; &quot;;[.$C$2]-LEN(IF([.C66]=1;&quot;Active&quot;;IF([.C66]=2;&quot;Passive&quot;;&quot;Active*&quot;))))&amp;&quot; | &quot;&amp;TEXT([$'Collectors'.$I66];&quot;#&quot;)&amp;REPT(&quot; &quot;;[.$I$2]-LEN(TEXT([$'Collectors'.$I66];&quot;#&quot;)))&amp;&quot; | &quot;&amp;TEXT(IF(ISBLANK([$'Collectors'.$H66]);&quot;-&quot;;[$'Collectors'.$H66]);&quot;#&quot;)&amp;REPT(&quot; &quot;;[.$H$2]-LEN(TEXT(IF(ISBLANK([$'Collectors'.$H66]);&quot;-&quot;;[$'Collectors'.$H66]);&quot;#&quot;)))&amp;&quot; | &quot;&amp;TEXT(IF(ISBLANK([$'Collectors'.$J66]);&quot;-&quot;;[$'Collectors'.$J66]);&quot;#&quot;)&amp;REPT(&quot; &quot;;[.$J$2]-LEN(TEXT(IF(ISBLANK([$'Collectors'.$J66]);&quot;-&quot;;[$'Collectors'.$J66]);&quot;#&quot;)))&amp;&quot; |&quot;" office:value-type="string" office:string-value="| 2150     | mysqlnmap                 | service         | Active   | IPv4, IPv6 | -       | root   |">
            <text:p>| 2150 <text:s text:c="4"/>| mysqlnmap <text:s text:c="16"/>| service <text:s text:c="8"/>| Active <text:s text:c="2"/>| IPv4, IPv6 | - <text:s text:c="6"/>| root <text:s text:c="2"/>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smbnmap</text:p>
          </table:table-cell>
          <table:table-cell table:style-name="ACE-0" office:value-type="string">
            <text:p>nmap</text:p>
          </table:table-cell>
          <table:table-cell table:style-name="ACE-0" office:value-type="float" office:value="2200">
            <text:p>2200</text:p>
          </table:table-cell>
          <table:table-cell table:style-name="ACE-0" office:value-type="string">
            <text:p>smb</text:p>
          </table:table-cell>
          <table:table-cell table:style-name="ACE-0"/>
          <table:table-cell table:style-name="ACE-0" office:value-type="string">
            <text:p>IPv4, IPv6</text:p>
          </table:table-cell>
          <table:table-cell table:style-name="ACE-0" office:value-type="string">
            <text:p>root</text:p>
          </table:table-cell>
          <table:table-cell table:style-name="ACE-0" office:value-type="string">
            <text:p>host, service</text:p>
          </table:table-cell>
          <table:table-cell table:style-name="ACE-0" office:value-type="string">
            <text:p>path, source, additional_info, domain_name, host_name</text:p>
          </table:table-cell>
          <table:table-cell table:style-name="ACE-0"/>
          <table:table-cell table:style-name="ACE-1" table:formula="of:=&quot;| &quot;&amp;IF([$'Collectors'.$F67]&lt;0;&quot;- &quot;;TEXT([$'Collectors'.$F67];&quot;#&quot;))&amp;REPT(&quot; &quot;;[.$F$2]-LEN(TEXT([$'Collectors'.$F67];&quot;#&quot;)))&amp;&quot; | &quot;&amp;[$'Collectors'.$D67]&amp;REPT(&quot; &quot;;[.$D$2]-LEN([$'Collectors'.$D67]))&amp;&quot; | &quot;&amp;[$'Collectors'.$B67]&amp;REPT(&quot; &quot;;[.$B$2]-LEN([$'Collectors'.$B67]))&amp;&quot; | &quot;&amp;IF([.C67]=1;&quot;Active&quot;;IF([.C67]=2;&quot;Passive&quot;;&quot;Active*&quot;))&amp;REPT(&quot; &quot;;[.$C$2]-LEN(IF([.C67]=1;&quot;Active&quot;;IF([.C67]=2;&quot;Passive&quot;;&quot;Active*&quot;))))&amp;&quot; | &quot;&amp;TEXT([$'Collectors'.$I67];&quot;#&quot;)&amp;REPT(&quot; &quot;;[.$I$2]-LEN(TEXT([$'Collectors'.$I67];&quot;#&quot;)))&amp;&quot; | &quot;&amp;TEXT(IF(ISBLANK([$'Collectors'.$H67]);&quot;-&quot;;[$'Collectors'.$H67]);&quot;#&quot;)&amp;REPT(&quot; &quot;;[.$H$2]-LEN(TEXT(IF(ISBLANK([$'Collectors'.$H67]);&quot;-&quot;;[$'Collectors'.$H67]);&quot;#&quot;)))&amp;&quot; | &quot;&amp;TEXT(IF(ISBLANK([$'Collectors'.$J67]);&quot;-&quot;;[$'Collectors'.$J67]);&quot;#&quot;)&amp;REPT(&quot; &quot;;[.$J$2]-LEN(TEXT(IF(ISBLANK([$'Collectors'.$J67]);&quot;-&quot;;[$'Collectors'.$J67]);&quot;#&quot;)))&amp;&quot; |&quot;" office:value-type="string" office:string-value="| 2200     | smbnmap                   | service         | Active   | IPv4, IPv6 | -       | root   |">
            <text:p>| 2200 <text:s text:c="4"/>| smbnmap <text:s text:c="18"/>| service <text:s text:c="8"/>| Active <text:s text:c="2"/>| IPv4, IPv6 | - <text:s text:c="6"/>| root <text:s text:c="2"/>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ftpnmap</text:p>
          </table:table-cell>
          <table:table-cell table:style-name="ACE-0" office:value-type="string">
            <text:p>nmap</text:p>
          </table:table-cell>
          <table:table-cell table:style-name="ACE-0" office:value-type="float" office:value="2250">
            <text:p>2250</text:p>
          </table:table-cell>
          <table:table-cell table:style-name="ACE-0" office:value-type="string">
            <text:p>ftp</text:p>
          </table:table-cell>
          <table:table-cell table:style-name="ACE-0"/>
          <table:table-cell table:style-name="ACE-0" office:value-type="string">
            <text:p>IPv4, IPv6</text:p>
          </table:table-cell>
          <table:table-cell table:style-name="ACE-0" office:value-type="string">
            <text:p>root</text:p>
          </table:table-cell>
          <table:table-cell table:style-name="ACE-0" office:value-type="string">
            <text:p>host, service</text:p>
          </table:table-cell>
          <table:table-cell table:number-columns-repeated="2" table:style-name="ACE-0"/>
          <table:table-cell table:style-name="ACE-1" table:formula="of:=&quot;| &quot;&amp;IF([$'Collectors'.$F68]&lt;0;&quot;- &quot;;TEXT([$'Collectors'.$F68];&quot;#&quot;))&amp;REPT(&quot; &quot;;[.$F$2]-LEN(TEXT([$'Collectors'.$F68];&quot;#&quot;)))&amp;&quot; | &quot;&amp;[$'Collectors'.$D68]&amp;REPT(&quot; &quot;;[.$D$2]-LEN([$'Collectors'.$D68]))&amp;&quot; | &quot;&amp;[$'Collectors'.$B68]&amp;REPT(&quot; &quot;;[.$B$2]-LEN([$'Collectors'.$B68]))&amp;&quot; | &quot;&amp;IF([.C68]=1;&quot;Active&quot;;IF([.C68]=2;&quot;Passive&quot;;&quot;Active*&quot;))&amp;REPT(&quot; &quot;;[.$C$2]-LEN(IF([.C68]=1;&quot;Active&quot;;IF([.C68]=2;&quot;Passive&quot;;&quot;Active*&quot;))))&amp;&quot; | &quot;&amp;TEXT([$'Collectors'.$I68];&quot;#&quot;)&amp;REPT(&quot; &quot;;[.$I$2]-LEN(TEXT([$'Collectors'.$I68];&quot;#&quot;)))&amp;&quot; | &quot;&amp;TEXT(IF(ISBLANK([$'Collectors'.$H68]);&quot;-&quot;;[$'Collectors'.$H68]);&quot;#&quot;)&amp;REPT(&quot; &quot;;[.$H$2]-LEN(TEXT(IF(ISBLANK([$'Collectors'.$H68]);&quot;-&quot;;[$'Collectors'.$H68]);&quot;#&quot;)))&amp;&quot; | &quot;&amp;TEXT(IF(ISBLANK([$'Collectors'.$J68]);&quot;-&quot;;[$'Collectors'.$J68]);&quot;#&quot;)&amp;REPT(&quot; &quot;;[.$J$2]-LEN(TEXT(IF(ISBLANK([$'Collectors'.$J68]);&quot;-&quot;;[$'Collectors'.$J68]);&quot;#&quot;)))&amp;&quot; |&quot;" office:value-type="string" office:string-value="| 2250     | ftpnmap                   | service         | Active   | IPv4, IPv6 | -       | root   |">
            <text:p>| 2250 <text:s text:c="4"/>| ftpnmap <text:s text:c="18"/>| service <text:s text:c="8"/>| Active <text:s text:c="2"/>| IPv4, IPv6 | - <text:s text:c="6"/>| root <text:s text:c="2"/>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smtpnmap</text:p>
          </table:table-cell>
          <table:table-cell table:style-name="ACE-0" office:value-type="string">
            <text:p>nmap</text:p>
          </table:table-cell>
          <table:table-cell table:style-name="ACE-0" office:value-type="float" office:value="2300">
            <text:p>2300</text:p>
          </table:table-cell>
          <table:table-cell table:style-name="ACE-0" office:value-type="string">
            <text:p>smtp</text:p>
          </table:table-cell>
          <table:table-cell table:style-name="ACE-0"/>
          <table:table-cell table:style-name="ACE-0" office:value-type="string">
            <text:p>IPv4, IPv6</text:p>
          </table:table-cell>
          <table:table-cell table:style-name="ACE-0" office:value-type="string">
            <text:p>root</text:p>
          </table:table-cell>
          <table:table-cell table:style-name="ACE-0" office:value-type="string">
            <text:p>host, service</text:p>
          </table:table-cell>
          <table:table-cell table:style-name="ACE-0" office:value-type="string">
            <text:p>service_method, source, domain_name, host_name</text:p>
          </table:table-cell>
          <table:table-cell table:style-name="ACE-0"/>
          <table:table-cell table:style-name="ACE-1" table:formula="of:=&quot;| &quot;&amp;IF([$'Collectors'.$F69]&lt;0;&quot;- &quot;;TEXT([$'Collectors'.$F69];&quot;#&quot;))&amp;REPT(&quot; &quot;;[.$F$2]-LEN(TEXT([$'Collectors'.$F69];&quot;#&quot;)))&amp;&quot; | &quot;&amp;[$'Collectors'.$D69]&amp;REPT(&quot; &quot;;[.$D$2]-LEN([$'Collectors'.$D69]))&amp;&quot; | &quot;&amp;[$'Collectors'.$B69]&amp;REPT(&quot; &quot;;[.$B$2]-LEN([$'Collectors'.$B69]))&amp;&quot; | &quot;&amp;IF([.C69]=1;&quot;Active&quot;;IF([.C69]=2;&quot;Passive&quot;;&quot;Active*&quot;))&amp;REPT(&quot; &quot;;[.$C$2]-LEN(IF([.C69]=1;&quot;Active&quot;;IF([.C69]=2;&quot;Passive&quot;;&quot;Active*&quot;))))&amp;&quot; | &quot;&amp;TEXT([$'Collectors'.$I69];&quot;#&quot;)&amp;REPT(&quot; &quot;;[.$I$2]-LEN(TEXT([$'Collectors'.$I69];&quot;#&quot;)))&amp;&quot; | &quot;&amp;TEXT(IF(ISBLANK([$'Collectors'.$H69]);&quot;-&quot;;[$'Collectors'.$H69]);&quot;#&quot;)&amp;REPT(&quot; &quot;;[.$H$2]-LEN(TEXT(IF(ISBLANK([$'Collectors'.$H69]);&quot;-&quot;;[$'Collectors'.$H69]);&quot;#&quot;)))&amp;&quot; | &quot;&amp;TEXT(IF(ISBLANK([$'Collectors'.$J69]);&quot;-&quot;;[$'Collectors'.$J69]);&quot;#&quot;)&amp;REPT(&quot; &quot;;[.$J$2]-LEN(TEXT(IF(ISBLANK([$'Collectors'.$J69]);&quot;-&quot;;[$'Collectors'.$J69]);&quot;#&quot;)))&amp;&quot; |&quot;" office:value-type="string" office:string-value="| 2300     | smtpnmap                  | service         | Active   | IPv4, IPv6 | -       | root   |">
            <text:p>| 2300 <text:s text:c="4"/>| smtpnmap <text:s text:c="17"/>| service <text:s text:c="8"/>| Active <text:s text:c="2"/>| IPv4, IPv6 | - <text:s text:c="6"/>| root <text:s text:c="2"/>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rpcnmap</text:p>
          </table:table-cell>
          <table:table-cell table:style-name="ACE-0" office:value-type="string">
            <text:p>nmap</text:p>
          </table:table-cell>
          <table:table-cell table:style-name="ACE-0" office:value-type="float" office:value="2400">
            <text:p>2400</text:p>
          </table:table-cell>
          <table:table-cell table:style-name="ACE-0" office:value-type="string">
            <text:p>rpc</text:p>
          </table:table-cell>
          <table:table-cell table:style-name="ACE-0"/>
          <table:table-cell table:style-name="ACE-0" office:value-type="string">
            <text:p>IPv4, IPv6</text:p>
          </table:table-cell>
          <table:table-cell table:style-name="ACE-0" office:value-type="string">
            <text:p>root</text:p>
          </table:table-cell>
          <table:table-cell table:style-name="ACE-0" office:value-type="string">
            <text:p>host, service</text:p>
          </table:table-cell>
          <table:table-cell table:style-name="ACE-0" office:value-type="string">
            <text:p>service, source, domain_name, host_name</text:p>
          </table:table-cell>
          <table:table-cell table:style-name="ACE-0"/>
          <table:table-cell table:style-name="ACE-1" table:formula="of:=&quot;| &quot;&amp;IF([$'Collectors'.$F70]&lt;0;&quot;- &quot;;TEXT([$'Collectors'.$F70];&quot;#&quot;))&amp;REPT(&quot; &quot;;[.$F$2]-LEN(TEXT([$'Collectors'.$F70];&quot;#&quot;)))&amp;&quot; | &quot;&amp;[$'Collectors'.$D70]&amp;REPT(&quot; &quot;;[.$D$2]-LEN([$'Collectors'.$D70]))&amp;&quot; | &quot;&amp;[$'Collectors'.$B70]&amp;REPT(&quot; &quot;;[.$B$2]-LEN([$'Collectors'.$B70]))&amp;&quot; | &quot;&amp;IF([.C70]=1;&quot;Active&quot;;IF([.C70]=2;&quot;Passive&quot;;&quot;Active*&quot;))&amp;REPT(&quot; &quot;;[.$C$2]-LEN(IF([.C70]=1;&quot;Active&quot;;IF([.C70]=2;&quot;Passive&quot;;&quot;Active*&quot;))))&amp;&quot; | &quot;&amp;TEXT([$'Collectors'.$I70];&quot;#&quot;)&amp;REPT(&quot; &quot;;[.$I$2]-LEN(TEXT([$'Collectors'.$I70];&quot;#&quot;)))&amp;&quot; | &quot;&amp;TEXT(IF(ISBLANK([$'Collectors'.$H70]);&quot;-&quot;;[$'Collectors'.$H70]);&quot;#&quot;)&amp;REPT(&quot; &quot;;[.$H$2]-LEN(TEXT(IF(ISBLANK([$'Collectors'.$H70]);&quot;-&quot;;[$'Collectors'.$H70]);&quot;#&quot;)))&amp;&quot; | &quot;&amp;TEXT(IF(ISBLANK([$'Collectors'.$J70]);&quot;-&quot;;[$'Collectors'.$J70]);&quot;#&quot;)&amp;REPT(&quot; &quot;;[.$J$2]-LEN(TEXT(IF(ISBLANK([$'Collectors'.$J70]);&quot;-&quot;;[$'Collectors'.$J70]);&quot;#&quot;)))&amp;&quot; |&quot;" office:value-type="string" office:string-value="| 2400     | rpcnmap                   | service         | Active   | IPv4, IPv6 | -       | root   |">
            <text:p>| 2400 <text:s text:c="4"/>| rpcnmap <text:s text:c="18"/>| service <text:s text:c="8"/>| Active <text:s text:c="2"/>| IPv4, IPv6 | - <text:s text:c="6"/>| root <text:s text:c="2"/>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rdpnmap</text:p>
          </table:table-cell>
          <table:table-cell table:style-name="ACE-0" office:value-type="string">
            <text:p>nmap</text:p>
          </table:table-cell>
          <table:table-cell table:style-name="ACE-0" office:value-type="float" office:value="2500">
            <text:p>2500</text:p>
          </table:table-cell>
          <table:table-cell table:style-name="ACE-0" office:value-type="string">
            <text:p>rdp</text:p>
          </table:table-cell>
          <table:table-cell table:style-name="ACE-0"/>
          <table:table-cell table:style-name="ACE-0" office:value-type="string">
            <text:p>IPv4, IPv6</text:p>
          </table:table-cell>
          <table:table-cell table:style-name="ACE-0" office:value-type="string">
            <text:p>root</text:p>
          </table:table-cell>
          <table:table-cell table:style-name="ACE-0" office:value-type="string">
            <text:p>host, service</text:p>
          </table:table-cell>
          <table:table-cell table:number-columns-repeated="2" table:style-name="ACE-0"/>
          <table:table-cell table:style-name="ACE-1" table:formula="of:=&quot;| &quot;&amp;IF([$'Collectors'.$F71]&lt;0;&quot;- &quot;;TEXT([$'Collectors'.$F71];&quot;#&quot;))&amp;REPT(&quot; &quot;;[.$F$2]-LEN(TEXT([$'Collectors'.$F71];&quot;#&quot;)))&amp;&quot; | &quot;&amp;[$'Collectors'.$D71]&amp;REPT(&quot; &quot;;[.$D$2]-LEN([$'Collectors'.$D71]))&amp;&quot; | &quot;&amp;[$'Collectors'.$B71]&amp;REPT(&quot; &quot;;[.$B$2]-LEN([$'Collectors'.$B71]))&amp;&quot; | &quot;&amp;IF([.C71]=1;&quot;Active&quot;;IF([.C71]=2;&quot;Passive&quot;;&quot;Active*&quot;))&amp;REPT(&quot; &quot;;[.$C$2]-LEN(IF([.C71]=1;&quot;Active&quot;;IF([.C71]=2;&quot;Passive&quot;;&quot;Active*&quot;))))&amp;&quot; | &quot;&amp;TEXT([$'Collectors'.$I71];&quot;#&quot;)&amp;REPT(&quot; &quot;;[.$I$2]-LEN(TEXT([$'Collectors'.$I71];&quot;#&quot;)))&amp;&quot; | &quot;&amp;TEXT(IF(ISBLANK([$'Collectors'.$H71]);&quot;-&quot;;[$'Collectors'.$H71]);&quot;#&quot;)&amp;REPT(&quot; &quot;;[.$H$2]-LEN(TEXT(IF(ISBLANK([$'Collectors'.$H71]);&quot;-&quot;;[$'Collectors'.$H71]);&quot;#&quot;)))&amp;&quot; | &quot;&amp;TEXT(IF(ISBLANK([$'Collectors'.$J71]);&quot;-&quot;;[$'Collectors'.$J71]);&quot;#&quot;)&amp;REPT(&quot; &quot;;[.$J$2]-LEN(TEXT(IF(ISBLANK([$'Collectors'.$J71]);&quot;-&quot;;[$'Collectors'.$J71]);&quot;#&quot;)))&amp;&quot; |&quot;" office:value-type="string" office:string-value="| 2500     | rdpnmap                   | service         | Active   | IPv4, IPv6 | -       | root   |">
            <text:p>| 2500 <text:s text:c="4"/>| rdpnmap <text:s text:c="18"/>| service <text:s text:c="8"/>| Active <text:s text:c="2"/>| IPv4, IPv6 | - <text:s text:c="6"/>| root <text:s text:c="2"/>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pop3nmap</text:p>
          </table:table-cell>
          <table:table-cell table:style-name="ACE-0" office:value-type="string">
            <text:p>nmap</text:p>
          </table:table-cell>
          <table:table-cell table:style-name="ACE-0" office:value-type="float" office:value="2700">
            <text:p>2700</text:p>
          </table:table-cell>
          <table:table-cell table:style-name="ACE-0" office:value-type="string">
            <text:p>pop3</text:p>
          </table:table-cell>
          <table:table-cell table:style-name="ACE-0"/>
          <table:table-cell table:style-name="ACE-0" office:value-type="string">
            <text:p>IPv4, IPv6</text:p>
          </table:table-cell>
          <table:table-cell table:style-name="ACE-0" office:value-type="string">
            <text:p>root</text:p>
          </table:table-cell>
          <table:table-cell table:style-name="ACE-0" office:value-type="string">
            <text:p>host, service</text:p>
          </table:table-cell>
          <table:table-cell table:number-columns-repeated="2" table:style-name="ACE-0"/>
          <table:table-cell table:style-name="ACE-1" table:formula="of:=&quot;| &quot;&amp;IF([$'Collectors'.$F72]&lt;0;&quot;- &quot;;TEXT([$'Collectors'.$F72];&quot;#&quot;))&amp;REPT(&quot; &quot;;[.$F$2]-LEN(TEXT([$'Collectors'.$F72];&quot;#&quot;)))&amp;&quot; | &quot;&amp;[$'Collectors'.$D72]&amp;REPT(&quot; &quot;;[.$D$2]-LEN([$'Collectors'.$D72]))&amp;&quot; | &quot;&amp;[$'Collectors'.$B72]&amp;REPT(&quot; &quot;;[.$B$2]-LEN([$'Collectors'.$B72]))&amp;&quot; | &quot;&amp;IF([.C72]=1;&quot;Active&quot;;IF([.C72]=2;&quot;Passive&quot;;&quot;Active*&quot;))&amp;REPT(&quot; &quot;;[.$C$2]-LEN(IF([.C72]=1;&quot;Active&quot;;IF([.C72]=2;&quot;Passive&quot;;&quot;Active*&quot;))))&amp;&quot; | &quot;&amp;TEXT([$'Collectors'.$I72];&quot;#&quot;)&amp;REPT(&quot; &quot;;[.$I$2]-LEN(TEXT([$'Collectors'.$I72];&quot;#&quot;)))&amp;&quot; | &quot;&amp;TEXT(IF(ISBLANK([$'Collectors'.$H72]);&quot;-&quot;;[$'Collectors'.$H72]);&quot;#&quot;)&amp;REPT(&quot; &quot;;[.$H$2]-LEN(TEXT(IF(ISBLANK([$'Collectors'.$H72]);&quot;-&quot;;[$'Collectors'.$H72]);&quot;#&quot;)))&amp;&quot; | &quot;&amp;TEXT(IF(ISBLANK([$'Collectors'.$J72]);&quot;-&quot;;[$'Collectors'.$J72]);&quot;#&quot;)&amp;REPT(&quot; &quot;;[.$J$2]-LEN(TEXT(IF(ISBLANK([$'Collectors'.$J72]);&quot;-&quot;;[$'Collectors'.$J72]);&quot;#&quot;)))&amp;&quot; |&quot;" office:value-type="string" office:string-value="| 2700     | pop3nmap                  | service         | Active   | IPv4, IPv6 | -       | root   |">
            <text:p>| 2700 <text:s text:c="4"/>| pop3nmap <text:s text:c="17"/>| service <text:s text:c="8"/>| Active <text:s text:c="2"/>| IPv4, IPv6 | - <text:s text:c="6"/>| root <text:s text:c="2"/>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msrpcenum</text:p>
          </table:table-cell>
          <table:table-cell table:style-name="ACE-0" office:value-type="string">
            <text:p>nmap</text:p>
          </table:table-cell>
          <table:table-cell table:style-name="ACE-0" office:value-type="float" office:value="2750">
            <text:p>2750</text:p>
          </table:table-cell>
          <table:table-cell table:style-name="ACE-0" office:value-type="string">
            <text:p>msrpc</text:p>
          </table:table-cell>
          <table:table-cell table:style-name="ACE-0"/>
          <table:table-cell table:style-name="ACE-0" office:value-type="string">
            <text:p>IPv4, IPv6</text:p>
          </table:table-cell>
          <table:table-cell table:style-name="ACE-0" office:value-type="string">
            <text:p>root</text:p>
          </table:table-cell>
          <table:table-cell table:style-name="ACE-0" office:value-type="string">
            <text:p>host, service, credentials</text:p>
          </table:table-cell>
          <table:table-cell table:style-name="ACE-0" office:value-type="string">
            <text:p>path, source, additional_info, domain_name, host_name</text:p>
          </table:table-cell>
          <table:table-cell table:style-name="ACE-0"/>
          <table:table-cell table:style-name="ACE-1" table:formula="of:=&quot;| &quot;&amp;IF([$'Collectors'.$F73]&lt;0;&quot;- &quot;;TEXT([$'Collectors'.$F73];&quot;#&quot;))&amp;REPT(&quot; &quot;;[.$F$2]-LEN(TEXT([$'Collectors'.$F73];&quot;#&quot;)))&amp;&quot; | &quot;&amp;[$'Collectors'.$D73]&amp;REPT(&quot; &quot;;[.$D$2]-LEN([$'Collectors'.$D73]))&amp;&quot; | &quot;&amp;[$'Collectors'.$B73]&amp;REPT(&quot; &quot;;[.$B$2]-LEN([$'Collectors'.$B73]))&amp;&quot; | &quot;&amp;IF([.C73]=1;&quot;Active&quot;;IF([.C73]=2;&quot;Passive&quot;;&quot;Active*&quot;))&amp;REPT(&quot; &quot;;[.$C$2]-LEN(IF([.C73]=1;&quot;Active&quot;;IF([.C73]=2;&quot;Passive&quot;;&quot;Active*&quot;))))&amp;&quot; | &quot;&amp;TEXT([$'Collectors'.$I73];&quot;#&quot;)&amp;REPT(&quot; &quot;;[.$I$2]-LEN(TEXT([$'Collectors'.$I73];&quot;#&quot;)))&amp;&quot; | &quot;&amp;TEXT(IF(ISBLANK([$'Collectors'.$H73]);&quot;-&quot;;[$'Collectors'.$H73]);&quot;#&quot;)&amp;REPT(&quot; &quot;;[.$H$2]-LEN(TEXT(IF(ISBLANK([$'Collectors'.$H73]);&quot;-&quot;;[$'Collectors'.$H73]);&quot;#&quot;)))&amp;&quot; | &quot;&amp;TEXT(IF(ISBLANK([$'Collectors'.$J73]);&quot;-&quot;;[$'Collectors'.$J73]);&quot;#&quot;)&amp;REPT(&quot; &quot;;[.$J$2]-LEN(TEXT(IF(ISBLANK([$'Collectors'.$J73]);&quot;-&quot;;[$'Collectors'.$J73]);&quot;#&quot;)))&amp;&quot; |&quot;" office:value-type="string" office:string-value="| 2750     | msrpcenum                 | service         | Active   | IPv4, IPv6 | -       | root   |">
            <text:p>| 2750 <text:s text:c="4"/>| msrpcenum <text:s text:c="16"/>| service <text:s text:c="8"/>| Active <text:s text:c="2"/>| IPv4, IPv6 | - <text:s text:c="6"/>| root <text:s text:c="2"/>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imapnmap</text:p>
          </table:table-cell>
          <table:table-cell table:style-name="ACE-0" office:value-type="string">
            <text:p>nmap</text:p>
          </table:table-cell>
          <table:table-cell table:style-name="ACE-0" office:value-type="float" office:value="2800">
            <text:p>2800</text:p>
          </table:table-cell>
          <table:table-cell table:style-name="ACE-0" office:value-type="string">
            <text:p>imap</text:p>
          </table:table-cell>
          <table:table-cell table:style-name="ACE-0"/>
          <table:table-cell table:style-name="ACE-0" office:value-type="string">
            <text:p>IPv4, IPv6</text:p>
          </table:table-cell>
          <table:table-cell table:style-name="ACE-0" office:value-type="string">
            <text:p>root</text:p>
          </table:table-cell>
          <table:table-cell table:style-name="ACE-0" office:value-type="string">
            <text:p>host, service</text:p>
          </table:table-cell>
          <table:table-cell table:number-columns-repeated="2" table:style-name="ACE-0"/>
          <table:table-cell table:style-name="ACE-1" table:formula="of:=&quot;| &quot;&amp;IF([$'Collectors'.$F74]&lt;0;&quot;- &quot;;TEXT([$'Collectors'.$F74];&quot;#&quot;))&amp;REPT(&quot; &quot;;[.$F$2]-LEN(TEXT([$'Collectors'.$F74];&quot;#&quot;)))&amp;&quot; | &quot;&amp;[$'Collectors'.$D74]&amp;REPT(&quot; &quot;;[.$D$2]-LEN([$'Collectors'.$D74]))&amp;&quot; | &quot;&amp;[$'Collectors'.$B74]&amp;REPT(&quot; &quot;;[.$B$2]-LEN([$'Collectors'.$B74]))&amp;&quot; | &quot;&amp;IF([.C74]=1;&quot;Active&quot;;IF([.C74]=2;&quot;Passive&quot;;&quot;Active*&quot;))&amp;REPT(&quot; &quot;;[.$C$2]-LEN(IF([.C74]=1;&quot;Active&quot;;IF([.C74]=2;&quot;Passive&quot;;&quot;Active*&quot;))))&amp;&quot; | &quot;&amp;TEXT([$'Collectors'.$I74];&quot;#&quot;)&amp;REPT(&quot; &quot;;[.$I$2]-LEN(TEXT([$'Collectors'.$I74];&quot;#&quot;)))&amp;&quot; | &quot;&amp;TEXT(IF(ISBLANK([$'Collectors'.$H74]);&quot;-&quot;;[$'Collectors'.$H74]);&quot;#&quot;)&amp;REPT(&quot; &quot;;[.$H$2]-LEN(TEXT(IF(ISBLANK([$'Collectors'.$H74]);&quot;-&quot;;[$'Collectors'.$H74]);&quot;#&quot;)))&amp;&quot; | &quot;&amp;TEXT(IF(ISBLANK([$'Collectors'.$J74]);&quot;-&quot;;[$'Collectors'.$J74]);&quot;#&quot;)&amp;REPT(&quot; &quot;;[.$J$2]-LEN(TEXT(IF(ISBLANK([$'Collectors'.$J74]);&quot;-&quot;;[$'Collectors'.$J74]);&quot;#&quot;)))&amp;&quot; |&quot;" office:value-type="string" office:string-value="| 2800     | imapnmap                  | service         | Active   | IPv4, IPv6 | -       | root   |">
            <text:p>| 2800 <text:s text:c="4"/>| imapnmap <text:s text:c="17"/>| service <text:s text:c="8"/>| Active <text:s text:c="2"/>| IPv4, IPv6 | - <text:s text:c="6"/>| root <text:s text:c="2"/>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x11nmap</text:p>
          </table:table-cell>
          <table:table-cell table:style-name="ACE-0" office:value-type="string">
            <text:p>nmap</text:p>
          </table:table-cell>
          <table:table-cell table:style-name="ACE-0" office:value-type="float" office:value="2850">
            <text:p>2850</text:p>
          </table:table-cell>
          <table:table-cell table:style-name="ACE-0" office:value-type="string">
            <text:p>x11</text:p>
          </table:table-cell>
          <table:table-cell table:style-name="ACE-0"/>
          <table:table-cell table:style-name="ACE-0" office:value-type="string">
            <text:p>IPv4, IPv6</text:p>
          </table:table-cell>
          <table:table-cell table:style-name="ACE-0" office:value-type="string">
            <text:p>root</text:p>
          </table:table-cell>
          <table:table-cell table:style-name="ACE-0" office:value-type="string">
            <text:p>host, service</text:p>
          </table:table-cell>
          <table:table-cell table:number-columns-repeated="2" table:style-name="ACE-0"/>
          <table:table-cell table:style-name="ACE-1" table:formula="of:=&quot;| &quot;&amp;IF([$'Collectors'.$F75]&lt;0;&quot;- &quot;;TEXT([$'Collectors'.$F75];&quot;#&quot;))&amp;REPT(&quot; &quot;;[.$F$2]-LEN(TEXT([$'Collectors'.$F75];&quot;#&quot;)))&amp;&quot; | &quot;&amp;[$'Collectors'.$D75]&amp;REPT(&quot; &quot;;[.$D$2]-LEN([$'Collectors'.$D75]))&amp;&quot; | &quot;&amp;[$'Collectors'.$B75]&amp;REPT(&quot; &quot;;[.$B$2]-LEN([$'Collectors'.$B75]))&amp;&quot; | &quot;&amp;IF([.C75]=1;&quot;Active&quot;;IF([.C75]=2;&quot;Passive&quot;;&quot;Active*&quot;))&amp;REPT(&quot; &quot;;[.$C$2]-LEN(IF([.C75]=1;&quot;Active&quot;;IF([.C75]=2;&quot;Passive&quot;;&quot;Active*&quot;))))&amp;&quot; | &quot;&amp;TEXT([$'Collectors'.$I75];&quot;#&quot;)&amp;REPT(&quot; &quot;;[.$I$2]-LEN(TEXT([$'Collectors'.$I75];&quot;#&quot;)))&amp;&quot; | &quot;&amp;TEXT(IF(ISBLANK([$'Collectors'.$H75]);&quot;-&quot;;[$'Collectors'.$H75]);&quot;#&quot;)&amp;REPT(&quot; &quot;;[.$H$2]-LEN(TEXT(IF(ISBLANK([$'Collectors'.$H75]);&quot;-&quot;;[$'Collectors'.$H75]);&quot;#&quot;)))&amp;&quot; | &quot;&amp;TEXT(IF(ISBLANK([$'Collectors'.$J75]);&quot;-&quot;;[$'Collectors'.$J75]);&quot;#&quot;)&amp;REPT(&quot; &quot;;[.$J$2]-LEN(TEXT(IF(ISBLANK([$'Collectors'.$J75]);&quot;-&quot;;[$'Collectors'.$J75]);&quot;#&quot;)))&amp;&quot; |&quot;" office:value-type="string" office:string-value="| 2850     | x11nmap                   | service         | Active   | IPv4, IPv6 | -       | root   |">
            <text:p>| 2850 <text:s text:c="4"/>| x11nmap <text:s text:c="18"/>| service <text:s text:c="8"/>| Active <text:s text:c="2"/>| IPv4, IPv6 | - <text:s text:c="6"/>| root <text:s text:c="2"/>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tftpnmap</text:p>
          </table:table-cell>
          <table:table-cell table:style-name="ACE-0" office:value-type="string">
            <text:p>nmap</text:p>
          </table:table-cell>
          <table:table-cell table:style-name="ACE-0" office:value-type="float" office:value="2900">
            <text:p>2900</text:p>
          </table:table-cell>
          <table:table-cell table:style-name="ACE-0" office:value-type="string">
            <text:p>tftp</text:p>
          </table:table-cell>
          <table:table-cell table:style-name="ACE-0"/>
          <table:table-cell table:style-name="ACE-0" office:value-type="string">
            <text:p>IPv4, IPv6</text:p>
          </table:table-cell>
          <table:table-cell table:style-name="ACE-0" office:value-type="string">
            <text:p>root</text:p>
          </table:table-cell>
          <table:table-cell table:style-name="ACE-0" office:value-type="string">
            <text:p>host, service</text:p>
          </table:table-cell>
          <table:table-cell table:style-name="ACE-0" office:value-type="string">
            <text:p>path, source</text:p>
          </table:table-cell>
          <table:table-cell table:style-name="ACE-0"/>
          <table:table-cell table:style-name="ACE-1" table:formula="of:=&quot;| &quot;&amp;IF([$'Collectors'.$F76]&lt;0;&quot;- &quot;;TEXT([$'Collectors'.$F76];&quot;#&quot;))&amp;REPT(&quot; &quot;;[.$F$2]-LEN(TEXT([$'Collectors'.$F76];&quot;#&quot;)))&amp;&quot; | &quot;&amp;[$'Collectors'.$D76]&amp;REPT(&quot; &quot;;[.$D$2]-LEN([$'Collectors'.$D76]))&amp;&quot; | &quot;&amp;[$'Collectors'.$B76]&amp;REPT(&quot; &quot;;[.$B$2]-LEN([$'Collectors'.$B76]))&amp;&quot; | &quot;&amp;IF([.C76]=1;&quot;Active&quot;;IF([.C76]=2;&quot;Passive&quot;;&quot;Active*&quot;))&amp;REPT(&quot; &quot;;[.$C$2]-LEN(IF([.C76]=1;&quot;Active&quot;;IF([.C76]=2;&quot;Passive&quot;;&quot;Active*&quot;))))&amp;&quot; | &quot;&amp;TEXT([$'Collectors'.$I76];&quot;#&quot;)&amp;REPT(&quot; &quot;;[.$I$2]-LEN(TEXT([$'Collectors'.$I76];&quot;#&quot;)))&amp;&quot; | &quot;&amp;TEXT(IF(ISBLANK([$'Collectors'.$H76]);&quot;-&quot;;[$'Collectors'.$H76]);&quot;#&quot;)&amp;REPT(&quot; &quot;;[.$H$2]-LEN(TEXT(IF(ISBLANK([$'Collectors'.$H76]);&quot;-&quot;;[$'Collectors'.$H76]);&quot;#&quot;)))&amp;&quot; | &quot;&amp;TEXT(IF(ISBLANK([$'Collectors'.$J76]);&quot;-&quot;;[$'Collectors'.$J76]);&quot;#&quot;)&amp;REPT(&quot; &quot;;[.$J$2]-LEN(TEXT(IF(ISBLANK([$'Collectors'.$J76]);&quot;-&quot;;[$'Collectors'.$J76]);&quot;#&quot;)))&amp;&quot; |&quot;" office:value-type="string" office:string-value="| 2900     | tftpnmap                  | service         | Active   | IPv4, IPv6 | -       | root   |">
            <text:p>| 2900 <text:s text:c="4"/>| tftpnmap <text:s text:c="17"/>| service <text:s text:c="8"/>| Active <text:s text:c="2"/>| IPv4, IPv6 | - <text:s text:c="6"/>| root <text:s text:c="2"/>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nfsnmap</text:p>
          </table:table-cell>
          <table:table-cell table:style-name="ACE-0" office:value-type="string">
            <text:p>nmap</text:p>
          </table:table-cell>
          <table:table-cell table:style-name="ACE-0" office:value-type="float" office:value="2950">
            <text:p>2950</text:p>
          </table:table-cell>
          <table:table-cell table:style-name="ACE-0" office:value-type="string">
            <text:p>nfs</text:p>
          </table:table-cell>
          <table:table-cell table:style-name="ACE-0"/>
          <table:table-cell table:style-name="ACE-0" office:value-type="string">
            <text:p>IPv4, IPv6</text:p>
          </table:table-cell>
          <table:table-cell table:style-name="ACE-0" office:value-type="string">
            <text:p>root</text:p>
          </table:table-cell>
          <table:table-cell table:style-name="ACE-0" office:value-type="string">
            <text:p>host, service</text:p>
          </table:table-cell>
          <table:table-cell table:number-columns-repeated="2" table:style-name="ACE-0"/>
          <table:table-cell table:style-name="ACE-1" table:formula="of:=&quot;| &quot;&amp;IF([$'Collectors'.$F77]&lt;0;&quot;- &quot;;TEXT([$'Collectors'.$F77];&quot;#&quot;))&amp;REPT(&quot; &quot;;[.$F$2]-LEN(TEXT([$'Collectors'.$F77];&quot;#&quot;)))&amp;&quot; | &quot;&amp;[$'Collectors'.$D77]&amp;REPT(&quot; &quot;;[.$D$2]-LEN([$'Collectors'.$D77]))&amp;&quot; | &quot;&amp;[$'Collectors'.$B77]&amp;REPT(&quot; &quot;;[.$B$2]-LEN([$'Collectors'.$B77]))&amp;&quot; | &quot;&amp;IF([.C77]=1;&quot;Active&quot;;IF([.C77]=2;&quot;Passive&quot;;&quot;Active*&quot;))&amp;REPT(&quot; &quot;;[.$C$2]-LEN(IF([.C77]=1;&quot;Active&quot;;IF([.C77]=2;&quot;Passive&quot;;&quot;Active*&quot;))))&amp;&quot; | &quot;&amp;TEXT([$'Collectors'.$I77];&quot;#&quot;)&amp;REPT(&quot; &quot;;[.$I$2]-LEN(TEXT([$'Collectors'.$I77];&quot;#&quot;)))&amp;&quot; | &quot;&amp;TEXT(IF(ISBLANK([$'Collectors'.$H77]);&quot;-&quot;;[$'Collectors'.$H77]);&quot;#&quot;)&amp;REPT(&quot; &quot;;[.$H$2]-LEN(TEXT(IF(ISBLANK([$'Collectors'.$H77]);&quot;-&quot;;[$'Collectors'.$H77]);&quot;#&quot;)))&amp;&quot; | &quot;&amp;TEXT(IF(ISBLANK([$'Collectors'.$J77]);&quot;-&quot;;[$'Collectors'.$J77]);&quot;#&quot;)&amp;REPT(&quot; &quot;;[.$J$2]-LEN(TEXT(IF(ISBLANK([$'Collectors'.$J77]);&quot;-&quot;;[$'Collectors'.$J77]);&quot;#&quot;)))&amp;&quot; |&quot;" office:value-type="string" office:string-value="| 2950     | nfsnmap                   | service         | Active   | IPv4, IPv6 | -       | root   |">
            <text:p>| 2950 <text:s text:c="4"/>| nfsnmap <text:s text:c="18"/>| service <text:s text:c="8"/>| Active <text:s text:c="2"/>| IPv4, IPv6 | - <text:s text:c="6"/>| root <text:s text:c="2"/>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finger</text:p>
          </table:table-cell>
          <table:table-cell table:style-name="ACE-0" office:value-type="string">
            <text:p>finger</text:p>
          </table:table-cell>
          <table:table-cell table:style-name="ACE-0" office:value-type="float" office:value="3100">
            <text:p>3100</text:p>
          </table:table-cell>
          <table:table-cell table:number-columns-repeated="2" table:style-name="ACE-0"/>
          <table:table-cell table:style-name="ACE-0" office:value-type="string">
            <text:p>IPv4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host, service</text:p>
          </table:table-cell>
          <table:table-cell table:style-name="ACE-0"/>
          <table:table-cell table:style-name="ACE-0" office:value-type="string">
            <text:p><text:s text:c="14"/></text:p>
          </table:table-cell>
          <table:table-cell table:style-name="ACE-1" table:formula="of:=&quot;| &quot;&amp;IF([$'Collectors'.$F78]&lt;0;&quot;- &quot;;TEXT([$'Collectors'.$F78];&quot;#&quot;))&amp;REPT(&quot; &quot;;[.$F$2]-LEN(TEXT([$'Collectors'.$F78];&quot;#&quot;)))&amp;&quot; | &quot;&amp;[$'Collectors'.$D78]&amp;REPT(&quot; &quot;;[.$D$2]-LEN([$'Collectors'.$D78]))&amp;&quot; | &quot;&amp;[$'Collectors'.$B78]&amp;REPT(&quot; &quot;;[.$B$2]-LEN([$'Collectors'.$B78]))&amp;&quot; | &quot;&amp;IF([.C78]=1;&quot;Active&quot;;IF([.C78]=2;&quot;Passive&quot;;&quot;Active*&quot;))&amp;REPT(&quot; &quot;;[.$C$2]-LEN(IF([.C78]=1;&quot;Active&quot;;IF([.C78]=2;&quot;Passive&quot;;&quot;Active*&quot;))))&amp;&quot; | &quot;&amp;TEXT([$'Collectors'.$I78];&quot;#&quot;)&amp;REPT(&quot; &quot;;[.$I$2]-LEN(TEXT([$'Collectors'.$I78];&quot;#&quot;)))&amp;&quot; | &quot;&amp;TEXT(IF(ISBLANK([$'Collectors'.$H78]);&quot;-&quot;;[$'Collectors'.$H78]);&quot;#&quot;)&amp;REPT(&quot; &quot;;[.$H$2]-LEN(TEXT(IF(ISBLANK([$'Collectors'.$H78]);&quot;-&quot;;[$'Collectors'.$H78]);&quot;#&quot;)))&amp;&quot; | &quot;&amp;TEXT(IF(ISBLANK([$'Collectors'.$J78]);&quot;-&quot;;[$'Collectors'.$J78]);&quot;#&quot;)&amp;REPT(&quot; &quot;;[.$J$2]-LEN(TEXT(IF(ISBLANK([$'Collectors'.$J78]);&quot;-&quot;;[$'Collectors'.$J78]);&quot;#&quot;)))&amp;&quot; |&quot;" office:value-type="string" office:string-value="| 3100     | finger                    | service         | Active   | IPv4       | -       | nobody |">
            <text:p>| 3100 <text:s text:c="4"/>| finger <text:s text:c="19"/>| service <text:s text:c="8"/>| Active <text:s text:c="2"/>| IPv4 <text:s text:c="6"/>| - <text:s text:c="6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ntpdate</text:p>
          </table:table-cell>
          <table:table-cell table:style-name="ACE-0" office:value-type="string">
            <text:p>ntpdate</text:p>
          </table:table-cell>
          <table:table-cell table:style-name="ACE-0" office:value-type="float" office:value="3200">
            <text:p>3200</text:p>
          </table:table-cell>
          <table:table-cell table:style-name="ACE-0" office:value-type="string">
            <text:p>ntp</text:p>
          </table:table-cell>
          <table:table-cell table:style-name="ACE-0"/>
          <table:table-cell table:style-name="ACE-0" office:value-type="string">
            <text:p>IPv4, IPv6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host, service</text:p>
          </table:table-cell>
          <table:table-cell table:style-name="ACE-0"/>
          <table:table-cell table:style-name="ACE-0" office:value-type="string">
            <text:p><text:s text:c="14"/></text:p>
          </table:table-cell>
          <table:table-cell table:style-name="ACE-1" table:formula="of:=&quot;| &quot;&amp;IF([$'Collectors'.$F79]&lt;0;&quot;- &quot;;TEXT([$'Collectors'.$F79];&quot;#&quot;))&amp;REPT(&quot; &quot;;[.$F$2]-LEN(TEXT([$'Collectors'.$F79];&quot;#&quot;)))&amp;&quot; | &quot;&amp;[$'Collectors'.$D79]&amp;REPT(&quot; &quot;;[.$D$2]-LEN([$'Collectors'.$D79]))&amp;&quot; | &quot;&amp;[$'Collectors'.$B79]&amp;REPT(&quot; &quot;;[.$B$2]-LEN([$'Collectors'.$B79]))&amp;&quot; | &quot;&amp;IF([.C79]=1;&quot;Active&quot;;IF([.C79]=2;&quot;Passive&quot;;&quot;Active*&quot;))&amp;REPT(&quot; &quot;;[.$C$2]-LEN(IF([.C79]=1;&quot;Active&quot;;IF([.C79]=2;&quot;Passive&quot;;&quot;Active*&quot;))))&amp;&quot; | &quot;&amp;TEXT([$'Collectors'.$I79];&quot;#&quot;)&amp;REPT(&quot; &quot;;[.$I$2]-LEN(TEXT([$'Collectors'.$I79];&quot;#&quot;)))&amp;&quot; | &quot;&amp;TEXT(IF(ISBLANK([$'Collectors'.$H79]);&quot;-&quot;;[$'Collectors'.$H79]);&quot;#&quot;)&amp;REPT(&quot; &quot;;[.$H$2]-LEN(TEXT(IF(ISBLANK([$'Collectors'.$H79]);&quot;-&quot;;[$'Collectors'.$H79]);&quot;#&quot;)))&amp;&quot; | &quot;&amp;TEXT(IF(ISBLANK([$'Collectors'.$J79]);&quot;-&quot;;[$'Collectors'.$J79]);&quot;#&quot;)&amp;REPT(&quot; &quot;;[.$J$2]-LEN(TEXT(IF(ISBLANK([$'Collectors'.$J79]);&quot;-&quot;;[$'Collectors'.$J79]);&quot;#&quot;)))&amp;&quot; |&quot;" office:value-type="string" office:string-value="| 3200     | ntpdate                   | service         | Active   | IPv4, IPv6 | -       | nobody |">
            <text:p>| 3200 <text:s text:c="4"/>| ntpdate <text:s text:c="18"/>| service <text:s text:c="8"/>| Active <text:s text:c="2"/>| IPv4, IPv6 | - <text:s text:c="6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ntpq</text:p>
          </table:table-cell>
          <table:table-cell table:style-name="ACE-0" office:value-type="string">
            <text:p>ntpq</text:p>
          </table:table-cell>
          <table:table-cell table:style-name="ACE-0" office:value-type="float" office:value="3300">
            <text:p>3300</text:p>
          </table:table-cell>
          <table:table-cell table:style-name="ACE-0" office:value-type="string">
            <text:p>ntp</text:p>
          </table:table-cell>
          <table:table-cell table:style-name="ACE-0"/>
          <table:table-cell table:style-name="ACE-0" office:value-type="string">
            <text:p>IPv4, IPv6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host, service</text:p>
          </table:table-cell>
          <table:table-cell table:number-columns-repeated="2" table:style-name="ACE-0"/>
          <table:table-cell table:style-name="ACE-1" table:formula="of:=&quot;| &quot;&amp;IF([$'Collectors'.$F80]&lt;0;&quot;- &quot;;TEXT([$'Collectors'.$F80];&quot;#&quot;))&amp;REPT(&quot; &quot;;[.$F$2]-LEN(TEXT([$'Collectors'.$F80];&quot;#&quot;)))&amp;&quot; | &quot;&amp;[$'Collectors'.$D80]&amp;REPT(&quot; &quot;;[.$D$2]-LEN([$'Collectors'.$D80]))&amp;&quot; | &quot;&amp;[$'Collectors'.$B80]&amp;REPT(&quot; &quot;;[.$B$2]-LEN([$'Collectors'.$B80]))&amp;&quot; | &quot;&amp;IF([.C80]=1;&quot;Active&quot;;IF([.C80]=2;&quot;Passive&quot;;&quot;Active*&quot;))&amp;REPT(&quot; &quot;;[.$C$2]-LEN(IF([.C80]=1;&quot;Active&quot;;IF([.C80]=2;&quot;Passive&quot;;&quot;Active*&quot;))))&amp;&quot; | &quot;&amp;TEXT([$'Collectors'.$I80];&quot;#&quot;)&amp;REPT(&quot; &quot;;[.$I$2]-LEN(TEXT([$'Collectors'.$I80];&quot;#&quot;)))&amp;&quot; | &quot;&amp;TEXT(IF(ISBLANK([$'Collectors'.$H80]);&quot;-&quot;;[$'Collectors'.$H80]);&quot;#&quot;)&amp;REPT(&quot; &quot;;[.$H$2]-LEN(TEXT(IF(ISBLANK([$'Collectors'.$H80]);&quot;-&quot;;[$'Collectors'.$H80]);&quot;#&quot;)))&amp;&quot; | &quot;&amp;TEXT(IF(ISBLANK([$'Collectors'.$J80]);&quot;-&quot;;[$'Collectors'.$J80]);&quot;#&quot;)&amp;REPT(&quot; &quot;;[.$J$2]-LEN(TEXT(IF(ISBLANK([$'Collectors'.$J80]);&quot;-&quot;;[$'Collectors'.$J80]);&quot;#&quot;)))&amp;&quot; |&quot;" office:value-type="string" office:string-value="| 3300     | ntpq                      | service         | Active   | IPv4, IPv6 | -       | nobody |">
            <text:p>| 3300 <text:s text:c="4"/>| ntpq <text:s text:c="21"/>| service <text:s text:c="8"/>| Active <text:s text:c="2"/>| IPv4, IPv6 | - <text:s text:c="6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h323version</text:p>
          </table:table-cell>
          <table:table-cell table:style-name="ACE-0" office:value-type="string">
            <text:p>msfconsole</text:p>
          </table:table-cell>
          <table:table-cell table:style-name="ACE-0" office:value-type="float" office:value="4000">
            <text:p>4000</text:p>
          </table:table-cell>
          <table:table-cell table:style-name="ACE-0" office:value-type="string">
            <text:p>voip</text:p>
          </table:table-cell>
          <table:table-cell table:style-name="ACE-0"/>
          <table:table-cell table:style-name="ACE-0" office:value-type="string">
            <text:p>IPv4, IPv6</text:p>
          </table:table-cell>
          <table:table-cell table:style-name="ACE-0" office:value-type="string">
            <text:p>root</text:p>
          </table:table-cell>
          <table:table-cell table:style-name="ACE-0" office:value-type="string">
            <text:p>host, service</text:p>
          </table:table-cell>
          <table:table-cell table:number-columns-repeated="2" table:style-name="ACE-0"/>
          <table:table-cell table:style-name="ACE-1" table:formula="of:=&quot;| &quot;&amp;IF([$'Collectors'.$F81]&lt;0;&quot;- &quot;;TEXT([$'Collectors'.$F81];&quot;#&quot;))&amp;REPT(&quot; &quot;;[.$F$2]-LEN(TEXT([$'Collectors'.$F81];&quot;#&quot;)))&amp;&quot; | &quot;&amp;[$'Collectors'.$D81]&amp;REPT(&quot; &quot;;[.$D$2]-LEN([$'Collectors'.$D81]))&amp;&quot; | &quot;&amp;[$'Collectors'.$B81]&amp;REPT(&quot; &quot;;[.$B$2]-LEN([$'Collectors'.$B81]))&amp;&quot; | &quot;&amp;IF([.C81]=1;&quot;Active&quot;;IF([.C81]=2;&quot;Passive&quot;;&quot;Active*&quot;))&amp;REPT(&quot; &quot;;[.$C$2]-LEN(IF([.C81]=1;&quot;Active&quot;;IF([.C81]=2;&quot;Passive&quot;;&quot;Active*&quot;))))&amp;&quot; | &quot;&amp;TEXT([$'Collectors'.$I81];&quot;#&quot;)&amp;REPT(&quot; &quot;;[.$I$2]-LEN(TEXT([$'Collectors'.$I81];&quot;#&quot;)))&amp;&quot; | &quot;&amp;TEXT(IF(ISBLANK([$'Collectors'.$H81]);&quot;-&quot;;[$'Collectors'.$H81]);&quot;#&quot;)&amp;REPT(&quot; &quot;;[.$H$2]-LEN(TEXT(IF(ISBLANK([$'Collectors'.$H81]);&quot;-&quot;;[$'Collectors'.$H81]);&quot;#&quot;)))&amp;&quot; | &quot;&amp;TEXT(IF(ISBLANK([$'Collectors'.$J81]);&quot;-&quot;;[$'Collectors'.$J81]);&quot;#&quot;)&amp;REPT(&quot; &quot;;[.$J$2]-LEN(TEXT(IF(ISBLANK([$'Collectors'.$J81]);&quot;-&quot;;[$'Collectors'.$J81]);&quot;#&quot;)))&amp;&quot; |&quot;" office:value-type="string" office:string-value="| 4000     | h323version               | service         | Active   | IPv4, IPv6 | -       | root   |">
            <text:p>| 4000 <text:s text:c="4"/>| h323version <text:s text:c="14"/>| service <text:s text:c="8"/>| Active <text:s text:c="2"/>| IPv4, IPv6 | - <text:s text:c="6"/>| root <text:s text:c="2"/>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sipnmap</text:p>
          </table:table-cell>
          <table:table-cell table:style-name="ACE-0" office:value-type="string">
            <text:p>nmap</text:p>
          </table:table-cell>
          <table:table-cell table:style-name="ACE-0" office:value-type="float" office:value="4100">
            <text:p>4100</text:p>
          </table:table-cell>
          <table:table-cell table:style-name="ACE-0" office:value-type="string">
            <text:p>voip</text:p>
          </table:table-cell>
          <table:table-cell table:style-name="ACE-0"/>
          <table:table-cell table:style-name="ACE-0" office:value-type="string">
            <text:p>IPv4, IPv6</text:p>
          </table:table-cell>
          <table:table-cell table:style-name="ACE-0" office:value-type="string">
            <text:p>root</text:p>
          </table:table-cell>
          <table:table-cell table:style-name="ACE-0" office:value-type="string">
            <text:p>host, service</text:p>
          </table:table-cell>
          <table:table-cell table:number-columns-repeated="2" table:style-name="ACE-0"/>
          <table:table-cell table:style-name="ACE-1" table:formula="of:=&quot;| &quot;&amp;IF([$'Collectors'.$F82]&lt;0;&quot;- &quot;;TEXT([$'Collectors'.$F82];&quot;#&quot;))&amp;REPT(&quot; &quot;;[.$F$2]-LEN(TEXT([$'Collectors'.$F82];&quot;#&quot;)))&amp;&quot; | &quot;&amp;[$'Collectors'.$D82]&amp;REPT(&quot; &quot;;[.$D$2]-LEN([$'Collectors'.$D82]))&amp;&quot; | &quot;&amp;[$'Collectors'.$B82]&amp;REPT(&quot; &quot;;[.$B$2]-LEN([$'Collectors'.$B82]))&amp;&quot; | &quot;&amp;IF([.C82]=1;&quot;Active&quot;;IF([.C82]=2;&quot;Passive&quot;;&quot;Active*&quot;))&amp;REPT(&quot; &quot;;[.$C$2]-LEN(IF([.C82]=1;&quot;Active&quot;;IF([.C82]=2;&quot;Passive&quot;;&quot;Active*&quot;))))&amp;&quot; | &quot;&amp;TEXT([$'Collectors'.$I82];&quot;#&quot;)&amp;REPT(&quot; &quot;;[.$I$2]-LEN(TEXT([$'Collectors'.$I82];&quot;#&quot;)))&amp;&quot; | &quot;&amp;TEXT(IF(ISBLANK([$'Collectors'.$H82]);&quot;-&quot;;[$'Collectors'.$H82]);&quot;#&quot;)&amp;REPT(&quot; &quot;;[.$H$2]-LEN(TEXT(IF(ISBLANK([$'Collectors'.$H82]);&quot;-&quot;;[$'Collectors'.$H82]);&quot;#&quot;)))&amp;&quot; | &quot;&amp;TEXT(IF(ISBLANK([$'Collectors'.$J82]);&quot;-&quot;;[$'Collectors'.$J82]);&quot;#&quot;)&amp;REPT(&quot; &quot;;[.$J$2]-LEN(TEXT(IF(ISBLANK([$'Collectors'.$J82]);&quot;-&quot;;[$'Collectors'.$J82]);&quot;#&quot;)))&amp;&quot; |&quot;" office:value-type="string" office:string-value="| 4100     | sipnmap                   | service         | Active   | IPv4, IPv6 | -       | root   |">
            <text:p>| 4100 <text:s text:c="4"/>| sipnmap <text:s text:c="18"/>| service <text:s text:c="8"/>| Active <text:s text:c="2"/>| IPv4, IPv6 | - <text:s text:c="6"/>| root <text:s text:c="2"/>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sipmsf</text:p>
          </table:table-cell>
          <table:table-cell table:style-name="ACE-0" office:value-type="string">
            <text:p>msfconsole</text:p>
          </table:table-cell>
          <table:table-cell table:style-name="ACE-0" office:value-type="float" office:value="4120">
            <text:p>4120</text:p>
          </table:table-cell>
          <table:table-cell table:style-name="ACE-0" office:value-type="string">
            <text:p>voip</text:p>
          </table:table-cell>
          <table:table-cell table:style-name="ACE-0"/>
          <table:table-cell table:style-name="ACE-0" office:value-type="string">
            <text:p>IPv4, IPv6</text:p>
          </table:table-cell>
          <table:table-cell table:style-name="ACE-0" office:value-type="string">
            <text:p>root</text:p>
          </table:table-cell>
          <table:table-cell table:style-name="ACE-0" office:value-type="string">
            <text:p>host, service</text:p>
          </table:table-cell>
          <table:table-cell table:number-columns-repeated="2" table:style-name="ACE-0"/>
          <table:table-cell table:style-name="ACE-1" table:formula="of:=&quot;| &quot;&amp;IF([$'Collectors'.$F83]&lt;0;&quot;- &quot;;TEXT([$'Collectors'.$F83];&quot;#&quot;))&amp;REPT(&quot; &quot;;[.$F$2]-LEN(TEXT([$'Collectors'.$F83];&quot;#&quot;)))&amp;&quot; | &quot;&amp;[$'Collectors'.$D83]&amp;REPT(&quot; &quot;;[.$D$2]-LEN([$'Collectors'.$D83]))&amp;&quot; | &quot;&amp;[$'Collectors'.$B83]&amp;REPT(&quot; &quot;;[.$B$2]-LEN([$'Collectors'.$B83]))&amp;&quot; | &quot;&amp;IF([.C83]=1;&quot;Active&quot;;IF([.C83]=2;&quot;Passive&quot;;&quot;Active*&quot;))&amp;REPT(&quot; &quot;;[.$C$2]-LEN(IF([.C83]=1;&quot;Active&quot;;IF([.C83]=2;&quot;Passive&quot;;&quot;Active*&quot;))))&amp;&quot; | &quot;&amp;TEXT([$'Collectors'.$I83];&quot;#&quot;)&amp;REPT(&quot; &quot;;[.$I$2]-LEN(TEXT([$'Collectors'.$I83];&quot;#&quot;)))&amp;&quot; | &quot;&amp;TEXT(IF(ISBLANK([$'Collectors'.$H83]);&quot;-&quot;;[$'Collectors'.$H83]);&quot;#&quot;)&amp;REPT(&quot; &quot;;[.$H$2]-LEN(TEXT(IF(ISBLANK([$'Collectors'.$H83]);&quot;-&quot;;[$'Collectors'.$H83]);&quot;#&quot;)))&amp;&quot; | &quot;&amp;TEXT(IF(ISBLANK([$'Collectors'.$J83]);&quot;-&quot;;[$'Collectors'.$J83]);&quot;#&quot;)&amp;REPT(&quot; &quot;;[.$J$2]-LEN(TEXT(IF(ISBLANK([$'Collectors'.$J83]);&quot;-&quot;;[$'Collectors'.$J83]);&quot;#&quot;)))&amp;&quot; |&quot;" office:value-type="string" office:string-value="| 4120     | sipmsf                    | service         | Active   | IPv4, IPv6 | -       | root   |">
            <text:p>| 4120 <text:s text:c="4"/>| sipmsf <text:s text:c="19"/>| service <text:s text:c="8"/>| Active <text:s text:c="2"/>| IPv4, IPv6 | - <text:s text:c="6"/>| root <text:s text:c="2"/>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stunnmap</text:p>
          </table:table-cell>
          <table:table-cell table:style-name="ACE-0" office:value-type="string">
            <text:p>nmap</text:p>
          </table:table-cell>
          <table:table-cell table:style-name="ACE-0" office:value-type="float" office:value="4200">
            <text:p>4200</text:p>
          </table:table-cell>
          <table:table-cell table:style-name="ACE-0" office:value-type="string">
            <text:p>voip</text:p>
          </table:table-cell>
          <table:table-cell table:style-name="ACE-0"/>
          <table:table-cell table:style-name="ACE-0" office:value-type="string">
            <text:p>IPv4, IPv6</text:p>
          </table:table-cell>
          <table:table-cell table:style-name="ACE-0" office:value-type="string">
            <text:p>root</text:p>
          </table:table-cell>
          <table:table-cell table:style-name="ACE-0" office:value-type="string">
            <text:p>host, service</text:p>
          </table:table-cell>
          <table:table-cell table:number-columns-repeated="2" table:style-name="ACE-0"/>
          <table:table-cell table:style-name="ACE-1" table:formula="of:=&quot;| &quot;&amp;IF([$'Collectors'.$F84]&lt;0;&quot;- &quot;;TEXT([$'Collectors'.$F84];&quot;#&quot;))&amp;REPT(&quot; &quot;;[.$F$2]-LEN(TEXT([$'Collectors'.$F84];&quot;#&quot;)))&amp;&quot; | &quot;&amp;[$'Collectors'.$D84]&amp;REPT(&quot; &quot;;[.$D$2]-LEN([$'Collectors'.$D84]))&amp;&quot; | &quot;&amp;[$'Collectors'.$B84]&amp;REPT(&quot; &quot;;[.$B$2]-LEN([$'Collectors'.$B84]))&amp;&quot; | &quot;&amp;IF([.C84]=1;&quot;Active&quot;;IF([.C84]=2;&quot;Passive&quot;;&quot;Active*&quot;))&amp;REPT(&quot; &quot;;[.$C$2]-LEN(IF([.C84]=1;&quot;Active&quot;;IF([.C84]=2;&quot;Passive&quot;;&quot;Active*&quot;))))&amp;&quot; | &quot;&amp;TEXT([$'Collectors'.$I84];&quot;#&quot;)&amp;REPT(&quot; &quot;;[.$I$2]-LEN(TEXT([$'Collectors'.$I84];&quot;#&quot;)))&amp;&quot; | &quot;&amp;TEXT(IF(ISBLANK([$'Collectors'.$H84]);&quot;-&quot;;[$'Collectors'.$H84]);&quot;#&quot;)&amp;REPT(&quot; &quot;;[.$H$2]-LEN(TEXT(IF(ISBLANK([$'Collectors'.$H84]);&quot;-&quot;;[$'Collectors'.$H84]);&quot;#&quot;)))&amp;&quot; | &quot;&amp;TEXT(IF(ISBLANK([$'Collectors'.$J84]);&quot;-&quot;;[$'Collectors'.$J84]);&quot;#&quot;)&amp;REPT(&quot; &quot;;[.$J$2]-LEN(TEXT(IF(ISBLANK([$'Collectors'.$J84]);&quot;-&quot;;[$'Collectors'.$J84]);&quot;#&quot;)))&amp;&quot; |&quot;" office:value-type="string" office:string-value="| 4200     | stunnmap                  | service         | Active   | IPv4, IPv6 | -       | root   |">
            <text:p>| 4200 <text:s text:c="4"/>| stunnmap <text:s text:c="17"/>| service <text:s text:c="8"/>| Active <text:s text:c="2"/>| IPv4, IPv6 | - <text:s text:c="6"/>| root <text:s text:c="2"/>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ftphydra</text:p>
          </table:table-cell>
          <table:table-cell table:style-name="ACE-0" office:value-type="string">
            <text:p>hydra</text:p>
          </table:table-cell>
          <table:table-cell table:style-name="ACE-0" office:value-type="float" office:value="11100">
            <text:p>11100</text:p>
          </table:table-cell>
          <table:table-cell table:style-name="ACE-0" office:value-type="string">
            <text:p>ftp</text:p>
          </table:table-cell>
          <table:table-cell table:style-name="ACE-0"/>
          <table:table-cell table:style-name="ACE-0" office:value-type="string">
            <text:p>IPv4, IPv6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host, service</text:p>
          </table:table-cell>
          <table:table-cell table:style-name="ACE-0" office:value-type="string">
            <text:p>credential</text:p>
          </table:table-cell>
          <table:table-cell table:style-name="ACE-0" office:value-type="string">
            <text:p><text:s text:c="14"/></text:p>
          </table:table-cell>
          <table:table-cell table:style-name="ACE-1" table:formula="of:=&quot;| &quot;&amp;IF([$'Collectors'.$F85]&lt;0;&quot;- &quot;;TEXT([$'Collectors'.$F85];&quot;#&quot;))&amp;REPT(&quot; &quot;;[.$F$2]-LEN(TEXT([$'Collectors'.$F85];&quot;#&quot;)))&amp;&quot; | &quot;&amp;[$'Collectors'.$D85]&amp;REPT(&quot; &quot;;[.$D$2]-LEN([$'Collectors'.$D85]))&amp;&quot; | &quot;&amp;[$'Collectors'.$B85]&amp;REPT(&quot; &quot;;[.$B$2]-LEN([$'Collectors'.$B85]))&amp;&quot; | &quot;&amp;IF([.C85]=1;&quot;Active&quot;;IF([.C85]=2;&quot;Passive&quot;;&quot;Active*&quot;))&amp;REPT(&quot; &quot;;[.$C$2]-LEN(IF([.C85]=1;&quot;Active&quot;;IF([.C85]=2;&quot;Passive&quot;;&quot;Active*&quot;))))&amp;&quot; | &quot;&amp;TEXT([$'Collectors'.$I85];&quot;#&quot;)&amp;REPT(&quot; &quot;;[.$I$2]-LEN(TEXT([$'Collectors'.$I85];&quot;#&quot;)))&amp;&quot; | &quot;&amp;TEXT(IF(ISBLANK([$'Collectors'.$H85]);&quot;-&quot;;[$'Collectors'.$H85]);&quot;#&quot;)&amp;REPT(&quot; &quot;;[.$H$2]-LEN(TEXT(IF(ISBLANK([$'Collectors'.$H85]);&quot;-&quot;;[$'Collectors'.$H85]);&quot;#&quot;)))&amp;&quot; | &quot;&amp;TEXT(IF(ISBLANK([$'Collectors'.$J85]);&quot;-&quot;;[$'Collectors'.$J85]);&quot;#&quot;)&amp;REPT(&quot; &quot;;[.$J$2]-LEN(TEXT(IF(ISBLANK([$'Collectors'.$J85]);&quot;-&quot;;[$'Collectors'.$J85]);&quot;#&quot;)))&amp;&quot; |&quot;" office:value-type="string" office:string-value="| 11100    | ftphydra                  | service         | Active   | IPv4, IPv6 | -       | nobody |">
            <text:p>| 11100 <text:s text:c="3"/>| ftphydra <text:s text:c="17"/>| service <text:s text:c="8"/>| Active <text:s text:c="2"/>| IPv4, IPv6 | - <text:s text:c="6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mssqlhydra</text:p>
          </table:table-cell>
          <table:table-cell table:style-name="ACE-0" office:value-type="string">
            <text:p>hydra</text:p>
          </table:table-cell>
          <table:table-cell table:style-name="ACE-0" office:value-type="float" office:value="11200">
            <text:p>11200</text:p>
          </table:table-cell>
          <table:table-cell table:style-name="ACE-0" office:value-type="string">
            <text:p>mssql</text:p>
          </table:table-cell>
          <table:table-cell table:style-name="ACE-0"/>
          <table:table-cell table:style-name="ACE-0" office:value-type="string">
            <text:p>IPv4, IPv6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host, service</text:p>
          </table:table-cell>
          <table:table-cell table:style-name="ACE-0" office:value-type="string">
            <text:p>credential</text:p>
          </table:table-cell>
          <table:table-cell table:style-name="ACE-0" office:value-type="string">
            <text:p><text:s text:c="14"/></text:p>
          </table:table-cell>
          <table:table-cell table:style-name="ACE-1" table:formula="of:=&quot;| &quot;&amp;IF([$'Collectors'.$F86]&lt;0;&quot;- &quot;;TEXT([$'Collectors'.$F86];&quot;#&quot;))&amp;REPT(&quot; &quot;;[.$F$2]-LEN(TEXT([$'Collectors'.$F86];&quot;#&quot;)))&amp;&quot; | &quot;&amp;[$'Collectors'.$D86]&amp;REPT(&quot; &quot;;[.$D$2]-LEN([$'Collectors'.$D86]))&amp;&quot; | &quot;&amp;[$'Collectors'.$B86]&amp;REPT(&quot; &quot;;[.$B$2]-LEN([$'Collectors'.$B86]))&amp;&quot; | &quot;&amp;IF([.C86]=1;&quot;Active&quot;;IF([.C86]=2;&quot;Passive&quot;;&quot;Active*&quot;))&amp;REPT(&quot; &quot;;[.$C$2]-LEN(IF([.C86]=1;&quot;Active&quot;;IF([.C86]=2;&quot;Passive&quot;;&quot;Active*&quot;))))&amp;&quot; | &quot;&amp;TEXT([$'Collectors'.$I86];&quot;#&quot;)&amp;REPT(&quot; &quot;;[.$I$2]-LEN(TEXT([$'Collectors'.$I86];&quot;#&quot;)))&amp;&quot; | &quot;&amp;TEXT(IF(ISBLANK([$'Collectors'.$H86]);&quot;-&quot;;[$'Collectors'.$H86]);&quot;#&quot;)&amp;REPT(&quot; &quot;;[.$H$2]-LEN(TEXT(IF(ISBLANK([$'Collectors'.$H86]);&quot;-&quot;;[$'Collectors'.$H86]);&quot;#&quot;)))&amp;&quot; | &quot;&amp;TEXT(IF(ISBLANK([$'Collectors'.$J86]);&quot;-&quot;;[$'Collectors'.$J86]);&quot;#&quot;)&amp;REPT(&quot; &quot;;[.$J$2]-LEN(TEXT(IF(ISBLANK([$'Collectors'.$J86]);&quot;-&quot;;[$'Collectors'.$J86]);&quot;#&quot;)))&amp;&quot; |&quot;" office:value-type="string" office:string-value="| 11200    | mssqlhydra                | service         | Active   | IPv4, IPv6 | -       | nobody |">
            <text:p>| 11200 <text:s text:c="3"/>| mssqlhydra <text:s text:c="15"/>| service <text:s text:c="8"/>| Active <text:s text:c="2"/>| IPv4, IPv6 | - <text:s text:c="6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pgsqlhydra</text:p>
          </table:table-cell>
          <table:table-cell table:style-name="ACE-0" office:value-type="string">
            <text:p>hydra</text:p>
          </table:table-cell>
          <table:table-cell table:style-name="ACE-0" office:value-type="float" office:value="11400">
            <text:p>11400</text:p>
          </table:table-cell>
          <table:table-cell table:style-name="ACE-0" office:value-type="string">
            <text:p>pgsql</text:p>
          </table:table-cell>
          <table:table-cell table:style-name="ACE-0"/>
          <table:table-cell table:style-name="ACE-0" office:value-type="string">
            <text:p>IPv4, IPv6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host, service</text:p>
          </table:table-cell>
          <table:table-cell table:style-name="ACE-0" office:value-type="string">
            <text:p>credential</text:p>
          </table:table-cell>
          <table:table-cell table:style-name="ACE-0" office:value-type="string">
            <text:p><text:s text:c="14"/></text:p>
          </table:table-cell>
          <table:table-cell table:style-name="ACE-1" table:formula="of:=&quot;| &quot;&amp;IF([$'Collectors'.$F87]&lt;0;&quot;- &quot;;TEXT([$'Collectors'.$F87];&quot;#&quot;))&amp;REPT(&quot; &quot;;[.$F$2]-LEN(TEXT([$'Collectors'.$F87];&quot;#&quot;)))&amp;&quot; | &quot;&amp;[$'Collectors'.$D87]&amp;REPT(&quot; &quot;;[.$D$2]-LEN([$'Collectors'.$D87]))&amp;&quot; | &quot;&amp;[$'Collectors'.$B87]&amp;REPT(&quot; &quot;;[.$B$2]-LEN([$'Collectors'.$B87]))&amp;&quot; | &quot;&amp;IF([.C87]=1;&quot;Active&quot;;IF([.C87]=2;&quot;Passive&quot;;&quot;Active*&quot;))&amp;REPT(&quot; &quot;;[.$C$2]-LEN(IF([.C87]=1;&quot;Active&quot;;IF([.C87]=2;&quot;Passive&quot;;&quot;Active*&quot;))))&amp;&quot; | &quot;&amp;TEXT([$'Collectors'.$I87];&quot;#&quot;)&amp;REPT(&quot; &quot;;[.$I$2]-LEN(TEXT([$'Collectors'.$I87];&quot;#&quot;)))&amp;&quot; | &quot;&amp;TEXT(IF(ISBLANK([$'Collectors'.$H87]);&quot;-&quot;;[$'Collectors'.$H87]);&quot;#&quot;)&amp;REPT(&quot; &quot;;[.$H$2]-LEN(TEXT(IF(ISBLANK([$'Collectors'.$H87]);&quot;-&quot;;[$'Collectors'.$H87]);&quot;#&quot;)))&amp;&quot; | &quot;&amp;TEXT(IF(ISBLANK([$'Collectors'.$J87]);&quot;-&quot;;[$'Collectors'.$J87]);&quot;#&quot;)&amp;REPT(&quot; &quot;;[.$J$2]-LEN(TEXT(IF(ISBLANK([$'Collectors'.$J87]);&quot;-&quot;;[$'Collectors'.$J87]);&quot;#&quot;)))&amp;&quot; |&quot;" office:value-type="string" office:string-value="| 11400    | pgsqlhydra                | service         | Active   | IPv4, IPv6 | -       | nobody |">
            <text:p>| 11400 <text:s text:c="3"/>| pgsqlhydra <text:s text:c="15"/>| service <text:s text:c="8"/>| Active <text:s text:c="2"/>| IPv4, IPv6 | - <text:s text:c="6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snmphydra</text:p>
          </table:table-cell>
          <table:table-cell table:style-name="ACE-0" office:value-type="string">
            <text:p>hydra</text:p>
          </table:table-cell>
          <table:table-cell table:style-name="ACE-0" office:value-type="float" office:value="11500">
            <text:p>11500</text:p>
          </table:table-cell>
          <table:table-cell table:style-name="ACE-0" office:value-type="string">
            <text:p>snmp</text:p>
          </table:table-cell>
          <table:table-cell table:style-name="ACE-0"/>
          <table:table-cell table:style-name="ACE-0" office:value-type="string">
            <text:p>IPv4, IPv6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host, service</text:p>
          </table:table-cell>
          <table:table-cell table:style-name="ACE-0" office:value-type="string">
            <text:p>credential</text:p>
          </table:table-cell>
          <table:table-cell table:style-name="ACE-0" office:value-type="string">
            <text:p><text:s text:c="14"/></text:p>
          </table:table-cell>
          <table:table-cell table:style-name="ACE-1" table:formula="of:=&quot;| &quot;&amp;IF([$'Collectors'.$F88]&lt;0;&quot;- &quot;;TEXT([$'Collectors'.$F88];&quot;#&quot;))&amp;REPT(&quot; &quot;;[.$F$2]-LEN(TEXT([$'Collectors'.$F88];&quot;#&quot;)))&amp;&quot; | &quot;&amp;[$'Collectors'.$D88]&amp;REPT(&quot; &quot;;[.$D$2]-LEN([$'Collectors'.$D88]))&amp;&quot; | &quot;&amp;[$'Collectors'.$B88]&amp;REPT(&quot; &quot;;[.$B$2]-LEN([$'Collectors'.$B88]))&amp;&quot; | &quot;&amp;IF([.C88]=1;&quot;Active&quot;;IF([.C88]=2;&quot;Passive&quot;;&quot;Active*&quot;))&amp;REPT(&quot; &quot;;[.$C$2]-LEN(IF([.C88]=1;&quot;Active&quot;;IF([.C88]=2;&quot;Passive&quot;;&quot;Active*&quot;))))&amp;&quot; | &quot;&amp;TEXT([$'Collectors'.$I88];&quot;#&quot;)&amp;REPT(&quot; &quot;;[.$I$2]-LEN(TEXT([$'Collectors'.$I88];&quot;#&quot;)))&amp;&quot; | &quot;&amp;TEXT(IF(ISBLANK([$'Collectors'.$H88]);&quot;-&quot;;[$'Collectors'.$H88]);&quot;#&quot;)&amp;REPT(&quot; &quot;;[.$H$2]-LEN(TEXT(IF(ISBLANK([$'Collectors'.$H88]);&quot;-&quot;;[$'Collectors'.$H88]);&quot;#&quot;)))&amp;&quot; | &quot;&amp;TEXT(IF(ISBLANK([$'Collectors'.$J88]);&quot;-&quot;;[$'Collectors'.$J88]);&quot;#&quot;)&amp;REPT(&quot; &quot;;[.$J$2]-LEN(TEXT(IF(ISBLANK([$'Collectors'.$J88]);&quot;-&quot;;[$'Collectors'.$J88]);&quot;#&quot;)))&amp;&quot; |&quot;" office:value-type="string" office:string-value="| 11500    | snmphydra                 | service         | Active   | IPv4, IPv6 | -       | nobody |">
            <text:p>| 11500 <text:s text:c="3"/>| snmphydra <text:s text:c="16"/>| service <text:s text:c="8"/>| Active <text:s text:c="2"/>| IPv4, IPv6 | - <text:s text:c="6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sshchangeme</text:p>
          </table:table-cell>
          <table:table-cell table:style-name="ACE-0" office:value-type="string">
            <text:p>changeme</text:p>
          </table:table-cell>
          <table:table-cell table:style-name="ACE-0" office:value-type="float" office:value="11600">
            <text:p>11600</text:p>
          </table:table-cell>
          <table:table-cell table:style-name="ACE-0" office:value-type="string">
            <text:p>ssh</text:p>
          </table:table-cell>
          <table:table-cell table:style-name="ACE-0"/>
          <table:table-cell table:style-name="ACE-0" office:value-type="string">
            <text:p>IPv4, IPv6</text:p>
          </table:table-cell>
          <table:table-cell table:style-name="ACE-0" office:value-type="string">
            <text:p>kali</text:p>
          </table:table-cell>
          <table:table-cell table:style-name="ACE-0" office:value-type="string">
            <text:p>host, service</text:p>
          </table:table-cell>
          <table:table-cell table:style-name="ACE-0" office:value-type="string">
            <text:p>credential</text:p>
          </table:table-cell>
          <table:table-cell table:style-name="ACE-0"/>
          <table:table-cell table:style-name="ACE-1" table:formula="of:=&quot;| &quot;&amp;IF([$'Collectors'.$F89]&lt;0;&quot;- &quot;;TEXT([$'Collectors'.$F89];&quot;#&quot;))&amp;REPT(&quot; &quot;;[.$F$2]-LEN(TEXT([$'Collectors'.$F89];&quot;#&quot;)))&amp;&quot; | &quot;&amp;[$'Collectors'.$D89]&amp;REPT(&quot; &quot;;[.$D$2]-LEN([$'Collectors'.$D89]))&amp;&quot; | &quot;&amp;[$'Collectors'.$B89]&amp;REPT(&quot; &quot;;[.$B$2]-LEN([$'Collectors'.$B89]))&amp;&quot; | &quot;&amp;IF([.C89]=1;&quot;Active&quot;;IF([.C89]=2;&quot;Passive&quot;;&quot;Active*&quot;))&amp;REPT(&quot; &quot;;[.$C$2]-LEN(IF([.C89]=1;&quot;Active&quot;;IF([.C89]=2;&quot;Passive&quot;;&quot;Active*&quot;))))&amp;&quot; | &quot;&amp;TEXT([$'Collectors'.$I89];&quot;#&quot;)&amp;REPT(&quot; &quot;;[.$I$2]-LEN(TEXT([$'Collectors'.$I89];&quot;#&quot;)))&amp;&quot; | &quot;&amp;TEXT(IF(ISBLANK([$'Collectors'.$H89]);&quot;-&quot;;[$'Collectors'.$H89]);&quot;#&quot;)&amp;REPT(&quot; &quot;;[.$H$2]-LEN(TEXT(IF(ISBLANK([$'Collectors'.$H89]);&quot;-&quot;;[$'Collectors'.$H89]);&quot;#&quot;)))&amp;&quot; | &quot;&amp;TEXT(IF(ISBLANK([$'Collectors'.$J89]);&quot;-&quot;;[$'Collectors'.$J89]);&quot;#&quot;)&amp;REPT(&quot; &quot;;[.$J$2]-LEN(TEXT(IF(ISBLANK([$'Collectors'.$J89]);&quot;-&quot;;[$'Collectors'.$J89]);&quot;#&quot;)))&amp;&quot; |&quot;" office:value-type="string" office:string-value="| 11600    | sshchangeme               | service         | Active   | IPv4, IPv6 | -       | kali   |">
            <text:p>| 11600 <text:s text:c="3"/>| sshchangeme <text:s text:c="14"/>| service <text:s text:c="8"/>| Active <text:s text:c="2"/>| IPv4, IPv6 | - <text:s text:c="6"/>| kali <text:s text:c="2"/>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, vhost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httpchangeme</text:p>
          </table:table-cell>
          <table:table-cell table:style-name="ACE-0" office:value-type="string">
            <text:p>changeme</text:p>
          </table:table-cell>
          <table:table-cell table:style-name="ACE-0" office:value-type="float" office:value="11610">
            <text:p>11610</text:p>
          </table:table-cell>
          <table:table-cell table:style-name="ACE-0" office:value-type="string">
            <text:p>http</text:p>
          </table:table-cell>
          <table:table-cell table:style-name="ACE-0"/>
          <table:table-cell table:style-name="ACE-0" office:value-type="string">
            <text:p>IPv4, IPv6</text:p>
          </table:table-cell>
          <table:table-cell table:style-name="ACE-0" office:value-type="string">
            <text:p>kali</text:p>
          </table:table-cell>
          <table:table-cell table:style-name="ACE-0" office:value-type="string">
            <text:p>host, host_name, service</text:p>
          </table:table-cell>
          <table:table-cell table:style-name="ACE-0" office:value-type="string">
            <text:p>credential, path, source</text:p>
          </table:table-cell>
          <table:table-cell table:style-name="ACE-0"/>
          <table:table-cell table:style-name="ACE-1" table:formula="of:=&quot;| &quot;&amp;IF([$'Collectors'.$F90]&lt;0;&quot;- &quot;;TEXT([$'Collectors'.$F90];&quot;#&quot;))&amp;REPT(&quot; &quot;;[.$F$2]-LEN(TEXT([$'Collectors'.$F90];&quot;#&quot;)))&amp;&quot; | &quot;&amp;[$'Collectors'.$D90]&amp;REPT(&quot; &quot;;[.$D$2]-LEN([$'Collectors'.$D90]))&amp;&quot; | &quot;&amp;[$'Collectors'.$B90]&amp;REPT(&quot; &quot;;[.$B$2]-LEN([$'Collectors'.$B90]))&amp;&quot; | &quot;&amp;IF([.C90]=1;&quot;Active&quot;;IF([.C90]=2;&quot;Passive&quot;;&quot;Active*&quot;))&amp;REPT(&quot; &quot;;[.$C$2]-LEN(IF([.C90]=1;&quot;Active&quot;;IF([.C90]=2;&quot;Passive&quot;;&quot;Active*&quot;))))&amp;&quot; | &quot;&amp;TEXT([$'Collectors'.$I90];&quot;#&quot;)&amp;REPT(&quot; &quot;;[.$I$2]-LEN(TEXT([$'Collectors'.$I90];&quot;#&quot;)))&amp;&quot; | &quot;&amp;TEXT(IF(ISBLANK([$'Collectors'.$H90]);&quot;-&quot;;[$'Collectors'.$H90]);&quot;#&quot;)&amp;REPT(&quot; &quot;;[.$H$2]-LEN(TEXT(IF(ISBLANK([$'Collectors'.$H90]);&quot;-&quot;;[$'Collectors'.$H90]);&quot;#&quot;)))&amp;&quot; | &quot;&amp;TEXT(IF(ISBLANK([$'Collectors'.$J90]);&quot;-&quot;;[$'Collectors'.$J90]);&quot;#&quot;)&amp;REPT(&quot; &quot;;[.$J$2]-LEN(TEXT(IF(ISBLANK([$'Collectors'.$J90]);&quot;-&quot;;[$'Collectors'.$J90]);&quot;#&quot;)))&amp;&quot; |&quot;" office:value-type="string" office:string-value="| 11610    | httpchangeme              | service, vhost  | Active   | IPv4, IPv6 | -       | kali   |">
            <text:p>| 11610 <text:s text:c="3"/>| httpchangeme <text:s text:c="13"/>| service, vhost <text:s/>| Active <text:s text:c="2"/>| IPv4, IPv6 | - <text:s text:c="6"/>| kali <text:s text:c="2"/>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ipmi</text:p>
          </table:table-cell>
          <table:table-cell table:style-name="ACE-0" office:value-type="string">
            <text:p>msfconsole</text:p>
          </table:table-cell>
          <table:table-cell table:style-name="ACE-0" office:value-type="float" office:value="11700">
            <text:p>11700</text:p>
          </table:table-cell>
          <table:table-cell table:style-name="ACE-0" office:value-type="string">
            <text:p>ipmi</text:p>
          </table:table-cell>
          <table:table-cell table:style-name="ACE-0"/>
          <table:table-cell table:style-name="ACE-0" office:value-type="string">
            <text:p>IPv4, IPv6</text:p>
          </table:table-cell>
          <table:table-cell table:style-name="ACE-0" office:value-type="string">
            <text:p>root</text:p>
          </table:table-cell>
          <table:table-cell table:style-name="ACE-0" office:value-type="string">
            <text:p>host, service</text:p>
          </table:table-cell>
          <table:table-cell table:style-name="ACE-0" office:value-type="string">
            <text:p>credential</text:p>
          </table:table-cell>
          <table:table-cell table:style-name="ACE-0"/>
          <table:table-cell table:style-name="ACE-1" table:formula="of:=&quot;| &quot;&amp;IF([$'Collectors'.$F91]&lt;0;&quot;- &quot;;TEXT([$'Collectors'.$F91];&quot;#&quot;))&amp;REPT(&quot; &quot;;[.$F$2]-LEN(TEXT([$'Collectors'.$F91];&quot;#&quot;)))&amp;&quot; | &quot;&amp;[$'Collectors'.$D91]&amp;REPT(&quot; &quot;;[.$D$2]-LEN([$'Collectors'.$D91]))&amp;&quot; | &quot;&amp;[$'Collectors'.$B91]&amp;REPT(&quot; &quot;;[.$B$2]-LEN([$'Collectors'.$B91]))&amp;&quot; | &quot;&amp;IF([.C91]=1;&quot;Active&quot;;IF([.C91]=2;&quot;Passive&quot;;&quot;Active*&quot;))&amp;REPT(&quot; &quot;;[.$C$2]-LEN(IF([.C91]=1;&quot;Active&quot;;IF([.C91]=2;&quot;Passive&quot;;&quot;Active*&quot;))))&amp;&quot; | &quot;&amp;TEXT([$'Collectors'.$I91];&quot;#&quot;)&amp;REPT(&quot; &quot;;[.$I$2]-LEN(TEXT([$'Collectors'.$I91];&quot;#&quot;)))&amp;&quot; | &quot;&amp;TEXT(IF(ISBLANK([$'Collectors'.$H91]);&quot;-&quot;;[$'Collectors'.$H91]);&quot;#&quot;)&amp;REPT(&quot; &quot;;[.$H$2]-LEN(TEXT(IF(ISBLANK([$'Collectors'.$H91]);&quot;-&quot;;[$'Collectors'.$H91]);&quot;#&quot;)))&amp;&quot; | &quot;&amp;TEXT(IF(ISBLANK([$'Collectors'.$J91]);&quot;-&quot;;[$'Collectors'.$J91]);&quot;#&quot;)&amp;REPT(&quot; &quot;;[.$J$2]-LEN(TEXT(IF(ISBLANK([$'Collectors'.$J91]);&quot;-&quot;;[$'Collectors'.$J91]);&quot;#&quot;)))&amp;&quot; |&quot;" office:value-type="string" office:string-value="| 11700    | ipmi                      | service         | Active   | IPv4, IPv6 | -       | root   |">
            <text:p>| 11700 <text:s text:c="3"/>| ipmi <text:s text:c="21"/>| service <text:s text:c="8"/>| Active <text:s text:c="2"/>| IPv4, IPv6 | - <text:s text:c="6"/>| root <text:s text:c="2"/>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ftpfilelist</text:p>
          </table:table-cell>
          <table:table-cell table:style-name="ACE-0" office:value-type="string">
            <text:p>curl</text:p>
          </table:table-cell>
          <table:table-cell table:style-name="ACE-0" office:value-type="float" office:value="12100">
            <text:p>12100</text:p>
          </table:table-cell>
          <table:table-cell table:style-name="ACE-0" office:value-type="string">
            <text:p>ftp</text:p>
          </table:table-cell>
          <table:table-cell table:style-name="ACE-0"/>
          <table:table-cell table:style-name="ACE-0" office:value-type="string">
            <text:p>IPv4, IPv6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host, service, credentials</text:p>
          </table:table-cell>
          <table:table-cell table:style-name="ACE-0" office:value-type="string">
            <text:p>path, source</text:p>
          </table:table-cell>
          <table:table-cell table:style-name="ACE-0"/>
          <table:table-cell table:style-name="ACE-1" table:formula="of:=&quot;| &quot;&amp;IF([$'Collectors'.$F92]&lt;0;&quot;- &quot;;TEXT([$'Collectors'.$F92];&quot;#&quot;))&amp;REPT(&quot; &quot;;[.$F$2]-LEN(TEXT([$'Collectors'.$F92];&quot;#&quot;)))&amp;&quot; | &quot;&amp;[$'Collectors'.$D92]&amp;REPT(&quot; &quot;;[.$D$2]-LEN([$'Collectors'.$D92]))&amp;&quot; | &quot;&amp;[$'Collectors'.$B92]&amp;REPT(&quot; &quot;;[.$B$2]-LEN([$'Collectors'.$B92]))&amp;&quot; | &quot;&amp;IF([.C92]=1;&quot;Active&quot;;IF([.C92]=2;&quot;Passive&quot;;&quot;Active*&quot;))&amp;REPT(&quot; &quot;;[.$C$2]-LEN(IF([.C92]=1;&quot;Active&quot;;IF([.C92]=2;&quot;Passive&quot;;&quot;Active*&quot;))))&amp;&quot; | &quot;&amp;TEXT([$'Collectors'.$I92];&quot;#&quot;)&amp;REPT(&quot; &quot;;[.$I$2]-LEN(TEXT([$'Collectors'.$I92];&quot;#&quot;)))&amp;&quot; | &quot;&amp;TEXT(IF(ISBLANK([$'Collectors'.$H92]);&quot;-&quot;;[$'Collectors'.$H92]);&quot;#&quot;)&amp;REPT(&quot; &quot;;[.$H$2]-LEN(TEXT(IF(ISBLANK([$'Collectors'.$H92]);&quot;-&quot;;[$'Collectors'.$H92]);&quot;#&quot;)))&amp;&quot; | &quot;&amp;TEXT(IF(ISBLANK([$'Collectors'.$J92]);&quot;-&quot;;[$'Collectors'.$J92]);&quot;#&quot;)&amp;REPT(&quot; &quot;;[.$J$2]-LEN(TEXT(IF(ISBLANK([$'Collectors'.$J92]);&quot;-&quot;;[$'Collectors'.$J92]);&quot;#&quot;)))&amp;&quot; |&quot;" office:value-type="string" office:string-value="| 12100    | ftpfilelist               | service         | Active   | IPv4, IPv6 | -       | nobody |">
            <text:p>| 12100 <text:s text:c="3"/>| ftpfilelist <text:s text:c="14"/>| service <text:s text:c="8"/>| Active <text:s text:c="2"/>| IPv4, IPv6 | - <text:s text:c="6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showmount</text:p>
          </table:table-cell>
          <table:table-cell table:style-name="ACE-0" office:value-type="string">
            <text:p>showmount</text:p>
          </table:table-cell>
          <table:table-cell table:style-name="ACE-0" office:value-type="float" office:value="13000">
            <text:p>13000</text:p>
          </table:table-cell>
          <table:table-cell table:style-name="ACE-0" office:value-type="string">
            <text:p>nfs</text:p>
          </table:table-cell>
          <table:table-cell table:style-name="ACE-0" office:value-type="float" office:value="300">
            <text:p>300</text:p>
          </table:table-cell>
          <table:table-cell table:style-name="ACE-0" office:value-type="string">
            <text:p>IPv4, IPv6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host, service</text:p>
          </table:table-cell>
          <table:table-cell table:style-name="ACE-0" office:value-type="string">
            <text:p>path, source, command</text:p>
          </table:table-cell>
          <table:table-cell table:style-name="ACE-0" office:value-type="string">
            <text:p><text:s text:c="14"/></text:p>
          </table:table-cell>
          <table:table-cell table:style-name="ACE-1" table:formula="of:=&quot;| &quot;&amp;IF([$'Collectors'.$F93]&lt;0;&quot;- &quot;;TEXT([$'Collectors'.$F93];&quot;#&quot;))&amp;REPT(&quot; &quot;;[.$F$2]-LEN(TEXT([$'Collectors'.$F93];&quot;#&quot;)))&amp;&quot; | &quot;&amp;[$'Collectors'.$D93]&amp;REPT(&quot; &quot;;[.$D$2]-LEN([$'Collectors'.$D93]))&amp;&quot; | &quot;&amp;[$'Collectors'.$B93]&amp;REPT(&quot; &quot;;[.$B$2]-LEN([$'Collectors'.$B93]))&amp;&quot; | &quot;&amp;IF([.C93]=1;&quot;Active&quot;;IF([.C93]=2;&quot;Passive&quot;;&quot;Active*&quot;))&amp;REPT(&quot; &quot;;[.$C$2]-LEN(IF([.C93]=1;&quot;Active&quot;;IF([.C93]=2;&quot;Passive&quot;;&quot;Active*&quot;))))&amp;&quot; | &quot;&amp;TEXT([$'Collectors'.$I93];&quot;#&quot;)&amp;REPT(&quot; &quot;;[.$I$2]-LEN(TEXT([$'Collectors'.$I93];&quot;#&quot;)))&amp;&quot; | &quot;&amp;TEXT(IF(ISBLANK([$'Collectors'.$H93]);&quot;-&quot;;[$'Collectors'.$H93]);&quot;#&quot;)&amp;REPT(&quot; &quot;;[.$H$2]-LEN(TEXT(IF(ISBLANK([$'Collectors'.$H93]);&quot;-&quot;;[$'Collectors'.$H93]);&quot;#&quot;)))&amp;&quot; | &quot;&amp;TEXT(IF(ISBLANK([$'Collectors'.$J93]);&quot;-&quot;;[$'Collectors'.$J93]);&quot;#&quot;)&amp;REPT(&quot; &quot;;[.$J$2]-LEN(TEXT(IF(ISBLANK([$'Collectors'.$J93]);&quot;-&quot;;[$'Collectors'.$J93]);&quot;#&quot;)))&amp;&quot; |&quot;" office:value-type="string" office:string-value="| 13000    | showmount                 | service         | Active   | IPv4, IPv6 | 300     | nobody |">
            <text:p>| 13000 <text:s text:c="3"/>| showmount <text:s text:c="16"/>| service <text:s text:c="8"/>| Active <text:s text:c="2"/>| IPv4, IPv6 | 300 <text:s text:c="4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smbcme</text:p>
          </table:table-cell>
          <table:table-cell table:style-name="ACE-0" office:value-type="string">
            <text:p>crackmapexec</text:p>
          </table:table-cell>
          <table:table-cell table:style-name="ACE-0" office:value-type="float" office:value="13090">
            <text:p>13090</text:p>
          </table:table-cell>
          <table:table-cell table:style-name="ACE-0" office:value-type="string">
            <text:p>smb</text:p>
          </table:table-cell>
          <table:table-cell table:style-name="ACE-0"/>
          <table:table-cell table:style-name="ACE-0" office:value-type="string">
            <text:p>Ipv4, Ipv6</text:p>
          </table:table-cell>
          <table:table-cell table:style-name="ACE-0" office:value-type="string">
            <text:p>kali</text:p>
          </table:table-cell>
          <table:table-cell table:style-name="ACE-0" office:value-type="string">
            <text:p>host, service</text:p>
          </table:table-cell>
          <table:table-cell table:style-name="ACE-0" office:value-type="string">
            <text:p>host, service, domain_name</text:p>
          </table:table-cell>
          <table:table-cell table:style-name="ACE-0"/>
          <table:table-cell table:style-name="ACE-1" table:formula="of:=&quot;| &quot;&amp;IF([$'Collectors'.$F94]&lt;0;&quot;- &quot;;TEXT([$'Collectors'.$F94];&quot;#&quot;))&amp;REPT(&quot; &quot;;[.$F$2]-LEN(TEXT([$'Collectors'.$F94];&quot;#&quot;)))&amp;&quot; | &quot;&amp;[$'Collectors'.$D94]&amp;REPT(&quot; &quot;;[.$D$2]-LEN([$'Collectors'.$D94]))&amp;&quot; | &quot;&amp;[$'Collectors'.$B94]&amp;REPT(&quot; &quot;;[.$B$2]-LEN([$'Collectors'.$B94]))&amp;&quot; | &quot;&amp;IF([.C94]=1;&quot;Active&quot;;IF([.C94]=2;&quot;Passive&quot;;&quot;Active*&quot;))&amp;REPT(&quot; &quot;;[.$C$2]-LEN(IF([.C94]=1;&quot;Active&quot;;IF([.C94]=2;&quot;Passive&quot;;&quot;Active*&quot;))))&amp;&quot; | &quot;&amp;TEXT([$'Collectors'.$I94];&quot;#&quot;)&amp;REPT(&quot; &quot;;[.$I$2]-LEN(TEXT([$'Collectors'.$I94];&quot;#&quot;)))&amp;&quot; | &quot;&amp;TEXT(IF(ISBLANK([$'Collectors'.$H94]);&quot;-&quot;;[$'Collectors'.$H94]);&quot;#&quot;)&amp;REPT(&quot; &quot;;[.$H$2]-LEN(TEXT(IF(ISBLANK([$'Collectors'.$H94]);&quot;-&quot;;[$'Collectors'.$H94]);&quot;#&quot;)))&amp;&quot; | &quot;&amp;TEXT(IF(ISBLANK([$'Collectors'.$J94]);&quot;-&quot;;[$'Collectors'.$J94]);&quot;#&quot;)&amp;REPT(&quot; &quot;;[.$J$2]-LEN(TEXT(IF(ISBLANK([$'Collectors'.$J94]);&quot;-&quot;;[$'Collectors'.$J94]);&quot;#&quot;)))&amp;&quot; |&quot;" office:value-type="string" office:string-value="| 13090    | smbcme                    | service         | Active   | Ipv4, Ipv6 | -       | kali   |">
            <text:p>| 13090 <text:s text:c="3"/>| smbcme <text:s text:c="19"/>| service <text:s text:c="8"/>| Active <text:s text:c="2"/>| Ipv4, Ipv6 | - <text:s text:c="6"/>| kali <text:s text:c="2"/>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smbclient</text:p>
          </table:table-cell>
          <table:table-cell table:style-name="ACE-0" office:value-type="string">
            <text:p>smbclient</text:p>
          </table:table-cell>
          <table:table-cell table:style-name="ACE-0" office:value-type="float" office:value="13100">
            <text:p>13100</text:p>
          </table:table-cell>
          <table:table-cell table:style-name="ACE-0" office:value-type="string">
            <text:p>smb</text:p>
          </table:table-cell>
          <table:table-cell table:style-name="ACE-0"/>
          <table:table-cell table:style-name="ACE-0" office:value-type="string">
            <text:p>IPv4, IPv6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credentials, host, service</text:p>
          </table:table-cell>
          <table:table-cell table:style-name="ACE-0" office:value-type="string">
            <text:p>path, source, command</text:p>
          </table:table-cell>
          <table:table-cell table:style-name="ACE-0" office:value-type="string">
            <text:p><text:s text:c="14"/></text:p>
          </table:table-cell>
          <table:table-cell table:style-name="ACE-1" table:formula="of:=&quot;| &quot;&amp;IF([$'Collectors'.$F95]&lt;0;&quot;- &quot;;TEXT([$'Collectors'.$F95];&quot;#&quot;))&amp;REPT(&quot; &quot;;[.$F$2]-LEN(TEXT([$'Collectors'.$F95];&quot;#&quot;)))&amp;&quot; | &quot;&amp;[$'Collectors'.$D95]&amp;REPT(&quot; &quot;;[.$D$2]-LEN([$'Collectors'.$D95]))&amp;&quot; | &quot;&amp;[$'Collectors'.$B95]&amp;REPT(&quot; &quot;;[.$B$2]-LEN([$'Collectors'.$B95]))&amp;&quot; | &quot;&amp;IF([.C95]=1;&quot;Active&quot;;IF([.C95]=2;&quot;Passive&quot;;&quot;Active*&quot;))&amp;REPT(&quot; &quot;;[.$C$2]-LEN(IF([.C95]=1;&quot;Active&quot;;IF([.C95]=2;&quot;Passive&quot;;&quot;Active*&quot;))))&amp;&quot; | &quot;&amp;TEXT([$'Collectors'.$I95];&quot;#&quot;)&amp;REPT(&quot; &quot;;[.$I$2]-LEN(TEXT([$'Collectors'.$I95];&quot;#&quot;)))&amp;&quot; | &quot;&amp;TEXT(IF(ISBLANK([$'Collectors'.$H95]);&quot;-&quot;;[$'Collectors'.$H95]);&quot;#&quot;)&amp;REPT(&quot; &quot;;[.$H$2]-LEN(TEXT(IF(ISBLANK([$'Collectors'.$H95]);&quot;-&quot;;[$'Collectors'.$H95]);&quot;#&quot;)))&amp;&quot; | &quot;&amp;TEXT(IF(ISBLANK([$'Collectors'.$J95]);&quot;-&quot;;[$'Collectors'.$J95]);&quot;#&quot;)&amp;REPT(&quot; &quot;;[.$J$2]-LEN(TEXT(IF(ISBLANK([$'Collectors'.$J95]);&quot;-&quot;;[$'Collectors'.$J95]);&quot;#&quot;)))&amp;&quot; |&quot;" office:value-type="string" office:string-value="| 13100    | smbclient                 | service         | Active   | IPv4, IPv6 | -       | nobody |">
            <text:p>| 13100 <text:s text:c="3"/>| smbclient <text:s text:c="16"/>| service <text:s text:c="8"/>| Active <text:s text:c="2"/>| IPv4, IPv6 | - <text:s text:c="6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smbfilelist</text:p>
          </table:table-cell>
          <table:table-cell table:style-name="ACE-0" office:value-type="string">
            <text:p>smbclient</text:p>
          </table:table-cell>
          <table:table-cell table:style-name="ACE-0" office:value-type="float" office:value="13200">
            <text:p>13200</text:p>
          </table:table-cell>
          <table:table-cell table:style-name="ACE-0" office:value-type="string">
            <text:p>smb</text:p>
          </table:table-cell>
          <table:table-cell table:style-name="ACE-0"/>
          <table:table-cell table:style-name="ACE-0" office:value-type="string">
            <text:p>IPv4, IPv6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credentials, host, service, path</text:p>
          </table:table-cell>
          <table:table-cell table:number-columns-repeated="2" table:style-name="ACE-0"/>
          <table:table-cell table:style-name="ACE-1" table:formula="of:=&quot;| &quot;&amp;IF([$'Collectors'.$F96]&lt;0;&quot;- &quot;;TEXT([$'Collectors'.$F96];&quot;#&quot;))&amp;REPT(&quot; &quot;;[.$F$2]-LEN(TEXT([$'Collectors'.$F96];&quot;#&quot;)))&amp;&quot; | &quot;&amp;[$'Collectors'.$D96]&amp;REPT(&quot; &quot;;[.$D$2]-LEN([$'Collectors'.$D96]))&amp;&quot; | &quot;&amp;[$'Collectors'.$B96]&amp;REPT(&quot; &quot;;[.$B$2]-LEN([$'Collectors'.$B96]))&amp;&quot; | &quot;&amp;IF([.C96]=1;&quot;Active&quot;;IF([.C96]=2;&quot;Passive&quot;;&quot;Active*&quot;))&amp;REPT(&quot; &quot;;[.$C$2]-LEN(IF([.C96]=1;&quot;Active&quot;;IF([.C96]=2;&quot;Passive&quot;;&quot;Active*&quot;))))&amp;&quot; | &quot;&amp;TEXT([$'Collectors'.$I96];&quot;#&quot;)&amp;REPT(&quot; &quot;;[.$I$2]-LEN(TEXT([$'Collectors'.$I96];&quot;#&quot;)))&amp;&quot; | &quot;&amp;TEXT(IF(ISBLANK([$'Collectors'.$H96]);&quot;-&quot;;[$'Collectors'.$H96]);&quot;#&quot;)&amp;REPT(&quot; &quot;;[.$H$2]-LEN(TEXT(IF(ISBLANK([$'Collectors'.$H96]);&quot;-&quot;;[$'Collectors'.$H96]);&quot;#&quot;)))&amp;&quot; | &quot;&amp;TEXT(IF(ISBLANK([$'Collectors'.$J96]);&quot;-&quot;;[$'Collectors'.$J96]);&quot;#&quot;)&amp;REPT(&quot; &quot;;[.$J$2]-LEN(TEXT(IF(ISBLANK([$'Collectors'.$J96]);&quot;-&quot;;[$'Collectors'.$J96]);&quot;#&quot;)))&amp;&quot; |&quot;" office:value-type="string" office:string-value="| 13200    | smbfilelist               | service         | Active   | IPv4, IPv6 | -       | nobody |">
            <text:p>| 13200 <text:s text:c="3"/>| smbfilelist <text:s text:c="14"/>| service <text:s text:c="8"/>| Active <text:s text:c="2"/>| IPv4, IPv6 | - <text:s text:c="6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smbmap</text:p>
          </table:table-cell>
          <table:table-cell table:style-name="ACE-0" office:value-type="string">
            <text:p>smbmap</text:p>
          </table:table-cell>
          <table:table-cell table:style-name="ACE-0" office:value-type="float" office:value="13210">
            <text:p>13210</text:p>
          </table:table-cell>
          <table:table-cell table:style-name="ACE-0" office:value-type="string">
            <text:p>smb</text:p>
          </table:table-cell>
          <table:table-cell table:style-name="ACE-0"/>
          <table:table-cell table:style-name="ACE-0" office:value-type="string">
            <text:p>IPv4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credentials, host, service</text:p>
          </table:table-cell>
          <table:table-cell table:number-columns-repeated="2" table:style-name="ACE-0"/>
          <table:table-cell table:style-name="ACE-1" table:formula="of:=&quot;| &quot;&amp;IF([$'Collectors'.$F97]&lt;0;&quot;- &quot;;TEXT([$'Collectors'.$F97];&quot;#&quot;))&amp;REPT(&quot; &quot;;[.$F$2]-LEN(TEXT([$'Collectors'.$F97];&quot;#&quot;)))&amp;&quot; | &quot;&amp;[$'Collectors'.$D97]&amp;REPT(&quot; &quot;;[.$D$2]-LEN([$'Collectors'.$D97]))&amp;&quot; | &quot;&amp;[$'Collectors'.$B97]&amp;REPT(&quot; &quot;;[.$B$2]-LEN([$'Collectors'.$B97]))&amp;&quot; | &quot;&amp;IF([.C97]=1;&quot;Active&quot;;IF([.C97]=2;&quot;Passive&quot;;&quot;Active*&quot;))&amp;REPT(&quot; &quot;;[.$C$2]-LEN(IF([.C97]=1;&quot;Active&quot;;IF([.C97]=2;&quot;Passive&quot;;&quot;Active*&quot;))))&amp;&quot; | &quot;&amp;TEXT([$'Collectors'.$I97];&quot;#&quot;)&amp;REPT(&quot; &quot;;[.$I$2]-LEN(TEXT([$'Collectors'.$I97];&quot;#&quot;)))&amp;&quot; | &quot;&amp;TEXT(IF(ISBLANK([$'Collectors'.$H97]);&quot;-&quot;;[$'Collectors'.$H97]);&quot;#&quot;)&amp;REPT(&quot; &quot;;[.$H$2]-LEN(TEXT(IF(ISBLANK([$'Collectors'.$H97]);&quot;-&quot;;[$'Collectors'.$H97]);&quot;#&quot;)))&amp;&quot; | &quot;&amp;TEXT(IF(ISBLANK([$'Collectors'.$J97]);&quot;-&quot;;[$'Collectors'.$J97]);&quot;#&quot;)&amp;REPT(&quot; &quot;;[.$J$2]-LEN(TEXT(IF(ISBLANK([$'Collectors'.$J97]);&quot;-&quot;;[$'Collectors'.$J97]);&quot;#&quot;)))&amp;&quot; |&quot;" office:value-type="string" office:string-value="| 13210    | smbmap                    | service         | Active   | IPv4       | -       | nobody |">
            <text:p>| 13210 <text:s text:c="3"/>| smbmap <text:s text:c="19"/>| service <text:s text:c="8"/>| Active <text:s text:c="2"/>| IPv4 <text:s text:c="6"/>| - <text:s text:c="6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nbtscan</text:p>
          </table:table-cell>
          <table:table-cell table:style-name="ACE-0" office:value-type="string">
            <text:p>nbtscan</text:p>
          </table:table-cell>
          <table:table-cell table:style-name="ACE-0" office:value-type="float" office:value="21500">
            <text:p>21500</text:p>
          </table:table-cell>
          <table:table-cell table:style-name="ACE-0" office:value-type="string">
            <text:p>netbios</text:p>
          </table:table-cell>
          <table:table-cell table:style-name="ACE-0"/>
          <table:table-cell table:style-name="ACE-0" office:value-type="string">
            <text:p>IPv4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host, service</text:p>
          </table:table-cell>
          <table:table-cell table:style-name="ACE-0"/>
          <table:table-cell table:style-name="ACE-0" office:value-type="string">
            <text:p><text:s text:c="14"/></text:p>
          </table:table-cell>
          <table:table-cell table:style-name="ACE-1" table:formula="of:=&quot;| &quot;&amp;IF([$'Collectors'.$F98]&lt;0;&quot;- &quot;;TEXT([$'Collectors'.$F98];&quot;#&quot;))&amp;REPT(&quot; &quot;;[.$F$2]-LEN(TEXT([$'Collectors'.$F98];&quot;#&quot;)))&amp;&quot; | &quot;&amp;[$'Collectors'.$D98]&amp;REPT(&quot; &quot;;[.$D$2]-LEN([$'Collectors'.$D98]))&amp;&quot; | &quot;&amp;[$'Collectors'.$B98]&amp;REPT(&quot; &quot;;[.$B$2]-LEN([$'Collectors'.$B98]))&amp;&quot; | &quot;&amp;IF([.C98]=1;&quot;Active&quot;;IF([.C98]=2;&quot;Passive&quot;;&quot;Active*&quot;))&amp;REPT(&quot; &quot;;[.$C$2]-LEN(IF([.C98]=1;&quot;Active&quot;;IF([.C98]=2;&quot;Passive&quot;;&quot;Active*&quot;))))&amp;&quot; | &quot;&amp;TEXT([$'Collectors'.$I98];&quot;#&quot;)&amp;REPT(&quot; &quot;;[.$I$2]-LEN(TEXT([$'Collectors'.$I98];&quot;#&quot;)))&amp;&quot; | &quot;&amp;TEXT(IF(ISBLANK([$'Collectors'.$H98]);&quot;-&quot;;[$'Collectors'.$H98]);&quot;#&quot;)&amp;REPT(&quot; &quot;;[.$H$2]-LEN(TEXT(IF(ISBLANK([$'Collectors'.$H98]);&quot;-&quot;;[$'Collectors'.$H98]);&quot;#&quot;)))&amp;&quot; | &quot;&amp;TEXT(IF(ISBLANK([$'Collectors'.$J98]);&quot;-&quot;;[$'Collectors'.$J98]);&quot;#&quot;)&amp;REPT(&quot; &quot;;[.$J$2]-LEN(TEXT(IF(ISBLANK([$'Collectors'.$J98]);&quot;-&quot;;[$'Collectors'.$J98]);&quot;#&quot;)))&amp;&quot; |&quot;" office:value-type="string" office:string-value="| 21500    | nbtscan                   | service         | Active   | IPv4       | -       | nobody |">
            <text:p>| 21500 <text:s text:c="3"/>| nbtscan <text:s text:c="18"/>| service <text:s text:c="8"/>| Active <text:s text:c="2"/>| IPv4 <text:s text:c="6"/>| - <text:s text:c="6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ldapsearch</text:p>
          </table:table-cell>
          <table:table-cell table:style-name="ACE-0" office:value-type="string">
            <text:p>ldapsearch</text:p>
          </table:table-cell>
          <table:table-cell table:style-name="ACE-0" office:value-type="float" office:value="21600">
            <text:p>21600</text:p>
          </table:table-cell>
          <table:table-cell table:style-name="ACE-0" office:value-type="string">
            <text:p>ldap</text:p>
          </table:table-cell>
          <table:table-cell table:style-name="ACE-0"/>
          <table:table-cell table:style-name="ACE-0" office:value-type="string">
            <text:p>IPv4, IPv6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credentials, host, service</text:p>
          </table:table-cell>
          <table:table-cell table:style-name="ACE-0" office:value-type="string">
            <text:p>additional_info, source, command</text:p>
          </table:table-cell>
          <table:table-cell table:style-name="ACE-0"/>
          <table:table-cell table:style-name="ACE-1" table:formula="of:=&quot;| &quot;&amp;IF([$'Collectors'.$F99]&lt;0;&quot;- &quot;;TEXT([$'Collectors'.$F99];&quot;#&quot;))&amp;REPT(&quot; &quot;;[.$F$2]-LEN(TEXT([$'Collectors'.$F99];&quot;#&quot;)))&amp;&quot; | &quot;&amp;[$'Collectors'.$D99]&amp;REPT(&quot; &quot;;[.$D$2]-LEN([$'Collectors'.$D99]))&amp;&quot; | &quot;&amp;[$'Collectors'.$B99]&amp;REPT(&quot; &quot;;[.$B$2]-LEN([$'Collectors'.$B99]))&amp;&quot; | &quot;&amp;IF([.C99]=1;&quot;Active&quot;;IF([.C99]=2;&quot;Passive&quot;;&quot;Active*&quot;))&amp;REPT(&quot; &quot;;[.$C$2]-LEN(IF([.C99]=1;&quot;Active&quot;;IF([.C99]=2;&quot;Passive&quot;;&quot;Active*&quot;))))&amp;&quot; | &quot;&amp;TEXT([$'Collectors'.$I99];&quot;#&quot;)&amp;REPT(&quot; &quot;;[.$I$2]-LEN(TEXT([$'Collectors'.$I99];&quot;#&quot;)))&amp;&quot; | &quot;&amp;TEXT(IF(ISBLANK([$'Collectors'.$H99]);&quot;-&quot;;[$'Collectors'.$H99]);&quot;#&quot;)&amp;REPT(&quot; &quot;;[.$H$2]-LEN(TEXT(IF(ISBLANK([$'Collectors'.$H99]);&quot;-&quot;;[$'Collectors'.$H99]);&quot;#&quot;)))&amp;&quot; | &quot;&amp;TEXT(IF(ISBLANK([$'Collectors'.$J99]);&quot;-&quot;;[$'Collectors'.$J99]);&quot;#&quot;)&amp;REPT(&quot; &quot;;[.$J$2]-LEN(TEXT(IF(ISBLANK([$'Collectors'.$J99]);&quot;-&quot;;[$'Collectors'.$J99]);&quot;#&quot;)))&amp;&quot; |&quot;" office:value-type="string" office:string-value="| 21600    | ldapsearch                | service         | Active   | IPv4, IPv6 | -       | nobody |">
            <text:p>| 21600 <text:s text:c="3"/>| ldapsearch <text:s text:c="15"/>| service <text:s text:c="8"/>| Active <text:s text:c="2"/>| IPv4, IPv6 | - <text:s text:c="6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ldapnmap</text:p>
          </table:table-cell>
          <table:table-cell table:style-name="ACE-0" office:value-type="string">
            <text:p>nmap</text:p>
          </table:table-cell>
          <table:table-cell table:style-name="ACE-0" office:value-type="float" office:value="21610">
            <text:p>21610</text:p>
          </table:table-cell>
          <table:table-cell table:style-name="ACE-0" office:value-type="string">
            <text:p>ldap</text:p>
          </table:table-cell>
          <table:table-cell table:style-name="ACE-0"/>
          <table:table-cell table:style-name="ACE-0" office:value-type="string">
            <text:p>IPv4, IPv6</text:p>
          </table:table-cell>
          <table:table-cell table:style-name="ACE-0" office:value-type="string">
            <text:p>root</text:p>
          </table:table-cell>
          <table:table-cell table:style-name="ACE-0" office:value-type="string">
            <text:p>host, service</text:p>
          </table:table-cell>
          <table:table-cell table:number-columns-repeated="2" table:style-name="ACE-0"/>
          <table:table-cell table:style-name="ACE-1" table:formula="of:=&quot;| &quot;&amp;IF([$'Collectors'.$F100]&lt;0;&quot;- &quot;;TEXT([$'Collectors'.$F100];&quot;#&quot;))&amp;REPT(&quot; &quot;;[.$F$2]-LEN(TEXT([$'Collectors'.$F100];&quot;#&quot;)))&amp;&quot; | &quot;&amp;[$'Collectors'.$D100]&amp;REPT(&quot; &quot;;[.$D$2]-LEN([$'Collectors'.$D100]))&amp;&quot; | &quot;&amp;[$'Collectors'.$B100]&amp;REPT(&quot; &quot;;[.$B$2]-LEN([$'Collectors'.$B100]))&amp;&quot; | &quot;&amp;IF([.C100]=1;&quot;Active&quot;;IF([.C100]=2;&quot;Passive&quot;;&quot;Active*&quot;))&amp;REPT(&quot; &quot;;[.$C$2]-LEN(IF([.C100]=1;&quot;Active&quot;;IF([.C100]=2;&quot;Passive&quot;;&quot;Active*&quot;))))&amp;&quot; | &quot;&amp;TEXT([$'Collectors'.$I100];&quot;#&quot;)&amp;REPT(&quot; &quot;;[.$I$2]-LEN(TEXT([$'Collectors'.$I100];&quot;#&quot;)))&amp;&quot; | &quot;&amp;TEXT(IF(ISBLANK([$'Collectors'.$H100]);&quot;-&quot;;[$'Collectors'.$H100]);&quot;#&quot;)&amp;REPT(&quot; &quot;;[.$H$2]-LEN(TEXT(IF(ISBLANK([$'Collectors'.$H100]);&quot;-&quot;;[$'Collectors'.$H100]);&quot;#&quot;)))&amp;&quot; | &quot;&amp;TEXT(IF(ISBLANK([$'Collectors'.$J100]);&quot;-&quot;;[$'Collectors'.$J100]);&quot;#&quot;)&amp;REPT(&quot; &quot;;[.$J$2]-LEN(TEXT(IF(ISBLANK([$'Collectors'.$J100]);&quot;-&quot;;[$'Collectors'.$J100]);&quot;#&quot;)))&amp;&quot; |&quot;" office:value-type="string" office:string-value="| 21610    | ldapnmap                  | service         | Active   | IPv4, IPv6 | -       | root   |">
            <text:p>| 21610 <text:s text:c="3"/>| ldapnmap <text:s text:c="17"/>| service <text:s text:c="8"/>| Active <text:s text:c="2"/>| IPv4, IPv6 | - <text:s text:c="6"/>| root <text:s text:c="2"/>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snmpcheck</text:p>
          </table:table-cell>
          <table:table-cell table:style-name="ACE-0" office:value-type="string">
            <text:p>snmpcheck</text:p>
          </table:table-cell>
          <table:table-cell table:style-name="ACE-0" office:value-type="float" office:value="31100">
            <text:p>31100</text:p>
          </table:table-cell>
          <table:table-cell table:style-name="ACE-0" office:value-type="string">
            <text:p>snmp</text:p>
          </table:table-cell>
          <table:table-cell table:style-name="ACE-0" office:value-type="float" office:value="300">
            <text:p>300</text:p>
          </table:table-cell>
          <table:table-cell table:style-name="ACE-0" office:value-type="string">
            <text:p>IPv4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credentials, host, service</text:p>
          </table:table-cell>
          <table:table-cell table:style-name="ACE-0"/>
          <table:table-cell table:style-name="ACE-0" office:value-type="string">
            <text:p><text:s/>snmphydra <text:s text:c="3"/></text:p>
          </table:table-cell>
          <table:table-cell table:style-name="ACE-1" table:formula="of:=&quot;| &quot;&amp;IF([$'Collectors'.$F101]&lt;0;&quot;- &quot;;TEXT([$'Collectors'.$F101];&quot;#&quot;))&amp;REPT(&quot; &quot;;[.$F$2]-LEN(TEXT([$'Collectors'.$F101];&quot;#&quot;)))&amp;&quot; | &quot;&amp;[$'Collectors'.$D101]&amp;REPT(&quot; &quot;;[.$D$2]-LEN([$'Collectors'.$D101]))&amp;&quot; | &quot;&amp;[$'Collectors'.$B101]&amp;REPT(&quot; &quot;;[.$B$2]-LEN([$'Collectors'.$B101]))&amp;&quot; | &quot;&amp;IF([.C101]=1;&quot;Active&quot;;IF([.C101]=2;&quot;Passive&quot;;&quot;Active*&quot;))&amp;REPT(&quot; &quot;;[.$C$2]-LEN(IF([.C101]=1;&quot;Active&quot;;IF([.C101]=2;&quot;Passive&quot;;&quot;Active*&quot;))))&amp;&quot; | &quot;&amp;TEXT([$'Collectors'.$I101];&quot;#&quot;)&amp;REPT(&quot; &quot;;[.$I$2]-LEN(TEXT([$'Collectors'.$I101];&quot;#&quot;)))&amp;&quot; | &quot;&amp;TEXT(IF(ISBLANK([$'Collectors'.$H101]);&quot;-&quot;;[$'Collectors'.$H101]);&quot;#&quot;)&amp;REPT(&quot; &quot;;[.$H$2]-LEN(TEXT(IF(ISBLANK([$'Collectors'.$H101]);&quot;-&quot;;[$'Collectors'.$H101]);&quot;#&quot;)))&amp;&quot; | &quot;&amp;TEXT(IF(ISBLANK([$'Collectors'.$J101]);&quot;-&quot;;[$'Collectors'.$J101]);&quot;#&quot;)&amp;REPT(&quot; &quot;;[.$J$2]-LEN(TEXT(IF(ISBLANK([$'Collectors'.$J101]);&quot;-&quot;;[$'Collectors'.$J101]);&quot;#&quot;)))&amp;&quot; |&quot;" office:value-type="string" office:string-value="| 31100    | snmpcheck                 | service         | Active   | IPv4       | 300     | nobody |">
            <text:p>| 31100 <text:s text:c="3"/>| snmpcheck <text:s text:c="16"/>| service <text:s text:c="8"/>| Active <text:s text:c="2"/>| IPv4 <text:s text:c="6"/>| 300 <text:s text:c="4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snmpnmap</text:p>
          </table:table-cell>
          <table:table-cell table:style-name="ACE-0" office:value-type="string">
            <text:p>nmap</text:p>
          </table:table-cell>
          <table:table-cell table:style-name="ACE-0" office:value-type="float" office:value="31110">
            <text:p>31110</text:p>
          </table:table-cell>
          <table:table-cell table:style-name="ACE-0" office:value-type="string">
            <text:p>snmp</text:p>
          </table:table-cell>
          <table:table-cell table:style-name="ACE-0"/>
          <table:table-cell table:style-name="ACE-0" office:value-type="string">
            <text:p>IPv4, IPv6</text:p>
          </table:table-cell>
          <table:table-cell table:style-name="ACE-0" office:value-type="string">
            <text:p>root</text:p>
          </table:table-cell>
          <table:table-cell table:style-name="ACE-0" office:value-type="string">
            <text:p>host, service</text:p>
          </table:table-cell>
          <table:table-cell table:number-columns-repeated="2" table:style-name="ACE-0"/>
          <table:table-cell table:style-name="ACE-1" table:formula="of:=&quot;| &quot;&amp;IF([$'Collectors'.$F102]&lt;0;&quot;- &quot;;TEXT([$'Collectors'.$F102];&quot;#&quot;))&amp;REPT(&quot; &quot;;[.$F$2]-LEN(TEXT([$'Collectors'.$F102];&quot;#&quot;)))&amp;&quot; | &quot;&amp;[$'Collectors'.$D102]&amp;REPT(&quot; &quot;;[.$D$2]-LEN([$'Collectors'.$D102]))&amp;&quot; | &quot;&amp;[$'Collectors'.$B102]&amp;REPT(&quot; &quot;;[.$B$2]-LEN([$'Collectors'.$B102]))&amp;&quot; | &quot;&amp;IF([.C102]=1;&quot;Active&quot;;IF([.C102]=2;&quot;Passive&quot;;&quot;Active*&quot;))&amp;REPT(&quot; &quot;;[.$C$2]-LEN(IF([.C102]=1;&quot;Active&quot;;IF([.C102]=2;&quot;Passive&quot;;&quot;Active*&quot;))))&amp;&quot; | &quot;&amp;TEXT([$'Collectors'.$I102];&quot;#&quot;)&amp;REPT(&quot; &quot;;[.$I$2]-LEN(TEXT([$'Collectors'.$I102];&quot;#&quot;)))&amp;&quot; | &quot;&amp;TEXT(IF(ISBLANK([$'Collectors'.$H102]);&quot;-&quot;;[$'Collectors'.$H102]);&quot;#&quot;)&amp;REPT(&quot; &quot;;[.$H$2]-LEN(TEXT(IF(ISBLANK([$'Collectors'.$H102]);&quot;-&quot;;[$'Collectors'.$H102]);&quot;#&quot;)))&amp;&quot; | &quot;&amp;TEXT(IF(ISBLANK([$'Collectors'.$J102]);&quot;-&quot;;[$'Collectors'.$J102]);&quot;#&quot;)&amp;REPT(&quot; &quot;;[.$J$2]-LEN(TEXT(IF(ISBLANK([$'Collectors'.$J102]);&quot;-&quot;;[$'Collectors'.$J102]);&quot;#&quot;)))&amp;&quot; |&quot;" office:value-type="string" office:string-value="| 31110    | snmpnmap                  | service         | Active   | IPv4, IPv6 | -       | root   |">
            <text:p>| 31110 <text:s text:c="3"/>| snmpnmap <text:s text:c="17"/>| service <text:s text:c="8"/>| Active <text:s text:c="2"/>| IPv4, IPv6 | - <text:s text:c="6"/>| root <text:s text:c="2"/>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onesixtyone</text:p>
          </table:table-cell>
          <table:table-cell table:style-name="ACE-0" office:value-type="string">
            <text:p>onesixtyone</text:p>
          </table:table-cell>
          <table:table-cell table:style-name="ACE-0" office:value-type="float" office:value="31200">
            <text:p>31200</text:p>
          </table:table-cell>
          <table:table-cell table:style-name="ACE-0" office:value-type="string">
            <text:p>snmp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IPv4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credentials, host, service</text:p>
          </table:table-cell>
          <table:table-cell table:style-name="ACE-0"/>
          <table:table-cell table:style-name="ACE-0" office:value-type="string">
            <text:p><text:s/>snmphydra <text:s text:c="3"/></text:p>
          </table:table-cell>
          <table:table-cell table:style-name="ACE-1" table:formula="of:=&quot;| &quot;&amp;IF([$'Collectors'.$F103]&lt;0;&quot;- &quot;;TEXT([$'Collectors'.$F103];&quot;#&quot;))&amp;REPT(&quot; &quot;;[.$F$2]-LEN(TEXT([$'Collectors'.$F103];&quot;#&quot;)))&amp;&quot; | &quot;&amp;[$'Collectors'.$D103]&amp;REPT(&quot; &quot;;[.$D$2]-LEN([$'Collectors'.$D103]))&amp;&quot; | &quot;&amp;[$'Collectors'.$B103]&amp;REPT(&quot; &quot;;[.$B$2]-LEN([$'Collectors'.$B103]))&amp;&quot; | &quot;&amp;IF([.C103]=1;&quot;Active&quot;;IF([.C103]=2;&quot;Passive&quot;;&quot;Active*&quot;))&amp;REPT(&quot; &quot;;[.$C$2]-LEN(IF([.C103]=1;&quot;Active&quot;;IF([.C103]=2;&quot;Passive&quot;;&quot;Active*&quot;))))&amp;&quot; | &quot;&amp;TEXT([$'Collectors'.$I103];&quot;#&quot;)&amp;REPT(&quot; &quot;;[.$I$2]-LEN(TEXT([$'Collectors'.$I103];&quot;#&quot;)))&amp;&quot; | &quot;&amp;TEXT(IF(ISBLANK([$'Collectors'.$H103]);&quot;-&quot;;[$'Collectors'.$H103]);&quot;#&quot;)&amp;REPT(&quot; &quot;;[.$H$2]-LEN(TEXT(IF(ISBLANK([$'Collectors'.$H103]);&quot;-&quot;;[$'Collectors'.$H103]);&quot;#&quot;)))&amp;&quot; | &quot;&amp;TEXT(IF(ISBLANK([$'Collectors'.$J103]);&quot;-&quot;;[$'Collectors'.$J103]);&quot;#&quot;)&amp;REPT(&quot; &quot;;[.$J$2]-LEN(TEXT(IF(ISBLANK([$'Collectors'.$J103]);&quot;-&quot;;[$'Collectors'.$J103]);&quot;#&quot;)))&amp;&quot; |&quot;" office:value-type="string" office:string-value="| 31200    | onesixtyone               | service         | Active   | IPv4       | 60      | nobody |">
            <text:p>| 31200 <text:s text:c="3"/>| onesixtyone <text:s text:c="14"/>| service <text:s text:c="8"/>| Active <text:s text:c="2"/>| IPv4 <text:s text:c="6"/>| 60 <text:s text:c="5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snmpwalk</text:p>
          </table:table-cell>
          <table:table-cell table:style-name="ACE-0" office:value-type="string">
            <text:p>snmpwalk</text:p>
          </table:table-cell>
          <table:table-cell table:style-name="ACE-0" office:value-type="float" office:value="31300">
            <text:p>31300</text:p>
          </table:table-cell>
          <table:table-cell table:style-name="ACE-0" office:value-type="string">
            <text:p>snmp</text:p>
          </table:table-cell>
          <table:table-cell table:style-name="ACE-0"/>
          <table:table-cell table:style-name="ACE-0" office:value-type="string">
            <text:p>IPv4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credentials, host, service</text:p>
          </table:table-cell>
          <table:table-cell table:style-name="ACE-0"/>
          <table:table-cell table:style-name="ACE-0" office:value-type="string">
            <text:p><text:s/>snmphydra <text:s text:c="3"/></text:p>
          </table:table-cell>
          <table:table-cell table:style-name="ACE-1" table:formula="of:=&quot;| &quot;&amp;IF([$'Collectors'.$F104]&lt;0;&quot;- &quot;;TEXT([$'Collectors'.$F104];&quot;#&quot;))&amp;REPT(&quot; &quot;;[.$F$2]-LEN(TEXT([$'Collectors'.$F104];&quot;#&quot;)))&amp;&quot; | &quot;&amp;[$'Collectors'.$D104]&amp;REPT(&quot; &quot;;[.$D$2]-LEN([$'Collectors'.$D104]))&amp;&quot; | &quot;&amp;[$'Collectors'.$B104]&amp;REPT(&quot; &quot;;[.$B$2]-LEN([$'Collectors'.$B104]))&amp;&quot; | &quot;&amp;IF([.C104]=1;&quot;Active&quot;;IF([.C104]=2;&quot;Passive&quot;;&quot;Active*&quot;))&amp;REPT(&quot; &quot;;[.$C$2]-LEN(IF([.C104]=1;&quot;Active&quot;;IF([.C104]=2;&quot;Passive&quot;;&quot;Active*&quot;))))&amp;&quot; | &quot;&amp;TEXT([$'Collectors'.$I104];&quot;#&quot;)&amp;REPT(&quot; &quot;;[.$I$2]-LEN(TEXT([$'Collectors'.$I104];&quot;#&quot;)))&amp;&quot; | &quot;&amp;TEXT(IF(ISBLANK([$'Collectors'.$H104]);&quot;-&quot;;[$'Collectors'.$H104]);&quot;#&quot;)&amp;REPT(&quot; &quot;;[.$H$2]-LEN(TEXT(IF(ISBLANK([$'Collectors'.$H104]);&quot;-&quot;;[$'Collectors'.$H104]);&quot;#&quot;)))&amp;&quot; | &quot;&amp;TEXT(IF(ISBLANK([$'Collectors'.$J104]);&quot;-&quot;;[$'Collectors'.$J104]);&quot;#&quot;)&amp;REPT(&quot; &quot;;[.$J$2]-LEN(TEXT(IF(ISBLANK([$'Collectors'.$J104]);&quot;-&quot;;[$'Collectors'.$J104]);&quot;#&quot;)))&amp;&quot; |&quot;" office:value-type="string" office:string-value="| 31300    | snmpwalk                  | service         | Active   | IPv4       | -       | nobody |">
            <text:p>| 31300 <text:s text:c="3"/>| snmpwalk <text:s text:c="17"/>| service <text:s text:c="8"/>| Active <text:s text:c="2"/>| IPv4 <text:s text:c="6"/>| - <text:s text:c="6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oraclesidguess</text:p>
          </table:table-cell>
          <table:table-cell table:style-name="ACE-0" office:value-type="string">
            <text:p>oraclesidguess</text:p>
          </table:table-cell>
          <table:table-cell table:style-name="ACE-0" office:value-type="float" office:value="31400">
            <text:p>31400</text:p>
          </table:table-cell>
          <table:table-cell table:style-name="ACE-0" office:value-type="string">
            <text:p>oracle</text:p>
          </table:table-cell>
          <table:table-cell table:style-name="ACE-0"/>
          <table:table-cell table:style-name="ACE-0" office:value-type="string">
            <text:p>IPv4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host, service</text:p>
          </table:table-cell>
          <table:table-cell table:style-name="ACE-0" office:value-type="string">
            <text:p>credential</text:p>
          </table:table-cell>
          <table:table-cell table:style-name="ACE-0" office:value-type="string">
            <text:p><text:s text:c="14"/></text:p>
          </table:table-cell>
          <table:table-cell table:style-name="ACE-1" table:formula="of:=&quot;| &quot;&amp;IF([$'Collectors'.$F105]&lt;0;&quot;- &quot;;TEXT([$'Collectors'.$F105];&quot;#&quot;))&amp;REPT(&quot; &quot;;[.$F$2]-LEN(TEXT([$'Collectors'.$F105];&quot;#&quot;)))&amp;&quot; | &quot;&amp;[$'Collectors'.$D105]&amp;REPT(&quot; &quot;;[.$D$2]-LEN([$'Collectors'.$D105]))&amp;&quot; | &quot;&amp;[$'Collectors'.$B105]&amp;REPT(&quot; &quot;;[.$B$2]-LEN([$'Collectors'.$B105]))&amp;&quot; | &quot;&amp;IF([.C105]=1;&quot;Active&quot;;IF([.C105]=2;&quot;Passive&quot;;&quot;Active*&quot;))&amp;REPT(&quot; &quot;;[.$C$2]-LEN(IF([.C105]=1;&quot;Active&quot;;IF([.C105]=2;&quot;Passive&quot;;&quot;Active*&quot;))))&amp;&quot; | &quot;&amp;TEXT([$'Collectors'.$I105];&quot;#&quot;)&amp;REPT(&quot; &quot;;[.$I$2]-LEN(TEXT([$'Collectors'.$I105];&quot;#&quot;)))&amp;&quot; | &quot;&amp;TEXT(IF(ISBLANK([$'Collectors'.$H105]);&quot;-&quot;;[$'Collectors'.$H105]);&quot;#&quot;)&amp;REPT(&quot; &quot;;[.$H$2]-LEN(TEXT(IF(ISBLANK([$'Collectors'.$H105]);&quot;-&quot;;[$'Collectors'.$H105]);&quot;#&quot;)))&amp;&quot; | &quot;&amp;TEXT(IF(ISBLANK([$'Collectors'.$J105]);&quot;-&quot;;[$'Collectors'.$J105]);&quot;#&quot;)&amp;REPT(&quot; &quot;;[.$J$2]-LEN(TEXT(IF(ISBLANK([$'Collectors'.$J105]);&quot;-&quot;;[$'Collectors'.$J105]);&quot;#&quot;)))&amp;&quot; |&quot;" office:value-type="string" office:string-value="| 31400    | oraclesidguess            | service         | Active   | IPv4       | -       | nobody |">
            <text:p>| 31400 <text:s text:c="3"/>| oraclesidguess <text:s text:c="11"/>| service <text:s text:c="8"/>| Active <text:s text:c="2"/>| IPv4 <text:s text:c="6"/>| - <text:s text:c="6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, vhost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sslyze</text:p>
          </table:table-cell>
          <table:table-cell table:style-name="ACE-0" office:value-type="string">
            <text:p>sslyze</text:p>
          </table:table-cell>
          <table:table-cell table:style-name="ACE-0" office:value-type="float" office:value="41100">
            <text:p>41100</text:p>
          </table:table-cell>
          <table:table-cell table:style-name="ACE-0" office:value-type="string">
            <text:p>tls</text:p>
          </table:table-cell>
          <table:table-cell table:style-name="ACE-0"/>
          <table:table-cell table:style-name="ACE-0" office:value-type="string">
            <text:p>IPv4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host, service</text:p>
          </table:table-cell>
          <table:table-cell table:style-name="ACE-0"/>
          <table:table-cell table:style-name="ACE-0" office:value-type="string">
            <text:p><text:s text:c="14"/></text:p>
          </table:table-cell>
          <table:table-cell table:style-name="ACE-1" table:formula="of:=&quot;| &quot;&amp;IF([$'Collectors'.$F106]&lt;0;&quot;- &quot;;TEXT([$'Collectors'.$F106];&quot;#&quot;))&amp;REPT(&quot; &quot;;[.$F$2]-LEN(TEXT([$'Collectors'.$F106];&quot;#&quot;)))&amp;&quot; | &quot;&amp;[$'Collectors'.$D106]&amp;REPT(&quot; &quot;;[.$D$2]-LEN([$'Collectors'.$D106]))&amp;&quot; | &quot;&amp;[$'Collectors'.$B106]&amp;REPT(&quot; &quot;;[.$B$2]-LEN([$'Collectors'.$B106]))&amp;&quot; | &quot;&amp;IF([.C106]=1;&quot;Active&quot;;IF([.C106]=2;&quot;Passive&quot;;&quot;Active*&quot;))&amp;REPT(&quot; &quot;;[.$C$2]-LEN(IF([.C106]=1;&quot;Active&quot;;IF([.C106]=2;&quot;Passive&quot;;&quot;Active*&quot;))))&amp;&quot; | &quot;&amp;TEXT([$'Collectors'.$I106];&quot;#&quot;)&amp;REPT(&quot; &quot;;[.$I$2]-LEN(TEXT([$'Collectors'.$I106];&quot;#&quot;)))&amp;&quot; | &quot;&amp;TEXT(IF(ISBLANK([$'Collectors'.$H106]);&quot;-&quot;;[$'Collectors'.$H106]);&quot;#&quot;)&amp;REPT(&quot; &quot;;[.$H$2]-LEN(TEXT(IF(ISBLANK([$'Collectors'.$H106]);&quot;-&quot;;[$'Collectors'.$H106]);&quot;#&quot;)))&amp;&quot; | &quot;&amp;TEXT(IF(ISBLANK([$'Collectors'.$J106]);&quot;-&quot;;[$'Collectors'.$J106]);&quot;#&quot;)&amp;REPT(&quot; &quot;;[.$J$2]-LEN(TEXT(IF(ISBLANK([$'Collectors'.$J106]);&quot;-&quot;;[$'Collectors'.$J106]);&quot;#&quot;)))&amp;&quot; |&quot;" office:value-type="string" office:string-value="| 41100    | sslyze                    | service, vhost  | Active   | IPv4       | -       | nobody |">
            <text:p>| 41100 <text:s text:c="3"/>| sslyze <text:s text:c="19"/>| service, vhost <text:s/>| Active <text:s text:c="2"/>| IPv4 <text:s text:c="6"/>| - <text:s text:c="6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sshnmap</text:p>
          </table:table-cell>
          <table:table-cell table:style-name="ACE-0" office:value-type="string">
            <text:p>nmap</text:p>
          </table:table-cell>
          <table:table-cell table:style-name="ACE-0" office:value-type="float" office:value="41200">
            <text:p>41200</text:p>
          </table:table-cell>
          <table:table-cell table:style-name="ACE-0" office:value-type="string">
            <text:p>ssh</text:p>
          </table:table-cell>
          <table:table-cell table:style-name="ACE-0"/>
          <table:table-cell table:style-name="ACE-0" office:value-type="string">
            <text:p>IPv4, IPv6</text:p>
          </table:table-cell>
          <table:table-cell table:style-name="ACE-0" office:value-type="string">
            <text:p>root</text:p>
          </table:table-cell>
          <table:table-cell table:style-name="ACE-0" office:value-type="string">
            <text:p>host, service</text:p>
          </table:table-cell>
          <table:table-cell table:style-name="ACE-0" office:value-type="string">
            <text:p>additional_info, source</text:p>
          </table:table-cell>
          <table:table-cell table:style-name="ACE-0" office:value-type="string">
            <text:p><text:s text:c="14"/></text:p>
          </table:table-cell>
          <table:table-cell table:style-name="ACE-1" table:formula="of:=&quot;| &quot;&amp;IF([$'Collectors'.$F107]&lt;0;&quot;- &quot;;TEXT([$'Collectors'.$F107];&quot;#&quot;))&amp;REPT(&quot; &quot;;[.$F$2]-LEN(TEXT([$'Collectors'.$F107];&quot;#&quot;)))&amp;&quot; | &quot;&amp;[$'Collectors'.$D107]&amp;REPT(&quot; &quot;;[.$D$2]-LEN([$'Collectors'.$D107]))&amp;&quot; | &quot;&amp;[$'Collectors'.$B107]&amp;REPT(&quot; &quot;;[.$B$2]-LEN([$'Collectors'.$B107]))&amp;&quot; | &quot;&amp;IF([.C107]=1;&quot;Active&quot;;IF([.C107]=2;&quot;Passive&quot;;&quot;Active*&quot;))&amp;REPT(&quot; &quot;;[.$C$2]-LEN(IF([.C107]=1;&quot;Active&quot;;IF([.C107]=2;&quot;Passive&quot;;&quot;Active*&quot;))))&amp;&quot; | &quot;&amp;TEXT([$'Collectors'.$I107];&quot;#&quot;)&amp;REPT(&quot; &quot;;[.$I$2]-LEN(TEXT([$'Collectors'.$I107];&quot;#&quot;)))&amp;&quot; | &quot;&amp;TEXT(IF(ISBLANK([$'Collectors'.$H107]);&quot;-&quot;;[$'Collectors'.$H107]);&quot;#&quot;)&amp;REPT(&quot; &quot;;[.$H$2]-LEN(TEXT(IF(ISBLANK([$'Collectors'.$H107]);&quot;-&quot;;[$'Collectors'.$H107]);&quot;#&quot;)))&amp;&quot; | &quot;&amp;TEXT(IF(ISBLANK([$'Collectors'.$J107]);&quot;-&quot;;[$'Collectors'.$J107]);&quot;#&quot;)&amp;REPT(&quot; &quot;;[.$J$2]-LEN(TEXT(IF(ISBLANK([$'Collectors'.$J107]);&quot;-&quot;;[$'Collectors'.$J107]);&quot;#&quot;)))&amp;&quot; |&quot;" office:value-type="string" office:string-value="| 41200    | sshnmap                   | service         | Active   | IPv4, IPv6 | -       | root   |">
            <text:p>| 41200 <text:s text:c="3"/>| sshnmap <text:s text:c="18"/>| service <text:s text:c="8"/>| Active <text:s text:c="2"/>| IPv4, IPv6 | - <text:s text:c="6"/>| root <text:s text:c="2"/>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, vhost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certnmap</text:p>
          </table:table-cell>
          <table:table-cell table:style-name="ACE-0" office:value-type="string">
            <text:p>nmap</text:p>
          </table:table-cell>
          <table:table-cell table:style-name="ACE-0" office:value-type="float" office:value="41300">
            <text:p>41300</text:p>
          </table:table-cell>
          <table:table-cell table:style-name="ACE-0" office:value-type="string">
            <text:p>tls</text:p>
          </table:table-cell>
          <table:table-cell table:style-name="ACE-0"/>
          <table:table-cell table:style-name="ACE-0" office:value-type="string">
            <text:p>IPv4, IPv6</text:p>
          </table:table-cell>
          <table:table-cell table:style-name="ACE-0" office:value-type="string">
            <text:p>root</text:p>
          </table:table-cell>
          <table:table-cell table:style-name="ACE-0" office:value-type="string">
            <text:p>host, service</text:p>
          </table:table-cell>
          <table:table-cell table:style-name="ACE-0" office:value-type="string">
            <text:p>domain_name, host_name, source, company, email, file</text:p>
          </table:table-cell>
          <table:table-cell table:style-name="ACE-0"/>
          <table:table-cell table:style-name="ACE-1" table:formula="of:=&quot;| &quot;&amp;IF([$'Collectors'.$F108]&lt;0;&quot;- &quot;;TEXT([$'Collectors'.$F108];&quot;#&quot;))&amp;REPT(&quot; &quot;;[.$F$2]-LEN(TEXT([$'Collectors'.$F108];&quot;#&quot;)))&amp;&quot; | &quot;&amp;[$'Collectors'.$D108]&amp;REPT(&quot; &quot;;[.$D$2]-LEN([$'Collectors'.$D108]))&amp;&quot; | &quot;&amp;[$'Collectors'.$B108]&amp;REPT(&quot; &quot;;[.$B$2]-LEN([$'Collectors'.$B108]))&amp;&quot; | &quot;&amp;IF([.C108]=1;&quot;Active&quot;;IF([.C108]=2;&quot;Passive&quot;;&quot;Active*&quot;))&amp;REPT(&quot; &quot;;[.$C$2]-LEN(IF([.C108]=1;&quot;Active&quot;;IF([.C108]=2;&quot;Passive&quot;;&quot;Active*&quot;))))&amp;&quot; | &quot;&amp;TEXT([$'Collectors'.$I108];&quot;#&quot;)&amp;REPT(&quot; &quot;;[.$I$2]-LEN(TEXT([$'Collectors'.$I108];&quot;#&quot;)))&amp;&quot; | &quot;&amp;TEXT(IF(ISBLANK([$'Collectors'.$H108]);&quot;-&quot;;[$'Collectors'.$H108]);&quot;#&quot;)&amp;REPT(&quot; &quot;;[.$H$2]-LEN(TEXT(IF(ISBLANK([$'Collectors'.$H108]);&quot;-&quot;;[$'Collectors'.$H108]);&quot;#&quot;)))&amp;&quot; | &quot;&amp;TEXT(IF(ISBLANK([$'Collectors'.$J108]);&quot;-&quot;;[$'Collectors'.$J108]);&quot;#&quot;)&amp;REPT(&quot; &quot;;[.$J$2]-LEN(TEXT(IF(ISBLANK([$'Collectors'.$J108]);&quot;-&quot;;[$'Collectors'.$J108]);&quot;#&quot;)))&amp;&quot; |&quot;" office:value-type="string" office:string-value="| 41300    | certnmap                  | service, vhost  | Active   | IPv4, IPv6 | -       | root   |">
            <text:p>| 41300 <text:s text:c="3"/>| certnmap <text:s text:c="17"/>| service, vhost <text:s/>| Active <text:s text:c="2"/>| IPv4, IPv6 | - <text:s text:c="6"/>| root <text:s text:c="2"/>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, vhost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certopenssl</text:p>
          </table:table-cell>
          <table:table-cell table:style-name="ACE-0" office:value-type="string">
            <text:p>openssl</text:p>
          </table:table-cell>
          <table:table-cell table:style-name="ACE-0" office:value-type="float" office:value="41305">
            <text:p>41305</text:p>
          </table:table-cell>
          <table:table-cell table:style-name="ACE-0" office:value-type="string">
            <text:p>tls</text:p>
          </table:table-cell>
          <table:table-cell table:style-name="ACE-0" office:value-type="float" office:value="120">
            <text:p>120</text:p>
          </table:table-cell>
          <table:table-cell table:style-name="ACE-0" office:value-type="string">
            <text:p>IPv4, IPv6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host, service</text:p>
          </table:table-cell>
          <table:table-cell table:style-name="ACE-0" office:value-type="string">
            <text:p>domain_name, host_name, source, company, email, file</text:p>
          </table:table-cell>
          <table:table-cell table:style-name="ACE-0"/>
          <table:table-cell table:style-name="ACE-1" table:formula="of:=&quot;| &quot;&amp;IF([$'Collectors'.$F109]&lt;0;&quot;- &quot;;TEXT([$'Collectors'.$F109];&quot;#&quot;))&amp;REPT(&quot; &quot;;[.$F$2]-LEN(TEXT([$'Collectors'.$F109];&quot;#&quot;)))&amp;&quot; | &quot;&amp;[$'Collectors'.$D109]&amp;REPT(&quot; &quot;;[.$D$2]-LEN([$'Collectors'.$D109]))&amp;&quot; | &quot;&amp;[$'Collectors'.$B109]&amp;REPT(&quot; &quot;;[.$B$2]-LEN([$'Collectors'.$B109]))&amp;&quot; | &quot;&amp;IF([.C109]=1;&quot;Active&quot;;IF([.C109]=2;&quot;Passive&quot;;&quot;Active*&quot;))&amp;REPT(&quot; &quot;;[.$C$2]-LEN(IF([.C109]=1;&quot;Active&quot;;IF([.C109]=2;&quot;Passive&quot;;&quot;Active*&quot;))))&amp;&quot; | &quot;&amp;TEXT([$'Collectors'.$I109];&quot;#&quot;)&amp;REPT(&quot; &quot;;[.$I$2]-LEN(TEXT([$'Collectors'.$I109];&quot;#&quot;)))&amp;&quot; | &quot;&amp;TEXT(IF(ISBLANK([$'Collectors'.$H109]);&quot;-&quot;;[$'Collectors'.$H109]);&quot;#&quot;)&amp;REPT(&quot; &quot;;[.$H$2]-LEN(TEXT(IF(ISBLANK([$'Collectors'.$H109]);&quot;-&quot;;[$'Collectors'.$H109]);&quot;#&quot;)))&amp;&quot; | &quot;&amp;TEXT(IF(ISBLANK([$'Collectors'.$J109]);&quot;-&quot;;[$'Collectors'.$J109]);&quot;#&quot;)&amp;REPT(&quot; &quot;;[.$J$2]-LEN(TEXT(IF(ISBLANK([$'Collectors'.$J109]);&quot;-&quot;;[$'Collectors'.$J109]);&quot;#&quot;)))&amp;&quot; |&quot;" office:value-type="string" office:string-value="| 41305    | certopenssl               | service, vhost  | Active   | IPv4, IPv6 | 120     | nobody |">
            <text:p>| 41305 <text:s text:c="3"/>| certopenssl <text:s text:c="14"/>| service, vhost <text:s/>| Active <text:s text:c="2"/>| IPv4, IPv6 | 120 <text:s text:c="4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, vhost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tlsnmap</text:p>
          </table:table-cell>
          <table:table-cell table:style-name="ACE-0" office:value-type="string">
            <text:p>nmap</text:p>
          </table:table-cell>
          <table:table-cell table:style-name="ACE-0" office:value-type="float" office:value="41310">
            <text:p>41310</text:p>
          </table:table-cell>
          <table:table-cell table:style-name="ACE-0" office:value-type="string">
            <text:p>tls</text:p>
          </table:table-cell>
          <table:table-cell table:style-name="ACE-0"/>
          <table:table-cell table:style-name="ACE-0" office:value-type="string">
            <text:p>IPv4, IPv6</text:p>
          </table:table-cell>
          <table:table-cell table:style-name="ACE-0" office:value-type="string">
            <text:p>root</text:p>
          </table:table-cell>
          <table:table-cell table:style-name="ACE-0" office:value-type="string">
            <text:p>host, service</text:p>
          </table:table-cell>
          <table:table-cell table:style-name="ACE-0"/>
          <table:table-cell table:style-name="ACE-0" office:value-type="string">
            <text:p><text:s text:c="14"/></text:p>
          </table:table-cell>
          <table:table-cell table:style-name="ACE-1" table:formula="of:=&quot;| &quot;&amp;IF([$'Collectors'.$F110]&lt;0;&quot;- &quot;;TEXT([$'Collectors'.$F110];&quot;#&quot;))&amp;REPT(&quot; &quot;;[.$F$2]-LEN(TEXT([$'Collectors'.$F110];&quot;#&quot;)))&amp;&quot; | &quot;&amp;[$'Collectors'.$D110]&amp;REPT(&quot; &quot;;[.$D$2]-LEN([$'Collectors'.$D110]))&amp;&quot; | &quot;&amp;[$'Collectors'.$B110]&amp;REPT(&quot; &quot;;[.$B$2]-LEN([$'Collectors'.$B110]))&amp;&quot; | &quot;&amp;IF([.C110]=1;&quot;Active&quot;;IF([.C110]=2;&quot;Passive&quot;;&quot;Active*&quot;))&amp;REPT(&quot; &quot;;[.$C$2]-LEN(IF([.C110]=1;&quot;Active&quot;;IF([.C110]=2;&quot;Passive&quot;;&quot;Active*&quot;))))&amp;&quot; | &quot;&amp;TEXT([$'Collectors'.$I110];&quot;#&quot;)&amp;REPT(&quot; &quot;;[.$I$2]-LEN(TEXT([$'Collectors'.$I110];&quot;#&quot;)))&amp;&quot; | &quot;&amp;TEXT(IF(ISBLANK([$'Collectors'.$H110]);&quot;-&quot;;[$'Collectors'.$H110]);&quot;#&quot;)&amp;REPT(&quot; &quot;;[.$H$2]-LEN(TEXT(IF(ISBLANK([$'Collectors'.$H110]);&quot;-&quot;;[$'Collectors'.$H110]);&quot;#&quot;)))&amp;&quot; | &quot;&amp;TEXT(IF(ISBLANK([$'Collectors'.$J110]);&quot;-&quot;;[$'Collectors'.$J110]);&quot;#&quot;)&amp;REPT(&quot; &quot;;[.$J$2]-LEN(TEXT(IF(ISBLANK([$'Collectors'.$J110]);&quot;-&quot;;[$'Collectors'.$J110]);&quot;#&quot;)))&amp;&quot; |&quot;" office:value-type="string" office:string-value="| 41310    | tlsnmap                   | service, vhost  | Active   | IPv4, IPv6 | -       | root   |">
            <text:p>| 41310 <text:s text:c="3"/>| tlsnmap <text:s text:c="18"/>| service, vhost <text:s/>| Active <text:s text:c="2"/>| IPv4, IPv6 | - <text:s text:c="6"/>| root <text:s text:c="2"/>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, vhost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sslscan</text:p>
          </table:table-cell>
          <table:table-cell table:style-name="ACE-0" office:value-type="string">
            <text:p>sslscan</text:p>
          </table:table-cell>
          <table:table-cell table:style-name="ACE-0" office:value-type="float" office:value="41400">
            <text:p>41400</text:p>
          </table:table-cell>
          <table:table-cell table:style-name="ACE-0" office:value-type="string">
            <text:p>tls</text:p>
          </table:table-cell>
          <table:table-cell table:style-name="ACE-0"/>
          <table:table-cell table:style-name="ACE-0" office:value-type="string">
            <text:p>IPv4, IPv6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host, host_name, service</text:p>
          </table:table-cell>
          <table:table-cell table:number-columns-repeated="2" table:style-name="ACE-0"/>
          <table:table-cell table:style-name="ACE-1" table:formula="of:=&quot;| &quot;&amp;IF([$'Collectors'.$F111]&lt;0;&quot;- &quot;;TEXT([$'Collectors'.$F111];&quot;#&quot;))&amp;REPT(&quot; &quot;;[.$F$2]-LEN(TEXT([$'Collectors'.$F111];&quot;#&quot;)))&amp;&quot; | &quot;&amp;[$'Collectors'.$D111]&amp;REPT(&quot; &quot;;[.$D$2]-LEN([$'Collectors'.$D111]))&amp;&quot; | &quot;&amp;[$'Collectors'.$B111]&amp;REPT(&quot; &quot;;[.$B$2]-LEN([$'Collectors'.$B111]))&amp;&quot; | &quot;&amp;IF([.C111]=1;&quot;Active&quot;;IF([.C111]=2;&quot;Passive&quot;;&quot;Active*&quot;))&amp;REPT(&quot; &quot;;[.$C$2]-LEN(IF([.C111]=1;&quot;Active&quot;;IF([.C111]=2;&quot;Passive&quot;;&quot;Active*&quot;))))&amp;&quot; | &quot;&amp;TEXT([$'Collectors'.$I111];&quot;#&quot;)&amp;REPT(&quot; &quot;;[.$I$2]-LEN(TEXT([$'Collectors'.$I111];&quot;#&quot;)))&amp;&quot; | &quot;&amp;TEXT(IF(ISBLANK([$'Collectors'.$H111]);&quot;-&quot;;[$'Collectors'.$H111]);&quot;#&quot;)&amp;REPT(&quot; &quot;;[.$H$2]-LEN(TEXT(IF(ISBLANK([$'Collectors'.$H111]);&quot;-&quot;;[$'Collectors'.$H111]);&quot;#&quot;)))&amp;&quot; | &quot;&amp;TEXT(IF(ISBLANK([$'Collectors'.$J111]);&quot;-&quot;;[$'Collectors'.$J111]);&quot;#&quot;)&amp;REPT(&quot; &quot;;[.$J$2]-LEN(TEXT(IF(ISBLANK([$'Collectors'.$J111]);&quot;-&quot;;[$'Collectors'.$J111]);&quot;#&quot;)))&amp;&quot; |&quot;" office:value-type="string" office:string-value="| 41400    | sslscan                   | service, vhost  | Active   | IPv4, IPv6 | -       | nobody |">
            <text:p>| 41400 <text:s text:c="3"/>| sslscan <text:s text:c="18"/>| service, vhost <text:s/>| Active <text:s text:c="2"/>| IPv4, IPv6 | - <text:s text:c="6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, vhost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httpgobuster</text:p>
          </table:table-cell>
          <table:table-cell table:style-name="ACE-0" office:value-type="string">
            <text:p>gobuster</text:p>
          </table:table-cell>
          <table:table-cell table:style-name="ACE-0" office:value-type="float" office:value="51100">
            <text:p>51100</text:p>
          </table:table-cell>
          <table:table-cell table:style-name="ACE-0" office:value-type="string">
            <text:p>http</text:p>
          </table:table-cell>
          <table:table-cell table:style-name="ACE-0"/>
          <table:table-cell table:style-name="ACE-0" office:value-type="string">
            <text:p>IPv4, IPv6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credentials, host, host_name, service</text:p>
          </table:table-cell>
          <table:table-cell table:style-name="ACE-0" office:value-type="string">
            <text:p>path, source</text:p>
          </table:table-cell>
          <table:table-cell table:style-name="ACE-0" office:value-type="string">
            <text:p><text:s text:c="14"/></text:p>
          </table:table-cell>
          <table:table-cell table:style-name="ACE-1" table:formula="of:=&quot;| &quot;&amp;IF([$'Collectors'.$F112]&lt;0;&quot;- &quot;;TEXT([$'Collectors'.$F112];&quot;#&quot;))&amp;REPT(&quot; &quot;;[.$F$2]-LEN(TEXT([$'Collectors'.$F112];&quot;#&quot;)))&amp;&quot; | &quot;&amp;[$'Collectors'.$D112]&amp;REPT(&quot; &quot;;[.$D$2]-LEN([$'Collectors'.$D112]))&amp;&quot; | &quot;&amp;[$'Collectors'.$B112]&amp;REPT(&quot; &quot;;[.$B$2]-LEN([$'Collectors'.$B112]))&amp;&quot; | &quot;&amp;IF([.C112]=1;&quot;Active&quot;;IF([.C112]=2;&quot;Passive&quot;;&quot;Active*&quot;))&amp;REPT(&quot; &quot;;[.$C$2]-LEN(IF([.C112]=1;&quot;Active&quot;;IF([.C112]=2;&quot;Passive&quot;;&quot;Active*&quot;))))&amp;&quot; | &quot;&amp;TEXT([$'Collectors'.$I112];&quot;#&quot;)&amp;REPT(&quot; &quot;;[.$I$2]-LEN(TEXT([$'Collectors'.$I112];&quot;#&quot;)))&amp;&quot; | &quot;&amp;TEXT(IF(ISBLANK([$'Collectors'.$H112]);&quot;-&quot;;[$'Collectors'.$H112]);&quot;#&quot;)&amp;REPT(&quot; &quot;;[.$H$2]-LEN(TEXT(IF(ISBLANK([$'Collectors'.$H112]);&quot;-&quot;;[$'Collectors'.$H112]);&quot;#&quot;)))&amp;&quot; | &quot;&amp;TEXT(IF(ISBLANK([$'Collectors'.$J112]);&quot;-&quot;;[$'Collectors'.$J112]);&quot;#&quot;)&amp;REPT(&quot; &quot;;[.$J$2]-LEN(TEXT(IF(ISBLANK([$'Collectors'.$J112]);&quot;-&quot;;[$'Collectors'.$J112]);&quot;#&quot;)))&amp;&quot; |&quot;" office:value-type="string" office:string-value="| 51100    | httpgobuster              | service, vhost  | Active   | IPv4, IPv6 | -       | nobody |">
            <text:p>| 51100 <text:s text:c="3"/>| httpgobuster <text:s text:c="13"/>| service, vhost <text:s/>| Active <text:s text:c="2"/>| IPv4, IPv6 | - <text:s text:c="6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, vhost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httpkiterunner</text:p>
          </table:table-cell>
          <table:table-cell table:style-name="ACE-0" office:value-type="string">
            <text:p>kiterunner</text:p>
          </table:table-cell>
          <table:table-cell table:style-name="ACE-0" office:value-type="float" office:value="51150">
            <text:p>51150</text:p>
          </table:table-cell>
          <table:table-cell table:style-name="ACE-0" office:value-type="string">
            <text:p>http</text:p>
          </table:table-cell>
          <table:table-cell table:style-name="ACE-0"/>
          <table:table-cell table:style-name="ACE-0" office:value-type="string">
            <text:p>Ipv4</text:p>
          </table:table-cell>
          <table:table-cell table:style-name="ACE-0" office:value-type="string">
            <text:p>kali</text:p>
          </table:table-cell>
          <table:table-cell table:style-name="ACE-0" office:value-type="string">
            <text:p>host, host_name, service</text:p>
          </table:table-cell>
          <table:table-cell table:style-name="ACE-0" office:value-type="string">
            <text:p>path, source</text:p>
          </table:table-cell>
          <table:table-cell table:style-name="ACE-0"/>
          <table:table-cell table:style-name="ACE-1" table:formula="of:=&quot;| &quot;&amp;IF([$'Collectors'.$F113]&lt;0;&quot;- &quot;;TEXT([$'Collectors'.$F113];&quot;#&quot;))&amp;REPT(&quot; &quot;;[.$F$2]-LEN(TEXT([$'Collectors'.$F113];&quot;#&quot;)))&amp;&quot; | &quot;&amp;[$'Collectors'.$D113]&amp;REPT(&quot; &quot;;[.$D$2]-LEN([$'Collectors'.$D113]))&amp;&quot; | &quot;&amp;[$'Collectors'.$B113]&amp;REPT(&quot; &quot;;[.$B$2]-LEN([$'Collectors'.$B113]))&amp;&quot; | &quot;&amp;IF([.C113]=1;&quot;Active&quot;;IF([.C113]=2;&quot;Passive&quot;;&quot;Active*&quot;))&amp;REPT(&quot; &quot;;[.$C$2]-LEN(IF([.C113]=1;&quot;Active&quot;;IF([.C113]=2;&quot;Passive&quot;;&quot;Active*&quot;))))&amp;&quot; | &quot;&amp;TEXT([$'Collectors'.$I113];&quot;#&quot;)&amp;REPT(&quot; &quot;;[.$I$2]-LEN(TEXT([$'Collectors'.$I113];&quot;#&quot;)))&amp;&quot; | &quot;&amp;TEXT(IF(ISBLANK([$'Collectors'.$H113]);&quot;-&quot;;[$'Collectors'.$H113]);&quot;#&quot;)&amp;REPT(&quot; &quot;;[.$H$2]-LEN(TEXT(IF(ISBLANK([$'Collectors'.$H113]);&quot;-&quot;;[$'Collectors'.$H113]);&quot;#&quot;)))&amp;&quot; | &quot;&amp;TEXT(IF(ISBLANK([$'Collectors'.$J113]);&quot;-&quot;;[$'Collectors'.$J113]);&quot;#&quot;)&amp;REPT(&quot; &quot;;[.$J$2]-LEN(TEXT(IF(ISBLANK([$'Collectors'.$J113]);&quot;-&quot;;[$'Collectors'.$J113]);&quot;#&quot;)))&amp;&quot; |&quot;" office:value-type="string" office:string-value="| 51150    | httpkiterunner            | service, vhost  | Active   | Ipv4       | -       | kali   |">
            <text:p>| 51150 <text:s text:c="3"/>| httpkiterunner <text:s text:c="11"/>| service, vhost <text:s/>| Active <text:s text:c="2"/>| Ipv4 <text:s text:c="6"/>| - <text:s text:c="6"/>| kali <text:s text:c="2"/>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, vhost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httpnmap</text:p>
          </table:table-cell>
          <table:table-cell table:style-name="ACE-0" office:value-type="string">
            <text:p>nmap</text:p>
          </table:table-cell>
          <table:table-cell table:style-name="ACE-0" office:value-type="float" office:value="51200">
            <text:p>51200</text:p>
          </table:table-cell>
          <table:table-cell table:style-name="ACE-0" office:value-type="string">
            <text:p>http</text:p>
          </table:table-cell>
          <table:table-cell table:style-name="ACE-0"/>
          <table:table-cell table:style-name="ACE-0" office:value-type="string">
            <text:p>IPv4, IPv6</text:p>
          </table:table-cell>
          <table:table-cell table:style-name="ACE-0" office:value-type="string">
            <text:p>root</text:p>
          </table:table-cell>
          <table:table-cell table:style-name="ACE-0" office:value-type="string">
            <text:p>host, service</text:p>
          </table:table-cell>
          <table:table-cell table:style-name="ACE-0" office:value-type="string">
            <text:p>source, additional_info, path, service_method</text:p>
          </table:table-cell>
          <table:table-cell table:style-name="ACE-0"/>
          <table:table-cell table:style-name="ACE-1" table:formula="of:=&quot;| &quot;&amp;IF([$'Collectors'.$F114]&lt;0;&quot;- &quot;;TEXT([$'Collectors'.$F114];&quot;#&quot;))&amp;REPT(&quot; &quot;;[.$F$2]-LEN(TEXT([$'Collectors'.$F114];&quot;#&quot;)))&amp;&quot; | &quot;&amp;[$'Collectors'.$D114]&amp;REPT(&quot; &quot;;[.$D$2]-LEN([$'Collectors'.$D114]))&amp;&quot; | &quot;&amp;[$'Collectors'.$B114]&amp;REPT(&quot; &quot;;[.$B$2]-LEN([$'Collectors'.$B114]))&amp;&quot; | &quot;&amp;IF([.C114]=1;&quot;Active&quot;;IF([.C114]=2;&quot;Passive&quot;;&quot;Active*&quot;))&amp;REPT(&quot; &quot;;[.$C$2]-LEN(IF([.C114]=1;&quot;Active&quot;;IF([.C114]=2;&quot;Passive&quot;;&quot;Active*&quot;))))&amp;&quot; | &quot;&amp;TEXT([$'Collectors'.$I114];&quot;#&quot;)&amp;REPT(&quot; &quot;;[.$I$2]-LEN(TEXT([$'Collectors'.$I114];&quot;#&quot;)))&amp;&quot; | &quot;&amp;TEXT(IF(ISBLANK([$'Collectors'.$H114]);&quot;-&quot;;[$'Collectors'.$H114]);&quot;#&quot;)&amp;REPT(&quot; &quot;;[.$H$2]-LEN(TEXT(IF(ISBLANK([$'Collectors'.$H114]);&quot;-&quot;;[$'Collectors'.$H114]);&quot;#&quot;)))&amp;&quot; | &quot;&amp;TEXT(IF(ISBLANK([$'Collectors'.$J114]);&quot;-&quot;;[$'Collectors'.$J114]);&quot;#&quot;)&amp;REPT(&quot; &quot;;[.$J$2]-LEN(TEXT(IF(ISBLANK([$'Collectors'.$J114]);&quot;-&quot;;[$'Collectors'.$J114]);&quot;#&quot;)))&amp;&quot; |&quot;" office:value-type="string" office:string-value="| 51200    | httpnmap                  | service, vhost  | Active   | IPv4, IPv6 | -       | root   |">
            <text:p>| 51200 <text:s text:c="3"/>| httpnmap <text:s text:c="17"/>| service, vhost <text:s/>| Active <text:s text:c="2"/>| IPv4, IPv6 | - <text:s text:c="6"/>| root <text:s text:c="2"/>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, vhost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httpntlmnmap</text:p>
          </table:table-cell>
          <table:table-cell table:style-name="ACE-0" office:value-type="string">
            <text:p>nmap</text:p>
          </table:table-cell>
          <table:table-cell table:style-name="ACE-0" office:value-type="float" office:value="51205">
            <text:p>51205</text:p>
          </table:table-cell>
          <table:table-cell table:style-name="ACE-0" office:value-type="string">
            <text:p>http</text:p>
          </table:table-cell>
          <table:table-cell table:style-name="ACE-0"/>
          <table:table-cell table:style-name="ACE-0" office:value-type="string">
            <text:p>IPv4, IPv6</text:p>
          </table:table-cell>
          <table:table-cell table:style-name="ACE-0" office:value-type="string">
            <text:p>root</text:p>
          </table:table-cell>
          <table:table-cell table:style-name="ACE-0" office:value-type="string">
            <text:p>host, service</text:p>
          </table:table-cell>
          <table:table-cell table:style-name="ACE-0" office:value-type="string">
            <text:p>domain_name, host_name</text:p>
          </table:table-cell>
          <table:table-cell table:style-name="ACE-0"/>
          <table:table-cell table:style-name="ACE-1" table:formula="of:=&quot;| &quot;&amp;IF([$'Collectors'.$F115]&lt;0;&quot;- &quot;;TEXT([$'Collectors'.$F115];&quot;#&quot;))&amp;REPT(&quot; &quot;;[.$F$2]-LEN(TEXT([$'Collectors'.$F115];&quot;#&quot;)))&amp;&quot; | &quot;&amp;[$'Collectors'.$D115]&amp;REPT(&quot; &quot;;[.$D$2]-LEN([$'Collectors'.$D115]))&amp;&quot; | &quot;&amp;[$'Collectors'.$B115]&amp;REPT(&quot; &quot;;[.$B$2]-LEN([$'Collectors'.$B115]))&amp;&quot; | &quot;&amp;IF([.C115]=1;&quot;Active&quot;;IF([.C115]=2;&quot;Passive&quot;;&quot;Active*&quot;))&amp;REPT(&quot; &quot;;[.$C$2]-LEN(IF([.C115]=1;&quot;Active&quot;;IF([.C115]=2;&quot;Passive&quot;;&quot;Active*&quot;))))&amp;&quot; | &quot;&amp;TEXT([$'Collectors'.$I115];&quot;#&quot;)&amp;REPT(&quot; &quot;;[.$I$2]-LEN(TEXT([$'Collectors'.$I115];&quot;#&quot;)))&amp;&quot; | &quot;&amp;TEXT(IF(ISBLANK([$'Collectors'.$H115]);&quot;-&quot;;[$'Collectors'.$H115]);&quot;#&quot;)&amp;REPT(&quot; &quot;;[.$H$2]-LEN(TEXT(IF(ISBLANK([$'Collectors'.$H115]);&quot;-&quot;;[$'Collectors'.$H115]);&quot;#&quot;)))&amp;&quot; | &quot;&amp;TEXT(IF(ISBLANK([$'Collectors'.$J115]);&quot;-&quot;;[$'Collectors'.$J115]);&quot;#&quot;)&amp;REPT(&quot; &quot;;[.$J$2]-LEN(TEXT(IF(ISBLANK([$'Collectors'.$J115]);&quot;-&quot;;[$'Collectors'.$J115]);&quot;#&quot;)))&amp;&quot; |&quot;" office:value-type="string" office:string-value="| 51205    | httpntlmnmap              | service, vhost  | Active   | IPv4, IPv6 | -       | root   |">
            <text:p>| 51205 <text:s text:c="3"/>| httpntlmnmap <text:s text:c="13"/>| service, vhost <text:s/>| Active <text:s text:c="2"/>| IPv4, IPv6 | - <text:s text:c="6"/>| root <text:s text:c="2"/>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rpcclient</text:p>
          </table:table-cell>
          <table:table-cell table:style-name="ACE-0" office:value-type="string">
            <text:p>rpcclient</text:p>
          </table:table-cell>
          <table:table-cell table:style-name="ACE-0" office:value-type="float" office:value="61400">
            <text:p>61400</text:p>
          </table:table-cell>
          <table:table-cell table:style-name="ACE-0" office:value-type="string">
            <text:p>rpc</text:p>
          </table:table-cell>
          <table:table-cell table:style-name="ACE-0"/>
          <table:table-cell table:style-name="ACE-0" office:value-type="string">
            <text:p>IPv4, IPv6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credentials, host, service</text:p>
          </table:table-cell>
          <table:table-cell table:number-columns-repeated="2" table:style-name="ACE-0"/>
          <table:table-cell table:style-name="ACE-1" table:formula="of:=&quot;| &quot;&amp;IF([$'Collectors'.$F116]&lt;0;&quot;- &quot;;TEXT([$'Collectors'.$F116];&quot;#&quot;))&amp;REPT(&quot; &quot;;[.$F$2]-LEN(TEXT([$'Collectors'.$F116];&quot;#&quot;)))&amp;&quot; | &quot;&amp;[$'Collectors'.$D116]&amp;REPT(&quot; &quot;;[.$D$2]-LEN([$'Collectors'.$D116]))&amp;&quot; | &quot;&amp;[$'Collectors'.$B116]&amp;REPT(&quot; &quot;;[.$B$2]-LEN([$'Collectors'.$B116]))&amp;&quot; | &quot;&amp;IF([.C116]=1;&quot;Active&quot;;IF([.C116]=2;&quot;Passive&quot;;&quot;Active*&quot;))&amp;REPT(&quot; &quot;;[.$C$2]-LEN(IF([.C116]=1;&quot;Active&quot;;IF([.C116]=2;&quot;Passive&quot;;&quot;Active*&quot;))))&amp;&quot; | &quot;&amp;TEXT([$'Collectors'.$I116];&quot;#&quot;)&amp;REPT(&quot; &quot;;[.$I$2]-LEN(TEXT([$'Collectors'.$I116];&quot;#&quot;)))&amp;&quot; | &quot;&amp;TEXT(IF(ISBLANK([$'Collectors'.$H116]);&quot;-&quot;;[$'Collectors'.$H116]);&quot;#&quot;)&amp;REPT(&quot; &quot;;[.$H$2]-LEN(TEXT(IF(ISBLANK([$'Collectors'.$H116]);&quot;-&quot;;[$'Collectors'.$H116]);&quot;#&quot;)))&amp;&quot; | &quot;&amp;TEXT(IF(ISBLANK([$'Collectors'.$J116]);&quot;-&quot;;[$'Collectors'.$J116]);&quot;#&quot;)&amp;REPT(&quot; &quot;;[.$J$2]-LEN(TEXT(IF(ISBLANK([$'Collectors'.$J116]);&quot;-&quot;;[$'Collectors'.$J116]);&quot;#&quot;)))&amp;&quot; |&quot;" office:value-type="string" office:string-value="| 61400    | rpcclient                 | service         | Active   | IPv4, IPv6 | -       | nobody |">
            <text:p>| 61400 <text:s text:c="3"/>| rpcclient <text:s text:c="16"/>| service <text:s text:c="8"/>| Active <text:s text:c="2"/>| IPv4, IPv6 | - <text:s text:c="6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rpcinfo</text:p>
          </table:table-cell>
          <table:table-cell table:style-name="ACE-0" office:value-type="string">
            <text:p>rpcinfo</text:p>
          </table:table-cell>
          <table:table-cell table:style-name="ACE-0" office:value-type="float" office:value="61500">
            <text:p>61500</text:p>
          </table:table-cell>
          <table:table-cell table:style-name="ACE-0" office:value-type="string">
            <text:p>rpc</text:p>
          </table:table-cell>
          <table:table-cell table:style-name="ACE-0"/>
          <table:table-cell table:style-name="ACE-0" office:value-type="string">
            <text:p>IPv4, IPv6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host, service</text:p>
          </table:table-cell>
          <table:table-cell table:number-columns-repeated="2" table:style-name="ACE-0"/>
          <table:table-cell table:style-name="ACE-1" table:formula="of:=&quot;| &quot;&amp;IF([$'Collectors'.$F117]&lt;0;&quot;- &quot;;TEXT([$'Collectors'.$F117];&quot;#&quot;))&amp;REPT(&quot; &quot;;[.$F$2]-LEN(TEXT([$'Collectors'.$F117];&quot;#&quot;)))&amp;&quot; | &quot;&amp;[$'Collectors'.$D117]&amp;REPT(&quot; &quot;;[.$D$2]-LEN([$'Collectors'.$D117]))&amp;&quot; | &quot;&amp;[$'Collectors'.$B117]&amp;REPT(&quot; &quot;;[.$B$2]-LEN([$'Collectors'.$B117]))&amp;&quot; | &quot;&amp;IF([.C117]=1;&quot;Active&quot;;IF([.C117]=2;&quot;Passive&quot;;&quot;Active*&quot;))&amp;REPT(&quot; &quot;;[.$C$2]-LEN(IF([.C117]=1;&quot;Active&quot;;IF([.C117]=2;&quot;Passive&quot;;&quot;Active*&quot;))))&amp;&quot; | &quot;&amp;TEXT([$'Collectors'.$I117];&quot;#&quot;)&amp;REPT(&quot; &quot;;[.$I$2]-LEN(TEXT([$'Collectors'.$I117];&quot;#&quot;)))&amp;&quot; | &quot;&amp;TEXT(IF(ISBLANK([$'Collectors'.$H117]);&quot;-&quot;;[$'Collectors'.$H117]);&quot;#&quot;)&amp;REPT(&quot; &quot;;[.$H$2]-LEN(TEXT(IF(ISBLANK([$'Collectors'.$H117]);&quot;-&quot;;[$'Collectors'.$H117]);&quot;#&quot;)))&amp;&quot; | &quot;&amp;TEXT(IF(ISBLANK([$'Collectors'.$J117]);&quot;-&quot;;[$'Collectors'.$J117]);&quot;#&quot;)&amp;REPT(&quot; &quot;;[.$J$2]-LEN(TEXT(IF(ISBLANK([$'Collectors'.$J117]);&quot;-&quot;;[$'Collectors'.$J117]);&quot;#&quot;)))&amp;&quot; |&quot;" office:value-type="string" office:string-value="| 61500    | rpcinfo                   | service         | Active   | IPv4, IPv6 | -       | nobody |">
            <text:p>| 61500 <text:s text:c="3"/>| rpcinfo <text:s text:c="18"/>| service <text:s text:c="8"/>| Active <text:s text:c="2"/>| IPv4, IPv6 | - <text:s text:c="6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ikescan</text:p>
          </table:table-cell>
          <table:table-cell table:style-name="ACE-0" office:value-type="string">
            <text:p>ikescan</text:p>
          </table:table-cell>
          <table:table-cell table:style-name="ACE-0" office:value-type="float" office:value="71100">
            <text:p>71100</text:p>
          </table:table-cell>
          <table:table-cell table:style-name="ACE-0" office:value-type="string">
            <text:p>ike</text:p>
          </table:table-cell>
          <table:table-cell table:style-name="ACE-0"/>
          <table:table-cell table:style-name="ACE-0" office:value-type="string">
            <text:p>IPv4</text:p>
          </table:table-cell>
          <table:table-cell table:style-name="ACE-0" office:value-type="string">
            <text:p>root</text:p>
          </table:table-cell>
          <table:table-cell table:style-name="ACE-0" office:value-type="string">
            <text:p>host, service</text:p>
          </table:table-cell>
          <table:table-cell table:style-name="ACE-0"/>
          <table:table-cell table:style-name="ACE-0" office:value-type="string">
            <text:p><text:s text:c="14"/></text:p>
          </table:table-cell>
          <table:table-cell table:style-name="ACE-1" table:formula="of:=&quot;| &quot;&amp;IF([$'Collectors'.$F118]&lt;0;&quot;- &quot;;TEXT([$'Collectors'.$F118];&quot;#&quot;))&amp;REPT(&quot; &quot;;[.$F$2]-LEN(TEXT([$'Collectors'.$F118];&quot;#&quot;)))&amp;&quot; | &quot;&amp;[$'Collectors'.$D118]&amp;REPT(&quot; &quot;;[.$D$2]-LEN([$'Collectors'.$D118]))&amp;&quot; | &quot;&amp;[$'Collectors'.$B118]&amp;REPT(&quot; &quot;;[.$B$2]-LEN([$'Collectors'.$B118]))&amp;&quot; | &quot;&amp;IF([.C118]=1;&quot;Active&quot;;IF([.C118]=2;&quot;Passive&quot;;&quot;Active*&quot;))&amp;REPT(&quot; &quot;;[.$C$2]-LEN(IF([.C118]=1;&quot;Active&quot;;IF([.C118]=2;&quot;Passive&quot;;&quot;Active*&quot;))))&amp;&quot; | &quot;&amp;TEXT([$'Collectors'.$I118];&quot;#&quot;)&amp;REPT(&quot; &quot;;[.$I$2]-LEN(TEXT([$'Collectors'.$I118];&quot;#&quot;)))&amp;&quot; | &quot;&amp;TEXT(IF(ISBLANK([$'Collectors'.$H118]);&quot;-&quot;;[$'Collectors'.$H118]);&quot;#&quot;)&amp;REPT(&quot; &quot;;[.$H$2]-LEN(TEXT(IF(ISBLANK([$'Collectors'.$H118]);&quot;-&quot;;[$'Collectors'.$H118]);&quot;#&quot;)))&amp;&quot; | &quot;&amp;TEXT(IF(ISBLANK([$'Collectors'.$J118]);&quot;-&quot;;[$'Collectors'.$J118]);&quot;#&quot;)&amp;REPT(&quot; &quot;;[.$J$2]-LEN(TEXT(IF(ISBLANK([$'Collectors'.$J118]);&quot;-&quot;;[$'Collectors'.$J118]);&quot;#&quot;)))&amp;&quot; |&quot;" office:value-type="string" office:string-value="| 71100    | ikescan                   | service         | Active   | IPv4       | -       | root   |">
            <text:p>| 71100 <text:s text:c="3"/>| ikescan <text:s text:c="18"/>| service <text:s text:c="8"/>| Active <text:s text:c="2"/>| IPv4 <text:s text:c="6"/>| - <text:s text:c="6"/>| root <text:s text:c="2"/>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httpwpscan</text:p>
          </table:table-cell>
          <table:table-cell table:style-name="ACE-0" office:value-type="string">
            <text:p>wpscan</text:p>
          </table:table-cell>
          <table:table-cell table:style-name="ACE-0" office:value-type="float" office:value="91050">
            <text:p>91050</text:p>
          </table:table-cell>
          <table:table-cell table:style-name="ACE-0" office:value-type="string">
            <text:p>http</text:p>
          </table:table-cell>
          <table:table-cell table:style-name="ACE-0"/>
          <table:table-cell table:style-name="ACE-0" office:value-type="string">
            <text:p>IPv4, IPv6</text:p>
          </table:table-cell>
          <table:table-cell table:style-name="ACE-0" office:value-type="string">
            <text:p>kali</text:p>
          </table:table-cell>
          <table:table-cell table:style-name="ACE-0" office:value-type="string">
            <text:p>credentials, host, service</text:p>
          </table:table-cell>
          <table:table-cell table:number-columns-repeated="2" table:style-name="ACE-0"/>
          <table:table-cell table:style-name="ACE-1" table:formula="of:=&quot;| &quot;&amp;IF([$'Collectors'.$F119]&lt;0;&quot;- &quot;;TEXT([$'Collectors'.$F119];&quot;#&quot;))&amp;REPT(&quot; &quot;;[.$F$2]-LEN(TEXT([$'Collectors'.$F119];&quot;#&quot;)))&amp;&quot; | &quot;&amp;[$'Collectors'.$D119]&amp;REPT(&quot; &quot;;[.$D$2]-LEN([$'Collectors'.$D119]))&amp;&quot; | &quot;&amp;[$'Collectors'.$B119]&amp;REPT(&quot; &quot;;[.$B$2]-LEN([$'Collectors'.$B119]))&amp;&quot; | &quot;&amp;IF([.C119]=1;&quot;Active&quot;;IF([.C119]=2;&quot;Passive&quot;;&quot;Active*&quot;))&amp;REPT(&quot; &quot;;[.$C$2]-LEN(IF([.C119]=1;&quot;Active&quot;;IF([.C119]=2;&quot;Passive&quot;;&quot;Active*&quot;))))&amp;&quot; | &quot;&amp;TEXT([$'Collectors'.$I119];&quot;#&quot;)&amp;REPT(&quot; &quot;;[.$I$2]-LEN(TEXT([$'Collectors'.$I119];&quot;#&quot;)))&amp;&quot; | &quot;&amp;TEXT(IF(ISBLANK([$'Collectors'.$H119]);&quot;-&quot;;[$'Collectors'.$H119]);&quot;#&quot;)&amp;REPT(&quot; &quot;;[.$H$2]-LEN(TEXT(IF(ISBLANK([$'Collectors'.$H119]);&quot;-&quot;;[$'Collectors'.$H119]);&quot;#&quot;)))&amp;&quot; | &quot;&amp;TEXT(IF(ISBLANK([$'Collectors'.$J119]);&quot;-&quot;;[$'Collectors'.$J119]);&quot;#&quot;)&amp;REPT(&quot; &quot;;[.$J$2]-LEN(TEXT(IF(ISBLANK([$'Collectors'.$J119]);&quot;-&quot;;[$'Collectors'.$J119]);&quot;#&quot;)))&amp;&quot; |&quot;" office:value-type="string" office:string-value="| 91050    | httpwpscan                | service         | Active   | IPv4, IPv6 | -       | kali   |">
            <text:p>| 91050 <text:s text:c="3"/>| httpwpscan <text:s text:c="15"/>| service <text:s text:c="8"/>| Active <text:s text:c="2"/>| IPv4, IPv6 | - <text:s text:c="6"/>| kali <text:s text:c="2"/>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enum4linux</text:p>
          </table:table-cell>
          <table:table-cell table:style-name="ACE-0" office:value-type="string">
            <text:p>enum4linux</text:p>
          </table:table-cell>
          <table:table-cell table:style-name="ACE-0" office:value-type="float" office:value="91100">
            <text:p>91100</text:p>
          </table:table-cell>
          <table:table-cell table:style-name="ACE-0" office:value-type="string">
            <text:p>smb</text:p>
          </table:table-cell>
          <table:table-cell table:style-name="ACE-0"/>
          <table:table-cell table:style-name="ACE-0" office:value-type="string">
            <text:p>IPv4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credentials, host, service</text:p>
          </table:table-cell>
          <table:table-cell table:style-name="ACE-0" office:value-type="string">
            <text:p>path, source</text:p>
          </table:table-cell>
          <table:table-cell table:style-name="ACE-0" office:value-type="string">
            <text:p><text:s text:c="14"/></text:p>
          </table:table-cell>
          <table:table-cell table:style-name="ACE-1" table:formula="of:=&quot;| &quot;&amp;IF([$'Collectors'.$F120]&lt;0;&quot;- &quot;;TEXT([$'Collectors'.$F120];&quot;#&quot;))&amp;REPT(&quot; &quot;;[.$F$2]-LEN(TEXT([$'Collectors'.$F120];&quot;#&quot;)))&amp;&quot; | &quot;&amp;[$'Collectors'.$D120]&amp;REPT(&quot; &quot;;[.$D$2]-LEN([$'Collectors'.$D120]))&amp;&quot; | &quot;&amp;[$'Collectors'.$B120]&amp;REPT(&quot; &quot;;[.$B$2]-LEN([$'Collectors'.$B120]))&amp;&quot; | &quot;&amp;IF([.C120]=1;&quot;Active&quot;;IF([.C120]=2;&quot;Passive&quot;;&quot;Active*&quot;))&amp;REPT(&quot; &quot;;[.$C$2]-LEN(IF([.C120]=1;&quot;Active&quot;;IF([.C120]=2;&quot;Passive&quot;;&quot;Active*&quot;))))&amp;&quot; | &quot;&amp;TEXT([$'Collectors'.$I120];&quot;#&quot;)&amp;REPT(&quot; &quot;;[.$I$2]-LEN(TEXT([$'Collectors'.$I120];&quot;#&quot;)))&amp;&quot; | &quot;&amp;TEXT(IF(ISBLANK([$'Collectors'.$H120]);&quot;-&quot;;[$'Collectors'.$H120]);&quot;#&quot;)&amp;REPT(&quot; &quot;;[.$H$2]-LEN(TEXT(IF(ISBLANK([$'Collectors'.$H120]);&quot;-&quot;;[$'Collectors'.$H120]);&quot;#&quot;)))&amp;&quot; | &quot;&amp;TEXT(IF(ISBLANK([$'Collectors'.$J120]);&quot;-&quot;;[$'Collectors'.$J120]);&quot;#&quot;)&amp;REPT(&quot; &quot;;[.$J$2]-LEN(TEXT(IF(ISBLANK([$'Collectors'.$J120]);&quot;-&quot;;[$'Collectors'.$J120]);&quot;#&quot;)))&amp;&quot; |&quot;" office:value-type="string" office:string-value="| 91100    | enum4linux                | service         | Active   | IPv4       | -       | nobody |">
            <text:p>| 91100 <text:s text:c="3"/>| enum4linux <text:s text:c="15"/>| service <text:s text:c="8"/>| Active <text:s text:c="2"/>| IPv4 <text:s text:c="6"/>| - <text:s text:c="6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, vhost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httpnikto</text:p>
          </table:table-cell>
          <table:table-cell table:style-name="ACE-0" office:value-type="string">
            <text:p>nikto</text:p>
          </table:table-cell>
          <table:table-cell table:style-name="ACE-0" office:value-type="float" office:value="91200">
            <text:p>91200</text:p>
          </table:table-cell>
          <table:table-cell table:style-name="ACE-0" office:value-type="string">
            <text:p>http</text:p>
          </table:table-cell>
          <table:table-cell table:style-name="ACE-0"/>
          <table:table-cell table:style-name="ACE-0" office:value-type="string">
            <text:p>IPv4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credentials, host, host_name, service</text:p>
          </table:table-cell>
          <table:table-cell table:style-name="ACE-0" office:value-type="string">
            <text:p>path, source, additional_info, service_method, credential</text:p>
          </table:table-cell>
          <table:table-cell table:style-name="ACE-0" office:value-type="string">
            <text:p><text:s text:c="14"/></text:p>
          </table:table-cell>
          <table:table-cell table:style-name="ACE-1" table:formula="of:=&quot;| &quot;&amp;IF([$'Collectors'.$F121]&lt;0;&quot;- &quot;;TEXT([$'Collectors'.$F121];&quot;#&quot;))&amp;REPT(&quot; &quot;;[.$F$2]-LEN(TEXT([$'Collectors'.$F121];&quot;#&quot;)))&amp;&quot; | &quot;&amp;[$'Collectors'.$D121]&amp;REPT(&quot; &quot;;[.$D$2]-LEN([$'Collectors'.$D121]))&amp;&quot; | &quot;&amp;[$'Collectors'.$B121]&amp;REPT(&quot; &quot;;[.$B$2]-LEN([$'Collectors'.$B121]))&amp;&quot; | &quot;&amp;IF([.C121]=1;&quot;Active&quot;;IF([.C121]=2;&quot;Passive&quot;;&quot;Active*&quot;))&amp;REPT(&quot; &quot;;[.$C$2]-LEN(IF([.C121]=1;&quot;Active&quot;;IF([.C121]=2;&quot;Passive&quot;;&quot;Active*&quot;))))&amp;&quot; | &quot;&amp;TEXT([$'Collectors'.$I121];&quot;#&quot;)&amp;REPT(&quot; &quot;;[.$I$2]-LEN(TEXT([$'Collectors'.$I121];&quot;#&quot;)))&amp;&quot; | &quot;&amp;TEXT(IF(ISBLANK([$'Collectors'.$H121]);&quot;-&quot;;[$'Collectors'.$H121]);&quot;#&quot;)&amp;REPT(&quot; &quot;;[.$H$2]-LEN(TEXT(IF(ISBLANK([$'Collectors'.$H121]);&quot;-&quot;;[$'Collectors'.$H121]);&quot;#&quot;)))&amp;&quot; | &quot;&amp;TEXT(IF(ISBLANK([$'Collectors'.$J121]);&quot;-&quot;;[$'Collectors'.$J121]);&quot;#&quot;)&amp;REPT(&quot; &quot;;[.$J$2]-LEN(TEXT(IF(ISBLANK([$'Collectors'.$J121]);&quot;-&quot;;[$'Collectors'.$J121]);&quot;#&quot;)))&amp;&quot; |&quot;" office:value-type="string" office:string-value="| 91200    | httpnikto                 | service, vhost  | Active   | IPv4       | -       | nobody |">
            <text:p>| 91200 <text:s text:c="3"/>| httpnikto <text:s text:c="16"/>| service, vhost <text:s/>| Active <text:s text:c="2"/>| IPv4 <text:s text:c="6"/>| - <text:s text:c="6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domain, host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httpburpsuitepro</text:p>
          </table:table-cell>
          <table:table-cell table:style-name="ACE-0" office:value-type="string">
            <text:p>Burp Suite Professional</text:p>
          </table:table-cell>
          <table:table-cell table:style-name="ACE-0" office:value-type="float" office:value="91225">
            <text:p>91225</text:p>
          </table:table-cell>
          <table:table-cell table:style-name="ACE-0" office:value-type="string">
            <text:p>http</text:p>
          </table:table-cell>
          <table:table-cell table:style-name="ACE-0"/>
          <table:table-cell table:style-name="ACE-0" office:value-type="string">
            <text:p>IPv4, IPv6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host, host_name, service</text:p>
          </table:table-cell>
          <table:table-cell table:number-columns-repeated="2" table:style-name="ACE-0"/>
          <table:table-cell table:style-name="ACE-1" table:formula="of:=&quot;| &quot;&amp;IF([$'Collectors'.$F122]&lt;0;&quot;- &quot;;TEXT([$'Collectors'.$F122];&quot;#&quot;))&amp;REPT(&quot; &quot;;[.$F$2]-LEN(TEXT([$'Collectors'.$F122];&quot;#&quot;)))&amp;&quot; | &quot;&amp;[$'Collectors'.$D122]&amp;REPT(&quot; &quot;;[.$D$2]-LEN([$'Collectors'.$D122]))&amp;&quot; | &quot;&amp;[$'Collectors'.$B122]&amp;REPT(&quot; &quot;;[.$B$2]-LEN([$'Collectors'.$B122]))&amp;&quot; | &quot;&amp;IF([.C122]=1;&quot;Active&quot;;IF([.C122]=2;&quot;Passive&quot;;&quot;Active*&quot;))&amp;REPT(&quot; &quot;;[.$C$2]-LEN(IF([.C122]=1;&quot;Active&quot;;IF([.C122]=2;&quot;Passive&quot;;&quot;Active*&quot;))))&amp;&quot; | &quot;&amp;TEXT([$'Collectors'.$I122];&quot;#&quot;)&amp;REPT(&quot; &quot;;[.$I$2]-LEN(TEXT([$'Collectors'.$I122];&quot;#&quot;)))&amp;&quot; | &quot;&amp;TEXT(IF(ISBLANK([$'Collectors'.$H122]);&quot;-&quot;;[$'Collectors'.$H122]);&quot;#&quot;)&amp;REPT(&quot; &quot;;[.$H$2]-LEN(TEXT(IF(ISBLANK([$'Collectors'.$H122]);&quot;-&quot;;[$'Collectors'.$H122]);&quot;#&quot;)))&amp;&quot; | &quot;&amp;TEXT(IF(ISBLANK([$'Collectors'.$J122]);&quot;-&quot;;[$'Collectors'.$J122]);&quot;#&quot;)&amp;REPT(&quot; &quot;;[.$J$2]-LEN(TEXT(IF(ISBLANK([$'Collectors'.$J122]);&quot;-&quot;;[$'Collectors'.$J122]);&quot;#&quot;)))&amp;&quot; |&quot;" office:value-type="string" office:string-value="| 91225    | httpburpsuitepro          | domain, host    | Active   | IPv4, IPv6 | -       | nobody |">
            <text:p>| 91225 <text:s text:c="3"/>| httpburpsuitepro <text:s text:c="9"/>| domain, host <text:s text:c="3"/>| Active <text:s text:c="2"/>| IPv4, IPv6 | - <text:s text:c="6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, vhost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httpdavtest</text:p>
          </table:table-cell>
          <table:table-cell table:style-name="ACE-0" office:value-type="string">
            <text:p>davtest</text:p>
          </table:table-cell>
          <table:table-cell table:style-name="ACE-0" office:value-type="float" office:value="91250">
            <text:p>91250</text:p>
          </table:table-cell>
          <table:table-cell table:style-name="ACE-0" office:value-type="string">
            <text:p>http</text:p>
          </table:table-cell>
          <table:table-cell table:style-name="ACE-0"/>
          <table:table-cell table:style-name="ACE-0" office:value-type="string">
            <text:p>IPv4, IPv6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credentials, host, host_name, service</text:p>
          </table:table-cell>
          <table:table-cell table:number-columns-repeated="2" table:style-name="ACE-0"/>
          <table:table-cell table:style-name="ACE-1" table:formula="of:=&quot;| &quot;&amp;IF([$'Collectors'.$F123]&lt;0;&quot;- &quot;;TEXT([$'Collectors'.$F123];&quot;#&quot;))&amp;REPT(&quot; &quot;;[.$F$2]-LEN(TEXT([$'Collectors'.$F123];&quot;#&quot;)))&amp;&quot; | &quot;&amp;[$'Collectors'.$D123]&amp;REPT(&quot; &quot;;[.$D$2]-LEN([$'Collectors'.$D123]))&amp;&quot; | &quot;&amp;[$'Collectors'.$B123]&amp;REPT(&quot; &quot;;[.$B$2]-LEN([$'Collectors'.$B123]))&amp;&quot; | &quot;&amp;IF([.C123]=1;&quot;Active&quot;;IF([.C123]=2;&quot;Passive&quot;;&quot;Active*&quot;))&amp;REPT(&quot; &quot;;[.$C$2]-LEN(IF([.C123]=1;&quot;Active&quot;;IF([.C123]=2;&quot;Passive&quot;;&quot;Active*&quot;))))&amp;&quot; | &quot;&amp;TEXT([$'Collectors'.$I123];&quot;#&quot;)&amp;REPT(&quot; &quot;;[.$I$2]-LEN(TEXT([$'Collectors'.$I123];&quot;#&quot;)))&amp;&quot; | &quot;&amp;TEXT(IF(ISBLANK([$'Collectors'.$H123]);&quot;-&quot;;[$'Collectors'.$H123]);&quot;#&quot;)&amp;REPT(&quot; &quot;;[.$H$2]-LEN(TEXT(IF(ISBLANK([$'Collectors'.$H123]);&quot;-&quot;;[$'Collectors'.$H123]);&quot;#&quot;)))&amp;&quot; | &quot;&amp;TEXT(IF(ISBLANK([$'Collectors'.$J123]);&quot;-&quot;;[$'Collectors'.$J123]);&quot;#&quot;)&amp;REPT(&quot; &quot;;[.$J$2]-LEN(TEXT(IF(ISBLANK([$'Collectors'.$J123]);&quot;-&quot;;[$'Collectors'.$J123]);&quot;#&quot;)))&amp;&quot; |&quot;" office:value-type="string" office:string-value="| 91250    | httpdavtest               | service, vhost  | Active   | IPv4, IPv6 | -       | nobody |">
            <text:p>| 91250 <text:s text:c="3"/>| httpdavtest <text:s text:c="14"/>| service, vhost <text:s/>| Active <text:s text:c="2"/>| IPv4, IPv6 | - <text:s text:c="6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httpwhatweb</text:p>
          </table:table-cell>
          <table:table-cell table:style-name="ACE-0" office:value-type="string">
            <text:p>whatweb</text:p>
          </table:table-cell>
          <table:table-cell table:style-name="ACE-0" office:value-type="float" office:value="91260">
            <text:p>91260</text:p>
          </table:table-cell>
          <table:table-cell table:style-name="ACE-0" office:value-type="string">
            <text:p>http</text:p>
          </table:table-cell>
          <table:table-cell table:style-name="ACE-0"/>
          <table:table-cell table:style-name="ACE-0" office:value-type="string">
            <text:p>IPv4, IPv6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host, service</text:p>
          </table:table-cell>
          <table:table-cell table:number-columns-repeated="2" table:style-name="ACE-0"/>
          <table:table-cell table:style-name="ACE-1" table:formula="of:=&quot;| &quot;&amp;IF([$'Collectors'.$F124]&lt;0;&quot;- &quot;;TEXT([$'Collectors'.$F124];&quot;#&quot;))&amp;REPT(&quot; &quot;;[.$F$2]-LEN(TEXT([$'Collectors'.$F124];&quot;#&quot;)))&amp;&quot; | &quot;&amp;[$'Collectors'.$D124]&amp;REPT(&quot; &quot;;[.$D$2]-LEN([$'Collectors'.$D124]))&amp;&quot; | &quot;&amp;[$'Collectors'.$B124]&amp;REPT(&quot; &quot;;[.$B$2]-LEN([$'Collectors'.$B124]))&amp;&quot; | &quot;&amp;IF([.C124]=1;&quot;Active&quot;;IF([.C124]=2;&quot;Passive&quot;;&quot;Active*&quot;))&amp;REPT(&quot; &quot;;[.$C$2]-LEN(IF([.C124]=1;&quot;Active&quot;;IF([.C124]=2;&quot;Passive&quot;;&quot;Active*&quot;))))&amp;&quot; | &quot;&amp;TEXT([$'Collectors'.$I124];&quot;#&quot;)&amp;REPT(&quot; &quot;;[.$I$2]-LEN(TEXT([$'Collectors'.$I124];&quot;#&quot;)))&amp;&quot; | &quot;&amp;TEXT(IF(ISBLANK([$'Collectors'.$H124]);&quot;-&quot;;[$'Collectors'.$H124]);&quot;#&quot;)&amp;REPT(&quot; &quot;;[.$H$2]-LEN(TEXT(IF(ISBLANK([$'Collectors'.$H124]);&quot;-&quot;;[$'Collectors'.$H124]);&quot;#&quot;)))&amp;&quot; | &quot;&amp;TEXT(IF(ISBLANK([$'Collectors'.$J124]);&quot;-&quot;;[$'Collectors'.$J124]);&quot;#&quot;)&amp;REPT(&quot; &quot;;[.$J$2]-LEN(TEXT(IF(ISBLANK([$'Collectors'.$J124]);&quot;-&quot;;[$'Collectors'.$J124]);&quot;#&quot;)))&amp;&quot; |&quot;" office:value-type="string" office:string-value="| 91260    | httpwhatweb               | service         | Active   | IPv4, IPv6 | -       | nobody |">
            <text:p>| 91260 <text:s text:c="3"/>| httpwhatweb <text:s text:c="14"/>| service <text:s text:c="8"/>| Active <text:s text:c="2"/>| IPv4, IPv6 | - <text:s text:c="6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, vhost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httpsqlmap</text:p>
          </table:table-cell>
          <table:table-cell table:style-name="ACE-0" office:value-type="string">
            <text:p>sqlmap</text:p>
          </table:table-cell>
          <table:table-cell table:style-name="ACE-0" office:value-type="float" office:value="91300">
            <text:p>91300</text:p>
          </table:table-cell>
          <table:table-cell table:style-name="ACE-0" office:value-type="string">
            <text:p>http</text:p>
          </table:table-cell>
          <table:table-cell table:style-name="ACE-0"/>
          <table:table-cell table:style-name="ACE-0" office:value-type="string">
            <text:p>IPv4, IPv6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credentials, host, host_name, service</text:p>
          </table:table-cell>
          <table:table-cell table:style-name="ACE-0"/>
          <table:table-cell table:style-name="ACE-0" office:value-type="string">
            <text:p><text:s text:c="14"/></text:p>
          </table:table-cell>
          <table:table-cell table:style-name="ACE-1" table:formula="of:=&quot;| &quot;&amp;IF([$'Collectors'.$F125]&lt;0;&quot;- &quot;;TEXT([$'Collectors'.$F125];&quot;#&quot;))&amp;REPT(&quot; &quot;;[.$F$2]-LEN(TEXT([$'Collectors'.$F125];&quot;#&quot;)))&amp;&quot; | &quot;&amp;[$'Collectors'.$D125]&amp;REPT(&quot; &quot;;[.$D$2]-LEN([$'Collectors'.$D125]))&amp;&quot; | &quot;&amp;[$'Collectors'.$B125]&amp;REPT(&quot; &quot;;[.$B$2]-LEN([$'Collectors'.$B125]))&amp;&quot; | &quot;&amp;IF([.C125]=1;&quot;Active&quot;;IF([.C125]=2;&quot;Passive&quot;;&quot;Active*&quot;))&amp;REPT(&quot; &quot;;[.$C$2]-LEN(IF([.C125]=1;&quot;Active&quot;;IF([.C125]=2;&quot;Passive&quot;;&quot;Active*&quot;))))&amp;&quot; | &quot;&amp;TEXT([$'Collectors'.$I125];&quot;#&quot;)&amp;REPT(&quot; &quot;;[.$I$2]-LEN(TEXT([$'Collectors'.$I125];&quot;#&quot;)))&amp;&quot; | &quot;&amp;TEXT(IF(ISBLANK([$'Collectors'.$H125]);&quot;-&quot;;[$'Collectors'.$H125]);&quot;#&quot;)&amp;REPT(&quot; &quot;;[.$H$2]-LEN(TEXT(IF(ISBLANK([$'Collectors'.$H125]);&quot;-&quot;;[$'Collectors'.$H125]);&quot;#&quot;)))&amp;&quot; | &quot;&amp;TEXT(IF(ISBLANK([$'Collectors'.$J125]);&quot;-&quot;;[$'Collectors'.$J125]);&quot;#&quot;)&amp;REPT(&quot; &quot;;[.$J$2]-LEN(TEXT(IF(ISBLANK([$'Collectors'.$J125]);&quot;-&quot;;[$'Collectors'.$J125]);&quot;#&quot;)))&amp;&quot; |&quot;" office:value-type="string" office:string-value="| 91300    | httpsqlmap                | service, vhost  | Active   | IPv4, IPv6 | -       | nobody |">
            <text:p>| 91300 <text:s text:c="3"/>| httpsqlmap <text:s text:c="15"/>| service, vhost <text:s/>| Active <text:s text:c="2"/>| IPv4, IPv6 | - <text:s text:c="6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smtpuserenum</text:p>
          </table:table-cell>
          <table:table-cell table:style-name="ACE-0" office:value-type="string">
            <text:p>smtpuserenum</text:p>
          </table:table-cell>
          <table:table-cell table:style-name="ACE-0" office:value-type="float" office:value="91400">
            <text:p>91400</text:p>
          </table:table-cell>
          <table:table-cell table:style-name="ACE-0" office:value-type="string">
            <text:p>email</text:p>
          </table:table-cell>
          <table:table-cell table:style-name="ACE-0"/>
          <table:table-cell table:style-name="ACE-0" office:value-type="string">
            <text:p>IPv4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host, service</text:p>
          </table:table-cell>
          <table:table-cell table:style-name="ACE-0"/>
          <table:table-cell table:style-name="ACE-0" office:value-type="string">
            <text:p><text:s text:c="14"/></text:p>
          </table:table-cell>
          <table:table-cell table:style-name="ACE-1" table:formula="of:=&quot;| &quot;&amp;IF([$'Collectors'.$F126]&lt;0;&quot;- &quot;;TEXT([$'Collectors'.$F126];&quot;#&quot;))&amp;REPT(&quot; &quot;;[.$F$2]-LEN(TEXT([$'Collectors'.$F126];&quot;#&quot;)))&amp;&quot; | &quot;&amp;[$'Collectors'.$D126]&amp;REPT(&quot; &quot;;[.$D$2]-LEN([$'Collectors'.$D126]))&amp;&quot; | &quot;&amp;[$'Collectors'.$B126]&amp;REPT(&quot; &quot;;[.$B$2]-LEN([$'Collectors'.$B126]))&amp;&quot; | &quot;&amp;IF([.C126]=1;&quot;Active&quot;;IF([.C126]=2;&quot;Passive&quot;;&quot;Active*&quot;))&amp;REPT(&quot; &quot;;[.$C$2]-LEN(IF([.C126]=1;&quot;Active&quot;;IF([.C126]=2;&quot;Passive&quot;;&quot;Active*&quot;))))&amp;&quot; | &quot;&amp;TEXT([$'Collectors'.$I126];&quot;#&quot;)&amp;REPT(&quot; &quot;;[.$I$2]-LEN(TEXT([$'Collectors'.$I126];&quot;#&quot;)))&amp;&quot; | &quot;&amp;TEXT(IF(ISBLANK([$'Collectors'.$H126]);&quot;-&quot;;[$'Collectors'.$H126]);&quot;#&quot;)&amp;REPT(&quot; &quot;;[.$H$2]-LEN(TEXT(IF(ISBLANK([$'Collectors'.$H126]);&quot;-&quot;;[$'Collectors'.$H126]);&quot;#&quot;)))&amp;&quot; | &quot;&amp;TEXT(IF(ISBLANK([$'Collectors'.$J126]);&quot;-&quot;;[$'Collectors'.$J126]);&quot;#&quot;)&amp;REPT(&quot; &quot;;[.$J$2]-LEN(TEXT(IF(ISBLANK([$'Collectors'.$J126]);&quot;-&quot;;[$'Collectors'.$J126]);&quot;#&quot;)))&amp;&quot; |&quot;" office:value-type="string" office:string-value="| 91400    | smtpuserenum              | service         | Active   | IPv4       | -       | nobody |">
            <text:p>| 91400 <text:s text:c="3"/>| smtpuserenum <text:s text:c="13"/>| service <text:s text:c="8"/>| Active <text:s text:c="2"/>| IPv4 <text:s text:c="6"/>| - <text:s text:c="6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mysqlhydra</text:p>
          </table:table-cell>
          <table:table-cell table:style-name="ACE-0" office:value-type="string">
            <text:p>hydra</text:p>
          </table:table-cell>
          <table:table-cell table:style-name="ACE-0" office:value-type="float" office:value="91600">
            <text:p>91600</text:p>
          </table:table-cell>
          <table:table-cell table:style-name="ACE-0" office:value-type="string">
            <text:p>mysql</text:p>
          </table:table-cell>
          <table:table-cell table:style-name="ACE-0"/>
          <table:table-cell table:style-name="ACE-0" office:value-type="string">
            <text:p>IPv4, IPv6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host, service</text:p>
          </table:table-cell>
          <table:table-cell table:style-name="ACE-0" office:value-type="string">
            <text:p>credential</text:p>
          </table:table-cell>
          <table:table-cell table:style-name="ACE-0" office:value-type="string">
            <text:p><text:s text:c="14"/></text:p>
          </table:table-cell>
          <table:table-cell table:style-name="ACE-1" table:formula="of:=&quot;| &quot;&amp;IF([$'Collectors'.$F127]&lt;0;&quot;- &quot;;TEXT([$'Collectors'.$F127];&quot;#&quot;))&amp;REPT(&quot; &quot;;[.$F$2]-LEN(TEXT([$'Collectors'.$F127];&quot;#&quot;)))&amp;&quot; | &quot;&amp;[$'Collectors'.$D127]&amp;REPT(&quot; &quot;;[.$D$2]-LEN([$'Collectors'.$D127]))&amp;&quot; | &quot;&amp;[$'Collectors'.$B127]&amp;REPT(&quot; &quot;;[.$B$2]-LEN([$'Collectors'.$B127]))&amp;&quot; | &quot;&amp;IF([.C127]=1;&quot;Active&quot;;IF([.C127]=2;&quot;Passive&quot;;&quot;Active*&quot;))&amp;REPT(&quot; &quot;;[.$C$2]-LEN(IF([.C127]=1;&quot;Active&quot;;IF([.C127]=2;&quot;Passive&quot;;&quot;Active*&quot;))))&amp;&quot; | &quot;&amp;TEXT([$'Collectors'.$I127];&quot;#&quot;)&amp;REPT(&quot; &quot;;[.$I$2]-LEN(TEXT([$'Collectors'.$I127];&quot;#&quot;)))&amp;&quot; | &quot;&amp;TEXT(IF(ISBLANK([$'Collectors'.$H127]);&quot;-&quot;;[$'Collectors'.$H127]);&quot;#&quot;)&amp;REPT(&quot; &quot;;[.$H$2]-LEN(TEXT(IF(ISBLANK([$'Collectors'.$H127]);&quot;-&quot;;[$'Collectors'.$H127]);&quot;#&quot;)))&amp;&quot; | &quot;&amp;TEXT(IF(ISBLANK([$'Collectors'.$J127]);&quot;-&quot;;[$'Collectors'.$J127]);&quot;#&quot;)&amp;REPT(&quot; &quot;;[.$J$2]-LEN(TEXT(IF(ISBLANK([$'Collectors'.$J127]);&quot;-&quot;;[$'Collectors'.$J127]);&quot;#&quot;)))&amp;&quot; |&quot;" office:value-type="string" office:string-value="| 91600    | mysqlhydra                | service         | Active   | IPv4, IPv6 | -       | nobody |">
            <text:p>| 91600 <text:s text:c="3"/>| mysqlhydra <text:s text:c="15"/>| service <text:s text:c="8"/>| Active <text:s text:c="2"/>| IPv4, IPv6 | - <text:s text:c="6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, vhost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httpwapiti</text:p>
          </table:table-cell>
          <table:table-cell table:style-name="ACE-0" office:value-type="string">
            <text:p>wapiti</text:p>
          </table:table-cell>
          <table:table-cell table:style-name="ACE-0" office:value-type="float" office:value="92200">
            <text:p>92200</text:p>
          </table:table-cell>
          <table:table-cell table:style-name="ACE-0" office:value-type="string">
            <text:p>http</text:p>
          </table:table-cell>
          <table:table-cell table:style-name="ACE-0"/>
          <table:table-cell table:style-name="ACE-0" office:value-type="string">
            <text:p>IPv4, IPv6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credentials, host, host_name, service</text:p>
          </table:table-cell>
          <table:table-cell table:style-name="ACE-0" office:value-type="string">
            <text:p>path, source</text:p>
          </table:table-cell>
          <table:table-cell table:style-name="ACE-0"/>
          <table:table-cell table:style-name="ACE-1" table:formula="of:=&quot;| &quot;&amp;IF([$'Collectors'.$F128]&lt;0;&quot;- &quot;;TEXT([$'Collectors'.$F128];&quot;#&quot;))&amp;REPT(&quot; &quot;;[.$F$2]-LEN(TEXT([$'Collectors'.$F128];&quot;#&quot;)))&amp;&quot; | &quot;&amp;[$'Collectors'.$D128]&amp;REPT(&quot; &quot;;[.$D$2]-LEN([$'Collectors'.$D128]))&amp;&quot; | &quot;&amp;[$'Collectors'.$B128]&amp;REPT(&quot; &quot;;[.$B$2]-LEN([$'Collectors'.$B128]))&amp;&quot; | &quot;&amp;IF([.C128]=1;&quot;Active&quot;;IF([.C128]=2;&quot;Passive&quot;;&quot;Active*&quot;))&amp;REPT(&quot; &quot;;[.$C$2]-LEN(IF([.C128]=1;&quot;Active&quot;;IF([.C128]=2;&quot;Passive&quot;;&quot;Active*&quot;))))&amp;&quot; | &quot;&amp;TEXT([$'Collectors'.$I128];&quot;#&quot;)&amp;REPT(&quot; &quot;;[.$I$2]-LEN(TEXT([$'Collectors'.$I128];&quot;#&quot;)))&amp;&quot; | &quot;&amp;TEXT(IF(ISBLANK([$'Collectors'.$H128]);&quot;-&quot;;[$'Collectors'.$H128]);&quot;#&quot;)&amp;REPT(&quot; &quot;;[.$H$2]-LEN(TEXT(IF(ISBLANK([$'Collectors'.$H128]);&quot;-&quot;;[$'Collectors'.$H128]);&quot;#&quot;)))&amp;&quot; | &quot;&amp;TEXT(IF(ISBLANK([$'Collectors'.$J128]);&quot;-&quot;;[$'Collectors'.$J128]);&quot;#&quot;)&amp;REPT(&quot; &quot;;[.$J$2]-LEN(TEXT(IF(ISBLANK([$'Collectors'.$J128]);&quot;-&quot;;[$'Collectors'.$J128]);&quot;#&quot;)))&amp;&quot; |&quot;" office:value-type="string" office:string-value="| 92200    | httpwapiti                | service, vhost  | Active   | IPv4, IPv6 | -       | nobody |">
            <text:p>| 92200 <text:s text:c="3"/>| httpwapiti <text:s text:c="15"/>| service, vhost <text:s/>| Active <text:s text:c="2"/>| IPv4, IPv6 | - <text:s text:c="6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vncviewer</text:p>
          </table:table-cell>
          <table:table-cell table:style-name="ACE-0" office:value-type="string">
            <text:p>vncviewer</text:p>
          </table:table-cell>
          <table:table-cell table:style-name="ACE-0" office:value-type="float" office:value="100000">
            <text:p>100000</text:p>
          </table:table-cell>
          <table:table-cell table:style-name="ACE-0" office:value-type="string">
            <text:p>vnc</text:p>
          </table:table-cell>
          <table:table-cell table:style-name="ACE-0"/>
          <table:table-cell table:style-name="ACE-0" office:value-type="string">
            <text:p>IPv4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host, service</text:p>
          </table:table-cell>
          <table:table-cell table:style-name="ACE-0"/>
          <table:table-cell table:style-name="ACE-0" office:value-type="string">
            <text:p><text:s text:c="14"/></text:p>
          </table:table-cell>
          <table:table-cell table:style-name="ACE-1" table:formula="of:=&quot;| &quot;&amp;IF([$'Collectors'.$F129]&lt;0;&quot;- &quot;;TEXT([$'Collectors'.$F129];&quot;#&quot;))&amp;REPT(&quot; &quot;;[.$F$2]-LEN(TEXT([$'Collectors'.$F129];&quot;#&quot;)))&amp;&quot; | &quot;&amp;[$'Collectors'.$D129]&amp;REPT(&quot; &quot;;[.$D$2]-LEN([$'Collectors'.$D129]))&amp;&quot; | &quot;&amp;[$'Collectors'.$B129]&amp;REPT(&quot; &quot;;[.$B$2]-LEN([$'Collectors'.$B129]))&amp;&quot; | &quot;&amp;IF([.C129]=1;&quot;Active&quot;;IF([.C129]=2;&quot;Passive&quot;;&quot;Active*&quot;))&amp;REPT(&quot; &quot;;[.$C$2]-LEN(IF([.C129]=1;&quot;Active&quot;;IF([.C129]=2;&quot;Passive&quot;;&quot;Active*&quot;))))&amp;&quot; | &quot;&amp;TEXT([$'Collectors'.$I129];&quot;#&quot;)&amp;REPT(&quot; &quot;;[.$I$2]-LEN(TEXT([$'Collectors'.$I129];&quot;#&quot;)))&amp;&quot; | &quot;&amp;TEXT(IF(ISBLANK([$'Collectors'.$H129]);&quot;-&quot;;[$'Collectors'.$H129]);&quot;#&quot;)&amp;REPT(&quot; &quot;;[.$H$2]-LEN(TEXT(IF(ISBLANK([$'Collectors'.$H129]);&quot;-&quot;;[$'Collectors'.$H129]);&quot;#&quot;)))&amp;&quot; | &quot;&amp;TEXT(IF(ISBLANK([$'Collectors'.$J129]);&quot;-&quot;;[$'Collectors'.$J129]);&quot;#&quot;)&amp;REPT(&quot; &quot;;[.$J$2]-LEN(TEXT(IF(ISBLANK([$'Collectors'.$J129]);&quot;-&quot;;[$'Collectors'.$J129]);&quot;#&quot;)))&amp;&quot; |&quot;" office:value-type="string" office:string-value="| 100000   | vncviewer                 | service         | Active   | IPv4       | -       | nobody |">
            <text:p>| 100000 <text:s text:c="2"/>| vncviewer <text:s text:c="16"/>| service <text:s text:c="8"/>| Active <text:s text:c="2"/>| IPv4 <text:s text:c="6"/>| - <text:s text:c="6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, vhost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httpeyewitness</text:p>
          </table:table-cell>
          <table:table-cell table:style-name="ACE-0" office:value-type="string">
            <text:p>eyewitness</text:p>
          </table:table-cell>
          <table:table-cell table:style-name="ACE-0" office:value-type="float" office:value="100100">
            <text:p>100100</text:p>
          </table:table-cell>
          <table:table-cell table:style-name="ACE-0" office:value-type="string">
            <text:p>http</text:p>
          </table:table-cell>
          <table:table-cell table:style-name="ACE-0" office:value-type="float" office:value="3600">
            <text:p>3600</text:p>
          </table:table-cell>
          <table:table-cell table:style-name="ACE-0" office:value-type="string">
            <text:p>IPv4, IPv6</text:p>
          </table:table-cell>
          <table:table-cell table:style-name="ACE-0" office:value-type="string">
            <text:p>kali</text:p>
          </table:table-cell>
          <table:table-cell table:style-name="ACE-0" office:value-type="string">
            <text:p>host, host_name, service</text:p>
          </table:table-cell>
          <table:table-cell table:style-name="ACE-0"/>
          <table:table-cell table:style-name="ACE-0" office:value-type="string">
            <text:p>httpgobuster </text:p>
          </table:table-cell>
          <table:table-cell table:style-name="ACE-1" table:formula="of:=&quot;| &quot;&amp;IF([$'Collectors'.$F130]&lt;0;&quot;- &quot;;TEXT([$'Collectors'.$F130];&quot;#&quot;))&amp;REPT(&quot; &quot;;[.$F$2]-LEN(TEXT([$'Collectors'.$F130];&quot;#&quot;)))&amp;&quot; | &quot;&amp;[$'Collectors'.$D130]&amp;REPT(&quot; &quot;;[.$D$2]-LEN([$'Collectors'.$D130]))&amp;&quot; | &quot;&amp;[$'Collectors'.$B130]&amp;REPT(&quot; &quot;;[.$B$2]-LEN([$'Collectors'.$B130]))&amp;&quot; | &quot;&amp;IF([.C130]=1;&quot;Active&quot;;IF([.C130]=2;&quot;Passive&quot;;&quot;Active*&quot;))&amp;REPT(&quot; &quot;;[.$C$2]-LEN(IF([.C130]=1;&quot;Active&quot;;IF([.C130]=2;&quot;Passive&quot;;&quot;Active*&quot;))))&amp;&quot; | &quot;&amp;TEXT([$'Collectors'.$I130];&quot;#&quot;)&amp;REPT(&quot; &quot;;[.$I$2]-LEN(TEXT([$'Collectors'.$I130];&quot;#&quot;)))&amp;&quot; | &quot;&amp;TEXT(IF(ISBLANK([$'Collectors'.$H130]);&quot;-&quot;;[$'Collectors'.$H130]);&quot;#&quot;)&amp;REPT(&quot; &quot;;[.$H$2]-LEN(TEXT(IF(ISBLANK([$'Collectors'.$H130]);&quot;-&quot;;[$'Collectors'.$H130]);&quot;#&quot;)))&amp;&quot; | &quot;&amp;TEXT(IF(ISBLANK([$'Collectors'.$J130]);&quot;-&quot;;[$'Collectors'.$J130]);&quot;#&quot;)&amp;REPT(&quot; &quot;;[.$J$2]-LEN(TEXT(IF(ISBLANK([$'Collectors'.$J130]);&quot;-&quot;;[$'Collectors'.$J130]);&quot;#&quot;)))&amp;&quot; |&quot;" office:value-type="string" office:string-value="| 100100   | httpeyewitness            | service, vhost  | Active   | IPv4, IPv6 | 3600    | kali   |">
            <text:p>| 100100 <text:s text:c="2"/>| httpeyewitness <text:s text:c="11"/>| service, vhost <text:s/>| Active <text:s text:c="2"/>| IPv4, IPv6 | 3600 <text:s text:c="3"/>| kali <text:s text:c="2"/>|</text:p>
          </table:table-cell>
          <table:table-cell table:number-columns-repeated="16370" table:style-name="ACE-0"/>
        </table:table-row>
        <table:table-row table:style-name="AROW-0" table:number-rows-repeated="1048446">
          <table:table-cell table:number-columns-repeated="16384"/>
        </table:table-row>
        <table:named-expressions>
          <table:named-expression table:name="Sheet_Title" table:expression="of:=&quot;Collectors&quot;" table:base-cell-address="$'Collectors'.$A$1"/>
          <table:named-expression table:name="Print_Area" table:expression="of:=#REF!" table:base-cell-address="$'Collectors'.$A$1"/>
        </table:named-expressions>
        <gnm:selections gnm:cursor-col="15" gnm:cursor-row="112">
          <gnm:selection gnm:start-col="15" gnm:start-row="112" gnm:end-col="15" gnm:end-row="112"/>
        </gnm:selections>
      </table:table>
      <table:named-expressions>
        <table:named-range table:name="Table1" table:cell-range-address="$'Collectors'.$A$3:.$N$130" table:base-cell-address="$'Collectors'.$A$1"/>
      </table:named-expressions>
      <table:database-ranges>
        <table:database-range table:target-range-address="Collectors.A3:Collectors.N130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.75000000000009pt" style:use-optimal-column-width="true"/>
    </style:default-style>
    <style:default-style style:family="table-row">
      <style:table-row-properties style:row-height="16pt" style:use-optimal-row-height="true"/>
    </style:default-style>
  </office:styles>
  <office:automatic-styles>
    <style:page-layout style:name="pl-0" style:page-usage="all">
      <style:page-layout-properties fo:margin-top="21.599999999999998pt" fo:margin-bottom="21.599999999999998pt" fo:margin-left="50.4pt" fo:margin-right="50.4pt" fo:page-width="611.9999826986959pt" fo:page-height="791.9999826986959pt" style:table-centering="none" style:print-page-order="ttb" style:writing-mode="lr-tb" style:print-orientation="portrait" style:print="charts drawings objects" style:scale-to="100.00%" gnm:style-print=""/>
      <style:header-style>
        <style:header-footer-properties fo:border="none" style:shadow="none" fo:padding="0pt" fo:margin="0pt" fo:min-height="32.400000000000006pt" svg:height="32.400000000000006pt" style:dynamic-spacing="true"/>
      </style:header-style>
      <style:footer-style>
        <style:header-footer-properties fo:border="none" style:shadow="none" fo:padding="0pt" fo:margin="0pt" fo:min-height="32.400000000000006pt" svg:height="32.400000000000006pt" style:dynamic-spacing="true"/>
      </style:footer-style>
    </style:page-layout>
  </office:automatic-styles>
  <office:master-styles>
    <style:master-page style:name="ta-mp-0" style:display-name="Collectors" style:page-layout-name="pl-0">
      <style:header style:display="true">
        <style:region-left>
          <text:p/>
        </style:region-left>
        <style:region-center>
          <text:p/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/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Lukas.Reiter</dc:creator>
    <dc:date>2021-08-28T15:49:04Z</dc:date>
    <meta:creation-date>2018-08-23T16:26:45Z</meta:creation-date>
    <meta:generator>gnumeric/1.12.48</meta:generator>
    <meta:initial-creator>Lukas Reiter</meta:initial-creator>
  </office:meta>
</office:document-meta>
</file>